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201000001B1000001713566AF680625509E.png" manifest:media-type="image/png"/>
  <manifest:file-entry manifest:full-path="Pictures/100002010000002B0000002F5F5107DE084D23A0.png" manifest:media-type="image/png"/>
  <manifest:file-entry manifest:full-path="Pictures/100002010000002B0000002F9A7945B24408936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Fourier-Alternate-Roman" svg:font-family="Fourier-Alternate-Roman"/>
    <style:font-face style:name="Fourier-Math-Symbols" svg:font-family="Fourier-Math-Symbols"/>
    <style:font-face style:name="Tahoma1" svg:font-family="Tahoma"/>
    <style:font-face style:name="Utopia-Bold1" svg:font-family="Utopia-Bold"/>
    <style:font-face style:name="Utopia-Regular" svg:font-family="Utopia-Regular"/>
    <style:font-face style:name="serif" svg:font-family="serif"/>
    <style:font-face style:name="Utopia-Bold" svg:font-family="Utopia-Bold" style:font-family-generic="roman"/>
    <style:font-face style:name="Utopia-Italic1" svg:font-family="Utopia-Italic" style:font-family-generic="script"/>
    <style:font-face style:name="Utopia-Italic" svg:font-family="Utopia-Italic" style:font-family-generic="swiss"/>
    <style:font-face style:name="Utopia-Regular1" svg:font-family="Utopia-Regular"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othic" svg:font-family="Gothic" style:font-pitch="variable"/>
    <style:font-face style:name="Lucida Sans"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Lucida Sans1" svg:font-family="'Lucida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Lucida Sans3"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9.151cm" table:align="margins"/>
    </style:style>
    <style:style style:name="Tableau1.A" style:family="table-column">
      <style:table-column-properties style:column-width="4.576cm" style:rel-column-width="32767*"/>
    </style:style>
    <style:style style:name="Tableau1.B" style:family="table-column">
      <style:table-column-properties style:column-width="4.576cm" style:rel-column-width="32768*"/>
    </style:style>
    <style:style style:name="Tableau1.A1" style:family="table-cell">
      <style:table-cell-properties fo:padding="0cm" fo:border="none"/>
    </style:style>
    <style:style style:name="Tableau1.B1" style:family="table-cell">
      <style:table-cell-properties fo:padding="0cm" fo:border-left="0.6pt solid #b2b2b2" fo:border-right="none" fo:border-top="none" fo:border-bottom="none"/>
    </style:style>
    <style:style style:name="Tableau14" style:family="table">
      <style:table-properties style:width="9.151cm" table:align="margins"/>
    </style:style>
    <style:style style:name="Tableau14.A" style:family="table-column">
      <style:table-column-properties style:column-width="1.307cm" style:rel-column-width="9355*"/>
    </style:style>
    <style:style style:name="Tableau14.B" style:family="table-column">
      <style:table-column-properties style:column-width="1.307cm" style:rel-column-width="9366*"/>
    </style:style>
    <style:style style:name="Tableau14.C" style:family="table-column">
      <style:table-column-properties style:column-width="1.307cm" style:rel-column-width="9356*"/>
    </style:style>
    <style:style style:name="Tableau14.D" style:family="table-column">
      <style:table-column-properties style:column-width="1.307cm" style:rel-column-width="9365*"/>
    </style:style>
    <style:style style:name="Tableau14.F" style:family="table-column">
      <style:table-column-properties style:column-width="1.309cm" style:rel-column-width="9369*"/>
    </style:style>
    <style:style style:name="Tableau14.G" style:family="table-column">
      <style:table-column-properties style:column-width="1.309cm" style:rel-column-width="9368*"/>
    </style:style>
    <style:style style:name="Tableau14.1" style:family="table-row">
      <style:table-row-properties style:row-height="0.9cm"/>
    </style:style>
    <style:style style:name="Tableau14.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4.B1" style:family="table-cell">
      <style:table-cell-properties style:vertical-align="middle" fo:padding="0.097cm" fo:border-left="0.5pt solid #000000" fo:border-right="none" fo:border-top="0.5pt solid #000000" fo:border-bottom="0.5pt solid #000000"/>
    </style:style>
    <style:style style:name="Tableau14.C1" style:family="table-cell">
      <style:table-cell-properties style:vertical-align="middle" fo:padding="0.097cm" fo:border-left="0.5pt solid #000000" fo:border-right="none" fo:border-top="0.5pt solid #000000" fo:border-bottom="0.5pt solid #000000"/>
    </style:style>
    <style:style style:name="Tableau14.D1" style:family="table-cell">
      <style:table-cell-properties style:vertical-align="middle" fo:padding="0.097cm" fo:border-left="0.5pt solid #000000" fo:border-right="none" fo:border-top="0.5pt solid #000000" fo:border-bottom="0.5pt solid #000000"/>
    </style:style>
    <style:style style:name="Tableau14.E1" style:family="table-cell">
      <style:table-cell-properties style:vertical-align="middle" fo:padding="0.097cm" fo:border-left="0.5pt solid #000000" fo:border-right="none" fo:border-top="0.5pt solid #000000" fo:border-bottom="0.5pt solid #000000"/>
    </style:style>
    <style:style style:name="Tableau14.F1" style:family="table-cell">
      <style:table-cell-properties style:vertical-align="middle" fo:padding="0.097cm" fo:border-left="0.5pt solid #000000" fo:border-right="none" fo:border-top="0.5pt solid #000000" fo:border-bottom="0.5pt solid #000000"/>
    </style:style>
    <style:style style:name="Tableau14.G1" style:family="table-cell">
      <style:table-cell-properties style:vertical-align="middle" fo:padding="0.097cm" fo:border="0.5pt solid #000000"/>
    </style:style>
    <style:style style:name="Tableau14.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4.B2" style:family="table-cell">
      <style:table-cell-properties style:vertical-align="middle" fo:padding="0.097cm" fo:border-left="0.5pt solid #000000" fo:border-right="none" fo:border-top="none" fo:border-bottom="0.5pt solid #000000"/>
    </style:style>
    <style:style style:name="Tableau14.C2" style:family="table-cell">
      <style:table-cell-properties style:vertical-align="middle" fo:padding="0.097cm" fo:border-left="0.5pt solid #000000" fo:border-right="none" fo:border-top="none" fo:border-bottom="0.5pt solid #000000"/>
    </style:style>
    <style:style style:name="Tableau14.D2" style:family="table-cell">
      <style:table-cell-properties style:vertical-align="middle" fo:padding="0.097cm" fo:border-left="0.5pt solid #000000" fo:border-right="none" fo:border-top="none" fo:border-bottom="0.5pt solid #000000"/>
    </style:style>
    <style:style style:name="Tableau14.E2" style:family="table-cell">
      <style:table-cell-properties style:vertical-align="middle" fo:padding="0.097cm" fo:border-left="0.5pt solid #000000" fo:border-right="none" fo:border-top="none" fo:border-bottom="0.5pt solid #000000"/>
    </style:style>
    <style:style style:name="Tableau14.F2" style:family="table-cell">
      <style:table-cell-properties style:vertical-align="middle" fo:padding="0.097cm" fo:border-left="0.5pt solid #000000" fo:border-right="none" fo:border-top="none" fo:border-bottom="0.5pt solid #000000"/>
    </style:style>
    <style:style style:name="Tableau14.G2" style:family="table-cell">
      <style:table-cell-properties style:vertical-align="middle" fo:padding="0.097cm" fo:border-left="0.5pt solid #000000" fo:border-right="0.5pt solid #000000" fo:border-top="none" fo:border-bottom="0.5pt solid #000000"/>
    </style:style>
    <style:style style:name="Tableau14.B3" style:family="table-cell">
      <style:table-cell-properties style:vertical-align="middle" fo:padding="0.097cm" fo:border-left="0.5pt solid #000000" fo:border-right="none" fo:border-top="none" fo:border-bottom="0.5pt solid #000000"/>
    </style:style>
    <style:style style:name="Tableau14.C3" style:family="table-cell">
      <style:table-cell-properties style:vertical-align="middle" fo:padding="0.097cm" fo:border-left="0.5pt solid #000000" fo:border-right="none" fo:border-top="none" fo:border-bottom="0.5pt solid #000000"/>
    </style:style>
    <style:style style:name="Tableau14.D3" style:family="table-cell">
      <style:table-cell-properties style:vertical-align="middle" fo:padding="0.097cm" fo:border-left="0.5pt solid #000000" fo:border-right="none" fo:border-top="none" fo:border-bottom="0.5pt solid #000000"/>
    </style:style>
    <style:style style:name="Tableau14.E3" style:family="table-cell">
      <style:table-cell-properties style:vertical-align="middle" fo:padding="0.097cm" fo:border-left="0.5pt solid #000000" fo:border-right="none" fo:border-top="none" fo:border-bottom="0.5pt solid #000000"/>
    </style:style>
    <style:style style:name="Tableau14.F3" style:family="table-cell">
      <style:table-cell-properties style:vertical-align="middle" fo:padding="0.097cm" fo:border-left="0.5pt solid #000000" fo:border-right="none" fo:border-top="none" fo:border-bottom="0.5pt solid #000000"/>
    </style:style>
    <style:style style:name="Tableau14.G3"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9.151cm" table:align="margins"/>
    </style:style>
    <style:style style:name="Tableau2.A" style:family="table-column">
      <style:table-column-properties style:column-width="2.288cm" style:rel-column-width="16383*"/>
    </style:style>
    <style:style style:name="Tableau2.D" style:family="table-column">
      <style:table-column-properties style:column-width="2.288cm" style:rel-column-width="16386*"/>
    </style:style>
    <style:style style:name="Tableau2.A1" style:family="table-cell">
      <style:table-cell-properties fo:background-color="#de9ad5" fo:padding="0.101cm" fo:border-left="0.5pt solid #000000" fo:border-right="none" fo:border-top="0.5pt solid #000000" fo:border-bottom="0.5pt solid #000000">
        <style:background-image/>
      </style:table-cell-properties>
    </style:style>
    <style:style style:name="Tableau2.B1" style:family="table-cell">
      <style:table-cell-properties style:vertical-align="middle" fo:background-color="#f5bbed" fo:padding="0.101cm" fo:border-left="0.5pt solid #000000" fo:border-right="none" fo:border-top="0.5pt solid #000000" fo:border-bottom="0.5pt solid #000000">
        <style:background-image/>
      </style:table-cell-properties>
    </style:style>
    <style:style style:name="Tableau2.D1" style:family="table-cell">
      <style:table-cell-properties style:vertical-align="middle" fo:background-color="#f5bbed" fo:padding="0.101cm" fo:border="0.5pt solid #000000">
        <style:background-image/>
      </style:table-cell-properties>
    </style:style>
    <style:style style:name="Tableau2.2" style:family="table-row">
      <style:table-row-properties style:row-height="0.801cm"/>
    </style:style>
    <style:style style:name="Tableau2.A2" style:family="table-cell">
      <style:table-cell-properties style:vertical-align="middle" fo:background-color="#de9ad5" fo:padding="0.101cm" fo:border-left="0.5pt solid #000000" fo:border-right="none" fo:border-top="none" fo:border-bottom="0.5pt solid #000000">
        <style:background-image/>
      </style:table-cell-properties>
    </style:style>
    <style:style style:name="Tableau2.B2" style:family="table-cell">
      <style:table-cell-properties style:vertical-align="middle" fo:padding="0.101cm" fo:border-left="0.5pt solid #000000" fo:border-right="none" fo:border-top="none" fo:border-bottom="0.5pt solid #000000"/>
    </style:style>
    <style:style style:name="Tableau2.C2" style:family="table-cell">
      <style:table-cell-properties style:vertical-align="middle" fo:padding="0.101cm" fo:border-left="0.5pt solid #000000" fo:border-right="none" fo:border-top="none" fo:border-bottom="0.5pt solid #000000"/>
    </style:style>
    <style:style style:name="Tableau2.D2" style:family="table-cell">
      <style:table-cell-properties style:vertical-align="middle" fo:padding="0.101cm" fo:border-left="0.5pt solid #000000" fo:border-right="0.5pt solid #000000" fo:border-top="none" fo:border-bottom="0.5pt solid #000000"/>
    </style:style>
    <style:style style:name="Tableau2.B3" style:family="table-cell">
      <style:table-cell-properties style:vertical-align="middle" fo:padding="0.101cm" fo:border-left="0.5pt solid #000000" fo:border-right="none" fo:border-top="none" fo:border-bottom="0.5pt solid #000000"/>
    </style:style>
    <style:style style:name="Tableau2.C3" style:family="table-cell">
      <style:table-cell-properties style:vertical-align="middle" fo:padding="0.101cm" fo:border-left="0.5pt solid #000000" fo:border-right="none" fo:border-top="none" fo:border-bottom="0.5pt solid #000000"/>
    </style:style>
    <style:style style:name="Tableau2.D3" style:family="table-cell">
      <style:table-cell-properties style:vertical-align="middle" fo:padding="0.101cm" fo:border-left="0.5pt solid #000000" fo:border-right="0.5pt solid #000000" fo:border-top="none" fo:border-bottom="0.5pt solid #000000"/>
    </style:style>
    <style:style style:name="Tableau2.B4" style:family="table-cell">
      <style:table-cell-properties style:vertical-align="middle" fo:padding="0.101cm" fo:border-left="0.5pt solid #000000" fo:border-right="none" fo:border-top="none" fo:border-bottom="0.5pt solid #000000"/>
    </style:style>
    <style:style style:name="Tableau2.C4" style:family="table-cell">
      <style:table-cell-properties style:vertical-align="middle" fo:padding="0.101cm" fo:border-left="0.5pt solid #000000" fo:border-right="none" fo:border-top="none" fo:border-bottom="0.5pt solid #000000"/>
    </style:style>
    <style:style style:name="Tableau2.D4" style:family="table-cell">
      <style:table-cell-properties style:vertical-align="middle" fo:padding="0.101cm" fo:border-left="0.5pt solid #000000" fo:border-right="0.5pt solid #000000" fo:border-top="none" fo:border-bottom="0.5pt solid #000000"/>
    </style:style>
    <style:style style:name="Tableau15" style:family="table">
      <style:table-properties style:width="9.149cm" table:align="left"/>
    </style:style>
    <style:style style:name="Tableau15.A" style:family="table-column">
      <style:table-column-properties style:column-width="1.118cm"/>
    </style:style>
    <style:style style:name="Tableau15.B" style:family="table-column">
      <style:table-column-properties style:column-width="1.339cm"/>
    </style:style>
    <style:style style:name="Tableau15.D" style:family="table-column">
      <style:table-column-properties style:column-width="1.337cm"/>
    </style:style>
    <style:style style:name="Tableau15.G" style:family="table-column">
      <style:table-column-properties style:column-width="1.341cm"/>
    </style:style>
    <style:style style:name="Tableau15.1" style:family="table-row">
      <style:table-row-properties style:row-height="0.801cm"/>
    </style:style>
    <style:style style:name="Tableau15.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5.B1" style:family="table-cell">
      <style:table-cell-properties style:vertical-align="middle" fo:padding="0.097cm" fo:border-left="0.5pt solid #000000" fo:border-right="none" fo:border-top="0.5pt solid #000000" fo:border-bottom="0.5pt solid #000000"/>
    </style:style>
    <style:style style:name="Tableau15.C1" style:family="table-cell">
      <style:table-cell-properties style:vertical-align="middle" fo:padding="0.097cm" fo:border-left="0.5pt solid #000000" fo:border-right="none" fo:border-top="0.5pt solid #000000" fo:border-bottom="0.5pt solid #000000"/>
    </style:style>
    <style:style style:name="Tableau15.D1" style:family="table-cell">
      <style:table-cell-properties style:vertical-align="middle" fo:padding="0.097cm" fo:border-left="0.5pt solid #000000" fo:border-right="none" fo:border-top="0.5pt solid #000000" fo:border-bottom="0.5pt solid #000000"/>
    </style:style>
    <style:style style:name="Tableau15.E1" style:family="table-cell">
      <style:table-cell-properties style:vertical-align="middle" fo:padding="0.097cm" fo:border-left="0.5pt solid #000000" fo:border-right="none" fo:border-top="0.5pt solid #000000" fo:border-bottom="0.5pt solid #000000"/>
    </style:style>
    <style:style style:name="Tableau15.F1" style:family="table-cell">
      <style:table-cell-properties style:vertical-align="middle" fo:padding="0.097cm" fo:border-left="0.5pt solid #000000" fo:border-right="none" fo:border-top="0.5pt solid #000000" fo:border-bottom="0.5pt solid #000000"/>
    </style:style>
    <style:style style:name="Tableau15.G1" style:family="table-cell">
      <style:table-cell-properties style:vertical-align="middle" fo:padding="0.097cm" fo:border="0.5pt solid #000000"/>
    </style:style>
    <style:style style:name="Tableau15.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5.B2" style:family="table-cell">
      <style:table-cell-properties style:vertical-align="middle" fo:padding="0.097cm" fo:border-left="0.5pt solid #000000" fo:border-right="none" fo:border-top="none" fo:border-bottom="0.5pt solid #000000"/>
    </style:style>
    <style:style style:name="Tableau15.C2" style:family="table-cell">
      <style:table-cell-properties style:vertical-align="middle" fo:padding="0.097cm" fo:border-left="0.5pt solid #000000" fo:border-right="none" fo:border-top="none" fo:border-bottom="0.5pt solid #000000"/>
    </style:style>
    <style:style style:name="Tableau15.D2" style:family="table-cell">
      <style:table-cell-properties style:vertical-align="middle" fo:padding="0.097cm" fo:border-left="0.5pt solid #000000" fo:border-right="none" fo:border-top="none" fo:border-bottom="0.5pt solid #000000"/>
    </style:style>
    <style:style style:name="Tableau15.E2" style:family="table-cell">
      <style:table-cell-properties style:vertical-align="middle" fo:padding="0.097cm" fo:border-left="0.5pt solid #000000" fo:border-right="none" fo:border-top="none" fo:border-bottom="0.5pt solid #000000"/>
    </style:style>
    <style:style style:name="Tableau15.F2" style:family="table-cell">
      <style:table-cell-properties style:vertical-align="middle" fo:padding="0.097cm" fo:border-left="0.5pt solid #000000" fo:border-right="none" fo:border-top="none" fo:border-bottom="0.5pt solid #000000"/>
    </style:style>
    <style:style style:name="Tableau15.G2"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9.149cm" table:align="left"/>
    </style:style>
    <style:style style:name="Tableau3.A" style:family="table-column">
      <style:table-column-properties style:column-width="1.118cm"/>
    </style:style>
    <style:style style:name="Tableau3.B" style:family="table-column">
      <style:table-column-properties style:column-width="1.339cm"/>
    </style:style>
    <style:style style:name="Tableau3.D" style:family="table-column">
      <style:table-column-properties style:column-width="1.337cm"/>
    </style:style>
    <style:style style:name="Tableau3.G" style:family="table-column">
      <style:table-column-properties style:column-width="1.341cm"/>
    </style:style>
    <style:style style:name="Tableau3.1" style:family="table-row">
      <style:table-row-properties style:row-height="0.801cm"/>
    </style:style>
    <style:style style:name="Tableau3.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B1" style:family="table-cell">
      <style:table-cell-properties style:vertical-align="middle" fo:padding="0.097cm" fo:border-left="0.5pt solid #000000" fo:border-right="none" fo:border-top="0.5pt solid #000000" fo:border-bottom="0.5pt solid #000000"/>
    </style:style>
    <style:style style:name="Tableau3.C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3.D1" style:family="table-cell">
      <style:table-cell-properties style:vertical-align="middle" fo:padding="0.097cm" fo:border-left="0.5pt solid #000000" fo:border-right="none" fo:border-top="0.5pt solid #000000" fo:border-bottom="0.5pt solid #000000"/>
    </style:style>
    <style:style style:name="Tableau3.E1" style:family="table-cell">
      <style:table-cell-properties style:vertical-align="middle" fo:padding="0.097cm" fo:border-left="0.5pt solid #000000" fo:border-right="none" fo:border-top="0.5pt solid #000000" fo:border-bottom="0.5pt solid #000000"/>
    </style:style>
    <style:style style:name="Tableau3.F1" style:family="table-cell">
      <style:table-cell-properties style:vertical-align="middle" fo:padding="0.097cm" fo:border-left="0.5pt solid #000000" fo:border-right="none" fo:border-top="0.5pt solid #000000" fo:border-bottom="0.5pt solid #000000"/>
    </style:style>
    <style:style style:name="Tableau3.G1" style:family="table-cell">
      <style:table-cell-properties style:vertical-align="middle" fo:padding="0.097cm" fo:border="0.5pt solid #000000"/>
    </style:style>
    <style:style style:name="Tableau3.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B2" style:family="table-cell">
      <style:table-cell-properties style:vertical-align="middle" fo:padding="0.097cm" fo:border-left="0.5pt solid #000000" fo:border-right="none" fo:border-top="none" fo:border-bottom="0.5pt solid #000000"/>
    </style:style>
    <style:style style:name="Tableau3.C2" style:family="table-cell">
      <style:table-cell-properties style:vertical-align="middle" fo:padding="0.097cm" fo:border-left="0.5pt solid #000000" fo:border-right="none" fo:border-top="none" fo:border-bottom="0.5pt solid #000000"/>
    </style:style>
    <style:style style:name="Tableau3.D2" style:family="table-cell">
      <style:table-cell-properties style:vertical-align="middle" fo:padding="0.097cm" fo:border-left="0.5pt solid #000000" fo:border-right="none" fo:border-top="none" fo:border-bottom="0.5pt solid #000000"/>
    </style:style>
    <style:style style:name="Tableau3.E2" style:family="table-cell">
      <style:table-cell-properties style:vertical-align="middle" fo:padding="0.097cm" fo:border-left="0.5pt solid #000000" fo:border-right="none" fo:border-top="none" fo:border-bottom="0.5pt solid #000000"/>
    </style:style>
    <style:style style:name="Tableau3.F2" style:family="table-cell">
      <style:table-cell-properties style:vertical-align="middle" fo:padding="0.097cm" fo:border-left="0.5pt solid #000000" fo:border-right="none" fo:border-top="none" fo:border-bottom="0.5pt solid #000000"/>
    </style:style>
    <style:style style:name="Tableau3.G2" style:family="table-cell">
      <style:table-cell-properties style:vertical-align="middle" fo:padding="0.097cm" fo:border-left="0.5pt solid #000000" fo:border-right="0.5pt solid #000000" fo:border-top="none" fo:border-bottom="0.5pt solid #000000"/>
    </style:style>
    <style:style style:name="Tableau17" style:family="table">
      <style:table-properties style:width="9.149cm" fo:margin-top="0cm" fo:margin-bottom="0cm" table:align="left"/>
    </style:style>
    <style:style style:name="Tableau17.A" style:family="table-column">
      <style:table-column-properties style:column-width="1.118cm"/>
    </style:style>
    <style:style style:name="Tableau17.B" style:family="table-column">
      <style:table-column-properties style:column-width="1.148cm"/>
    </style:style>
    <style:style style:name="Tableau17.C" style:family="table-column">
      <style:table-column-properties style:column-width="1.145cm"/>
    </style:style>
    <style:style style:name="Tableau17.1" style:family="table-row">
      <style:table-row-properties style:row-height="0.801cm"/>
    </style:style>
    <style:style style:name="Tableau17.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7.B1" style:family="table-cell">
      <style:table-cell-properties style:vertical-align="middle" fo:padding="0.097cm" fo:border-left="0.5pt solid #000000" fo:border-right="none" fo:border-top="0.5pt solid #000000" fo:border-bottom="0.5pt solid #000000"/>
    </style:style>
    <style:style style:name="Tableau17.C1" style:family="table-cell">
      <style:table-cell-properties style:vertical-align="middle" fo:padding="0.097cm" fo:border-left="0.5pt solid #000000" fo:border-right="none" fo:border-top="0.5pt solid #000000" fo:border-bottom="0.5pt solid #000000"/>
    </style:style>
    <style:style style:name="Tableau17.D1" style:family="table-cell">
      <style:table-cell-properties style:vertical-align="middle" fo:padding="0.097cm" fo:border-left="0.5pt solid #000000" fo:border-right="none" fo:border-top="0.5pt solid #000000" fo:border-bottom="0.5pt solid #000000"/>
    </style:style>
    <style:style style:name="Tableau17.E1" style:family="table-cell">
      <style:table-cell-properties style:vertical-align="middle" fo:padding="0.097cm" fo:border-left="0.5pt solid #000000" fo:border-right="none" fo:border-top="0.5pt solid #000000" fo:border-bottom="0.5pt solid #000000"/>
    </style:style>
    <style:style style:name="Tableau17.F1" style:family="table-cell">
      <style:table-cell-properties style:vertical-align="middle" fo:padding="0.097cm" fo:border-left="0.5pt solid #000000" fo:border-right="none" fo:border-top="0.5pt solid #000000" fo:border-bottom="0.5pt solid #000000"/>
    </style:style>
    <style:style style:name="Tableau17.G1" style:family="table-cell">
      <style:table-cell-properties style:vertical-align="middle" fo:padding="0.097cm" fo:border-left="0.5pt solid #000000" fo:border-right="none" fo:border-top="0.5pt solid #000000" fo:border-bottom="0.5pt solid #000000"/>
    </style:style>
    <style:style style:name="Tableau17.H1" style:family="table-cell">
      <style:table-cell-properties style:vertical-align="middle" fo:padding="0.097cm" fo:border="0.5pt solid #000000"/>
    </style:style>
    <style:style style:name="Tableau17.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7.B2" style:family="table-cell">
      <style:table-cell-properties style:vertical-align="middle" fo:padding="0.097cm" fo:border-left="0.5pt solid #000000" fo:border-right="none" fo:border-top="none" fo:border-bottom="0.5pt solid #000000"/>
    </style:style>
    <style:style style:name="Tableau17.C2" style:family="table-cell">
      <style:table-cell-properties style:vertical-align="middle" fo:padding="0.097cm" fo:border-left="0.5pt solid #000000" fo:border-right="none" fo:border-top="none" fo:border-bottom="0.5pt solid #000000"/>
    </style:style>
    <style:style style:name="Tableau17.D2" style:family="table-cell">
      <style:table-cell-properties style:vertical-align="middle" fo:padding="0.097cm" fo:border-left="0.5pt solid #000000" fo:border-right="none" fo:border-top="none" fo:border-bottom="0.5pt solid #000000"/>
    </style:style>
    <style:style style:name="Tableau17.E2" style:family="table-cell">
      <style:table-cell-properties style:vertical-align="middle" fo:padding="0.097cm" fo:border-left="0.5pt solid #000000" fo:border-right="none" fo:border-top="none" fo:border-bottom="0.5pt solid #000000"/>
    </style:style>
    <style:style style:name="Tableau17.F2" style:family="table-cell">
      <style:table-cell-properties style:vertical-align="middle" fo:padding="0.097cm" fo:border-left="0.5pt solid #000000" fo:border-right="none" fo:border-top="none" fo:border-bottom="0.5pt solid #000000"/>
    </style:style>
    <style:style style:name="Tableau17.G2" style:family="table-cell">
      <style:table-cell-properties style:vertical-align="middle" fo:padding="0.097cm" fo:border-left="0.5pt solid #000000" fo:border-right="none" fo:border-top="none" fo:border-bottom="0.5pt solid #000000"/>
    </style:style>
    <style:style style:name="Tableau17.H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Footer">
      <style:text-properties officeooo:rsid="00178920" officeooo:paragraph-rsid="00178920"/>
    </style:style>
    <style:style style:name="P14" style:family="paragraph" style:parent-style-name="Footer">
      <style:text-properties officeooo:paragraph-rsid="00224d50"/>
    </style:style>
    <style:style style:name="P15"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Header">
      <style:text-properties fo:font-size="14pt" style:font-size-asian="14pt" style:font-size-complex="14pt"/>
    </style:style>
    <style:style style:name="P17" style:family="paragraph" style:parent-style-name="Header">
      <style:paragraph-properties fo:text-align="end" style:justify-single-word="false"/>
      <style:text-properties fo:font-size="12pt" style:font-size-asian="12pt" style:font-size-complex="12pt"/>
    </style:style>
    <style:style style:name="P18" style:family="paragraph" style:parent-style-name="Header">
      <style:text-properties fo:font-size="3pt" style:font-size-asian="4pt" style:font-size-complex="4pt"/>
    </style:style>
    <style:style style:name="P19" style:family="paragraph" style:parent-style-name="Standard">
      <style:text-properties fo:font-size="2pt" style:font-size-asian="2pt" style:font-size-complex="2pt"/>
    </style:style>
    <style:style style:name="P20" style:family="paragraph" style:parent-style-name="Standard">
      <style:text-properties fo:font-size="6pt" style:font-size-asian="6pt" style:font-size-complex="6pt"/>
    </style:style>
    <style:style style:name="P21" style:family="paragraph" style:parent-style-name="Standard">
      <style:paragraph-properties fo:text-align="start" style:justify-single-word="false" style:text-autospace="none"/>
      <style:text-properties style:font-name="Bitstream Vera Sans3" fo:font-size="10pt" officeooo:paragraph-rsid="00543506" style:font-name-asian="Utopia-Bold1" style:font-size-asian="10pt" style:font-name-complex="Utopia-Bold1" style:font-size-complex="10pt"/>
    </style:style>
    <style:style style:name="P22" style:family="paragraph" style:parent-style-name="Standard">
      <style:paragraph-properties style:text-autospace="none"/>
      <style:text-properties style:font-name="Bitstream Vera Sans3" fo:font-size="10pt" officeooo:paragraph-rsid="00543506" style:font-name-asian="Utopia-Bold1" style:font-size-asian="10pt" style:font-name-complex="Utopia-Bold1" style:font-size-complex="10pt"/>
    </style:style>
    <style:style style:name="P23" style:family="paragraph" style:parent-style-name="Standard">
      <style:paragraph-properties fo:text-align="start" style:justify-single-word="false" style:text-autospace="none"/>
      <style:text-properties style:font-name="Bitstream Vera Sans3" fo:font-size="10pt" officeooo:paragraph-rsid="00543506" style:font-name-asian="Utopia-Regular" style:font-size-asian="10pt" style:font-name-complex="Utopia-Regular" style:font-size-complex="10pt"/>
    </style:style>
    <style:style style:name="P24" style:family="paragraph" style:parent-style-name="Standard">
      <style:paragraph-properties fo:text-align="start" style:justify-single-word="false" style:text-autospace="none"/>
      <style:text-properties style:font-name="Bitstream Vera Sans3" fo:font-size="10pt" officeooo:paragraph-rsid="00543506" style:font-name-asian="Utopia-Bold" style:font-size-asian="10pt" style:font-name-complex="Utopia-Bold" style:font-size-complex="10pt"/>
    </style:style>
    <style:style style:name="P25" style:family="paragraph" style:parent-style-name="Standard">
      <style:paragraph-properties fo:text-align="justify" style:justify-single-word="false" style:text-autospace="none"/>
      <style:text-properties style:font-name="Bitstream Vera Sans3" fo:font-size="10pt" fo:font-weight="normal" officeooo:paragraph-rsid="00543506" style:font-name-asian="Utopia-Bold" style:font-size-asian="10pt" style:font-weight-asian="normal" style:font-name-complex="Utopia-Bold" style:font-size-complex="10pt" style:font-weight-complex="normal"/>
    </style:style>
    <style:style style:name="P26"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27"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28"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P31"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32" style:family="paragraph" style:parent-style-name="_5f_En-tête">
      <style:text-properties fo:language="zxx" fo:country="none" officeooo:rsid="0038bc54" officeooo:paragraph-rsid="00543506" style:language-asian="zxx" style:country-asian="none"/>
    </style:style>
    <style:style style:name="P33" style:family="paragraph" style:parent-style-name="Folio">
      <style:paragraph-properties fo:text-align="center" style:justify-single-word="false"/>
      <style:text-properties fo:font-size="8pt" officeooo:paragraph-rsid="001ce334" style:font-size-asian="8pt" style:font-size-complex="8pt"/>
    </style:style>
    <style:style style:name="P34" style:family="paragraph" style:parent-style-name="_5f_Paragraphe_20_livret_20_réponse_20_élève">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shadow="none">
        <style:tab-stops/>
      </style:paragraph-properties>
      <style:text-properties officeooo:paragraph-rsid="00543506"/>
    </style:style>
    <style:style style:name="P35" style:family="paragraph" style:parent-style-name="_5f_Paragraphe_20_livret_20_">
      <style:paragraph-properties fo:margin-top="0cm" fo:margin-bottom="0cm" loext:contextual-spacing="false" fo:text-align="center" style:justify-single-word="false"/>
      <style:text-properties officeooo:paragraph-rsid="00543506"/>
    </style:style>
    <style:style style:name="P36" style:family="paragraph" style:parent-style-name="_5f_Paragraphe_20_livret_20_">
      <style:paragraph-properties fo:margin-top="0cm" fo:margin-bottom="0cm" loext:contextual-spacing="false" fo:text-align="center" style:justify-single-word="false"/>
      <style:text-properties style:font-name="Bitstream Vera Sans3" fo:font-size="9pt" fo:font-style="normal" officeooo:paragraph-rsid="00543506" style:font-name-asian="OpenSymbol" style:font-size-asian="9pt" style:font-style-asian="normal" style:font-name-complex="OpenSymbol" style:font-size-complex="9pt" style:font-style-complex="normal"/>
    </style:style>
    <style:style style:name="P37" style:family="paragraph" style:parent-style-name="_5f_Paragraphe_20_livret_20_">
      <style:paragraph-properties fo:margin-top="0cm" fo:margin-bottom="0cm" loext:contextual-spacing="false" fo:line-height="100%" fo:text-align="center" style:justify-single-word="false"/>
      <style:text-properties officeooo:paragraph-rsid="00543506"/>
    </style:style>
    <style:style style:name="P38" style:family="paragraph" style:parent-style-name="Table_20_Contents">
      <style:paragraph-properties fo:margin-top="0cm" fo:margin-bottom="0cm" loext:contextual-spacing="false" fo:text-align="center" style:justify-single-word="false"/>
      <style:text-properties style:font-name="Bitstream Vera Sans" fo:font-size="10pt" officeooo:paragraph-rsid="00543506"/>
    </style:style>
    <style:style style:name="P39" style:family="paragraph" style:parent-style-name="Table_20_Contents">
      <style:paragraph-properties fo:margin-top="0cm" fo:margin-bottom="0cm" loext:contextual-spacing="false" fo:text-align="center" style:justify-single-word="false"/>
      <style:text-properties style:font-name="Bitstream Vera Sans3" fo:font-size="9pt" officeooo:paragraph-rsid="00543506" style:font-name-asian="Utopia-Regular" style:font-size-asian="9pt" style:font-name-complex="Utopia-Regular" style:font-size-complex="9pt"/>
    </style:style>
    <style:style style:name="P40" style:family="paragraph" style:parent-style-name="Table_20_Contents">
      <style:paragraph-properties fo:margin-top="0cm" fo:margin-bottom="0cm" loext:contextual-spacing="false" fo:text-align="center" style:justify-single-word="false"/>
      <style:text-properties style:font-name="Bitstream Vera Sans1" fo:font-size="9pt" officeooo:paragraph-rsid="00543506" style:font-size-asian="9pt" style:font-size-complex="9pt"/>
    </style:style>
    <style:style style:name="P41" style:family="paragraph" style:parent-style-name="Standard">
      <style:paragraph-properties fo:margin-top="0cm" fo:margin-bottom="0cm" loext:contextual-spacing="false" fo:text-align="start" style:justify-single-word="false" style:text-autospace="none"/>
      <style:text-properties style:font-name="Bitstream Vera Sans3" fo:font-size="9pt" fo:font-weight="bold" officeooo:paragraph-rsid="00543506" style:font-name-asian="Utopia-Regular" style:font-size-asian="9pt" style:font-weight-asian="bold" style:font-name-complex="Utopia-Regular" style:font-size-complex="9pt" style:font-weight-complex="bold"/>
    </style:style>
    <style:style style:name="P42" style:family="paragraph" style:parent-style-name="Standard">
      <style:paragraph-properties fo:margin-top="0cm" fo:margin-bottom="0cm" loext:contextual-spacing="false" fo:text-align="center" style:justify-single-word="false" style:text-autospace="none"/>
      <style:text-properties style:font-name="Bitstream Vera Sans3" fo:font-size="9pt" fo:font-weight="bold" officeooo:paragraph-rsid="00543506" style:font-name-asian="Utopia-Regular" style:font-size-asian="9pt" style:font-weight-asian="bold" style:font-name-complex="Utopia-Regular" style:font-size-complex="9pt" style:font-weight-complex="bold"/>
    </style:style>
    <style:style style:name="P43" style:family="paragraph" style:parent-style-name="Standard">
      <style:paragraph-properties fo:margin-top="0cm" fo:margin-bottom="0cm" loext:contextual-spacing="false" fo:text-align="center" style:justify-single-word="false" style:text-autospace="none"/>
      <style:text-properties style:font-name="Bitstream Vera Sans3" fo:font-size="9pt" officeooo:paragraph-rsid="00543506" style:font-name-asian="Utopia-Regular" style:font-size-asian="9pt" style:font-name-complex="Utopia-Regular" style:font-size-complex="9pt"/>
    </style:style>
    <style:style style:name="P44" style:family="paragraph" style:parent-style-name="FILET_5f_POINTILLES">
      <style:paragraph-properties fo:margin-top="0cm" fo:margin-bottom="0cm" loext:contextual-spacing="false"/>
      <style:text-properties officeooo:paragraph-rsid="00543506"/>
    </style:style>
    <style:style style:name="P45" style:family="paragraph" style:parent-style-name="_5f_Paragraphe_20_livret_20_réponse_20_élève">
      <style:paragraph-properties fo:margin-top="0cm" fo:margin-bottom="0cm" loext:contextual-spacing="false" fo:line-height="100%" fo:text-align="center" style:justify-single-word="false"/>
      <style:text-properties fo:font-size="9pt" officeooo:paragraph-rsid="00543506" style:font-size-asian="9pt" style:font-size-complex="9pt"/>
    </style:style>
    <style:style style:name="P46" style:family="paragraph" style:parent-style-name="Standard">
      <style:paragraph-properties fo:margin-top="0.199cm" fo:margin-bottom="0cm" loext:contextual-spacing="false" fo:text-align="justify" style:justify-single-word="false" style:text-autospace="none"/>
      <style:text-properties style:font-name="Bitstream Vera Sans3" fo:font-size="10pt" fo:font-weight="normal" officeooo:paragraph-rsid="00543506" style:font-name-asian="Utopia-Bold" style:font-size-asian="10pt" style:font-weight-asian="normal" style:font-name-complex="Utopia-Bold" style:font-size-complex="10pt" style:font-weight-complex="normal"/>
    </style:style>
    <style:style style:name="P47" style:family="paragraph" style:parent-style-name="_5f_Paragraphe_20_livret_20_">
      <style:paragraph-properties fo:margin-top="0.199cm" fo:margin-bottom="0cm" loext:contextual-spacing="false"/>
      <style:text-properties officeooo:paragraph-rsid="00543506"/>
    </style:style>
    <style:style style:name="P48" style:family="paragraph" style:parent-style-name="FILET_5f_POINTILLES">
      <style:text-properties style:font-name="Bitstream Vera Sans3" fo:font-size="10pt" officeooo:paragraph-rsid="00543506" style:font-name-asian="Utopia-Italic1" style:font-size-asian="10pt" style:font-name-complex="Utopia-Italic1" style:font-size-complex="10pt"/>
    </style:style>
    <style:style style:name="P49" style:family="paragraph" style:parent-style-name="FILET_5f_POINTILLES">
      <style:text-properties style:font-name="Bitstream Vera Sans3" fo:font-size="10pt" officeooo:paragraph-rsid="00543506" style:font-name-asian="Utopia-Bold" style:font-size-asian="10pt" style:font-name-complex="Utopia-Bold" style:font-size-complex="10pt"/>
    </style:style>
    <style:style style:name="P50" style:family="paragraph" style:parent-style-name="FILET_5f_POINTILLES">
      <style:text-properties style:font-name="Bitstream Vera Sans3" fo:font-size="10pt" fo:font-style="normal" officeooo:paragraph-rsid="00543506" style:font-name-asian="OpenSymbol" style:font-size-asian="10pt" style:font-style-asian="normal" style:font-name-complex="OpenSymbol" style:font-size-complex="10pt" style:font-style-complex="normal"/>
    </style:style>
    <style:style style:name="P51" style:family="paragraph" style:parent-style-name="FILET_5f_POINTILLES">
      <style:text-properties officeooo:paragraph-rsid="00543506"/>
    </style:style>
    <style:style style:name="P52" style:family="paragraph" style:parent-style-name="FILET_5f_POINTILLES">
      <style:paragraph-properties style:line-height-at-least="0.6cm"/>
      <style:text-properties officeooo:paragraph-rsid="00543506"/>
    </style:style>
    <style:style style:name="P53" style:family="paragraph" style:parent-style-name="FILET_5f_POINTILLES">
      <style:text-properties style:font-name="serif" fo:font-size="12pt" officeooo:paragraph-rsid="00543506"/>
    </style:style>
    <style:style style:name="P54" style:family="paragraph" style:parent-style-name="_5f_Paragraphe_20_livret_20_">
      <style:text-properties officeooo:paragraph-rsid="00543506"/>
    </style:style>
    <style:style style:name="P55" style:family="paragraph" style:parent-style-name="FILET_5f_POINTILLES">
      <style:paragraph-properties fo:margin-top="0.101cm" fo:margin-bottom="0cm" loext:contextual-spacing="false"/>
      <style:text-properties officeooo:paragraph-rsid="00543506"/>
    </style:style>
    <style:style style:name="P56" style:family="paragraph" style:parent-style-name="_5f_Paragraphe_20_livret_20_">
      <style:paragraph-properties fo:margin-top="0.101cm" fo:margin-bottom="0cm" loext:contextual-spacing="false"/>
      <style:text-properties officeooo:paragraph-rsid="00543506"/>
    </style:style>
    <style:style style:name="P57" style:family="paragraph" style:parent-style-name="Standard">
      <style:paragraph-properties fo:margin-left="0.049cm" fo:margin-right="0cm" fo:text-align="start" style:justify-single-word="false" fo:text-indent="0cm" style:auto-text-indent="false" style:text-autospace="none"/>
      <style:text-properties style:font-name="Bitstream Vera Sans3" fo:font-size="8pt" fo:font-style="italic" fo:font-weight="normal" officeooo:paragraph-rsid="00543506" style:font-name-asian="Utopia-Bold" style:font-size-asian="8pt" style:font-style-asian="italic" style:font-weight-asian="normal" style:font-name-complex="Utopia-Bold" style:font-size-complex="8pt" style:font-style-complex="italic" style:font-weight-complex="normal"/>
    </style:style>
    <style:style style:name="P58" style:family="paragraph" style:parent-style-name="_5f_Paragraphe_20_livret_20_">
      <style:paragraph-properties fo:margin-top="0.4cm" fo:margin-bottom="0.199cm" loext:contextual-spacing="false"/>
      <style:text-properties officeooo:paragraph-rsid="00543506"/>
    </style:style>
    <style:style style:name="P59" style:family="paragraph" style:parent-style-name="_5f_Paragraphe_20_livret_20_">
      <style:paragraph-properties fo:margin-top="0.199cm" fo:margin-bottom="0.199cm" loext:contextual-spacing="false" fo:text-align="justify" style:justify-single-word="false"/>
      <style:text-properties style:font-name="Bitstream Vera Sans3" fo:font-size="10pt" officeooo:paragraph-rsid="00543506" style:font-name-asian="Utopia-Regular" style:font-size-asian="10pt" style:font-name-complex="Utopia-Regular" style:font-size-complex="10pt"/>
    </style:style>
    <style:style style:name="P60" style:family="paragraph" style:parent-style-name="_5f_Paragraphe_20_livret_20_">
      <style:paragraph-properties fo:margin-top="0.199cm" fo:margin-bottom="0.101cm" loext:contextual-spacing="false"/>
      <style:text-properties officeooo:paragraph-rsid="00543506"/>
    </style:style>
    <style:style style:name="P61" style:family="paragraph" style:parent-style-name="_5f_Paragraphe_20_livret_20_">
      <style:paragraph-properties fo:margin-top="0.199cm" fo:margin-bottom="0.229cm" loext:contextual-spacing="false"/>
      <style:text-properties officeooo:paragraph-rsid="00543506"/>
    </style:style>
    <style:style style:name="P62" style:family="paragraph" style:parent-style-name="_5f_Paragraphe_20_livret_20_réponse_20_élève">
      <style:paragraph-properties fo:line-height="100%" fo:text-align="center" style:justify-single-word="false"/>
      <style:text-properties officeooo:paragraph-rsid="00543506"/>
    </style:style>
    <style:style style:name="P63" style:family="paragraph" style:parent-style-name="_5f_Paragraphe_20_livret_20_réponse_20_élève">
      <style:paragraph-properties fo:line-height="100%" fo:text-align="center" style:justify-single-word="false"/>
      <style:text-properties fo:font-size="9pt" officeooo:paragraph-rsid="00543506" style:font-size-asian="9pt" style:font-size-complex="9pt"/>
    </style:style>
    <style:style style:name="P64" style:family="paragraph" style:parent-style-name="Standard">
      <style:paragraph-properties fo:margin-top="0cm" fo:margin-bottom="0.4cm" loext:contextual-spacing="false" fo:text-align="justify" style:justify-single-word="false" style:text-autospace="none"/>
      <style:text-properties style:font-name="Bitstream Vera Sans3" fo:font-size="10pt" fo:font-weight="normal" officeooo:paragraph-rsid="00543506" style:font-name-asian="Utopia-Bold" style:font-size-asian="10pt" style:font-weight-asian="normal" style:font-name-complex="Utopia-Bold" style:font-size-complex="10pt" style:font-weight-complex="normal"/>
    </style:style>
    <style:style style:name="P65" style:family="paragraph" style:parent-style-name="Standard">
      <style:paragraph-properties fo:margin-top="0.3cm" fo:margin-bottom="0.27cm" loext:contextual-spacing="false" fo:text-align="justify" style:justify-single-word="false" style:text-autospace="none"/>
      <style:text-properties style:font-name="Bitstream Vera Sans3" fo:font-size="10pt" fo:font-weight="normal" officeooo:paragraph-rsid="00543506" style:font-name-asian="Utopia-Bold" style:font-size-asian="10pt" style:font-weight-asian="normal" style:font-name-complex="Utopia-Bold" style:font-size-complex="10pt" style:font-weight-complex="normal"/>
    </style:style>
    <style:style style:name="P66" style:family="paragraph" style:parent-style-name="_5f_Paragraphe_20_livret_20_">
      <style:paragraph-properties fo:margin-top="0.101cm" fo:margin-bottom="0.101cm" loext:contextual-spacing="false"/>
      <style:text-properties officeooo:paragraph-rsid="00543506"/>
    </style:style>
    <style:style style:name="P67" style:family="paragraph" style:parent-style-name="_5f_Paragraphe_20_livret_20_">
      <style:paragraph-properties fo:margin-top="0.199cm" fo:margin-bottom="0.3cm" loext:contextual-spacing="false"/>
      <style:text-properties officeooo:paragraph-rsid="00543506"/>
    </style:style>
    <style:style style:name="P68" style:family="paragraph" style:parent-style-name="_5f_Paragraphe_20_livret_20_">
      <style:paragraph-properties fo:margin-top="0.101cm" fo:margin-bottom="0.651cm" loext:contextual-spacing="false"/>
      <style:text-properties officeooo:paragraph-rsid="00543506"/>
    </style:style>
    <style:style style:name="P69" style:family="paragraph" style:parent-style-name="_5f_Paragraphe_20_livret_20_">
      <style:paragraph-properties fo:margin-top="0.101cm" fo:margin-bottom="0.18cm" loext:contextual-spacing="false"/>
      <style:text-properties officeooo:paragraph-rsid="00543506"/>
    </style:style>
    <style:style style:name="P70" style:family="paragraph" style:parent-style-name="Exo_5f_Num">
      <style:paragraph-properties fo:text-align="start" style:justify-single-word="false"/>
      <style:text-properties officeooo:paragraph-rsid="00543506"/>
    </style:style>
    <style:style style:name="P71" style:family="paragraph" style:parent-style-name="Exo_5f_Num">
      <style:text-properties officeooo:paragraph-rsid="00543506"/>
    </style:style>
    <style:style style:name="P72" style:family="paragraph" style:parent-style-name="Exo_5f_Num" style:master-page-name="_5f_Fiche_20_éditeur_20_série_20_2_20_une_20_colonne_20_impaire_20__28_G_29_">
      <style:paragraph-properties style:page-number="71" fo:break-before="auto" fo:break-after="auto"/>
    </style:style>
    <style:style style:name="P73" style:family="paragraph" style:parent-style-name="Exo_5f_Num">
      <style:paragraph-properties fo:margin-top="0.7cm" fo:margin-bottom="0.101cm" loext:contextual-spacing="false"/>
      <style:text-properties officeooo:paragraph-rsid="00543506"/>
    </style:style>
    <style:style style:name="P74" style:family="paragraph" style:parent-style-name="Exo_5f_Num">
      <style:paragraph-properties fo:margin-top="0.499cm" fo:margin-bottom="0.4cm" loext:contextual-spacing="false"/>
      <style:text-properties officeooo:paragraph-rsid="00543506"/>
    </style:style>
    <style:style style:name="P75" style:family="paragraph" style:parent-style-name="FILET_5f_POINTILLES" style:list-style-name="liste_5f_abc">
      <style:text-properties officeooo:paragraph-rsid="00543506"/>
    </style:style>
    <style:style style:name="P76" style:family="paragraph" style:parent-style-name="FILET_5f_POINTILLES" style:list-style-name="liste_5f_abc">
      <style:paragraph-properties fo:line-height="150%"/>
      <style:text-properties officeooo:paragraph-rsid="00543506"/>
    </style:style>
    <style:style style:name="P77" style:family="paragraph" style:parent-style-name="FILET_5f_POINTILLES" style:list-style-name="liste_5f_abc">
      <style:paragraph-properties fo:line-height="150%">
        <style:tab-stops>
          <style:tab-stop style:position="0cm"/>
          <style:tab-stop style:position="9.2cm" style:type="right" style:leader-style="dotted" style:leader-text="."/>
        </style:tab-stops>
      </style:paragraph-properties>
      <style:text-properties officeooo:paragraph-rsid="00543506"/>
    </style:style>
    <style:style style:name="P78" style:family="paragraph" style:parent-style-name="FILET_5f_POINTILLES" style:list-style-name="_5f_Numérotation_20_des_20_exercices_20_livrets">
      <style:text-properties officeooo:paragraph-rsid="00543506"/>
    </style:style>
    <style:style style:name="P79" style:family="paragraph" style:parent-style-name="FILET_5f_POINTILLES" style:list-style-name="_5f_Numérotation_20_des_20_exercices_20_livrets">
      <style:paragraph-properties style:line-height-at-least="0.681cm" fo:text-align="justify" style:justify-single-word="false" style:text-autospace="none"/>
      <style:text-properties style:font-name="Bitstream Vera Sans3" fo:font-size="10pt" officeooo:paragraph-rsid="00543506" style:font-name-asian="Utopia-Bold" style:font-size-asian="10pt" style:font-name-complex="Utopia-Bold" style:font-size-complex="10pt"/>
    </style:style>
    <style:style style:name="P80" style:family="paragraph" style:parent-style-name="FILET_5f_POINTILLES" style:list-style-name="_5f_Numérotation_20_des_20_exercices_20_livrets">
      <style:paragraph-properties style:line-height-at-least="0.681cm"/>
      <style:text-properties style:font-name="Bitstream Vera Sans3" fo:font-size="10pt" officeooo:paragraph-rsid="00543506" style:font-name-asian="Utopia-Bold" style:font-size-asian="10pt" style:font-name-complex="Utopia-Bold" style:font-size-complex="10pt"/>
    </style:style>
    <style:style style:name="P81" style:family="paragraph" style:parent-style-name="FILET_5f_POINTILLES" style:list-style-name="_5f_Numérotation_20_des_20_exercices_20_livrets">
      <style:text-properties style:font-name="Bitstream Vera Sans3" fo:font-size="10pt" fo:font-style="normal" officeooo:paragraph-rsid="00543506" style:font-name-asian="OpenSymbol" style:font-size-asian="10pt" style:font-style-asian="normal" style:font-name-complex="OpenSymbol" style:font-size-complex="10pt" style:font-style-complex="normal"/>
    </style:style>
    <style:style style:name="P82" style:family="paragraph" style:parent-style-name="FILET_5f_POINTILLES" style:list-style-name="_5f_Numérotation_20_des_20_exercices_20_livrets">
      <style:paragraph-properties style:line-height-at-least="0.651cm"/>
      <style:text-properties officeooo:paragraph-rsid="00543506"/>
    </style:style>
    <style:style style:name="P83" style:family="paragraph" style:parent-style-name="FILET_5f_POINTILLES" style:list-style-name="liste_5f_abc">
      <style:paragraph-properties fo:margin-top="0cm" fo:margin-bottom="0cm" loext:contextual-spacing="false"/>
      <style:text-properties officeooo:paragraph-rsid="0056ac62"/>
    </style:style>
    <style:style style:name="P84" style:family="paragraph" style:parent-style-name="FILET_5f_POINTILLES" style:list-style-name="_5f_Numérotation_20_des_20_exercices_20_livrets">
      <style:paragraph-properties fo:margin-top="0cm" fo:margin-bottom="0cm" loext:contextual-spacing="false" style:line-height-at-least="0.651cm" fo:text-align="justify" style:justify-single-word="false" style:text-autospace="none"/>
      <style:text-properties officeooo:paragraph-rsid="00543506"/>
    </style:style>
    <style:style style:name="P85" style:family="paragraph" style:parent-style-name="FILET_5f_POINTILLES" style:list-style-name="_5f_Numérotation_20_des_20_exercices_20_livrets">
      <style:paragraph-properties fo:margin-top="0cm" fo:margin-bottom="0cm" loext:contextual-spacing="false"/>
      <style:text-properties officeooo:paragraph-rsid="00543506"/>
    </style:style>
    <style:style style:name="P86" style:family="paragraph" style:parent-style-name="Standard" style:list-style-name="_5f_Numérotation_20_des_20_exercices_20_livrets">
      <style:paragraph-properties fo:text-align="start" style:justify-single-word="false" style:text-autospace="none"/>
      <style:text-properties officeooo:paragraph-rsid="00543506"/>
    </style:style>
    <style:style style:name="P87" style:family="paragraph" style:parent-style-name="Standard" style:list-style-name="liste_5f_abc">
      <style:paragraph-properties fo:margin-top="0.37cm" fo:margin-bottom="0cm" loext:contextual-spacing="false" fo:text-align="justify" style:justify-single-word="false" style:text-autospace="none"/>
      <style:text-properties officeooo:paragraph-rsid="00543506"/>
    </style:style>
    <style:style style:name="P88" style:family="paragraph" style:parent-style-name="Standard" style:list-style-name="liste_5f_abc">
      <style:paragraph-properties fo:margin-top="0.15cm" fo:margin-bottom="0cm" loext:contextual-spacing="false" fo:text-align="justify" style:justify-single-word="false" style:text-autospace="none"/>
      <style:text-properties officeooo:paragraph-rsid="00543506"/>
    </style:style>
    <style:style style:name="P89" style:family="paragraph" style:parent-style-name="Standard" style:list-style-name="liste_5f_abc">
      <style:paragraph-properties fo:margin-top="0.199cm" fo:margin-bottom="0cm" loext:contextual-spacing="false" fo:text-align="justify" style:justify-single-word="false" style:text-autospace="none"/>
      <style:text-properties officeooo:paragraph-rsid="00543506"/>
    </style:style>
    <style:style style:name="P90" style:family="paragraph" style:parent-style-name="Standard" style:list-style-name="liste_5f_abc">
      <style:paragraph-properties fo:margin-top="0.199cm" fo:margin-bottom="0cm" loext:contextual-spacing="false"/>
      <style:text-properties style:font-name="serif" fo:font-size="12pt" officeooo:paragraph-rsid="00543506"/>
    </style:style>
    <style:style style:name="P91" style:family="paragraph" style:parent-style-name="Standard" style:list-style-name="liste_5f_abc">
      <style:paragraph-properties fo:margin-top="0.25cm" fo:margin-bottom="0cm" loext:contextual-spacing="false" fo:text-align="justify" style:justify-single-word="false" style:text-autospace="none"/>
      <style:text-properties officeooo:paragraph-rsid="00543506"/>
    </style:style>
    <style:style style:name="P92" style:family="paragraph" style:parent-style-name="_5f_Paragraphe_20_livret_20_" style:list-style-name="liste_5f_abc">
      <style:paragraph-properties fo:margin-top="0.55cm" fo:margin-bottom="0cm" loext:contextual-spacing="false"/>
      <style:text-properties officeooo:paragraph-rsid="00543506"/>
    </style:style>
    <style:style style:name="P93" style:family="paragraph" style:parent-style-name="_5f_Paragraphe_20_livret_20_" style:list-style-name="liste_5f_abc">
      <style:paragraph-properties fo:margin-top="0.55cm" fo:margin-bottom="0cm" loext:contextual-spacing="false" fo:line-height="0.43cm"/>
      <style:text-properties officeooo:paragraph-rsid="00543506"/>
    </style:style>
    <style:style style:name="P94" style:family="paragraph" style:parent-style-name="_5f_Paragraphe_20_livret_20_" style:list-style-name="liste_5f_abc">
      <style:paragraph-properties fo:margin-top="0.55cm" fo:margin-bottom="0.199cm" loext:contextual-spacing="false"/>
      <style:text-properties officeooo:paragraph-rsid="00543506"/>
    </style:style>
    <style:style style:name="P95" style:family="paragraph" style:parent-style-name="_5f_Paragraphe_20_livret_20_" style:list-style-name="liste_5f_abc">
      <style:paragraph-properties fo:margin-top="0.199cm" fo:margin-bottom="0.4cm" loext:contextual-spacing="false"/>
      <style:text-properties officeooo:paragraph-rsid="00543506"/>
    </style:style>
    <style:style style:name="P96" style:family="paragraph" style:parent-style-name="_5f_Paragraphe_20_livret_20_" style:list-style-name="liste_5f_abc">
      <style:paragraph-properties fo:margin-top="0.101cm" fo:margin-bottom="0cm" loext:contextual-spacing="false"/>
      <style:text-properties officeooo:paragraph-rsid="00543506"/>
    </style:style>
    <style:style style:name="P97" style:family="paragraph" style:parent-style-name="_5f_Paragraphe_20_livret_20_" style:list-style-name="_5f_Numérotation_20_des_20_exercices_20_livrets">
      <style:paragraph-properties fo:margin-top="0.101cm" fo:margin-bottom="0cm" loext:contextual-spacing="false" style:shadow="none"/>
      <style:text-properties officeooo:paragraph-rsid="00543506"/>
    </style:style>
    <style:style style:name="P98" style:family="paragraph" style:parent-style-name="_5f_Paragraphe_20_livret_20_" style:list-style-name="liste_5f_abc">
      <style:paragraph-properties fo:margin-top="0.499cm" fo:margin-bottom="0cm" loext:contextual-spacing="false"/>
      <style:text-properties officeooo:paragraph-rsid="00543506"/>
    </style:style>
    <style:style style:name="P99" style:family="paragraph" style:parent-style-name="_5f_Paragraphe_20_livret_20_" style:list-style-name="liste_5f_abc">
      <style:paragraph-properties fo:margin-top="0.229cm" fo:margin-bottom="0.199cm" loext:contextual-spacing="false"/>
      <style:text-properties officeooo:paragraph-rsid="00543506"/>
    </style:style>
    <style:style style:name="P100" style:family="paragraph" style:parent-style-name="_5f_Paragraphe_20_livret_20_" style:list-style-name="liste_5f_abc">
      <style:paragraph-properties fo:margin-top="0.3cm" fo:margin-bottom="0.199cm" loext:contextual-spacing="false"/>
      <style:text-properties officeooo:paragraph-rsid="00543506"/>
    </style:style>
    <style:style style:name="P101" style:family="paragraph" style:parent-style-name="_5f_Paragraphe_20_livret_20_" style:list-style-name="liste_5f_abc">
      <style:paragraph-properties fo:margin-top="0.4cm" fo:margin-bottom="0cm" loext:contextual-spacing="false"/>
      <style:text-properties officeooo:paragraph-rsid="00543506"/>
    </style:style>
    <style:style style:name="P102" style:family="paragraph" style:parent-style-name="_5f_Paragraphe_20_livret_20_" style:list-style-name="liste_5f_abc">
      <style:paragraph-properties fo:margin-top="0.499cm" fo:margin-bottom="0.199cm" loext:contextual-spacing="false" fo:text-align="justify" style:justify-single-word="false"/>
      <style:text-properties officeooo:paragraph-rsid="00543506"/>
    </style:style>
    <style:style style:name="P103" style:family="paragraph" style:parent-style-name="_5f_Paragraphe_20_livret_20_" style:list-style-name="_5f_Numérotation_20_des_20_exercices_20_livrets">
      <style:paragraph-properties fo:margin-top="0.3cm" fo:margin-bottom="0cm" loext:contextual-spacing="false" style:shadow="none"/>
      <style:text-properties style:font-name="Bitstream Vera Sans3" fo:font-size="10pt" officeooo:paragraph-rsid="00543506" style:font-size-asian="10pt" style:font-size-complex="10pt"/>
    </style:style>
    <style:style style:name="P104" style:family="paragraph" style:parent-style-name="_5f_Paragraphe_20_livret_20_" style:list-style-name="liste_5f_abc">
      <style:paragraph-properties fo:margin-top="0.3cm" fo:margin-bottom="0cm" loext:contextual-spacing="false"/>
      <style:text-properties officeooo:paragraph-rsid="00543506"/>
    </style:style>
    <style:style style:name="P105" style:family="paragraph" style:parent-style-name="_5f_Paragraphe_20_livret_20_" style:list-style-name="liste_5f_abc">
      <style:paragraph-properties fo:margin-top="0.3cm" fo:margin-bottom="0cm" loext:contextual-spacing="false"/>
      <style:text-properties fo:letter-spacing="normal" officeooo:paragraph-rsid="00543506"/>
    </style:style>
    <style:style style:name="P106" style:family="paragraph" style:parent-style-name="_5f_Paragraphe_20_livret_20_" style:list-style-name="liste_5f_abc">
      <style:paragraph-properties fo:margin-top="0.3cm" fo:margin-bottom="0cm" loext:contextual-spacing="false" fo:line-height="0.43cm" style:writing-mode="lr-tb"/>
      <style:text-properties officeooo:paragraph-rsid="00543506"/>
    </style:style>
    <style:style style:name="P107" style:family="paragraph" style:parent-style-name="_5f_Paragraphe_20_livret_20_" style:list-style-name="liste_5f_abc">
      <style:paragraph-properties fo:margin-top="0.199cm" fo:margin-bottom="0cm" loext:contextual-spacing="false"/>
      <style:text-properties officeooo:paragraph-rsid="00543506"/>
    </style:style>
    <style:style style:name="P108" style:family="paragraph" style:parent-style-name="_5f_Paragraphe_20_livret_20_" style:list-style-name="liste_5f_abc">
      <style:paragraph-properties fo:margin-top="0.199cm" fo:margin-bottom="0cm" loext:contextual-spacing="false" fo:text-align="start" style:justify-single-word="false"/>
      <style:text-properties officeooo:paragraph-rsid="00543506"/>
    </style:style>
    <style:style style:name="P109" style:family="paragraph" style:parent-style-name="_5f_Paragraphe_20_livret_20_" style:list-style-name="liste_5f_abc">
      <style:paragraph-properties fo:margin-top="0.199cm" fo:margin-bottom="0cm" loext:contextual-spacing="false" fo:line-height="0.43cm" style:writing-mode="lr-tb"/>
      <style:text-properties officeooo:paragraph-rsid="00543506"/>
    </style:style>
    <style:style style:name="P110" style:family="paragraph" style:parent-style-name="_5f_Paragraphe_20_livret_20_" style:list-style-name="liste_5f_abc">
      <style:paragraph-properties fo:margin-top="0.25cm" fo:margin-bottom="0cm" loext:contextual-spacing="false"/>
      <style:text-properties officeooo:paragraph-rsid="00543506"/>
    </style:style>
    <style:style style:name="P111" style:family="paragraph" style:parent-style-name="_5f_Paragraphe_20_livret_20_" style:list-style-name="liste_5f_abc">
      <style:paragraph-properties fo:margin-top="0.25cm" fo:margin-bottom="0.199cm" loext:contextual-spacing="false"/>
      <style:text-properties officeooo:paragraph-rsid="00543506"/>
    </style:style>
    <style:style style:name="P112" style:family="paragraph" style:parent-style-name="_5f_Paragraphe_20_livret_20_" style:list-style-name="_5f_Numérotation_20_des_20_exercices_20_livrets">
      <style:paragraph-properties fo:margin-top="0cm" fo:margin-bottom="0cm" loext:contextual-spacing="false"/>
      <style:text-properties style:font-name="Bitstream Vera Sans3" fo:font-size="10pt" fo:font-style="normal" officeooo:paragraph-rsid="00543506" style:font-size-asian="10pt" style:font-style-asian="normal" style:font-size-complex="10pt" style:font-style-complex="normal"/>
    </style:style>
    <style:style style:name="P113" style:family="paragraph" style:parent-style-name="_5f_Paragraphe_20_livret_20_" style:list-style-name="_5f_Numérotation_20_des_20_exercices_20_livrets">
      <style:paragraph-properties fo:margin-top="0cm" fo:margin-bottom="0cm" loext:contextual-spacing="false"/>
      <style:text-properties officeooo:paragraph-rsid="00543506"/>
    </style:style>
    <style:style style:name="P114" style:family="paragraph" style:parent-style-name="_5f_Paragraphe_20_livret_20_" style:list-style-name="liste_5f_abc">
      <style:paragraph-properties fo:margin-top="0.101cm" fo:margin-bottom="0.199cm" loext:contextual-spacing="false"/>
      <style:text-properties officeooo:paragraph-rsid="00543506"/>
    </style:style>
    <style:style style:name="P115" style:family="paragraph" style:parent-style-name="_5f_Paragraphe_20_livret_20_" style:list-style-name="liste_5f_abc">
      <style:paragraph-properties fo:margin-top="0.199cm" fo:margin-bottom="0.199cm" loext:contextual-spacing="false" fo:line-height="0.43cm" style:writing-mode="lr-tb"/>
      <style:text-properties officeooo:paragraph-rsid="00543506"/>
    </style:style>
    <style:style style:name="P116" style:family="paragraph" style:parent-style-name="_5f_Paragraphe_20_livret_20_" style:list-style-name="_5f_Numérotation_20_des_20_exercices_20_livrets">
      <style:paragraph-properties fo:margin-top="0.3cm" fo:margin-bottom="0.3cm" loext:contextual-spacing="false"/>
      <style:text-properties officeooo:paragraph-rsid="00543506"/>
    </style:style>
    <style:style style:name="P117" style:family="paragraph" style:parent-style-name="_5f_Paragraphe_20_livret_20_" style:list-style-name="liste_5f_abc">
      <style:paragraph-properties fo:margin-top="0.199cm" fo:margin-bottom="0.101cm" loext:contextual-spacing="false"/>
      <style:text-properties officeooo:paragraph-rsid="00543506"/>
    </style:style>
    <style:style style:name="P118" style:family="paragraph" style:parent-style-name="_5f_Paragraphe_20_livret_20_réponse_20_élève" style:list-style-name="liste_5f_abc">
      <style:paragraph-properties fo:margin-top="0.49cm" fo:margin-bottom="0cm" loext:contextual-spacing="false" style:line-height-at-least="0.6cm">
        <style:tab-stops>
          <style:tab-stop style:position="0cm"/>
          <style:tab-stop style:position="9.2cm" style:type="right" style:leader-style="dotted" style:leader-text="."/>
        </style:tab-stops>
      </style:paragraph-properties>
      <style:text-properties officeooo:paragraph-rsid="00543506"/>
    </style:style>
    <style:style style:name="P119" style:family="paragraph" style:parent-style-name="_5f_Paragraphe_20_livret_20_réponse_20_élève" style:list-style-name="liste_5f_abc">
      <style:paragraph-properties fo:margin-top="0.55cm" fo:margin-bottom="0cm" loext:contextual-spacing="false" style:line-height-at-least="0.6cm">
        <style:tab-stops>
          <style:tab-stop style:position="0cm"/>
          <style:tab-stop style:position="9.2cm" style:type="right" style:leader-style="dotted" style:leader-text="."/>
        </style:tab-stops>
      </style:paragraph-properties>
      <style:text-properties officeooo:paragraph-rsid="00543506"/>
    </style:style>
    <style:style style:name="P120" style:family="paragraph" style:parent-style-name="_5f_Paragraphe_20_énoncé_20_après_20_numéro">
      <style:paragraph-properties fo:margin-top="0cm" fo:margin-bottom="0cm" loext:contextual-spacing="false" fo:text-align="justify" style:justify-single-word="false"/>
      <style:text-properties style:font-name="Bitstream Vera Sans1" fo:font-size="10pt" officeooo:paragraph-rsid="00543506"/>
    </style:style>
    <style:style style:name="P121" style:family="paragraph" style:parent-style-name="_5f_Paragraphe_20_énoncé_20_après_20_numéro">
      <style:paragraph-properties fo:margin-top="0cm" fo:margin-bottom="0cm" loext:contextual-spacing="false"/>
      <style:text-properties officeooo:paragraph-rsid="00543506"/>
    </style:style>
    <style:style style:name="P122" style:family="paragraph" style:parent-style-name="_5f_Paragraphe_20_énoncé_20_après_20_numéro">
      <style:paragraph-properties fo:margin-left="0.25cm" fo:margin-right="0cm" fo:margin-top="0cm" fo:margin-bottom="0cm" loext:contextual-spacing="false" fo:text-align="justify" style:justify-single-word="false" fo:text-indent="0cm" style:auto-text-indent="false"/>
      <style:text-properties style:font-name="Bitstream Vera Sans1" fo:font-size="10pt" officeooo:paragraph-rsid="00543506"/>
    </style:style>
    <style:style style:name="P123" style:family="paragraph" style:parent-style-name="_5f_Paragraphe_20_énoncé_20_après_20_numéro_20_second" style:list-style-name="liste_5f_abc">
      <style:paragraph-properties fo:margin-top="0.199cm" fo:margin-bottom="0cm" loext:contextual-spacing="false"/>
      <style:text-properties officeooo:paragraph-rsid="00543506"/>
    </style:style>
    <style:style style:name="P124" style:family="paragraph" style:parent-style-name="_5f_Pied_20_de_20_page" style:list-style-name=""/>
    <style:style style:name="P125" style:family="paragraph" style:parent-style-name="_5f_Pied_20_de_20_page" style:list-style-name="">
      <style:paragraph-properties fo:text-align="end" style:justify-single-word="false"/>
    </style:style>
    <style:style style:name="P126" style:family="paragraph" style:parent-style-name="_5f_Pied_20_de_20_page">
      <style:paragraph-properties fo:text-align="end" style:justify-single-word="false"/>
    </style:style>
    <style:style style:name="P12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28" style:family="paragraph" style:parent-style-name="_5f_Titre_20_d_27_exercices_20_livret_20_sans_20_titre" style:list-style-name="Num_5f_Exo">
      <style:text-properties officeooo:paragraph-rsid="00543506"/>
    </style:style>
    <style:style style:name="P129"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2" style:family="paragraph">
      <style:paragraph-properties fo:margin-left="0cm" fo:margin-right="0cm" fo:margin-top="0cm" fo:margin-bottom="0cm" fo:line-height="100%" fo:text-indent="0cm"/>
    </style:style>
    <style:style style:name="P133"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Bitstream Vera Sans3" fo:font-size="10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3" fo:font-size="6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3" fo:font-size="8pt" fo:font-style="normal" fo:text-shadow="none" style:text-underline-style="none" fo:font-weight="normal" style:letter-kerning="true" style:font-name-asian="Lucida Sans Unicode"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136" style:family="paragraph">
      <loext:graphic-properties draw:fill="none" draw:fill-color="#ffffff"/>
      <style:paragraph-properties fo:margin-left="0cm" fo:margin-right="0cm" fo:margin-top="0cm" fo:margin-bottom="0cm" fo:line-height="100%" fo:text-indent="0cm"/>
      <style:text-properties fo:font-variant="normal" fo:text-transform="none" fo:color="#1ca2b8" style:text-outline="false" style:text-line-through-style="none" style:text-line-through-type="none" style:font-name="Bitstream Vera Sans3" fo:font-size="8pt" fo:font-style="normal" fo:text-shadow="none" style:text-underline-style="none" fo:font-weight="normal" style:letter-kerning="true" style:font-name-asian="Lucida Sans Unicode"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13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8"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3" fo:font-size="9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9" style:family="paragraph">
      <loext:graphic-properties draw:fill="none" draw:fill-color="#ffffff"/>
      <style:paragraph-properties fo:margin-left="0cm" fo:margin-right="0cm" fo:margin-top="0cm" fo:margin-bottom="0cm" fo:line-height="100%" fo:text-indent="0cm"/>
      <style:text-properties fo:color="#4c4c4c" style:text-outline="false" style:text-line-through-style="none" style:text-line-through-type="none" style:font-name="Bitstream Vera Sans3" fo:font-size="9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1"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4"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4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MS Gothic" style:font-size-asian="12pt" style:font-style-asian="italic" style:font-weight-asian="normal" style:font-name-complex="Tahoma" style:font-size-complex="12pt" style:font-style-complex="italic" style:font-weight-complex="normal" style:text-emphasize="none" style:font-relief="none" style:text-overline-style="none" style:text-overline-color="font-color"/>
    </style:style>
    <style:style style:name="P146"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3" fo:font-size="10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7"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8" style:family="paragraph">
      <loext:graphic-properties draw:fill="hatch" draw:fill-color="#99ccff" draw:fill-hatch-name="Black_20_-45_20_Degrees"/>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9" style:family="paragraph">
      <loext:graphic-properties draw:fill="hatch" draw:fill-color="#99ccff" draw:fill-hatch-name="Black_20_45_20_Degrees"/>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0" style:family="paragraph">
      <loext:graphic-properties draw:fill="hatch" draw:fill-color="#99ccff" draw:fill-hatch-name="Black_20_-45_20_Degrees" draw:fill-hatch-solid="false"/>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1" style:family="paragraph">
      <style:paragraph-properties fo:margin-left="0cm" fo:margin-right="0cm" fo:margin-top="0cm" fo:margin-bottom="0cm" fo:line-height="100%" fo:text-align="center" fo:text-indent="0cm"/>
    </style:style>
    <style:style style:name="P152"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15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4"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Bitstream Vera Sans5"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5"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Times New Roman" fo:font-size="11pt" fo:font-style="italic" fo:text-shadow="none" style:text-underline-style="none" fo:font-weight="normal" style:letter-kerning="true" style:font-name-asian="MS Gothic" style:font-size-asian="11pt" style:font-style-asian="italic" style:font-weight-asian="normal" style:font-name-complex="Tahoma" style:font-size-complex="11pt" style:font-style-complex="italic" style:font-weight-complex="normal" style:text-emphasize="none" style:font-relief="none" style:text-overline-style="none" style:text-overline-color="font-color"/>
    </style:style>
    <style:style style:name="P156"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158" style:family="paragraph">
      <style:paragraph-properties fo:text-align="center"/>
    </style:style>
    <style:style style:name="P15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0"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P161" style:family="paragraph">
      <loext:graphic-properties draw:fill="solid" draw:fill-color="#9d0f89"/>
    </style:style>
    <style:style style:name="T1" style:family="text">
      <style:text-properties fo:font-variant="small-caps"/>
    </style:style>
    <style:style style:name="T2"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style:font-size-asian="12pt" style:font-style-asian="normal" style:font-size-complex="12pt" style:font-style-complex="normal"/>
    </style:style>
    <style:style style:name="T6" style:family="text">
      <style:text-properties fo:font-size="12pt" style:font-name-asian="OpenSymbol" style:font-size-asian="12pt" style:font-style-asian="normal" style:font-name-complex="OpenSymbol" style:font-size-complex="12pt" style:font-style-complex="normal"/>
    </style:style>
    <style:style style:name="T7" style:family="text">
      <style:text-properties fo:font-size="12pt" style:font-name-asian="OpenSymbol" style:font-size-asian="12pt" style:font-name-complex="OpenSymbol" style:font-size-complex="12pt"/>
    </style:style>
    <style:style style:name="T8" style:family="text">
      <style:text-properties fo:font-size="12pt" fo:font-style="normal" style:font-name-asian="OpenSymbol" style:font-size-asian="12pt" style:font-style-asian="normal" style:font-name-complex="OpenSymbol" style:font-size-complex="12pt" style:font-style-complex="normal"/>
    </style:style>
    <style:style style:name="T9" style:family="text">
      <style:text-properties officeooo:rsid="003a9b7f"/>
    </style:style>
    <style:style style:name="T10" style:family="text">
      <style:text-properties officeooo:rsid="0005aabe"/>
    </style:style>
    <style:style style:name="T11" style:family="text">
      <style:text-properties officeooo:rsid="000ec334"/>
    </style:style>
    <style:style style:name="T12" style:family="text">
      <style:text-properties style:text-position="super 58%"/>
    </style:style>
    <style:style style:name="T13" style:family="text">
      <style:text-properties style:text-position="super 58%" style:font-name="Bitstream Vera Sans3" fo:font-size="10pt" style:font-name-asian="Utopia-Bold" style:font-size-asian="10pt" style:font-name-complex="Utopia-Bold" style:font-size-complex="10pt"/>
    </style:style>
    <style:style style:name="T14" style:family="text">
      <style:text-properties style:text-position="super 58%" style:font-name-asian="OpenSymbol" style:font-name-complex="OpenSymbol"/>
    </style:style>
    <style:style style:name="T15" style:family="text">
      <style:text-properties fo:font-style="normal" fo:font-weight="normal" style:font-name-asian="Utopia-Italic" style:font-style-asian="normal" style:font-weight-asian="normal" style:font-name-complex="Utopia-Italic" style:font-style-complex="normal" style:font-weight-complex="normal"/>
    </style:style>
    <style:style style:name="T16" style:family="text">
      <style:text-properties style:font-name="Times New Roman" fo:font-size="12pt" fo:font-style="italic" style:font-size-asian="12pt" style:font-style-asian="italic" style:font-size-complex="12pt" style:font-style-complex="italic"/>
    </style:style>
    <style:style style:name="T17" style:family="text">
      <style:text-properties style:font-name="Bitstream Vera Sans3" fo:font-style="normal" style:font-style-asian="normal" style:font-style-complex="normal"/>
    </style:style>
    <style:style style:name="T18" style:family="text">
      <style:text-properties style:font-name="Bitstream Vera Sans3" fo:font-style="normal" style:font-name-asian="OpenSymbol" style:font-style-asian="normal" style:font-name-complex="OpenSymbol" style:font-style-complex="normal"/>
    </style:style>
    <style:style style:name="T19" style:family="text">
      <style:text-properties style:font-name="Bitstream Vera Sans3" fo:font-size="10pt" fo:font-style="normal" style:font-name-asian="OpenSymbol" style:font-size-asian="10pt" style:font-style-asian="normal" style:font-name-complex="OpenSymbol" style:font-size-complex="10pt" style:font-style-complex="normal"/>
    </style:style>
    <style:style style:name="T20" style:family="text">
      <style:text-properties style:font-name="Bitstream Vera Sans3" fo:font-size="10pt" fo:font-style="normal" officeooo:rsid="00579783" style:font-name-asian="OpenSymbol" style:font-size-asian="10pt" style:font-style-asian="normal" style:font-name-complex="OpenSymbol" style:font-size-complex="10pt" style:font-style-complex="normal"/>
    </style:style>
    <style:style style:name="T21" style:family="text">
      <style:text-properties style:font-name="Bitstream Vera Sans3" fo:font-size="10pt" fo:font-style="normal" style:font-name-asian="OpenSymbol" style:font-style-asian="normal" style:font-name-complex="OpenSymbol" style:font-style-complex="normal" style:text-scale="100%"/>
    </style:style>
    <style:style style:name="T22" style:family="text">
      <style:text-properties style:font-name="Bitstream Vera Sans3" fo:font-size="10pt" fo:font-style="normal" style:font-name-asian="Utopia-Regular" style:font-size-asian="10pt" style:font-style-asian="normal" style:font-name-complex="Utopia-Regular" style:font-size-complex="10pt" style:font-style-complex="normal"/>
    </style:style>
    <style:style style:name="T23" style:family="text">
      <style:text-properties style:font-name="Bitstream Vera Sans3" fo:font-size="10pt" fo:font-style="normal" style:font-name-asian="Utopia-Italic1" style:font-size-asian="10pt" style:font-style-asian="normal" style:font-name-complex="Utopia-Italic1" style:font-size-complex="10pt" style:font-style-complex="normal"/>
    </style:style>
    <style:style style:name="T24" style:family="text">
      <style:text-properties style:font-name="Bitstream Vera Sans3" fo:font-size="10pt" fo:font-style="normal" style:font-size-asian="10pt" style:font-style-asian="normal" style:font-size-complex="10pt" style:font-style-complex="normal"/>
    </style:style>
    <style:style style:name="T25" style:family="text">
      <style:text-properties style:font-name="Bitstream Vera Sans3" fo:font-size="10pt" fo:font-style="normal" officeooo:rsid="0056ac62" style:font-size-asian="10pt" style:font-style-asian="normal" style:font-size-complex="10pt" style:font-style-complex="normal"/>
    </style:style>
    <style:style style:name="T26" style:family="text">
      <style:text-properties style:font-name="Bitstream Vera Sans3" fo:font-size="10pt" fo:font-style="italic" style:font-name-asian="Utopia-Regular" style:font-size-asian="10pt" style:font-style-asian="italic" style:font-name-complex="Utopia-Regular" style:font-size-complex="10pt" style:font-style-complex="italic"/>
    </style:style>
    <style:style style:name="T27" style:family="text">
      <style:text-properties style:font-name="Bitstream Vera Sans3" fo:font-size="10pt" fo:font-style="italic" style:font-name-asian="Utopia-Bold" style:font-size-asian="10pt" style:font-style-asian="italic" style:font-name-complex="Utopia-Bold" style:font-size-complex="10pt" style:font-style-complex="italic"/>
    </style:style>
    <style:style style:name="T28" style:family="text">
      <style:text-properties style:font-name="Bitstream Vera Sans3" fo:font-size="10pt" fo:letter-spacing="-0.007cm" fo:font-style="italic" style:font-name-asian="Utopia-Bold" style:font-size-asian="10pt" style:font-style-asian="italic" style:font-name-complex="Utopia-Bold" style:font-size-complex="10pt" style:font-style-complex="italic"/>
    </style:style>
    <style:style style:name="T29" style:family="text">
      <style:text-properties style:font-name="Bitstream Vera Sans3" fo:font-size="10pt" fo:letter-spacing="-0.007cm" style:font-name-asian="Utopia-Bold" style:font-size-asian="10pt" style:font-name-complex="Utopia-Bold" style:font-size-complex="10pt"/>
    </style:style>
    <style:style style:name="T30" style:family="text">
      <style:text-properties style:font-name="Bitstream Vera Sans3" fo:font-size="10pt" style:font-name-asian="Utopia-Regular" style:font-size-asian="10pt" style:font-name-complex="Utopia-Regular" style:font-size-complex="10pt"/>
    </style:style>
    <style:style style:name="T31" style:family="text">
      <style:text-properties style:font-name="Bitstream Vera Sans3" fo:font-size="10pt" fo:font-weight="normal" style:font-name-asian="Utopia-Regular" style:font-size-asian="10pt" style:font-weight-asian="normal" style:font-name-complex="Utopia-Regular" style:font-size-complex="10pt" style:font-weight-complex="normal"/>
    </style:style>
    <style:style style:name="T32" style:family="text">
      <style:text-properties style:font-name="Bitstream Vera Sans3" fo:font-size="10pt" style:font-name-asian="Utopia-Regular1" style:font-size-asian="10pt" style:font-name-complex="Utopia-Regular1" style:font-size-complex="10pt"/>
    </style:style>
    <style:style style:name="T33" style:family="text">
      <style:text-properties style:font-name="Bitstream Vera Sans3" fo:font-size="10pt" style:font-name-asian="Utopia-Bold" style:font-size-asian="10pt" style:font-name-complex="Utopia-Bold" style:font-size-complex="10pt"/>
    </style:style>
    <style:style style:name="T34" style:family="text">
      <style:text-properties style:font-name="Bitstream Vera Sans3" fo:font-size="10pt" officeooo:rsid="005edd38" style:font-name-asian="Utopia-Bold" style:font-size-asian="10pt" style:font-name-complex="Utopia-Bold" style:font-size-complex="10pt"/>
    </style:style>
    <style:style style:name="T35" style:family="text">
      <style:text-properties style:font-name="Bitstream Vera Sans3" fo:font-size="10pt" style:font-size-asian="10pt" style:font-size-complex="10pt"/>
    </style:style>
    <style:style style:name="T36" style:family="text">
      <style:text-properties style:font-name="Bitstream Vera Sans3" fo:font-size="10pt" style:font-size-asian="10pt" style:font-style-asian="normal" style:font-size-complex="10pt" style:font-style-complex="normal"/>
    </style:style>
    <style:style style:name="T37" style:family="text">
      <style:text-properties style:font-name="Bitstream Vera Sans3" fo:font-size="10pt" style:font-name-asian="OpenSymbol" style:font-size-asian="10pt" style:font-style-asian="normal" style:font-name-complex="OpenSymbol" style:font-size-complex="10pt" style:font-style-complex="normal"/>
    </style:style>
    <style:style style:name="T38" style:family="text">
      <style:text-properties style:font-name="OpenSymbol" fo:font-style="normal" style:font-name-asian="OpenSymbol" style:font-style-asian="normal" style:font-name-complex="OpenSymbol" style:font-style-complex="normal"/>
    </style:style>
    <style:style style:name="T39" style:family="text">
      <style:text-properties style:font-name="OpenSymbol" style:font-name-asian="OpenSymbol" style:font-size-asian="12pt" style:font-style-asian="normal" style:font-name-complex="OpenSymbol" style:font-size-complex="12pt" style:font-style-complex="normal"/>
    </style:style>
    <style:style style:name="T40" style:family="text">
      <style:text-properties style:font-name="OpenSymbol" fo:font-size="10pt" fo:font-style="normal" style:font-name-asian="OpenSymbol" style:font-style-asian="normal" style:font-name-complex="OpenSymbol" style:font-style-complex="normal" style:text-scale="100%"/>
    </style:style>
    <style:style style:name="T41" style:family="text">
      <style:text-properties style:font-name="OpenSymbol" fo:font-size="10pt" style:font-name-asian="Utopia-Regular1" style:font-size-asian="10pt" style:font-name-complex="Utopia-Regular1" style:font-size-complex="10pt"/>
    </style:style>
    <style:style style:name="T42" style:family="text">
      <style:text-properties style:font-name="OpenSymbol" fo:font-size="11pt" fo:font-style="normal" style:font-size-asian="11pt" style:font-style-asian="normal" style:font-size-complex="11pt" style:font-style-complex="normal"/>
    </style:style>
    <style:style style:name="T43" style:family="text">
      <style:text-properties style:font-name-asian="OpenSymbol" style:font-name-complex="OpenSymbol"/>
    </style:style>
    <style:style style:name="T44" style:family="text">
      <style:text-properties fo:color="#000000" style:font-name="OpenSymbol" fo:font-size="10pt" fo:font-style="normal" style:text-underline-style="none" fo:font-weight="normal" style:font-size-asian="10pt" style:font-style-asian="normal" style:font-weight-asian="normal" style:font-size-complex="10pt" style:font-style-complex="normal" style:font-weight-complex="normal"/>
    </style:style>
    <style:style style:name="T45" style:family="text">
      <style:text-properties fo:color="#000000" style:font-name="Bitstream Vera Sans3" fo:font-size="10pt" fo:font-style="normal" style:text-underline-style="none" fo:font-weight="normal" style:font-size-asian="10pt" style:font-style-asian="normal" style:font-weight-asian="normal" style:font-size-complex="10pt" style:font-style-complex="normal" style:font-weight-complex="normal"/>
    </style:style>
    <style:style style:name="T46" style:family="text">
      <style:text-properties fo:color="#000000" style:font-name="Bitstream Vera Sans3" fo:font-size="10pt" fo:font-style="normal"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47" style:family="text">
      <style:text-properties fo:color="#000000" style:font-name="Bitstream Vera Sans3" fo:font-size="10pt" fo:font-style="normal" fo:font-weight="normal" officeooo:rsid="00543506" style:font-name-asian="Utopia-Regular" style:font-size-asian="10pt" style:font-name-complex="Utopia-Regular" style:font-size-complex="10pt"/>
    </style:style>
    <style:style style:name="T48" style:family="text">
      <style:text-properties fo:color="#000000" style:text-position="sub 58%" style:font-name="Times New Roman" fo:font-size="12pt" fo:letter-spacing="normal" fo:font-style="italic" style:text-underline-style="none" fo:font-weight="normal" style:font-name-asian="OpenSymbol" style:font-size-asian="12pt" style:font-style-asian="italic" style:font-weight-asian="normal" style:font-name-complex="OpenSymbol" style:font-size-complex="12pt" style:font-style-complex="italic" style:font-weight-complex="normal"/>
    </style:style>
    <style:style style:name="T49" style:family="text">
      <style:text-properties fo:color="#000000" style:text-position="0% 100%" style:font-name="Bitstream Vera Sans3" fo:font-size="10pt" fo:letter-spacing="-0.004cm" fo:font-style="normal" style:text-underline-style="none" fo:font-weight="normal" style:font-name-asian="OpenSymbol" style:font-size-asian="13.3000001907349pt" style:font-style-asian="normal" style:font-weight-asian="normal" style:font-name-complex="OpenSymbol" style:font-size-complex="13.3000001907349pt" style:font-style-complex="normal" style:font-weight-complex="normal"/>
    </style:style>
    <style:style style:name="T50" style:family="text">
      <style:text-properties fo:color="#000000" style:text-position="0% 100%" style:font-name="Bitstream Vera Sans3" fo:font-size="10pt" fo:letter-spacing="-0.004cm" fo:font-style="normal" style:text-underline-style="none" fo:font-weight="normal" officeooo:rsid="00506a41" style:font-name-asian="OpenSymbol" style:font-size-asian="13.3000001907349pt" style:font-style-asian="normal" style:font-weight-asian="normal" style:font-name-complex="OpenSymbol" style:font-size-complex="13.3000001907349pt" style:font-style-complex="normal" style:font-weight-complex="normal"/>
    </style:style>
    <style:style style:name="T51" style:family="text">
      <style:text-properties fo:font-style="italic" style:font-name-asian="Utopia-Italic1" style:font-style-asian="italic" style:font-name-complex="Utopia-Italic1" style:font-style-complex="italic"/>
    </style:style>
    <style:style style:name="T52" style:family="text">
      <style:text-properties fo:font-style="italic" style:font-name-asian="Fourier-Math-Symbols" style:font-style-asian="italic" style:font-name-complex="Fourier-Math-Symbols" style:font-style-complex="italic"/>
    </style:style>
    <style:style style:name="T53" style:family="text">
      <style:text-properties fo:font-style="italic" fo:font-weight="normal" style:font-name-asian="Utopia-Italic" style:font-style-asian="italic" style:font-weight-asian="normal" style:font-name-complex="Utopia-Italic" style:font-style-complex="italic" style:font-weight-complex="normal"/>
    </style:style>
    <style:style style:name="T54" style:family="text">
      <style:text-properties fo:font-size="11pt" fo:font-weight="bold" style:font-size-asian="11pt" style:font-weight-asian="bold" style:font-size-complex="11pt" style:font-weight-complex="bold"/>
    </style:style>
    <style:style style:name="T55" style:family="text">
      <style:text-properties fo:font-size="11pt" fo:font-weight="bold" style:font-size-asian="11pt" style:font-style-asian="italic" style:font-weight-asian="bold" style:font-size-complex="11pt" style:font-style-complex="italic" style:font-weight-complex="bold"/>
    </style:style>
    <style:style style:name="T56" style:family="text">
      <style:text-properties fo:font-size="11pt" fo:font-weight="normal" style:font-size-asian="11pt" style:font-weight-asian="normal" style:font-size-complex="11pt" style:font-weight-complex="normal"/>
    </style:style>
    <style:style style:name="T57" style:family="text">
      <style:text-properties fo:font-size="11pt" fo:letter-spacing="0.088cm" fo:font-weight="bold" style:font-size-asian="11pt" style:font-weight-asian="bold" style:font-size-complex="11pt" style:font-weight-complex="bold"/>
    </style:style>
    <style:style style:name="T58" style:family="text">
      <style:text-properties fo:font-weight="normal" style:font-name-asian="Utopia-Regular1" style:font-weight-asian="normal" style:font-name-complex="Utopia-Regular1" style:font-weight-complex="normal"/>
    </style:style>
    <style:style style:name="T59" style:family="text">
      <style:text-properties fo:letter-spacing="-0.004cm"/>
    </style:style>
    <style:style style:name="T60" style:family="text">
      <style:text-properties style:text-position="0% 100%"/>
    </style:style>
    <style:style style:name="T61" style:family="text">
      <style:text-properties style:text-position="0% 100%" style:font-name-asian="OpenSymbol" style:font-style-asian="normal" style:font-name-complex="OpenSymbol" style:font-style-complex="normal"/>
    </style:style>
    <style:style style:name="T62" style:family="text">
      <style:text-properties style:text-position="0% 100%" style:font-name-asian="OpenSymbol" style:font-size-asian="10pt" style:font-style-asian="normal" style:font-name-complex="OpenSymbol" style:font-size-complex="10pt" style:font-style-complex="normal"/>
    </style:style>
    <style:style style:name="T63" style:family="text">
      <style:text-properties style:text-position="0% 100%" style:font-name="Bitstream Vera Sans3" fo:font-size="10pt" fo:font-style="normal" style:font-name-asian="OpenSymbol1" style:font-size-asian="10pt" style:font-style-asian="normal" style:font-name-complex="OpenSymbol1" style:font-size-complex="10pt" style:font-style-complex="normal"/>
    </style:style>
    <style:style style:name="T64" style:family="text">
      <style:text-properties style:text-position="0% 100%" style:font-name="Bitstream Vera Sans3" fo:font-size="10pt" fo:font-style="normal" officeooo:rsid="0038cb72" style:font-name-asian="OpenSymbol1" style:font-size-asian="10pt" style:font-style-asian="normal" style:font-name-complex="OpenSymbol1" style:font-size-complex="10pt" style:font-style-complex="normal"/>
    </style:style>
    <style:style style:name="T65" style:family="text">
      <style:text-properties style:text-position="0% 100%" style:font-name="Bitstream Vera Sans3" fo:font-size="10pt" fo:font-style="normal" style:text-underline-style="none" officeooo:rsid="003771b9" style:font-name-asian="OpenSymbol" style:font-size-asian="13.3000001907349pt" style:font-style-asian="normal" style:font-name-complex="OpenSymbol" style:font-size-complex="13.3000001907349pt" style:font-style-complex="normal"/>
    </style:style>
    <style:style style:name="T66" style:family="text">
      <style:text-properties style:text-position="0% 100%" style:font-name="Bitstream Vera Sans3" fo:font-size="10pt" fo:font-style="normal" style:text-underline-style="none" officeooo:rsid="004c1f2f" style:font-name-asian="OpenSymbol" style:font-size-asian="13.3000001907349pt" style:font-style-asian="normal" style:font-name-complex="OpenSymbol" style:font-size-complex="13.3000001907349pt" style:font-style-complex="normal"/>
    </style:style>
    <style:style style:name="T67" style:family="text">
      <style:text-properties style:text-position="0% 100%" style:font-name="Bitstream Vera Sans3" fo:font-size="10pt" fo:font-style="normal" style:font-name-asian="Utopia-Bold" style:font-size-asian="10pt" style:font-style-asian="normal" style:font-name-complex="Utopia-Bold" style:font-size-complex="10pt" style:font-style-complex="normal"/>
    </style:style>
    <style:style style:name="T68" style:family="text">
      <style:text-properties style:text-position="0% 100%" style:font-name="Bitstream Vera Sans3" fo:font-size="10pt" fo:letter-spacing="-0.004cm" fo:font-style="normal" style:text-underline-style="none" style:font-name-asian="OpenSymbol" style:font-size-asian="13.3000001907349pt" style:font-style-asian="normal" style:font-name-complex="OpenSymbol" style:font-size-complex="13.3000001907349pt" style:font-style-complex="normal"/>
    </style:style>
    <style:style style:name="T69" style:family="text">
      <style:text-properties style:text-position="0% 100%" style:font-name="Bitstream Vera Sans3" fo:font-size="10pt" fo:letter-spacing="-0.004cm" fo:font-style="normal" style:text-underline-style="none" style:font-name-asian="OpenSymbol" style:font-size-asian="10pt" style:font-style-asian="normal" style:font-name-complex="OpenSymbol" style:font-size-complex="10pt" style:font-style-complex="normal"/>
    </style:style>
    <style:style style:name="T70" style:family="text">
      <style:text-properties style:text-position="0% 100%" style:font-name="Bitstream Vera Sans3" fo:font-size="10pt" fo:letter-spacing="-0.004cm" fo:font-style="normal" style:text-underline-style="none" officeooo:rsid="005ca933" style:font-name-asian="OpenSymbol" style:font-size-asian="10pt" style:font-style-asian="normal" style:font-name-complex="OpenSymbol" style:font-size-complex="10pt" style:font-style-complex="normal"/>
    </style:style>
    <style:style style:name="T71" style:family="text">
      <style:text-properties style:text-position="0% 100%" style:font-name="Bitstream Vera Sans3" fo:font-size="10pt" fo:letter-spacing="-0.004cm" fo:font-style="normal"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72" style:family="text">
      <style:text-properties style:text-position="0% 100%" style:font-name="Bitstream Vera Sans3" fo:font-size="10pt" fo:letter-spacing="-0.004cm" fo:font-style="normal" style:text-underline-style="none" fo:font-weight="normal" style:font-name-asian="OpenSymbol" style:font-size-asian="13.3000001907349pt" style:font-style-asian="normal" style:font-weight-asian="normal" style:font-name-complex="OpenSymbol" style:font-size-complex="13.3000001907349pt" style:font-style-complex="normal" style:font-weight-complex="normal"/>
    </style:style>
    <style:style style:name="T73" style:family="text">
      <style:text-properties style:text-position="0% 100%" style:font-name="Bitstream Vera Sans3" fo:font-size="10pt" fo:letter-spacing="normal" fo:font-style="normal" style:text-underline-style="none" fo:font-weight="normal" style:font-name-asian="OpenSymbol" style:font-size-asian="8.75pt" style:font-style-asian="normal" style:font-weight-asian="normal" style:font-name-complex="OpenSymbol" style:font-size-complex="10pt" style:font-style-complex="normal" style:font-weight-complex="normal"/>
    </style:style>
    <style:style style:name="T74" style:family="text">
      <style:text-properties style:text-position="0% 100%" style:font-name="Bitstream Vera Sans3" fo:font-size="10pt" fo:letter-spacing="-0.011cm" fo:font-style="normal" style:text-underline-style="none" fo:font-weight="normal" style:font-name-asian="OpenSymbol" style:font-size-asian="13.3000001907349pt" style:font-style-asian="normal" style:font-weight-asian="normal" style:font-name-complex="OpenSymbol" style:font-size-complex="13.3000001907349pt" style:font-style-complex="normal" style:font-weight-complex="normal"/>
    </style:style>
    <style:style style:name="T75" style:family="text">
      <style:text-properties style:text-position="0% 100%" style:font-name="Bitstream Vera Sans3" fo:font-size="10pt" fo:letter-spacing="-0.011cm" fo:font-style="normal" style:text-underline-style="none" fo:font-weight="normal" style:font-name-asian="OpenSymbol" style:font-size-asian="8.75pt" style:font-style-asian="normal" style:font-weight-asian="normal" style:font-name-complex="OpenSymbol" style:font-size-complex="10pt" style:font-style-complex="normal" style:font-weight-complex="normal"/>
    </style:style>
    <style:style style:name="T76" style:family="text">
      <style:text-properties style:text-position="0% 100%" style:font-name="Bitstream Vera Sans3" fo:font-size="10pt" fo:letter-spacing="-0.007cm" fo:font-style="normal" style:text-underline-style="none" fo:font-weight="normal" style:font-name-asian="OpenSymbol" style:font-size-asian="13.3000001907349pt" style:font-style-asian="normal" style:font-weight-asian="normal" style:font-name-complex="OpenSymbol" style:font-size-complex="13.3000001907349pt" style:font-style-complex="normal" style:font-weight-complex="normal"/>
    </style:style>
    <style:style style:name="T77" style:family="text">
      <style:text-properties style:text-position="0% 100%" style:font-name="Bitstream Vera Sans3" fo:font-size="10pt" fo:letter-spacing="-0.007cm" fo:font-style="normal" style:text-underline-style="none" fo:font-weight="normal" officeooo:rsid="00506a41" style:font-name-asian="OpenSymbol" style:font-size-asian="13.3000001907349pt" style:font-style-asian="normal" style:font-weight-asian="normal" style:font-name-complex="OpenSymbol" style:font-size-complex="13.3000001907349pt" style:font-style-complex="normal" style:font-weight-complex="normal"/>
    </style:style>
    <style:style style:name="T78" style:family="text">
      <style:text-properties style:text-position="0% 100%" style:font-name="Bitstream Vera Sans3" fo:font-size="10pt" fo:letter-spacing="-0.007cm" fo:font-style="normal" style:text-underline-style="none" fo:font-weight="normal" officeooo:rsid="005132d2" style:font-name-asian="OpenSymbol" style:font-size-asian="13.3000001907349pt" style:font-style-asian="normal" style:font-weight-asian="normal" style:font-name-complex="OpenSymbol" style:font-size-complex="13.3000001907349pt" style:font-style-complex="normal" style:font-weight-complex="normal"/>
    </style:style>
    <style:style style:name="T79" style:family="text">
      <style:text-properties style:text-position="0% 100%" style:font-name="Bitstream Vera Sans3" fo:font-style="normal" style:text-underline-style="none" style:font-name-asian="OpenSymbol" style:font-size-asian="13.3000001907349pt" style:font-style-asian="normal" style:font-name-complex="OpenSymbol" style:font-size-complex="13.3000001907349pt" style:font-style-complex="normal"/>
    </style:style>
    <style:style style:name="T80" style:family="text">
      <style:text-properties style:text-position="0% 100%" fo:font-size="12pt" fo:letter-spacing="-0.004cm" style:text-underline-style="none" style:font-name-asian="OpenSymbol" style:font-size-asian="12pt" style:font-style-asian="normal" style:font-name-complex="OpenSymbol" style:font-size-complex="12pt" style:font-style-complex="normal"/>
    </style:style>
    <style:style style:name="T81" style:family="text">
      <style:text-properties style:text-position="0% 100%" fo:font-size="12pt" fo:letter-spacing="-0.004cm" style:text-underline-style="none" fo:font-weight="normal" style:font-name-asian="OpenSymbol" style:font-size-asian="12pt" style:font-style-asian="normal" style:font-weight-asian="normal" style:font-name-complex="OpenSymbol" style:font-size-complex="12pt" style:font-style-complex="normal" style:font-weight-complex="normal"/>
    </style:style>
    <style:style style:name="T82" style:family="text">
      <style:text-properties style:text-position="0% 100%" fo:font-size="12pt" fo:letter-spacing="0.088cm" style:text-underline-style="none" fo:font-weight="normal" style:font-name-asian="OpenSymbol" style:font-size-asian="12pt" style:font-style-asian="normal" style:font-weight-asian="normal" style:font-name-complex="OpenSymbol" style:font-size-complex="12pt" style:font-style-complex="normal" style:font-weight-complex="normal"/>
    </style:style>
    <style:style style:name="T83" style:family="text">
      <style:text-properties style:text-position="0% 100%" fo:font-size="12pt" fo:letter-spacing="normal" style:text-underline-style="none" fo:font-weight="normal" style:font-name-asian="OpenSymbol" style:font-size-asian="12pt" style:font-style-asian="normal" style:font-weight-asian="normal" style:font-name-complex="OpenSymbol" style:font-size-complex="12pt" style:font-style-complex="normal" style:font-weight-complex="normal"/>
    </style:style>
    <style:style style:name="T84" style:family="text">
      <style:text-properties style:text-position="0% 100%" fo:font-size="12pt" fo:letter-spacing="-0.011cm" style:text-underline-style="none" fo:font-weight="normal" style:font-name-asian="OpenSymbol" style:font-size-asian="12pt" style:font-style-asian="normal" style:font-weight-asian="normal" style:font-name-complex="OpenSymbol" style:font-size-complex="12pt" style:font-style-complex="normal" style:font-weight-complex="normal"/>
    </style:style>
    <style:style style:name="T85" style:family="text">
      <style:text-properties style:text-position="0% 100%" fo:font-size="12pt" fo:letter-spacing="-0.007cm" style:text-underline-style="none" fo:font-weight="normal" style:font-name-asian="OpenSymbol" style:font-size-asian="12pt" style:font-style-asian="normal" style:font-weight-asian="normal" style:font-name-complex="OpenSymbol" style:font-size-complex="12pt" style:font-style-complex="normal" style:font-weight-complex="normal"/>
    </style:style>
    <style:style style:name="T86" style:family="text">
      <style:text-properties style:text-position="0% 100%" fo:font-size="12pt" fo:letter-spacing="-0.007cm" style:text-underline-style="none" style:font-name-asian="OpenSymbol" style:font-size-asian="12pt" style:font-style-asian="normal" style:font-name-complex="OpenSymbol" style:font-size-complex="12pt" style:font-style-complex="normal"/>
    </style:style>
    <style:style style:name="T87" style:family="text">
      <style:text-properties style:text-position="0% 100%" fo:letter-spacing="-0.004cm" style:text-underline-style="none" fo:font-weight="normal" style:font-name-asian="OpenSymbol" style:font-size-asian="10pt" style:font-style-asian="normal" style:font-weight-asian="normal" style:font-name-complex="OpenSymbol" style:font-size-complex="10pt" style:font-style-complex="normal" style:font-weight-complex="normal"/>
    </style:style>
    <style:style style:name="T88" style:family="text">
      <style:text-properties style:text-position="0% 100%" fo:letter-spacing="-0.004cm" style:text-underline-style="none" fo:font-weight="normal" style:font-name-asian="OpenSymbol" style:font-weight-asian="normal" style:font-name-complex="OpenSymbol" style:font-weight-complex="normal"/>
    </style:style>
    <style:style style:name="T89" style:family="text">
      <style:text-properties style:text-position="0% 100%" fo:letter-spacing="-0.004cm" style:text-underline-style="none" fo:font-weight="normal" officeooo:rsid="0056ac62" style:font-name-asian="OpenSymbol" style:font-weight-asian="normal" style:font-name-complex="OpenSymbol" style:font-weight-complex="normal"/>
    </style:style>
    <style:style style:name="T90" style:family="text">
      <style:text-properties style:text-position="0% 100%" fo:letter-spacing="-0.004cm" style:text-underline-style="none" officeooo:rsid="003771b9" style:font-name-asian="OpenSymbol" style:font-size-asian="10pt" style:font-style-asian="normal" style:font-name-complex="OpenSymbol" style:font-size-complex="10pt" style:font-style-complex="normal"/>
    </style:style>
    <style:style style:name="T91" style:family="text">
      <style:text-properties style:text-position="0% 100%" fo:letter-spacing="-0.004cm" style:font-name-asian="OpenSymbol" style:font-style-asian="normal" style:font-name-complex="OpenSymbol" style:font-style-complex="normal"/>
    </style:style>
    <style:style style:name="T92" style:family="text">
      <style:text-properties style:text-position="0% 100%" style:font-name="Times New Roman" fo:font-size="12pt" fo:letter-spacing="0.088cm" fo:font-style="italic" style:text-underline-style="none" style:font-name-asian="OpenSymbol" style:font-size-asian="12pt" style:font-style-asian="italic" style:font-name-complex="OpenSymbol" style:font-size-complex="12pt" style:font-style-complex="italic"/>
    </style:style>
    <style:style style:name="T93" style:family="text">
      <style:text-properties style:text-position="0% 100%" style:font-name="Times New Roman" fo:font-size="12pt" fo:font-style="italic" style:text-underline-style="none" style:font-name-asian="OpenSymbol" style:font-size-asian="12pt" style:font-style-asian="italic" style:font-name-complex="OpenSymbol" style:font-size-complex="12pt" style:font-style-complex="italic"/>
    </style:style>
    <style:style style:name="T94" style:family="text">
      <style:text-properties style:text-position="0% 100%" style:font-name="Times New Roman" fo:font-size="12pt" fo:letter-spacing="-0.004cm" fo:font-style="italic" style:text-underline-style="none" style:font-name-asian="OpenSymbol" style:font-size-asian="12pt" style:font-style-asian="italic" style:font-name-complex="OpenSymbol" style:font-size-complex="12pt" style:font-style-complex="italic"/>
    </style:style>
    <style:style style:name="T95" style:family="text">
      <style:text-properties style:text-position="0% 100%" style:font-name="OpenSymbol" fo:font-style="normal" style:text-underline-style="none" style:font-name-asian="OpenSymbol" style:font-size-asian="13.3000001907349pt" style:font-style-asian="normal" style:font-name-complex="OpenSymbol" style:font-size-complex="13.3000001907349pt" style:font-style-complex="normal"/>
    </style:style>
    <style:style style:name="T96" style:family="text">
      <style:text-properties style:text-position="0% 100%" style:font-name="OpenSymbol" fo:font-size="10pt" fo:letter-spacing="-0.004cm" fo:font-style="normal" style:text-underline-style="none" style:font-name-asian="OpenSymbol" style:font-size-asian="13.3000001907349pt" style:font-style-asian="normal" style:font-name-complex="OpenSymbol" style:font-size-complex="13.3000001907349pt" style:font-style-complex="normal"/>
    </style:style>
    <style:style style:name="T97" style:family="text">
      <style:text-properties style:text-position="0% 100%" style:font-name="OpenSymbol" fo:font-size="10pt" fo:letter-spacing="-0.011cm" fo:font-style="normal" style:text-underline-style="none" fo:font-weight="normal" style:font-name-asian="OpenSymbol" style:font-size-asian="8.75pt" style:font-style-asian="normal" style:font-weight-asian="normal" style:font-name-complex="OpenSymbol" style:font-size-complex="10pt" style:font-style-complex="normal" style:font-weight-complex="normal"/>
    </style:style>
    <style:style style:name="T98" style:family="text">
      <style:text-properties style:text-position="0% 100%" style:font-name="OpenSymbol" fo:font-size="10pt" fo:letter-spacing="normal" fo:font-style="normal" style:text-underline-style="none" fo:font-weight="normal" style:font-name-asian="OpenSymbol" style:font-size-asian="8.75pt" style:font-style-asian="normal" style:font-weight-asian="normal" style:font-name-complex="OpenSymbol" style:font-size-complex="10pt" style:font-style-complex="normal" style:font-weight-complex="normal"/>
    </style:style>
    <style:style style:name="T99" style:family="text">
      <style:text-properties style:text-position="0% 100%" style:font-name="OpenSymbol" fo:font-size="10pt" fo:font-style="normal" style:font-name-asian="Utopia-Bold" style:font-size-asian="10pt" style:font-style-asian="normal" style:font-name-complex="Utopia-Bold" style:font-size-complex="10pt" style:font-style-complex="normal"/>
    </style:style>
    <style:style style:name="T100" style:family="text">
      <style:text-properties style:text-position="0% 100%" style:font-name="OpenSymbol" fo:font-size="11pt" fo:letter-spacing="normal" fo:font-style="normal" style:text-underline-style="none" fo:font-weight="normal" officeooo:rsid="005132d2" style:font-name-asian="OpenSymbol" style:font-size-asian="11pt" style:font-style-asian="normal" style:font-weight-asian="normal" style:font-name-complex="OpenSymbol" style:font-size-complex="11pt" style:font-style-complex="normal" style:font-weight-complex="normal"/>
    </style:style>
    <style:style style:name="T101" style:family="text">
      <style:text-properties style:text-position="0% 100%" style:font-name="Bitstream Vera Sans" fo:font-size="10pt" fo:letter-spacing="normal" style:text-underline-style="none" fo:font-weight="normal" style:font-name-asian="OpenSymbol" style:font-size-asian="8.75pt" style:font-style-asian="normal" style:font-weight-asian="normal" style:font-name-complex="OpenSymbol" style:font-size-complex="10pt" style:font-style-complex="normal" style:font-weight-complex="normal"/>
    </style:style>
    <style:style style:name="T102" style:family="text">
      <style:text-properties style:text-position="0% 100%" style:font-name="Bitstream Vera Sans" fo:font-size="10pt" fo:letter-spacing="-0.011cm" style:text-underline-style="none" fo:font-weight="normal" style:font-name-asian="OpenSymbol" style:font-size-asian="8.75pt" style:font-style-asian="normal" style:font-weight-asian="normal" style:font-name-complex="OpenSymbol" style:font-size-complex="10pt" style:font-style-complex="normal" style:font-weight-complex="normal"/>
    </style:style>
    <style:style style:name="T103" style:family="text">
      <style:text-properties style:text-position="0% 100%" fo:letter-spacing="normal" style:text-underline-style="none" fo:font-weight="normal" style:font-name-asian="OpenSymbol" style:font-size-asian="8.75pt" style:font-style-asian="normal" style:font-weight-asian="normal" style:font-name-complex="OpenSymbol" style:font-size-complex="10pt" style:font-style-complex="normal" style:font-weight-complex="normal"/>
    </style:style>
    <style:style style:name="T104" style:family="text">
      <style:text-properties style:text-position="0% 100%" fo:letter-spacing="normal" style:text-underline-style="none" fo:font-weight="normal" style:font-name-asian="OpenSymbol" style:font-weight-asian="normal" style:font-name-complex="OpenSymbol" style:font-weight-complex="normal"/>
    </style:style>
    <style:style style:name="T105" style:family="text">
      <style:text-properties style:text-position="0% 100%" fo:letter-spacing="normal" fo:font-style="normal" style:text-underline-style="none" fo:font-weight="normal" style:font-name-asian="OpenSymbol" style:font-style-asian="normal" style:font-weight-asian="normal" style:font-name-complex="OpenSymbol" style:font-style-complex="normal" style:font-weight-complex="normal"/>
    </style:style>
    <style:style style:name="T106" style:family="text">
      <style:text-properties fo:font-size="9pt" fo:font-weight="bold" style:font-size-asian="9pt" style:font-weight-asian="bold" style:font-size-complex="9pt" style:font-weight-complex="bold"/>
    </style:style>
    <style:style style:name="T107" style:family="text">
      <style:text-properties style:font-name-asian="Fourier-Math-Symbols" style:font-name-complex="Fourier-Math-Symbols"/>
    </style:style>
    <style:style style:name="T108" style:family="text">
      <style:text-properties style:font-name-asian="Fourier-Math-Symbols" style:font-size-asian="12pt" style:font-style-asian="normal" style:font-name-complex="Fourier-Math-Symbols" style:font-size-complex="12pt" style:font-style-complex="normal"/>
    </style:style>
    <style:style style:name="T109" style:family="text">
      <style:text-properties style:font-name-asian="Utopia-Regular" style:font-name-complex="Utopia-Regular"/>
    </style:style>
    <style:style style:name="T110" style:family="text">
      <style:text-properties style:font-name-asian="Fourier-Alternate-Roman" style:font-name-complex="Fourier-Alternate-Roman"/>
    </style:style>
    <style:style style:name="T111" style:family="text">
      <style:text-properties fo:letter-spacing="-0.007cm"/>
    </style:style>
    <style:style style:name="T112" style:family="text">
      <style:text-properties fo:letter-spacing="-0.007cm" style:font-name-asian="Utopia-Regular" style:font-name-complex="Utopia-Regular"/>
    </style:style>
    <style:style style:name="T113" style:family="text">
      <style:text-properties fo:letter-spacing="-0.007cm" style:font-name-asian="Fourier-Alternate-Roman" style:font-name-complex="Fourier-Alternate-Roman"/>
    </style:style>
    <style:style style:name="T114" style:family="text">
      <style:text-properties fo:letter-spacing="-0.007cm" officeooo:rsid="0056ac62" style:font-name-asian="Fourier-Alternate-Roman" style:font-name-complex="Fourier-Alternate-Roman"/>
    </style:style>
    <style:style style:name="T115" style:family="text">
      <style:text-properties officeooo:rsid="005bab31"/>
    </style:style>
    <style:style style:name="T116" style:family="text">
      <style:text-properties fo:font-variant="normal" fo:text-transform="none" fo:color="#000000" style:text-outline="false" style:text-line-through-style="none" style:text-line-through-type="none" style:font-name="Bitstream Vera Sans3" fo:font-size="10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17" style:family="text">
      <style:text-properties fo:font-variant="normal" fo:text-transform="none" style:use-window-font-color="true" style:text-outline="false" style:text-line-through-style="none" style:text-line-through-type="none" style:font-name="Bitstream Vera Sans3" fo:font-size="6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8" style:family="text">
      <style:text-properties fo:font-variant="normal" fo:text-transform="none" style:use-window-font-color="true" style:text-outline="false" style:text-line-through-style="none" style:text-line-through-type="none" style:font-name="Bitstream Vera Sans3" fo:font-size="8pt" fo:font-style="normal" fo:text-shadow="none" style:text-underline-style="none" fo:font-weight="normal" style:letter-kerning="true" style:font-name-asian="Lucida Sans Unicode"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19" style:family="text">
      <style:text-properties fo:font-variant="normal" fo:text-transform="none" fo:color="#1ca2b8" style:text-outline="false" style:text-line-through-style="none" style:text-line-through-type="none" style:font-name="Bitstream Vera Sans3" fo:font-size="8pt" fo:font-style="normal" fo:text-shadow="none" style:text-underline-style="none" fo:font-weight="normal" style:letter-kerning="true" style:font-name-asian="Lucida Sans Unicode"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20" style:family="text">
      <style:text-properties fo:font-variant="normal" fo:text-transform="none" style:use-window-font-color="true" style:text-outline="false" style:text-line-through-style="none" style:text-line-through-type="none" style:font-name="Times New Roman2" fo:font-size="9pt" fo:font-style="italic" fo:text-shadow="none" style:text-underline-style="none" fo:font-weight="normal" style:letter-kerning="true" style:font-name-asian="Lucida Sans Unicode"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121" style:family="text">
      <style:text-properties style:use-window-font-color="true" style:text-outline="false" style:text-line-through-style="none" style:text-line-through-type="none" style:font-name="Bitstream Vera Sans3" fo:font-size="9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22" style:family="text">
      <style:text-properties fo:color="#4c4c4c" style:text-outline="false" style:text-line-through-style="none" style:text-line-through-type="none" style:font-name="Bitstream Vera Sans3" fo:font-size="9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23" style:family="text">
      <style:text-properties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24"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MS Gothic" style:font-size-asian="12pt" style:font-style-asian="italic" style:font-weight-asian="normal" style:font-name-complex="Tahoma" style:font-size-complex="12pt" style:font-style-complex="italic" style:font-weight-complex="normal" style:text-emphasize="none" style:font-relief="none" style:text-overline-style="none" style:text-overline-color="font-color"/>
    </style:style>
    <style:style style:name="T125" style:family="text">
      <style:text-properties fo:color="#000000" style:text-outline="false" style:text-line-through-style="none" style:text-line-through-type="none" style:font-name="Bitstream Vera Sans3" fo:font-size="10pt" fo:language="en" fo:country="US" fo:font-style="normal" fo:text-shadow="none" style:text-underline-style="none" fo:font-weight="normal" style:letter-kerning="true" style:font-name-asian="DejaVuSans" style:font-size-asian="18pt" style:language-asian="en" style:country-asian="US" style:font-style-asian="normal" style:font-weight-asian="normal" style:font-name-complex="Bitstream Vera Sans3" style:font-size-complex="5.69999980926514pt" style:font-style-complex="normal" style:font-weight-complex="normal" style:text-emphasize="none" style:font-relief="none" style:text-overline-style="none" style:text-overline-color="font-color"/>
    </style:style>
    <style:style style:name="T126" style:family="text">
      <style:text-properties fo:color="#000000" style:text-outline="false" style:text-line-through-style="none" style:text-line-through-type="none" style:font-name="Times New Roman" fo:font-size="12pt" fo:language="en" fo:country="US" fo:font-style="italic" fo:text-shadow="none" style:text-underline-style="none" fo:font-weight="normal" style:letter-kerning="true" style:font-name-asian="DejaVuSans" style:font-size-asian="18pt" style:language-asian="en" style:country-asian="US" style:font-style-asian="normal" style:font-weight-asian="normal" style:font-name-complex="Times New Roman" style:font-size-complex="6.80000019073486pt" style:font-style-complex="italic" style:font-weight-complex="normal" style:text-emphasize="none" style:font-relief="none" style:text-overline-style="none" style:text-overline-color="font-color"/>
    </style:style>
    <style:style style:name="T127" style:family="text">
      <style:text-properties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28" style:family="text">
      <style:text-properties fo:color="#000000" style:text-outline="false" style:text-line-through-style="none" style:text-line-through-type="none" style:font-name="Bitstream Vera Sans5"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29" style:family="text">
      <style:text-properties fo:color="#000000" style:text-outline="false" style:text-line-through-style="none" style:text-line-through-type="none" style:font-name="Times New Roman" fo:font-size="11pt" fo:font-style="italic" fo:text-shadow="none" style:text-underline-style="none" fo:font-weight="normal" style:letter-kerning="true" style:font-name-asian="MS Gothic" style:font-size-asian="11pt" style:font-style-asian="italic" style:font-weight-asian="normal" style:font-name-complex="Tahoma" style:font-size-complex="11pt" style:font-style-complex="italic" style:font-weight-complex="normal" style:text-emphasize="none" style:font-relief="none" style:text-overline-style="none" style:text-overline-color="font-color"/>
    </style:style>
    <style:style style:name="T130" style:family="text">
      <style:text-properties fo:font-variant="normal" fo:text-transform="none"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31" style:family="text">
      <style:text-properties fo:color="#ffffff"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style:column style:rel-width="1500*" fo:start-indent="0cm" fo:end-indent="0.249cm"/>
          <style:column style:rel-width="1870*" fo:start-indent="0.249cm" fo:end-indent="0.249cm"/>
          <style:column style:rel-width="1734*" fo:start-indent="0.249cm" fo:end-indent="0cm"/>
        </style:columns>
      </style:section-properties>
    </style:style>
    <style:style style:name="Sect2" style:family="section">
      <style:section-properties text:dont-balance-text-columns="false" style:editable="false">
        <style:columns fo:column-count="2">
          <style:column style:rel-width="2438*" fo:start-indent="0cm" fo:end-indent="0cm"/>
          <style:column style:rel-width="2665*" fo:start-indent="0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Dashed_20__28_var_29__20_5661"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3" style:family="graphic">
      <style:graphic-properties draw:stroke="solid" draw:stroke-dash="Dashed_20__28_var_29__20_5662"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4" style:family="graphic">
      <style:graphic-properties draw:stroke="solid" draw:stroke-dash="Dashed_20__28_var_29__20_5663"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5" style:family="graphic">
      <style:graphic-properties draw:stroke="solid" draw:stroke-dash="Dashed_20__28_var_29__20_5664"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6" style:family="graphic">
      <style:graphic-properties draw:stroke="solid" draw:stroke-dash="Dashed_20__28_var_29__20_5665" svg:stroke-width="0.019cm" svg:stroke-color="#b3b3b3" draw:marker-start="" draw:marker-start-width="0.305cm" draw:marker-start-center="false" draw:marker-end="" draw:marker-end-width="0.305cm" draw:marker-end-center="false" draw:fill="solid" draw:fill-color="#99ccff" draw:textarea-horizontal-align="center" draw:textarea-vertical-align="middle" draw:auto-grow-height="true" fo:padding-top="0.009cm" fo:padding-bottom="0.009cm" fo:padding-left="0.009cm" fo:padding-right="0.009cm" draw:shadow="hidden" draw:shadow-offset-x="0.3cm" draw:shadow-offset-y="0.3cm" draw:shadow-color="#808080" style:run-through="foreground"/>
    </style:style>
    <style:style style:name="gr7" style:family="graphic">
      <style:graphic-properties draw:stroke="solid" draw:stroke-dash="Dashed_20__28_var_29__20_5544"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8" style:family="graphic">
      <style:graphic-properties draw:stroke="solid" draw:stroke-dash="Dashed_20__28_var_29__20_5545"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9" style:family="graphic">
      <style:graphic-properties draw:stroke="solid" draw:stroke-dash="Dashed_20__28_var_29__20_6737"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10" style:family="graphic">
      <style:graphic-properties draw:stroke="solid" draw:stroke-dash="Dashed_20__28_var_29__20_6739"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11" style:family="graphic">
      <style:graphic-properties draw:stroke="solid" draw:stroke-dash="Dashed_20__28_var_29__20_6741" svg:stroke-width="0.019cm" svg:stroke-color="#b3b3b3" draw:marker-start="" draw:marker-start-width="0.305cm" draw:marker-start-center="false" draw:marker-end="" draw:marker-end-width="0.305cm" draw:marker-end-center="false" draw:fill="solid" draw:fill-color="#99ccff" draw:textarea-horizontal-align="center" draw:textarea-vertical-align="middle" draw:auto-grow-height="true" fo:padding-top="0.009cm" fo:padding-bottom="0.009cm" fo:padding-left="0.009cm" fo:padding-right="0.009cm" draw:shadow="hidden" draw:shadow-offset-x="0.3cm" draw:shadow-offset-y="0.3cm" draw:shadow-color="#808080" style:run-through="foreground"/>
    </style:style>
    <style:style style:name="gr12" style:family="graphic">
      <style:graphic-properties draw:stroke="solid" draw:stroke-dash="Dashed_20__28_var_29__20_6742"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13" style:family="graphic">
      <style:graphic-properties draw:stroke="solid" draw:stroke-dash="Dashed_20__28_var_29__20_5555"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14" style:family="graphic">
      <style:graphic-properties draw:stroke="solid" draw:stroke-dash="Dashed_20__28_var_29__20_5556"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15" style:family="graphic">
      <style:graphic-properties draw:stroke="solid" svg:stroke-width="0.03cm" svg:stroke-color="#000000" draw:marker-start="" draw:marker-start-width="0.3cm" draw:marker-start-center="false" draw:marker-end="Arrow_20_concave" draw:marker-end-width="0.199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16" style:family="graphic">
      <style:graphic-properties draw:stroke="solid" svg:stroke-width="0.03cm" svg:stroke-color="#000000" draw:marker-start="" draw:marker-start-width="0.3cm" draw:marker-start-center="false" draw:marker-end="Arrow_20_concave" draw:marker-end-width="0.199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1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18"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19"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20"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21"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22"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23" style:family="graphic">
      <style:graphic-properties draw:stroke="solid" draw:stroke-dash="Dashed_20__28_var_29__20_6736" svg:stroke-width="0.019cm" svg:stroke-color="#b3b3b3" draw:marker-start="" draw:marker-start-width="0.305cm" draw:marker-start-center="false" draw:marker-end="" draw:marker-end-width="0.305cm" draw:marker-end-center="false" draw:fill="solid" draw:fill-color="#99ccff" draw:textarea-horizontal-align="center" draw:textarea-vertical-align="middle" draw:auto-grow-height="true" fo:padding-top="0.009cm" fo:padding-bottom="0.009cm" fo:padding-left="0.009cm" fo:padding-right="0.009cm" draw:shadow="hidden" draw:shadow-offset-x="0.3cm" draw:shadow-offset-y="0.3cm" draw:shadow-color="#808080" style:run-through="foreground"/>
    </style:style>
    <style:style style:name="gr24"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25"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26"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29"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32" style:family="graphic">
      <style:graphic-properties draw:stroke="solid" draw:stroke-dash="Dashed_20__28_var_29__20_5545"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3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draw:stroke-dash="Dashed_20__28_var_29__20_5661"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35" style:family="graphic">
      <style:graphic-properties draw:stroke="solid" draw:stroke-dash="Dashed_20__28_var_29__20_5662"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36" style:family="graphic">
      <style:graphic-properties draw:stroke="solid" draw:stroke-dash="Dashed_20__28_var_29__20_5663"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37" style:family="graphic">
      <style:graphic-properties draw:stroke="solid" draw:stroke-dash="Dashed_20__28_var_29__20_5664"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38" style:family="graphic">
      <style:graphic-properties draw:stroke="solid" draw:stroke-dash="Dashed_20__28_var_29__20_5665" svg:stroke-width="0.019cm" svg:stroke-color="#b3b3b3" draw:marker-start="" draw:marker-start-width="0.305cm" draw:marker-start-center="false" draw:marker-end="" draw:marker-end-width="0.305cm" draw:marker-end-center="false" draw:fill="solid" draw:fill-color="#99ccff" draw:textarea-horizontal-align="center" draw:textarea-vertical-align="middle" draw:auto-grow-height="true" fo:padding-top="0.009cm" fo:padding-bottom="0.009cm" fo:padding-left="0.009cm" fo:padding-right="0.009cm" draw:shadow="hidden" draw:shadow-offset-x="0.3cm" draw:shadow-offset-y="0.3cm" draw:shadow-color="#808080" style:run-through="foreground"/>
    </style:style>
    <style:style style:name="gr39" style:family="graphic">
      <style:graphic-properties draw:stroke="solid" draw:stroke-dash="Dashed_20__28_var_29__20_5544"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40" style:family="graphic">
      <style:graphic-properties draw:stroke="solid" draw:stroke-dash="Dashed_20__28_var_29__20_5545"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41" style:family="graphic">
      <style:graphic-properties draw:stroke="solid" draw:stroke-dash="Dashed_20__28_var_29__20_6735"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fo:min-height="0.413cm" fo:padding-top="0.125cm" fo:padding-bottom="0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13cm" fo:min-width="0.524cm" fo:padding-top="0cm" fo:padding-bottom="0cm" fo:padding-left="0cm" fo:padding-right="0cm" draw:shadow="hidden" draw:shadow-offset-x="0.3cm" draw:shadow-offset-y="0.3cm" draw:shadow-color="#808080" style:run-through="foreground"/>
    </style:style>
    <style:style style:name="gr44" style:family="graphic">
      <style:graphic-properties draw:stroke="solid" draw:stroke-dash="Dashed_20__28_var_29__20_6736" svg:stroke-width="0.019cm" svg:stroke-color="#b3b3b3" draw:marker-start="" draw:marker-start-width="0.305cm" draw:marker-start-center="false" draw:marker-end="" draw:marker-end-width="0.305cm" draw:marker-end-center="false" draw:fill="solid" draw:fill-color="#99ccff" draw:textarea-horizontal-align="center" draw:textarea-vertical-align="middle" draw:auto-grow-height="true" fo:padding-top="0.009cm" fo:padding-bottom="0.009cm" fo:padding-left="0.009cm" fo:padding-right="0.009cm" draw:shadow="hidden" draw:shadow-offset-x="0.3cm" draw:shadow-offset-y="0.3cm" draw:shadow-color="#808080" style:run-through="foreground"/>
    </style:style>
    <style:style style:name="gr45" style:family="graphic">
      <style:graphic-properties draw:stroke="solid" draw:stroke-dash="Dashed_20__28_var_29__20_6737"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46" style:family="graphic">
      <style:graphic-properties draw:stroke="solid" draw:stroke-dash="Dashed_20__28_var_29__20_6738"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47" style:family="graphic">
      <style:graphic-properties draw:stroke="solid" draw:stroke-dash="Dashed_20__28_var_29__20_6739"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48" style:family="graphic">
      <style:graphic-properties draw:stroke="solid" draw:stroke-dash="Dashed_20__28_var_29__20_6740"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49" style:family="graphic">
      <style:graphic-properties draw:stroke="solid" draw:stroke-dash="Dashed_20__28_var_29__20_6741" svg:stroke-width="0.019cm" svg:stroke-color="#b3b3b3" draw:marker-start="" draw:marker-start-width="0.305cm" draw:marker-start-center="false" draw:marker-end="" draw:marker-end-width="0.305cm" draw:marker-end-center="false" draw:fill="solid" draw:fill-color="#99ccff" draw:textarea-horizontal-align="center" draw:textarea-vertical-align="middle" draw:auto-grow-height="true" fo:padding-top="0.009cm" fo:padding-bottom="0.009cm" fo:padding-left="0.009cm" fo:padding-right="0.009cm" draw:shadow="hidden" draw:shadow-offset-x="0.3cm" draw:shadow-offset-y="0.3cm" draw:shadow-color="#808080" style:run-through="foreground"/>
    </style:style>
    <style:style style:name="gr50" style:family="graphic">
      <style:graphic-properties draw:stroke="solid" draw:stroke-dash="Dashed_20__28_var_29__20_6742"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51" style:family="graphic">
      <style:graphic-properties draw:stroke="solid" draw:stroke-dash="Dashed_20__28_var_29__20_5554"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52" style:family="graphic">
      <style:graphic-properties draw:stroke="solid" draw:stroke-dash="Dashed_20__28_var_29__20_5555"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53" style:family="graphic">
      <style:graphic-properties draw:stroke="solid" draw:stroke-dash="Dashed_20__28_var_29__20_5556" svg:stroke-width="0.019cm" svg:stroke-color="#b3b3b3" draw:marker-start="" draw:marker-start-width="0.314cm" draw:marker-start-center="false" draw:marker-end="" draw:marker-end-width="0.314cm" draw:marker-end-center="false" draw:fill="solid" draw:fill-color="#99ccff" draw:textarea-horizontal-align="center" draw:textarea-vertical-align="middle" draw:auto-grow-height="true" fo:padding-top="0.011cm" fo:padding-bottom="0.011cm" fo:padding-left="0.011cm" fo:padding-right="0.011cm" draw:shadow="hidden" draw:shadow-offset-x="0.3cm" draw:shadow-offset-y="0.3cm" draw:shadow-color="#808080" style:run-through="foreground"/>
    </style:style>
    <style:style style:name="gr54" style:family="graphic">
      <style:graphic-properties draw:stroke="solid" svg:stroke-width="0.03cm" svg:stroke-color="#000000" draw:marker-start="" draw:marker-start-width="0.3cm" draw:marker-start-center="false" draw:marker-end="Arrow_20_concave" draw:marker-end-width="0.199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55" style:family="graphic">
      <style:graphic-properties draw:stroke="solid" svg:stroke-width="0.035cm" svg:stroke-color="#d3802c" draw:marker-start="" draw:marker-start-width="0.3cm" draw:marker-start-center="false" draw:marker-end="" draw:marker-end-width="0.3cm" draw:marker-end-center="false" draw:fill="solid" draw:fill-color="#99ccff" draw:textarea-horizontal-align="center" draw:textarea-vertical-align="middle" draw:auto-grow-height="true" fo:padding-top="0.018cm" fo:padding-bottom="0.018cm" fo:padding-left="0.018cm" fo:padding-right="0.018cm" draw:shadow="hidden" draw:shadow-offset-x="0.3cm" draw:shadow-offset-y="0.3cm" draw:shadow-color="#808080" style:run-through="foreground"/>
    </style:style>
    <style:style style:name="gr56"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draw:auto-grow-height="true" fo:padding-top="0.139cm" fo:padding-bottom="0.139cm" fo:padding-left="0.265cm" fo:padding-right="0.26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13cm" fo:min-width="3.094cm" fo:padding-top="0cm" fo:padding-bottom="0cm" fo:padding-left="0cm" fo:padding-right="0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13cm" fo:min-width="4.025cm" fo:padding-top="0cm" fo:padding-bottom="0cm" fo:padding-left="0cm" fo:padding-right="0cm" draw:shadow="hidden" draw:shadow-offset-x="0.3cm" draw:shadow-offset-y="0.3cm" draw:shadow-color="#808080" style:run-through="foreground"/>
    </style:style>
    <style:style style:name="gr59"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25cm" fo:min-width="0.208cm" fo:padding-top="0cm" fo:padding-bottom="0cm" fo:padding-left="0cm" fo:padding-right="0cm" draw:shadow="hidden" draw:shadow-offset-x="0.3cm" draw:shadow-offset-y="0.3cm" draw:shadow-color="#808080" style:run-through="foreground"/>
    </style:style>
    <style:style style:name="gr6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25cm" fo:min-width="0.409cm" fo:padding-top="0cm" fo:padding-bottom="0cm" fo:padding-left="0cm" fo:padding-right="0cm" draw:shadow="hidden" draw:shadow-offset-x="0.3cm" draw:shadow-offset-y="0.3cm" draw:shadow-color="#808080" style:run-through="foreground"/>
    </style:style>
    <style:style style:name="gr62" style:family="graphic">
      <style:graphic-properties draw:stroke="solid"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3" style:family="graphic">
      <style:graphic-properties draw:stroke="solid" svg:stroke-width="0.019cm" svg:stroke-color="#000000" draw:marker-start="Arrow_20_concave" draw:marker-start-width="0.185cm" draw:marker-start-center="false" draw:marker-end="" draw:marker-end-width="0.185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4" style:family="graphic">
      <style:graphic-properties draw:stroke="solid" svg:stroke-width="0.019cm" svg:stroke-color="#000000" draw:marker-start="" draw:marker-start-width="0.199cm" draw:marker-start-center="false" draw:marker-end="Arrow_20_concave" draw:marker-end-width="0.185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272cm" fo:min-width="0.459cm" fo:padding-top="0cm" fo:padding-bottom="0cm" fo:padding-left="0cm" fo:padding-right="0cm" draw:shadow="hidden" draw:shadow-offset-x="0.3cm" draw:shadow-offset-y="0.3cm" draw:shadow-color="#808080" style:run-through="foreground"/>
    </style:style>
    <style:style style:name="gr6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25cm" fo:min-width="0.346cm" fo:padding-top="0cm" fo:padding-bottom="0cm" fo:padding-left="0cm" fo:padding-right="0cm" draw:shadow="hidden" draw:shadow-offset-x="0.3cm" draw:shadow-offset-y="0.3cm" draw:shadow-color="#808080" style:run-through="foreground"/>
    </style:style>
    <style:style style:name="gr6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273cm" fo:min-width="0.346cm" fo:padding-top="0cm" fo:padding-bottom="0cm" fo:padding-left="0cm" fo:padding-right="0cm" draw:shadow="hidden" draw:shadow-offset-x="0.3cm" draw:shadow-offset-y="0.3cm" draw:shadow-color="#808080" style:run-through="foreground"/>
    </style:style>
    <style:style style:name="gr6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272cm" fo:min-width="0.462cm" fo:padding-top="0cm" fo:padding-bottom="0cm" fo:padding-left="0cm" fo:padding-right="0cm" draw:shadow="hidden" draw:shadow-offset-x="0.3cm" draw:shadow-offset-y="0.3cm" draw:shadow-color="#808080" style:run-through="foreground"/>
    </style:style>
    <style:style style:name="gr6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auto-grow-height="true" draw:auto-grow-width="true" fo:min-height="0.249cm" fo:min-width="0.141cm" fo:padding-top="0cm" fo:padding-bottom="0cm" fo:padding-left="0cm" fo:padding-right="0cm" draw:shadow="hidden" draw:shadow-offset-x="0.3cm" draw:shadow-offset-y="0.3cm" draw:shadow-color="#808080" style:run-through="foreground"/>
    </style:style>
    <style:style style:name="gr7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273cm" fo:min-width="0.347cm" fo:padding-top="0cm" fo:padding-bottom="0cm" fo:padding-left="0cm" fo:padding-right="0cm" draw:shadow="hidden" draw:shadow-offset-x="0.3cm" draw:shadow-offset-y="0.3cm" draw:shadow-color="#808080" style:run-through="foreground"/>
    </style:style>
    <style:style style:name="gr7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272cm" fo:min-width="0.346cm" fo:padding-top="0cm" fo:padding-bottom="0cm" fo:padding-left="0cm" fo:padding-right="0cm" draw:shadow="hidden" draw:shadow-offset-x="0.3cm" draw:shadow-offset-y="0.3cm" draw:shadow-color="#808080" style:run-through="foreground"/>
    </style:style>
    <style:style style:name="gr7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272cm" fo:min-width="0.46cm" fo:padding-top="0cm" fo:padding-bottom="0cm" fo:padding-left="0cm" fo:padding-right="0cm" draw:shadow="hidden" draw:shadow-offset-x="0.3cm" draw:shadow-offset-y="0.3cm" draw:shadow-color="#808080" style:run-through="foreground"/>
    </style:style>
    <style:style style:name="gr7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27cm" fo:min-width="0.462cm" fo:padding-top="0cm" fo:padding-bottom="0cm" fo:padding-left="0cm" fo:padding-right="0cm" draw:shadow="hidden" draw:shadow-offset-x="0.3cm" draw:shadow-offset-y="0.3cm" draw:shadow-color="#808080" style:run-through="foreground"/>
    </style:style>
    <style:style style:name="gr7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auto-grow-height="true" draw:auto-grow-width="true" fo:min-height="0.272cm" fo:min-width="0.459cm" fo:padding-top="0cm" fo:padding-bottom="0cm" fo:padding-left="0cm" fo:padding-right="0cm" draw:shadow="hidden" draw:shadow-offset-x="0.3cm" draw:shadow-offset-y="0.3cm" draw:shadow-color="#808080" style:run-through="foreground"/>
    </style:style>
    <style:style style:name="gr7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27cm" fo:min-width="0.459cm" fo:padding-top="0cm" fo:padding-bottom="0cm" fo:padding-left="0cm" fo:padding-right="0cm" draw:shadow="hidden" draw:shadow-offset-x="0.3cm" draw:shadow-offset-y="0.3cm" draw:shadow-color="#808080" style:run-through="foreground"/>
    </style:style>
    <style:style style:name="gr76"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height="true" draw:auto-grow-width="true" fo:min-height="0.27cm" fo:min-width="0.153cm" fo:padding-top="0cm" fo:padding-bottom="0cm" fo:padding-left="0cm" fo:padding-right="0cm" draw:shadow="hidden" draw:shadow-offset-x="0.3cm" draw:shadow-offset-y="0.3cm" draw:shadow-color="#808080" style:run-through="foreground"/>
    </style:style>
    <style:style style:name="gr77"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7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268cm" fo:min-width="0.46cm" fo:padding-top="0cm" fo:padding-bottom="0cm" fo:padding-left="0cm" fo:padding-right="0cm" draw:shadow="hidden" draw:shadow-offset-x="0.3cm" draw:shadow-offset-y="0.3cm" draw:shadow-color="#808080" style:run-through="foreground"/>
    </style:style>
    <style:style style:name="gr7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auto-grow-height="true" draw:auto-grow-width="true" fo:min-height="0.27cm" fo:min-width="0.459cm" fo:padding-top="0cm" fo:padding-bottom="0cm" fo:padding-left="0cm" fo:padding-right="0cm" draw:shadow="hidden" draw:shadow-offset-x="0.3cm" draw:shadow-offset-y="0.3cm" draw:shadow-color="#808080" style:run-through="foreground"/>
    </style:style>
    <style:style style:name="gr8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69cm" fo:min-width="1.669cm" fo:padding-top="0cm" fo:padding-bottom="0cm" fo:padding-left="0cm" fo:padding-right="0cm" draw:shadow="hidden" draw:shadow-offset-x="0.3cm" draw:shadow-offset-y="0.3cm" draw:shadow-color="#808080" style:run-through="foreground"/>
    </style:style>
    <style:style style:name="gr8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44cm" fo:min-width="2.992cm" fo:padding-top="0cm" fo:padding-bottom="0cm" fo:padding-left="0cm" fo:padding-right="0cm" draw:shadow="hidden" draw:shadow-offset-x="0.3cm" draw:shadow-offset-y="0.3cm" draw:shadow-color="#808080" style:run-through="foreground"/>
    </style:style>
    <style:style style:name="gr82" style:family="graphic">
      <style:graphic-properties draw:stroke="solid" svg:stroke-width="0.041cm" svg:stroke-color="#1ca2b8" draw:marker-start="" draw:marker-start-width="0.259cm" draw:marker-start-center="false" draw:marker-end="" draw:marker-end-width="0.259cm" draw:marker-end-center="false" draw:fill="solid" draw:fill-color="#99ccff" draw:textarea-horizontal-align="center" draw:textarea-vertical-align="middle" fo:padding-top="0.146cm" fo:padding-bottom="0.146cm" fo:padding-left="0.27cm" fo:padding-right="0.27cm" draw:shadow="hidden" draw:shadow-offset-x="0.3cm" draw:shadow-offset-y="0.3cm" draw:shadow-color="#808080" style:run-through="foreground"/>
    </style:style>
    <style:style style:name="gr8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74cm" fo:min-width="3.043cm" fo:padding-top="0cm" fo:padding-bottom="0cm" fo:padding-left="0cm" fo:padding-right="0cm" draw:shadow="hidden" draw:shadow-offset-x="0.3cm" draw:shadow-offset-y="0.3cm" draw:shadow-color="#808080" style:run-through="foreground"/>
    </style:style>
    <style:style style:name="gr84"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5" style:family="graphic">
      <style:graphic-properties draw:stroke="solid" svg:stroke-width="0.019cm" svg:stroke-color="#b3b3b3"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6" style:family="graphic">
      <style:graphic-properties draw:stroke="solid" svg:stroke-width="0.03cm" svg:stroke-color="#000000" draw:marker-start-width="0.215cm" draw:marker-start-center="false" draw:marker-end="Arrow_20_concav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7" style:family="graphic">
      <style:graphic-properties draw:stroke="solid" svg:stroke-width="0.03cm" svg:stroke-color="#000000" draw:marker-start="Arrow_20_concave" draw:marker-start-width="0.215cm" draw:marker-start-center="false"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8" style:family="graphic">
      <style:graphic-properties draw:stroke="solid" svg:stroke-width="0.03cm" svg:stroke-color="#000000" draw:marker-start-width="0.245cm" draw:marker-start-center="false"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9" style:family="graphic">
      <style:graphic-properties draw:stroke="solid" svg:stroke-width="0.041cm" svg:stroke-color="#9d0f89" draw:marker-start-width="0.259cm" draw:marker-start-center="false" draw:marker-end-width="0.259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90" style:family="graphic">
      <style:graphic-properties draw:stroke="none" svg:stroke-width="0cm" svg:stroke-color="#000000" draw:marker-start-width="0.3cm" draw:marker-start-center="false" draw:marker-end-width="0.3cm" draw:marker-end-center="false" draw:fill="none" draw:fill-color="#ffffff" draw:textarea-horizontal-align="justify" draw:auto-grow-height="true" draw:auto-grow-width="true" fo:min-height="0.374cm" fo:min-width="0.621cm" fo:padding-top="0cm" fo:padding-bottom="0cm" fo:padding-left="0cm" fo:padding-right="0cm" draw:shadow="hidden" draw:shadow-offset-x="0.3cm" draw:shadow-offset-y="0.3cm" draw:shadow-color="#808080" style:run-through="foreground"/>
    </style:style>
    <style:style style:name="gr91" style:family="graphic">
      <style:graphic-properties draw:stroke="none" svg:stroke-width="0cm" svg:stroke-color="#000000" draw:marker-start-width="0.3cm" draw:marker-start-center="false" draw:marker-end-width="0.3cm" draw:marker-end-center="false" draw:fill="none" draw:fill-color="#ffffff" draw:textarea-horizontal-align="justify" draw:auto-grow-height="true" draw:auto-grow-width="true" fo:min-height="0.374cm" fo:min-width="0.415cm" fo:padding-top="0cm" fo:padding-bottom="0cm" fo:padding-left="0cm" fo:padding-right="0cm" draw:shadow="hidden" draw:shadow-offset-x="0.3cm" draw:shadow-offset-y="0.3cm" draw:shadow-color="#808080" style:run-through="foreground"/>
    </style:style>
    <style:style style:name="gr92" style:family="graphic">
      <style:graphic-properties draw:stroke="none" svg:stroke-width="0cm" svg:stroke-color="#000000" draw:marker-start-width="0.3cm" draw:marker-start-center="false" draw:marker-end-width="0.3cm" draw:marker-end-center="false" draw:fill="none" draw:fill-color="#ffffff" draw:textarea-horizontal-align="justify" draw:auto-grow-height="true" draw:auto-grow-width="true" fo:min-height="0.374cm" fo:min-width="0.416cm" fo:padding-top="0cm" fo:padding-bottom="0cm" fo:padding-left="0cm" fo:padding-right="0cm" draw:shadow="hidden" draw:shadow-offset-x="0.3cm" draw:shadow-offset-y="0.3cm" draw:shadow-color="#808080" style:run-through="foreground"/>
    </style:style>
    <style:style style:name="gr93" style:family="graphic">
      <style:graphic-properties draw:stroke="none" svg:stroke-width="0cm" svg:stroke-color="#000000" draw:marker-start-width="0.3cm" draw:marker-start-center="false" draw:marker-end-width="0.3cm" draw:marker-end-center="false" draw:fill="none" draw:fill-color="#ffffff" draw:textarea-horizontal-align="justify" draw:auto-grow-height="true" draw:auto-grow-width="true" fo:min-height="0.374cm" fo:min-width="0.619cm" fo:padding-top="0cm" fo:padding-bottom="0cm" fo:padding-left="0cm" fo:padding-right="0cm" draw:shadow="hidden" draw:shadow-offset-x="0.3cm" draw:shadow-offset-y="0.3cm" draw:shadow-color="#808080" style:run-through="foreground"/>
    </style:style>
    <style:style style:name="gr94" style:family="graphic">
      <style:graphic-properties draw:stroke="none" svg:stroke-width="0cm" svg:stroke-color="#000000" draw:marker-start-width="0.3cm" draw:marker-start-center="false" draw:marker-end-width="0.3cm" draw:marker-end-center="false" draw:fill="none" draw:fill-color="#ffffff" draw:textarea-horizontal-align="justify" draw:auto-grow-height="true" draw:auto-grow-width="true" fo:min-height="0.374cm" fo:min-width="0.413cm" fo:padding-top="0cm" fo:padding-bottom="0cm" fo:padding-left="0cm" fo:padding-right="0cm" draw:shadow="hidden" draw:shadow-offset-x="0.3cm" draw:shadow-offset-y="0.3cm" draw:shadow-color="#808080" style:run-through="foreground"/>
    </style:style>
    <style:style style:name="gr95" style:family="graphic">
      <style:graphic-properties draw:stroke="none" svg:stroke-width="0cm" svg:stroke-color="#000000" draw:marker-start-width="0.3cm" draw:marker-start-center="false" draw:marker-end-width="0.3cm" draw:marker-end-center="false" draw:fill="none" draw:fill-color="#ffffff" draw:textarea-horizontal-align="justify" draw:auto-grow-height="true" draw:auto-grow-width="true" fo:min-height="0.374cm" fo:min-width="0.206cm" fo:padding-top="0cm" fo:padding-bottom="0cm" fo:padding-left="0cm" fo:padding-right="0cm" draw:shadow="hidden" draw:shadow-offset-x="0.3cm" draw:shadow-offset-y="0.3cm" draw:shadow-color="#808080" style:run-through="foreground"/>
    </style:style>
    <style:style style:name="gr96" style:family="graphic">
      <style:graphic-properties draw:stroke="none" svg:stroke-width="0cm" svg:stroke-color="#000000" draw:marker-start-width="0.3cm" draw:marker-start-center="false" draw:marker-end-width="0.3cm" draw:marker-end-center="false" draw:fill="none" draw:fill-color="#ffffff" draw:textarea-horizontal-align="justify" draw:auto-grow-height="true" draw:auto-grow-width="true" fo:min-height="0.374cm" fo:min-width="0.617cm" fo:padding-top="0cm" fo:padding-bottom="0cm" fo:padding-left="0cm" fo:padding-right="0cm" draw:shadow="hidden" draw:shadow-offset-x="0.3cm" draw:shadow-offset-y="0.3cm" draw:shadow-color="#808080" style:run-through="foreground"/>
    </style:style>
    <style:style style:name="gr97" style:family="graphic">
      <style:graphic-properties draw:stroke="none" svg:stroke-width="0cm" svg:stroke-color="#000000" draw:marker-start-width="0.3cm" draw:marker-start-center="false" draw:marker-end-width="0.3cm" draw:marker-end-center="false" draw:fill="none" draw:fill-color="#ffffff" draw:textarea-horizontal-align="justify" draw:auto-grow-height="true" draw:auto-grow-width="true" fo:min-height="0.374cm" fo:min-width="0.367cm" fo:padding-top="0cm" fo:padding-bottom="0cm" fo:padding-left="0cm" fo:padding-right="0cm" draw:shadow="hidden" draw:shadow-offset-x="0.3cm" draw:shadow-offset-y="0.3cm" draw:shadow-color="#808080" style:run-through="foreground"/>
    </style:style>
    <style:style style:name="gr98" style:family="graphic">
      <style:graphic-properties draw:stroke="none" svg:stroke-width="0cm" svg:stroke-color="#000000" draw:marker-start-width="0.3cm" draw:marker-start-center="false" draw:marker-end-width="0.3cm" draw:marker-end-center="false" draw:fill="none" draw:fill-color="#ffffff" draw:textarea-horizontal-align="justify" draw:auto-grow-height="true" draw:auto-grow-width="true" fo:min-height="0.582cm" fo:min-width="0.73cm" fo:padding-top="0cm" fo:padding-bottom="0cm" fo:padding-left="0cm" fo:padding-right="0cm" draw:shadow="hidden" draw:shadow-offset-x="0.3cm" draw:shadow-offset-y="0.3cm" draw:shadow-color="#808080" style:run-through="foreground"/>
    </style:style>
    <style:style style:name="gr99" style:family="graphic">
      <style:graphic-properties draw:stroke="none" svg:stroke-width="0cm" svg:stroke-color="#000000" draw:marker-start-width="0.3cm" draw:marker-start-center="false" draw:marker-end-width="0.3cm" draw:marker-end-center="false" draw:fill="none" draw:fill-color="#ffffff" draw:textarea-horizontal-align="justify" draw:auto-grow-height="true" draw:auto-grow-width="true" fo:min-height="0.374cm" fo:min-width="0.409cm" fo:padding-top="0cm" fo:padding-bottom="0cm" fo:padding-left="0cm" fo:padding-right="0cm" draw:shadow="hidden" draw:shadow-offset-x="0.3cm" draw:shadow-offset-y="0.3cm" draw:shadow-color="#808080" style:run-through="foreground"/>
    </style:style>
    <style:style style:name="gr100" style:family="graphic">
      <style:graphic-properties draw:stroke="dash" draw:stroke-dash="Dashed_20__28_var_29__20_6745" svg:stroke-width="0.03cm" svg:stroke-color="#4c4c4c" draw:marker-start-width="0.245cm" draw:marker-start-center="false"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1" style:family="graphic">
      <style:graphic-properties draw:stroke="dash" draw:stroke-dash="Dashed_20__28_var_29__20_6746" svg:stroke-width="0.03cm" svg:stroke-color="#4c4c4c" draw:marker-start-width="0.245cm" draw:marker-start-center="false"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2" style:family="graphic">
      <style:graphic-properties draw:stroke="none" svg:stroke-width="0cm" svg:stroke-color="#000000" draw:marker-start-width="0.3cm" draw:marker-start-center="false" draw:marker-end-width="0.3cm" draw:marker-end-center="false" draw:fill="none" draw:fill-color="#ffffff" draw:textarea-horizontal-align="justify" draw:auto-grow-height="true" draw:auto-grow-width="true" fo:min-height="0.374cm" fo:min-width="1.041cm" fo:padding-top="0cm" fo:padding-bottom="0cm" fo:padding-left="0cm" fo:padding-right="0cm" draw:shadow="hidden" draw:shadow-offset-x="0.3cm" draw:shadow-offset-y="0.3cm" draw:shadow-color="#808080" style:run-through="foreground"/>
    </style:style>
    <style:style style:name="gr103" style:family="graphic">
      <style:graphic-properties draw:stroke="none" svg:stroke-width="0cm" svg:stroke-color="#000000" draw:marker-start-width="0.3cm" draw:marker-start-center="false" draw:marker-end-width="0.3cm" draw:marker-end-center="false" draw:fill="none" draw:fill-color="#ffffff" draw:textarea-horizontal-align="justify" draw:auto-grow-height="true" draw:auto-grow-width="true" fo:min-height="0.374cm" fo:min-width="2.692cm" fo:padding-top="0cm" fo:padding-bottom="0cm" fo:padding-left="0cm" fo:padding-right="0cm" draw:shadow="hidden" draw:shadow-offset-x="0.3cm" draw:shadow-offset-y="0.3cm" draw:shadow-color="#808080" style:run-through="foreground"/>
    </style:style>
    <style:style style:name="gr104" style:family="graphic">
      <style:graphic-properties draw:stroke="none" svg:stroke-width="0cm" svg:stroke-color="#000000" draw:marker-start-width="0.3cm" draw:marker-start-center="false" draw:marker-end-width="0.3cm" draw:marker-end-center="false" draw:fill="none" draw:fill-color="#ffffff" draw:textarea-horizontal-align="justify" draw:auto-grow-height="true" draw:auto-grow-width="true" fo:min-height="0.409cm" fo:min-width="2.09cm" fo:padding-top="0cm" fo:padding-bottom="0cm" fo:padding-left="0cm" fo:padding-right="0cm" draw:shadow="hidden" draw:shadow-offset-x="0.3cm" draw:shadow-offset-y="0.3cm" draw:shadow-color="#808080" style:run-through="foreground"/>
    </style:style>
    <style:style style:name="gr105" style:family="graphic">
      <style:graphic-properties style:run-through="foreground"/>
    </style:style>
    <style:style style:name="gr106"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7"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10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9" style:family="graphic">
      <style:graphic-properties draw:stroke="solid" svg:stroke-width="0.019cm" svg:stroke-color="#b3b3b3" draw:marker-start-width="0.178cm" draw:marker-start-center="false" draw:marker-end-width="0.178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0" style:family="graphic">
      <style:graphic-properties draw:stroke="none" svg:stroke-width="0.019cm" svg:stroke-color="#b3b3b3" draw:marker-start-width="0.229cm" draw:marker-start-center="false" draw:marker-end-width="0.229cm" draw:marker-end-center="false" draw:fill="none" draw:fill-color="#ffffff" draw:auto-grow-height="true" draw:auto-grow-width="true" fo:min-height="0.455cm" fo:min-width="0.235cm" fo:padding-top="0.125cm" fo:padding-bottom="0cm" fo:padding-left="0.25cm" fo:padding-right="0.25cm" draw:shadow="hidden" draw:shadow-offset-x="0.3cm" draw:shadow-offset-y="0.3cm" draw:shadow-color="#808080" style:run-through="foreground"/>
    </style:style>
    <style:style style:name="gr111" style:family="graphic">
      <style:graphic-properties draw:stroke="none" svg:stroke-width="0.019cm" svg:stroke-color="#b3b3b3" draw:marker-start-width="0.229cm" draw:marker-start-center="false" draw:marker-end-width="0.229cm" draw:marker-end-center="false" draw:fill="none" draw:fill-color="#ffffff" draw:auto-grow-height="true" draw:auto-grow-width="true" fo:min-height="0.457cm" fo:min-width="0.235cm" fo:padding-top="0.125cm" fo:padding-bottom="0cm" fo:padding-left="0.25cm" fo:padding-right="0.25cm" draw:shadow="hidden" draw:shadow-offset-x="0.3cm" draw:shadow-offset-y="0.3cm" draw:shadow-color="#808080" style:run-through="foreground"/>
    </style:style>
    <style:style style:name="gr112" style:family="graphic">
      <style:graphic-properties draw:stroke="none" svg:stroke-width="0.019cm" svg:stroke-color="#b3b3b3" draw:marker-start-width="0.229cm" draw:marker-start-center="false" draw:marker-end-width="0.229cm" draw:marker-end-center="false" draw:fill="none" draw:fill-color="#ffffff" draw:auto-grow-height="true" draw:auto-grow-width="true" fo:min-height="0.457cm" fo:min-width="0.233cm" fo:padding-top="0.125cm" fo:padding-bottom="0cm" fo:padding-left="0.25cm" fo:padding-right="0.25cm" draw:shadow="hidden" draw:shadow-offset-x="0.3cm" draw:shadow-offset-y="0.3cm" draw:shadow-color="#808080" style:run-through="foreground"/>
    </style:style>
    <style:style style:name="gr113" style:family="graphic">
      <style:graphic-properties draw:stroke="none" svg:stroke-width="0.019cm" svg:stroke-color="#b3b3b3" draw:marker-start-width="0.229cm" draw:marker-start-center="false" draw:marker-end-width="0.229cm" draw:marker-end-center="false" draw:fill="none" draw:fill-color="#ffffff" draw:auto-grow-height="true" draw:auto-grow-width="true" fo:min-height="0.457cm" fo:min-width="0.46cm" fo:padding-top="0.125cm" fo:padding-bottom="0cm" fo:padding-left="0.25cm" fo:padding-right="0.25cm" draw:shadow="hidden" draw:shadow-offset-x="0.3cm" draw:shadow-offset-y="0.3cm" draw:shadow-color="#808080" style:run-through="foreground"/>
    </style:style>
    <style:style style:name="gr114" style:family="graphic">
      <style:graphic-properties draw:stroke="none" svg:stroke-width="0.019cm" svg:stroke-color="#b3b3b3" draw:marker-start-width="0.229cm" draw:marker-start-center="false" draw:marker-end-width="0.229cm" draw:marker-end-center="false" draw:fill="none" draw:fill-color="#ffffff" draw:auto-grow-height="true" draw:auto-grow-width="true" fo:min-height="0.457cm" fo:min-width="0.459cm" fo:padding-top="0.125cm" fo:padding-bottom="0.125cm" fo:padding-left="0cm" fo:padding-right="0.25cm" draw:shadow="hidden" draw:shadow-offset-x="0.3cm" draw:shadow-offset-y="0.3cm" draw:shadow-color="#808080" style:run-through="foreground"/>
    </style:style>
    <style:style style:name="gr115" style:family="graphic">
      <style:graphic-properties draw:stroke="none" svg:stroke-width="0.019cm" svg:stroke-color="#b3b3b3" draw:marker-start-width="0.229cm" draw:marker-start-center="false" draw:marker-end-width="0.229cm" draw:marker-end-center="false" draw:fill="none" draw:fill-color="#ffffff" draw:auto-grow-height="true" draw:auto-grow-width="true" fo:min-height="0.455cm" fo:min-width="0.459cm" fo:padding-top="0.125cm" fo:padding-bottom="0.125cm" fo:padding-left="0cm" fo:padding-right="0.25cm" draw:shadow="hidden" draw:shadow-offset-x="0.3cm" draw:shadow-offset-y="0.3cm" draw:shadow-color="#808080" style:run-through="foreground"/>
    </style:style>
    <style:style style:name="gr116" style:family="graphic">
      <style:graphic-properties draw:stroke="none" svg:stroke-width="0.019cm" svg:stroke-color="#b3b3b3" draw:marker-start-width="0.229cm" draw:marker-start-center="false" draw:marker-end-width="0.229cm" draw:marker-end-center="false" draw:fill="none" draw:fill-color="#ffffff" draw:auto-grow-height="true" draw:auto-grow-width="true" fo:min-height="0.46cm" fo:min-width="0.459cm" fo:padding-top="0.125cm" fo:padding-bottom="0.125cm" fo:padding-left="0cm" fo:padding-right="0.25cm" draw:shadow="hidden" draw:shadow-offset-x="0.3cm" draw:shadow-offset-y="0.3cm" draw:shadow-color="#808080" style:run-through="foreground"/>
    </style:style>
    <style:style style:name="gr117" style:family="graphic">
      <style:graphic-properties draw:stroke="solid" svg:stroke-width="0.019cm" svg:stroke-color="#666666" draw:marker-start-width="0.178cm" draw:marker-start-center="false" draw:marker-end-width="0.178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8" style:family="graphic">
      <style:graphic-properties draw:stroke="solid" draw:stroke-dash="Dashed_20__28_var_29__20_5957" svg:stroke-width="0.03cm" svg:stroke-color="#000000" draw:marker-start-width="0.199cm" draw:marker-start-center="false" draw:marker-end="Arrow_20_concave" draw:marker-end-width="0.19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9" style:family="graphic">
      <style:graphic-properties draw:stroke="solid" draw:stroke-dash="Dashed_20__28_var_29__20_5956" svg:stroke-width="0.03cm" svg:stroke-color="#000000" draw:marker-start-width="0.305cm" draw:marker-start-center="false" draw:marker-end="Arrow_20_concave" draw:marker-end-width="0.19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0" style:family="graphic">
      <style:graphic-properties draw:stroke="none" svg:stroke-width="0.019cm" svg:stroke-color="#b3b3b3" draw:marker-start-width="0.229cm" draw:marker-start-center="false" draw:marker-end-width="0.229cm" draw:marker-end-center="false" draw:fill="none" draw:fill-color="#ffffff" draw:auto-grow-height="true" draw:auto-grow-width="true" fo:min-height="0.564cm" fo:min-width="0.192cm" fo:padding-top="0cm" fo:padding-bottom="0cm" fo:padding-left="0cm" fo:padding-right="0cm" draw:shadow="hidden" draw:shadow-offset-x="0.3cm" draw:shadow-offset-y="0.3cm" draw:shadow-color="#808080" style:run-through="foreground"/>
    </style:style>
    <style:style style:name="gr121"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22" style:family="graphic">
      <style:graphic-properties draw:stroke="none" svg:stroke-width="0cm" svg:stroke-color="#000000" draw:marker-start-width="0.3cm" draw:marker-start-center="false" draw:marker-end-width="0.3cm" draw:marker-end-center="false" draw:fill="none" draw:fill-color="#ffffff" draw:auto-grow-width="true" fo:min-height="0.564cm" fo:min-width="0.467cm" fo:padding-top="0cm" fo:padding-bottom="0cm" fo:padding-left="0cm" fo:padding-right="0cm" draw:shadow="hidden" draw:shadow-offset-x="0.3cm" draw:shadow-offset-y="0.3cm" draw:shadow-color="#808080" style:run-through="foreground"/>
    </style:style>
    <style:style style:name="gr123" style:family="graphic">
      <style:graphic-properties draw:stroke="none" svg:stroke-width="0.019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24" style:family="graphic">
      <style:graphic-properties draw:stroke="solid" svg:stroke-width="0.019cm" svg:stroke-color="#000000" draw:marker-start-width="0.3cm" draw:marker-start-center="false" draw:marker-end-width="0.3cm" draw:marker-end-center="false" draw:fill="solid" draw:fill-color="#ffffff" draw:textarea-horizontal-align="justify" draw:textarea-vertical-align="middle" draw:auto-grow-height="false" fo:min-height="0.131cm" fo:min-width="0.411cm" fo:padding-top="0.134cm" fo:padding-bottom="0.134cm" fo:padding-left="0.259cm" fo:padding-right="0.259cm" draw:shadow="hidden" draw:shadow-offset-x="0.3cm" draw:shadow-offset-y="0.3cm" draw:shadow-color="#808080" style:run-through="foreground"/>
    </style:style>
    <style:style style:name="gr125" style:family="graphic">
      <style:graphic-properties draw:stroke="solid" svg:stroke-width="0.019cm" svg:stroke-color="#000000" draw:marker-start-width="0.3cm" draw:marker-start-center="false" draw:marker-end-width="0.3cm" draw:marker-end-center="false" draw:fill="solid" draw:fill-color="#ffffff" draw:textarea-horizontal-align="justify" draw:textarea-vertical-align="middle" draw:auto-grow-height="false" fo:min-height="0.129cm" fo:min-width="0cm" fo:padding-top="0.134cm" fo:padding-bottom="0.134cm" fo:padding-left="0.259cm" fo:padding-right="0.259cm" draw:shadow="hidden" draw:shadow-offset-x="0.3cm" draw:shadow-offset-y="0.3cm" draw:shadow-color="#808080" style:run-through="foreground"/>
    </style:style>
    <style:style style:name="gr126" style:family="graphic">
      <style:graphic-properties draw:stroke="solid" svg:stroke-width="0.019cm" svg:stroke-color="#000000" draw:marker-start-width="0.3cm" draw:marker-start-center="false" draw:marker-end-width="0.3cm" draw:marker-end-center="false" draw:fill="solid" draw:fill-color="#ffffff" draw:textarea-horizontal-align="justify" draw:textarea-vertical-align="middle" draw:auto-grow-height="false" fo:min-height="0.129cm" fo:min-width="0.409cm" fo:padding-top="0.134cm" fo:padding-bottom="0.134cm" fo:padding-left="0.259cm" fo:padding-right="0.259cm" draw:shadow="hidden" draw:shadow-offset-x="0.3cm" draw:shadow-offset-y="0.3cm" draw:shadow-color="#808080" style:run-through="foreground"/>
    </style:style>
    <style:style style:name="gr127" style:family="graphic">
      <style:graphic-properties draw:stroke="solid" svg:stroke-width="0.019cm" svg:stroke-color="#000000" draw:marker-start-width="0.3cm" draw:marker-start-center="false" draw:marker-end-width="0.3cm" draw:marker-end-center="false" draw:fill="solid" draw:fill-color="#ffffff" draw:textarea-horizontal-align="justify" draw:textarea-vertical-align="middle" draw:auto-grow-height="false" fo:min-height="0.129cm" fo:min-width="0.407cm" fo:padding-top="0.134cm" fo:padding-bottom="0.134cm" fo:padding-left="0.259cm" fo:padding-right="0.259cm" draw:shadow="hidden" draw:shadow-offset-x="0.3cm" draw:shadow-offset-y="0.3cm" draw:shadow-color="#808080" style:run-through="foreground"/>
    </style:style>
    <style:style style:name="gr128" style:family="graphic">
      <style:graphic-properties draw:stroke="solid" svg:stroke-width="0.019cm" svg:stroke-color="#000000" draw:marker-start-width="0.3cm" draw:marker-start-center="false" draw:marker-end-width="0.3cm" draw:marker-end-center="false" draw:fill="none"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29" style:family="graphic">
      <style:graphic-properties draw:stroke="solid" svg:stroke-width="0.019cm" svg:stroke-color="#000000" draw:marker-start-width="0.3cm" draw:marker-start-center="false" draw:marker-end-width="0.3cm" draw:marker-end-center="false" draw:fill="hatch" draw:fill-color="#99ccff" draw:fill-hatch-name="Black_20_-45_20_Degrees"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30" style:family="graphic">
      <style:graphic-properties draw:stroke="solid" svg:stroke-width="0.019cm" svg:stroke-color="#000000" draw:marker-start-width="0.3cm" draw:marker-start-center="false" draw:marker-end-width="0.3cm" draw:marker-end-center="false" draw:fill="hatch" draw:fill-color="#99ccff" draw:fill-hatch-name="Black_20_45_20_Degrees"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31" style:family="graphic">
      <style:graphic-properties draw:stroke="solid" svg:stroke-width="0.019cm" svg:stroke-color="#000000" draw:marker-start-width="0.3cm" draw:marker-start-center="false" draw:marker-end-width="0.3cm" draw:marker-end-center="false" draw:fill="solid" draw:fill-color="#ffff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32" style:family="graphic">
      <style:graphic-properties draw:stroke="solid" svg:stroke-width="0.019cm" svg:stroke-color="#000000" draw:marker-start-width="0.3cm" draw:marker-start-center="false" draw:marker-end-width="0.3cm" draw:marker-end-center="false" draw:fill="hatch" draw:fill-color="#99ccff" draw:fill-hatch-name="Black_20_-45_20_Degrees" draw:fill-hatch-solid="false" draw:textarea-horizontal-align="justify" draw:textarea-vertical-align="middle" draw:auto-grow-height="false" fo:min-height="0.169cm" fo:min-width="2.508cm" fo:padding-top="0.134cm" fo:padding-bottom="0.134cm" fo:padding-left="0.259cm" fo:padding-right="0.259cm" draw:shadow="hidden" draw:shadow-offset-x="0.3cm" draw:shadow-offset-y="0.3cm" draw:shadow-color="#808080" style:run-through="foreground"/>
    </style:style>
    <style:style style:name="gr133" style:family="graphic">
      <style:graphic-properties draw:stroke="solid" svg:stroke-width="0.019cm" svg:stroke-color="#000000" draw:marker-start-width="0.3cm" draw:marker-start-center="false" draw:marker-end-width="0.3cm" draw:marker-end-center="false" draw:fill="hatch" draw:fill-color="#99ccff" draw:fill-hatch-name="Black_20_45_20_Degrees" draw:textarea-horizontal-align="justify" draw:textarea-vertical-align="middle" draw:auto-grow-height="false" fo:min-height="0.169cm" fo:min-width="2.508cm" fo:padding-top="0.134cm" fo:padding-bottom="0.134cm" fo:padding-left="0.259cm" fo:padding-right="0.259cm" draw:shadow="hidden" draw:shadow-offset-x="0.3cm" draw:shadow-offset-y="0.3cm" draw:shadow-color="#808080" style:run-through="foreground"/>
    </style:style>
    <style:style style:name="gr134" style:family="graphic">
      <style:graphic-properties draw:stroke="solid" svg:stroke-width="0.019cm" svg:stroke-color="#000000" draw:marker-start-width="0.3cm" draw:marker-start-center="false" draw:marker-end-width="0.3cm" draw:marker-end-center="false" draw:fill="hatch" draw:fill-color="#99ccff" draw:fill-hatch-name="Black_20_-45_20_Degrees" draw:fill-hatch-solid="false" draw:textarea-horizontal-align="justify" draw:textarea-vertical-align="middle" draw:auto-grow-height="false" fo:min-height="0.168cm" fo:min-width="2.51cm" fo:padding-top="0.134cm" fo:padding-bottom="0.134cm" fo:padding-left="0.259cm" fo:padding-right="0.259cm" draw:shadow="hidden" draw:shadow-offset-x="0.3cm" draw:shadow-offset-y="0.3cm" draw:shadow-color="#808080" style:run-through="foreground"/>
    </style:style>
    <style:style style:name="gr135" style:family="graphic">
      <style:graphic-properties draw:stroke="solid" svg:stroke-width="0.019cm" svg:stroke-color="#000000" draw:marker-start-width="0.3cm" draw:marker-start-center="false" draw:marker-end-width="0.3cm" draw:marker-end-center="false" draw:fill="hatch" draw:fill-color="#99ccff" draw:fill-hatch-name="Black_20_45_20_Degrees" draw:textarea-horizontal-align="justify" draw:textarea-vertical-align="middle" draw:auto-grow-height="false" fo:min-height="0.168cm" fo:min-width="2.51cm" fo:padding-top="0.134cm" fo:padding-bottom="0.134cm" fo:padding-left="0.259cm" fo:padding-right="0.259cm" draw:shadow="hidden" draw:shadow-offset-x="0.3cm" draw:shadow-offset-y="0.3cm" draw:shadow-color="#808080" style:run-through="foreground"/>
    </style:style>
    <style:style style:name="gr136" style:family="graphic">
      <style:graphic-properties draw:stroke="none" svg:stroke-width="0.019cm" svg:stroke-color="#000000" draw:marker-start-width="0.3cm" draw:marker-start-center="false" draw:marker-end-width="0.3cm" draw:marker-end-center="false" draw:fill="none" draw:fill-color="#ffffff" fo:min-height="0.575cm" fo:padding-top="0.125cm" fo:padding-bottom="0.125cm" fo:padding-left="0.25cm" fo:padding-right="0.25cm" draw:shadow="hidden" draw:shadow-offset-x="0.3cm" draw:shadow-offset-y="0.3cm" draw:shadow-color="#808080" style:run-through="foreground"/>
    </style:style>
    <style:style style:name="gr137" style:family="graphic">
      <style:graphic-properties draw:stroke="none" svg:stroke-width="0.019cm" svg:stroke-color="#000000" draw:marker-start-width="0.3cm" draw:marker-start-center="false" draw:marker-end-width="0.3cm" draw:marker-end-center="false" draw:fill="none" draw:fill-color="#ffffff" draw:auto-grow-width="true" fo:min-height="0.575cm" fo:min-width="2.325cm" fo:padding-top="0.125cm" fo:padding-bottom="0.125cm" fo:padding-left="0.25cm" fo:padding-right="0.25cm" draw:shadow="hidden" draw:shadow-offset-x="0.3cm" draw:shadow-offset-y="0.3cm" draw:shadow-color="#808080" style:run-through="foreground"/>
    </style:style>
    <style:style style:name="gr138"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39" style:family="graphic">
      <style:graphic-properties draw:stroke="solid" svg:stroke-width="0.019cm" svg:stroke-color="#000000" draw:marker-start-width="0.34cm" draw:marker-start-center="false" draw:marker-end-width="0.3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0"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206cm" fo:padding-top="0cm" fo:padding-bottom="0cm" fo:padding-left="0cm" fo:padding-right="0cm" draw:shadow="hidden" draw:shadow-offset-x="0.3cm" draw:shadow-offset-y="0.3cm" draw:shadow-color="#808080" style:run-through="foreground"/>
    </style:style>
    <style:style style:name="gr141"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22cm" fo:padding-top="0cm" fo:padding-bottom="0cm" fo:padding-left="0cm" fo:padding-right="0cm" draw:shadow="hidden" draw:shadow-offset-x="0.3cm" draw:shadow-offset-y="0.3cm" draw:shadow-color="#808080" style:run-through="foreground"/>
    </style:style>
    <style:style style:name="gr142"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3"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224cm" fo:padding-top="0cm" fo:padding-bottom="0cm" fo:padding-left="0cm" fo:padding-right="0cm" draw:shadow="hidden" draw:shadow-offset-x="0.3cm" draw:shadow-offset-y="0.3cm" draw:shadow-color="#808080" style:run-through="foreground"/>
    </style:style>
    <style:style style:name="gr144"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198cm" fo:padding-top="0cm" fo:padding-bottom="0cm" fo:padding-left="0cm" fo:padding-right="0cm" draw:shadow="hidden" draw:shadow-offset-x="0.3cm" draw:shadow-offset-y="0.3cm" draw:shadow-color="#808080" style:run-through="foreground"/>
    </style:style>
    <style:style style:name="gr145"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279cm" fo:padding-top="0cm" fo:padding-bottom="0cm" fo:padding-left="0cm" fo:padding-right="0cm" draw:shadow="hidden" draw:shadow-offset-x="0.3cm" draw:shadow-offset-y="0.3cm" draw:shadow-color="#808080" style:run-through="foreground"/>
    </style:style>
    <style:style style:name="gr146"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46cm" fo:min-width="0.18cm" fo:padding-top="0cm" fo:padding-bottom="0cm" fo:padding-left="0cm" fo:padding-right="0cm" draw:shadow="hidden" draw:shadow-offset-x="0.3cm" draw:shadow-offset-y="0.3cm" draw:shadow-color="#808080" style:run-through="foreground"/>
    </style:style>
    <style:style style:name="gr147" style:family="graphic">
      <style:graphic-properties draw:stroke="solid" svg:stroke-width="0.019cm" svg:stroke-color="#000000" draw:marker-start="Arrow_20_concave" draw:marker-start-width="0.15cm" draw:marker-start-center="false" draw:marker-end="Arrow_20_concave" draw:marker-end-width="0.15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8"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79cm" fo:padding-top="0cm" fo:padding-bottom="0cm" fo:padding-left="0cm" fo:padding-right="0cm" draw:shadow="hidden" draw:shadow-offset-x="0.3cm" draw:shadow-offset-y="0.3cm" draw:shadow-color="#808080" style:run-through="foreground"/>
    </style:style>
    <style:style style:name="gr149" style:family="graphic">
      <style:graphic-properties draw:stroke="solid" svg:stroke-width="0.009cm" svg:stroke-color="#c0c0c0" draw:marker-start="" draw:marker-start-width="0.3cm" draw:marker-start-center="false" draw:marker-end="" draw:marker-end-width="0.3cm" draw:marker-end-center="false" draw:fill="solid" draw:fill-color="#99ccff" draw:textarea-horizontal-align="center" draw:textarea-vertical-align="middle" fo:padding-top="0.131cm" fo:padding-bottom="0.131cm" fo:padding-left="0.256cm" fo:padding-right="0.256cm" draw:shadow="hidden" draw:shadow-offset-x="0.3cm" draw:shadow-offset-y="0.3cm" draw:shadow-color="#808080" style:run-through="foreground"/>
    </style:style>
    <style:style style:name="gr150" style:family="graphic">
      <style:graphic-properties draw:stroke="solid" svg:stroke-width="0.018cm" svg:stroke-color="#999999" draw:marker-start="" draw:marker-start-width="0.3cm" draw:marker-start-center="false" draw:marker-end=""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5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27cm" fo:min-width="0.236cm" fo:padding-top="0cm" fo:padding-bottom="0cm" fo:padding-left="0cm" fo:padding-right="0cm" draw:shadow="hidden" draw:shadow-offset-x="0.3cm" draw:shadow-offset-y="0.3cm" draw:shadow-color="#808080" style:run-through="foreground"/>
    </style:style>
    <style:style style:name="gr152" style:family="graphic">
      <style:graphic-properties draw:stroke="solid" svg:stroke-width="0.026cm" svg:stroke-color="#808080" draw:marker-start="" draw:marker-start-width="0.3cm" draw:marker-start-center="false" draw:marker-end="" draw:marker-end-width="0.3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153" style:family="graphic">
      <style:graphic-properties draw:stroke="solid" svg:stroke-width="0.03cm" svg:stroke-color="#808080" draw:marker-start="" draw:marker-start-width="0.208cm" draw:marker-start-center="false" draw:marker-end="" draw:marker-end-width="0.215cm" draw:marker-end-center="false" draw:fill="solid" draw:fill-color="#99ccff" draw:textarea-horizontal-align="center" draw:textarea-vertical-align="middle" fo:padding-top="0.143cm" fo:padding-bottom="0.143cm" fo:padding-left="0.265cm" fo:padding-right="0.265cm" draw:shadow="hidden" draw:shadow-offset-x="0.3cm" draw:shadow-offset-y="0.3cm" draw:shadow-color="#808080" style:run-through="foreground"/>
    </style:style>
    <style:style style:name="gr154" style:family="graphic">
      <style:graphic-properties draw:stroke="solid" svg:stroke-width="0.026cm" svg:stroke-color="#000000" draw:marker-start="Arrow_20_concave" draw:marker-start-width="0.199cm" draw:marker-start-center="false" draw:marker-end="" draw:marker-end-width="0.3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155" style:family="graphic">
      <style:graphic-properties draw:stroke="solid" svg:stroke-width="0.03cm" svg:stroke-color="#808080" draw:marker-start="" draw:marker-start-width="0.215cm" draw:marker-start-center="false" draw:marker-end="" draw:marker-end-width="0.208cm" draw:marker-end-center="false" draw:fill="solid" draw:fill-color="#99ccff" draw:textarea-horizontal-align="center" draw:textarea-vertical-align="middle" fo:padding-top="0.143cm" fo:padding-bottom="0.143cm" fo:padding-left="0.265cm" fo:padding-right="0.265cm" draw:shadow="hidden" draw:shadow-offset-x="0.3cm" draw:shadow-offset-y="0.3cm" draw:shadow-color="#808080" style:run-through="foreground"/>
    </style:style>
    <style:style style:name="gr156" style:family="graphic">
      <style:graphic-properties draw:stroke="solid" svg:stroke-width="0.026cm" svg:stroke-color="#000000" draw:marker-start="" draw:marker-start-width="0.3cm" draw:marker-start-center="false" draw:marker-end="Arrow_20_concave" draw:marker-end-width="0.199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15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8"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159"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6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75778801" text:style-name="Num_5f_Exo">
        <text:list-item>
          <text:h text:style-name="P72" text:outline-level="1"><text:span text:style-name="T63"> Soit </text:span><text:span text:style-name="T93">f</text:span><text:span text:style-name="T68"> </text:span><text:span text:style-name="T63">et </text:span><text:span text:style-name="T94">g</text:span><text:span text:style-name="T63"> deux fonctions </text:span><text:span text:style-name="T64">affines </text:span><text:span text:style-name="T63">telles que :</text:span></text:h>
        </text:list-item>
      </text:list>
      <table:table table:name="Tableau1" table:style-name="Tableau1">
        <table:table-column table:style-name="Tableau1.A"/>
        <table:table-column table:style-name="Tableau1.B"/>
        <table:table-row>
          <table:table-cell table:style-name="Tableau1.A1" office:value-type="string">
            <text:list xml:id="list621930731" text:style-name="_5f_Numérotation_20_des_20_exercices_20_livrets">
              <text:list-header>
                <text:p text:style-name="P120"><text:span text:style-name="_5f_variable"><text:span text:style-name="T92">f</text:span></text:span><text:span text:style-name="_5f_variable"><text:span text:style-name="T79">(0) </text:span></text:span><text:span text:style-name="_5f_variable"><text:span text:style-name="T95">=</text:span></text:span><text:span text:style-name="_5f_variable"><text:span text:style-name="T79"> </text:span></text:span><text:span text:style-name="_5f_variable"><text:span text:style-name="T95">−</text:span></text:span><text:span text:style-name="_5f_variable"><text:span text:style-name="T79">2 et </text:span></text:span><text:span text:style-name="_5f_variable"><text:span text:style-name="T92">f</text:span></text:span><text:span text:style-name="_5f_variable"><text:span text:style-name="T79">(5) </text:span></text:span><text:span text:style-name="_5f_variable"><text:span text:style-name="T95">=</text:span></text:span><text:span text:style-name="_5f_variable"><text:span text:style-name="T79"> 6,5</text:span></text:span></text:p>
              </text:list-header>
            </text:list>
          </table:table-cell>
          <table:table-cell table:style-name="Tableau1.B1" office:value-type="string">
            <text:list xml:id="list150017129417738" text:continue-numbering="true" text:style-name="_5f_Numérotation_20_des_20_exercices_20_livrets">
              <text:list-header>
                <text:p text:style-name="P122"><text:span text:style-name="_5f_variable"><text:span text:style-name="T93">g</text:span></text:span><text:span text:style-name="_5f_variable"><text:span text:style-name="T79">(0) </text:span></text:span><text:span text:style-name="_5f_variable"><text:span text:style-name="T95">=</text:span></text:span><text:span text:style-name="_5f_variable"><text:span text:style-name="T79"> 0,8 et </text:span></text:span><text:span text:style-name="_5f_variable"><text:span text:style-name="T93">g</text:span></text:span><text:span text:style-name="_5f_variable"><text:span text:style-name="T79">(5) </text:span></text:span><text:span text:style-name="_5f_variable"><text:span text:style-name="T95">=</text:span></text:span><text:span text:style-name="_5f_variable"><text:span text:style-name="T79"> 6,8</text:span></text:span></text:p>
              </text:list-header>
            </text:list>
          </table:table-cell>
        </table:table-row>
      </table:table>
      <text:list xml:id="list1995880522" text:style-name="liste_5f_abc">
        <text:list-item text:start-value="1">
          <text:p text:style-name="P118"><text:span text:style-name="_5f_variable"><text:span text:style-name="T65">Justifie que ces fonctions ne sont pas linéaires.</text:span></text:span></text:p>
          <text:list>
            <text:list-header>
              <text:p text:style-name="P76"><text:span text:style-name="_5f_pointillés_20_gris"><text:span text:style-name="T90"><text:tab/></text:span></text:span></text:p>
              <text:p text:style-name="P77"><text:span text:style-name="_5f_pointillés_20_gris"><text:span text:style-name="T90"><text:tab/></text:span></text:span></text:p>
            </text:list-header>
          </text:list>
        </text:list-item>
        <text:list-item>
          <text:p text:style-name="P119"><text:span text:style-name="_5f_variable"><text:span text:style-name="T65">Quelle est la nature de leur</text:span></text:span><text:span text:style-name="_5f_variable"><text:span text:style-name="T66">s</text:span></text:span><text:span text:style-name="_5f_variable"><text:span text:style-name="T65"> représentation</text:span></text:span><text:span text:style-name="_5f_variable"><text:span text:style-name="T66">s</text:span></text:span><text:span text:style-name="_5f_variable"><text:span text:style-name="T65"> graphique</text:span></text:span><text:span text:style-name="_5f_variable"><text:span text:style-name="T66">s</text:span></text:span><text:span text:style-name="_5f_variable"><text:span text:style-name="T65"> ?</text:span></text:span></text:p>
          <text:list>
            <text:list-header>
              <text:p text:style-name="P76"><text:span text:style-name="_5f_pointillés_20_gris"><text:span text:style-name="T90"><text:tab/></text:span></text:span></text:p>
              <text:p text:style-name="P77"><text:span text:style-name="_5f_pointillés_20_gris"><text:span text:style-name="T90"><text:tab/></text:span></text:span></text:p>
            </text:list-header>
          </text:list>
        </text:list-item>
        <text:list-item>
          <text:p text:style-name="P92"><text:span text:style-name="_5f_variable"><text:span text:style-name="T68">Écris </text:span></text:span><text:span text:style-name="_5f_variable"><text:span text:style-name="T82">f</text:span></text:span><text:span text:style-name="_5f_BVS"><text:span text:style-name="T101">(</text:span></text:span><text:span text:style-name="_5f_variable"><text:span text:style-name="T83">x</text:span></text:span><text:span text:style-name="_5f_BVS"><text:span text:style-name="T101">)</text:span></text:span><text:span text:style-name="_5f_BVS"><text:span text:style-name="T73"> </text:span></text:span><text:span text:style-name="_5f_variable"><text:span text:style-name="T50">et</text:span></text:span><text:span text:style-name="_5f_variable"><text:span text:style-name="T49"> </text:span></text:span><text:span text:style-name="_5f_variable"><text:span text:style-name="T83">g</text:span></text:span><text:span text:style-name="_5f_BVS"><text:span text:style-name="T73">(</text:span></text:span><text:span text:style-name="_5f_variable"><text:span text:style-name="T83">x</text:span></text:span><text:span text:style-name="_5f_BVS"><text:span text:style-name="T73">) </text:span></text:span><text:span text:style-name="_5f_variable"><text:span text:style-name="T68">sous la forme </text:span></text:span><text:span text:style-name="_5f_variable"><text:span text:style-name="T80">ax</text:span></text:span><text:span text:style-name="_5f_variable"><text:span text:style-name="T68"> </text:span></text:span><text:span text:style-name="_5f_variable"><text:span text:style-name="T96"></text:span></text:span><text:span text:style-name="_5f_variable"><text:span text:style-name="T68"> </text:span></text:span><text:span text:style-name="_5f_variable"><text:span text:style-name="T80">b</text:span></text:span><text:span text:style-name="_5f_variable"><text:span text:style-name="T69"> où </text:span></text:span><text:span text:style-name="_5f_variable"><text:span text:style-name="T80">a</text:span></text:span><text:span text:style-name="_5f_variable"><text:span text:style-name="T69"> et </text:span></text:span><text:span text:style-name="_5f_variable"><text:span text:style-name="T80">b</text:span></text:span><text:span text:style-name="_5f_variable"><text:span text:style-name="T69"> sont des nombres à préciser </text:span></text:span><text:span text:style-name="_5f_variable"><text:span text:style-name="T70">à chaque fois.</text:span></text:span></text:p>
          <text:list>
            <text:list-header>
              <text:p text:style-name="P75"><text:span text:style-name="_5f_pointillés_20_gris"><text:span text:style-name="T90"><text:tab/></text:span></text:span></text:p>
              <text:p text:style-name="P75"><text:span text:style-name="_5f_pointillés_20_gris"><text:span text:style-name="T90"><text:tab/></text:span></text:span></text:p>
            </text:list-header>
          </text:list>
          <text:p text:style-name="P75"><text:span text:style-name="_5f_pointillés_20_gris"><text:span text:style-name="T90"><text:tab/><text:tab/></text:span></text:span></text:p>
          <text:p text:style-name="P75"><text:span text:style-name="_5f_pointillés_20_gris"><text:span text:style-name="T90"><text:tab/><text:tab/></text:span></text:span></text:p>
          <text:p text:style-name="P75"><text:span text:style-name="_5f_pointillés_20_gris"><text:span text:style-name="T90"><text:tab/> <text:tab/></text:span></text:span></text:p>
          <text:p text:style-name="P75"><text:span text:style-name="_5f_pointillés_20_gris"><text:span text:style-name="T90"><text:tab/><text:tab/></text:span></text:span></text:p>
        </text:list-item>
        <text:list-item>
          <text:p text:style-name="P93"><text:span text:style-name="_5f_variable"><text:span text:style-name="T74">Détermine par le calcul la valeur de </text:span></text:span><text:span text:style-name="_5f_variable"><text:span text:style-name="T84">x</text:span></text:span><text:span text:style-name="_5f_variable"><text:span text:style-name="T74"> pour laquelle</text:span></text:span><text:span text:style-name="_5f_BVS"><text:span text:style-name="T102"> </text:span></text:span><text:span text:style-name="_5f_variable"><text:span text:style-name="T84">f</text:span></text:span><text:span text:style-name="_5f_BVS"><text:span text:style-name="T102">(</text:span></text:span><text:span text:style-name="_5f_variable"><text:span text:style-name="T84">x</text:span></text:span><text:span text:style-name="_5f_BVS"><text:span text:style-name="T102">)</text:span></text:span><text:span text:style-name="_5f_BVS"><text:span text:style-name="T75"> </text:span></text:span><text:span text:style-name="_5f_BVS"><text:span text:style-name="T97">=</text:span></text:span><text:span text:style-name="_5f_BVS"><text:span text:style-name="T75"> </text:span></text:span><text:span text:style-name="_5f_variable"><text:span text:style-name="T84">g</text:span></text:span><text:span text:style-name="_5f_BVS"><text:span text:style-name="T75">(</text:span></text:span><text:span text:style-name="_5f_variable"><text:span text:style-name="T84">x</text:span></text:span><text:span text:style-name="_5f_BVS"><text:span text:style-name="T75">).</text:span></text:span></text:p>
        </text:list-item>
      </text:list>
      <text:list xml:id="list150017315224092" text:continue-list="list150017129417738" text:style-name="_5f_Numérotation_20_des_20_exercices_20_livrets">
        <text:list-item>
          <text:list>
            <text:list-header>
              <text:p text:style-name="P78"><text:span text:style-name="_5f_pointillés_20_gris"><text:span text:style-name="T90"><text:tab/></text:span></text:span></text:p>
              <text:p text:style-name="P78"><text:span text:style-name="_5f_pointillés_20_gris"><text:span text:style-name="T90"><text:tab/></text:span></text:span></text:p>
            </text:list-header>
          </text:list>
          <text:p text:style-name="P78"><text:span text:style-name="_5f_pointillés_20_gris"><text:span text:style-name="T90"><text:tab/><text:tab/></text:span></text:span></text:p>
          <text:list text:continue-numbering="true">
            <text:list-header>
              <text:p text:style-name="P78"><text:span text:style-name="_5f_pointillés_20_gris"><text:span text:style-name="T90"><text:tab/></text:span></text:span></text:p>
            </text:list-header>
          </text:list>
          <text:p text:style-name="P78"><text:span text:style-name="_5f_pointillés_20_gris"><text:span text:style-name="T90"><text:tab/><text:tab/></text:span></text:span></text:p>
        </text:list-item>
      </text:list>
      <text:list xml:id="list150016899103634" text:continue-list="list1995880522" text:style-name="liste_5f_abc">
        <text:list-item>
          <text:p text:style-name="P94"><text:span text:style-name="_5f_variable"><text:span text:style-name="T69">Complète le tableau de valeurs suivant.</text:span></text:span></text:p>
        </text:list-item>
      </text:list>
      <table:table table:name="Tableau14" table:style-name="Tableau14">
        <table:table-column table:style-name="Tableau14.A"/>
        <table:table-column table:style-name="Tableau14.B"/>
        <table:table-column table:style-name="Tableau14.C"/>
        <table:table-column table:style-name="Tableau14.D"/>
        <table:table-column table:style-name="Tableau14.C"/>
        <table:table-column table:style-name="Tableau14.F"/>
        <table:table-column table:style-name="Tableau14.G"/>
        <table:table-row table:style-name="Tableau14.1">
          <table:table-cell table:style-name="Tableau14.A1" office:value-type="string">
            <text:p text:style-name="P35"><text:span text:style-name="_5f_variable"><text:span text:style-name="T54">x</text:span></text:span></text:p>
          </table:table-cell>
          <table:table-cell table:style-name="Tableau14.B1" office:value-type="string">
            <text:p text:style-name="P36">0</text:p>
          </table:table-cell>
          <table:table-cell table:style-name="Tableau14.E1" office:value-type="string">
            <text:p text:style-name="P36">2</text:p>
          </table:table-cell>
          <table:table-cell table:style-name="Tableau14.D1" office:value-type="string">
            <text:p text:style-name="P40">4</text:p>
          </table:table-cell>
          <table:table-cell table:style-name="Tableau14.E1" office:value-type="string">
            <text:p text:style-name="P40">6</text:p>
          </table:table-cell>
          <table:table-cell table:style-name="Tableau14.F1" office:value-type="string">
            <text:p text:style-name="P40">8</text:p>
          </table:table-cell>
          <table:table-cell table:style-name="Tableau14.G1" office:value-type="string">
            <text:p text:style-name="P40">10</text:p>
          </table:table-cell>
        </table:table-row>
        <table:table-row table:style-name="Tableau14.1">
          <table:table-cell table:style-name="Tableau14.A2" office:value-type="string">
            <text:p text:style-name="P38"><text:span text:style-name="_5f_variable"><text:span text:style-name="T57">f</text:span></text:span><text:span text:style-name="T106">(</text:span><text:span text:style-name="_5f_variable"><text:span text:style-name="T54">x</text:span></text:span><text:span text:style-name="T106">)</text:span></text:p>
          </table:table-cell>
          <table:table-cell table:style-name="Tableau14.B3" office:value-type="string">
            <text:p text:style-name="P40"/>
          </table:table-cell>
          <table:table-cell table:style-name="Tableau14.E3" office:value-type="string">
            <text:p text:style-name="P40"/>
          </table:table-cell>
          <table:table-cell table:style-name="Tableau14.D3" office:value-type="string">
            <text:p text:style-name="P40"/>
          </table:table-cell>
          <table:table-cell table:style-name="Tableau14.E3" office:value-type="string">
            <text:p text:style-name="P40"/>
          </table:table-cell>
          <table:table-cell table:style-name="Tableau14.F3" office:value-type="string">
            <text:p text:style-name="P40"/>
          </table:table-cell>
          <table:table-cell table:style-name="Tableau14.G3" office:value-type="string">
            <text:p text:style-name="P40"/>
          </table:table-cell>
        </table:table-row>
        <table:table-row table:style-name="Tableau14.1">
          <table:table-cell table:style-name="Tableau14.A2" office:value-type="string">
            <text:p text:style-name="P38"><text:span text:style-name="_5f_variable"><text:span text:style-name="T54">g</text:span></text:span><text:span text:style-name="T106">(</text:span><text:span text:style-name="_5f_variable"><text:span text:style-name="T54">x</text:span></text:span><text:span text:style-name="T106">)</text:span></text:p>
          </table:table-cell>
          <table:table-cell table:style-name="Tableau14.B3" office:value-type="string">
            <text:p text:style-name="P40"/>
          </table:table-cell>
          <table:table-cell table:style-name="Tableau14.E3" office:value-type="string">
            <text:p text:style-name="P40"/>
          </table:table-cell>
          <table:table-cell table:style-name="Tableau14.D3" office:value-type="string">
            <text:p text:style-name="P40"/>
          </table:table-cell>
          <table:table-cell table:style-name="Tableau14.E3" office:value-type="string">
            <text:p text:style-name="P40"/>
          </table:table-cell>
          <table:table-cell table:style-name="Tableau14.F3" office:value-type="string">
            <text:p text:style-name="P40"/>
          </table:table-cell>
          <table:table-cell table:style-name="Tableau14.G3" office:value-type="string">
            <text:p text:style-name="P40"/>
          </table:table-cell>
        </table:table-row>
      </table:table>
      <text:list xml:id="list150017295131896" text:continue-numbering="true" text:style-name="liste_5f_abc">
        <text:list-item>
          <text:p text:style-name="P95"><text:span text:style-name="_5f_variable"><text:span text:style-name="T71">Construis les courbes représentatives </text:span></text:span><text:span text:style-name="_5f_BVS"><text:span text:style-name="T101">(</text:span></text:span><text:span text:style-name="_5f_variable"><text:span text:style-name="T83">d</text:span></text:span><text:span text:style-name="_5f_pointillés_20_gris"><text:span text:style-name="T48">f</text:span></text:span><text:span text:style-name="_5f_BVS"><text:span text:style-name="T101">) et (</text:span></text:span><text:span text:style-name="_5f_variable"><text:span text:style-name="T83">d</text:span></text:span><text:span text:style-name="_5f_pointillés_20_gris"><text:span text:style-name="T48">g</text:span></text:span><text:span text:style-name="_5f_BVS"><text:span text:style-name="T101">)</text:span></text:span><text:span text:style-name="_5f_variable"><text:span text:style-name="T71"> des fonctions </text:span></text:span><text:span text:style-name="_5f_variable"><text:span text:style-name="T81">f</text:span></text:span><text:span text:style-name="_5f_variable"><text:span text:style-name="T72"> et </text:span></text:span><text:span text:style-name="_5f_variable"><text:span text:style-name="T81">g</text:span></text:span><text:span text:style-name="_5f_variable"><text:span text:style-name="T72"> dans le repère ci-dessous.</text:span></text:span></text:p>
        </text:list-item>
      </text:list>
      <text:p text:style-name="P47"><text:span text:style-name="_5f_variable"><text:span text:style-name="T72"><draw:g text:anchor-type="as-char" draw:z-index="24" draw:name="Forme1" draw:style-name="gr108"><draw:line draw:style-name="gr149" draw:text-style-name="P156" svg:x1="-0.001cm" svg:y1="0.099cm" svg:x2="8.999cm" svg:y2="0.099cm"><text:p/></draw:line><draw:line draw:style-name="gr149" draw:text-style-name="P156" svg:x1="-0.001cm" svg:y1="0.202cm" svg:x2="8.999cm" svg:y2="0.202cm"><text:p/></draw:line><draw:line draw:style-name="gr149" draw:text-style-name="P156" svg:x1="-0.001cm" svg:y1="0.3cm" svg:x2="8.999cm" svg:y2="0.3cm"><text:p/></draw:line><draw:line draw:style-name="gr149" draw:text-style-name="P156" svg:x1="-0.001cm" svg:y1="0.403cm" svg:x2="8.999cm" svg:y2="0.403cm"><text:p/></draw:line><draw:line draw:style-name="gr149" draw:text-style-name="P156" svg:x1="-0.001cm" svg:y1="0.598cm" svg:x2="8.999cm" svg:y2="0.598cm"><text:p/></draw:line><draw:line draw:style-name="gr149" draw:text-style-name="P156" svg:x1="-0.001cm" svg:y1="0.697cm" svg:x2="8.999cm" svg:y2="0.697cm"><text:p/></draw:line><draw:line draw:style-name="gr149" draw:text-style-name="P156" svg:x1="-0.001cm" svg:y1="0.801cm" svg:x2="8.999cm" svg:y2="0.801cm"><text:p/></draw:line><draw:line draw:style-name="gr149" draw:text-style-name="P156" svg:x1="-0.001cm" svg:y1="0.898cm" svg:x2="8.999cm" svg:y2="0.898cm"><text:p/></draw:line><draw:line draw:style-name="gr149" draw:text-style-name="P156" svg:x1="8.101cm" svg:y1="0.001cm" svg:x2="8.101cm" svg:y2="12cm"><text:p/></draw:line><draw:line draw:style-name="gr149" draw:text-style-name="P156" svg:x1="8.202cm" svg:y1="0.001cm" svg:x2="8.202cm" svg:y2="12cm"><text:p/></draw:line><draw:line draw:style-name="gr149" draw:text-style-name="P156" svg:x1="8.3cm" svg:y1="0.001cm" svg:x2="8.3cm" svg:y2="12cm"><text:p/></draw:line><draw:line draw:style-name="gr149" draw:text-style-name="P156" svg:x1="8.405cm" svg:y1="0.001cm" svg:x2="8.405cm" svg:y2="12cm"><text:p/></draw:line><draw:line draw:style-name="gr149" draw:text-style-name="P156" svg:x1="8.602cm" svg:y1="0.001cm" svg:x2="8.602cm" svg:y2="12cm"><text:p/></draw:line><draw:line draw:style-name="gr149" draw:text-style-name="P156" svg:x1="8.704cm" svg:y1="0.001cm" svg:x2="8.704cm" svg:y2="12cm"><text:p/></draw:line><draw:line draw:style-name="gr149" draw:text-style-name="P156" svg:x1="8.801cm" svg:y1="0.001cm" svg:x2="8.801cm" svg:y2="12cm"><text:p/></draw:line><draw:line draw:style-name="gr149" draw:text-style-name="P156" svg:x1="8.902cm" svg:y1="0.001cm" svg:x2="8.902cm" svg:y2="12cm"><text:p/></draw:line><draw:line draw:style-name="gr149" draw:text-style-name="P156" svg:x1="0.1cm" svg:y1="-0.001cm" svg:x2="0.1cm" svg:y2="11.999cm"><text:p/></draw:line><draw:line draw:style-name="gr149" draw:text-style-name="P156" svg:x1="0.202cm" svg:y1="-0.001cm" svg:x2="0.202cm" svg:y2="11.999cm"><text:p/></draw:line><draw:line draw:style-name="gr149" draw:text-style-name="P156" svg:x1="0.3cm" svg:y1="-0.001cm" svg:x2="0.3cm" svg:y2="11.999cm"><text:p/></draw:line><draw:line draw:style-name="gr149" draw:text-style-name="P156" svg:x1="0.403cm" svg:y1="-0.001cm" svg:x2="0.403cm" svg:y2="11.999cm"><text:p/></draw:line><draw:line draw:style-name="gr149" draw:text-style-name="P156" svg:x1="0.6cm" svg:y1="-0.001cm" svg:x2="0.6cm" svg:y2="11.999cm"><text:p/></draw:line><draw:line draw:style-name="gr149" draw:text-style-name="P156" svg:x1="0.702cm" svg:y1="-0.001cm" svg:x2="0.702cm" svg:y2="11.999cm"><text:p/></draw:line><draw:line draw:style-name="gr149" draw:text-style-name="P156" svg:x1="0.8cm" svg:y1="-0.001cm" svg:x2="0.8cm" svg:y2="11.999cm"><text:p/></draw:line><draw:line draw:style-name="gr149" draw:text-style-name="P156" svg:x1="0.904cm" svg:y1="-0.001cm" svg:x2="0.904cm" svg:y2="11.999cm"><text:p/></draw:line><draw:line draw:style-name="gr149" draw:text-style-name="P156" svg:x1="1.099cm" svg:y1="-0.001cm" svg:x2="1.099cm" svg:y2="11.999cm"><text:p/></draw:line><draw:line draw:style-name="gr149" draw:text-style-name="P156" svg:x1="1.202cm" svg:y1="-0.001cm" svg:x2="1.202cm" svg:y2="11.999cm"><text:p/></draw:line><draw:line draw:style-name="gr149" draw:text-style-name="P156" svg:x1="1.299cm" svg:y1="-0.001cm" svg:x2="1.299cm" svg:y2="11.999cm"><text:p/></draw:line><draw:line draw:style-name="gr149" draw:text-style-name="P156" svg:x1="1.4cm" svg:y1="-0.001cm" svg:x2="1.4cm" svg:y2="11.999cm"><text:p/></draw:line><draw:line draw:style-name="gr149" draw:text-style-name="P156" svg:x1="1.6cm" svg:y1="-0.001cm" svg:x2="1.6cm" svg:y2="11.999cm"><text:p/></draw:line><draw:line draw:style-name="gr149" draw:text-style-name="P156" svg:x1="1.703cm" svg:y1="-0.001cm" svg:x2="1.703cm" svg:y2="11.999cm"><text:p/></draw:line><draw:line draw:style-name="gr149" draw:text-style-name="P156" svg:x1="1.8cm" svg:y1="-0.001cm" svg:x2="1.8cm" svg:y2="11.999cm"><text:p/></draw:line><draw:line draw:style-name="gr149" draw:text-style-name="P156" svg:x1="1.9cm" svg:y1="-0.001cm" svg:x2="1.9cm" svg:y2="11.999cm"><text:p/></draw:line><draw:line draw:style-name="gr149" draw:text-style-name="P156" svg:x1="2.099cm" svg:y1="-0.001cm" svg:x2="2.099cm" svg:y2="11.999cm"><text:p/></draw:line><draw:line draw:style-name="gr149" draw:text-style-name="P156" svg:x1="2.204cm" svg:y1="-0.001cm" svg:x2="2.204cm" svg:y2="11.999cm"><text:p/></draw:line><draw:line draw:style-name="gr149" draw:text-style-name="P156" svg:x1="2.301cm" svg:y1="-0.001cm" svg:x2="2.301cm" svg:y2="11.999cm"><text:p/></draw:line><draw:line draw:style-name="gr149" draw:text-style-name="P156" svg:x1="2.399cm" svg:y1="-0.001cm" svg:x2="2.399cm" svg:y2="11.999cm"><text:p/></draw:line><draw:line draw:style-name="gr149" draw:text-style-name="P156" svg:x1="2.598cm" svg:y1="-0.001cm" svg:x2="2.598cm" svg:y2="11.999cm"><text:p/></draw:line><draw:line draw:style-name="gr149" draw:text-style-name="P156" svg:x1="2.699cm" svg:y1="-0.001cm" svg:x2="2.699cm" svg:y2="11.999cm"><text:p/></draw:line><draw:line draw:style-name="gr149" draw:text-style-name="P156" svg:x1="2.801cm" svg:y1="-0.001cm" svg:x2="2.801cm" svg:y2="11.999cm"><text:p/></draw:line><draw:line draw:style-name="gr149" draw:text-style-name="P156" svg:x1="2.899cm" svg:y1="-0.001cm" svg:x2="2.899cm" svg:y2="11.999cm"><text:p/></draw:line><draw:line draw:style-name="gr149" draw:text-style-name="P156" svg:x1="3.099cm" svg:y1="-0.001cm" svg:x2="3.099cm" svg:y2="11.999cm"><text:p/></draw:line><draw:line draw:style-name="gr149" draw:text-style-name="P156" svg:x1="3.199cm" svg:y1="-0.001cm" svg:x2="3.199cm" svg:y2="11.999cm"><text:p/></draw:line><draw:line draw:style-name="gr149" draw:text-style-name="P156" svg:x1="3.3cm" svg:y1="-0.001cm" svg:x2="3.3cm" svg:y2="11.999cm"><text:p/></draw:line><draw:line draw:style-name="gr149" draw:text-style-name="P156" svg:x1="3.398cm" svg:y1="-0.001cm" svg:x2="3.398cm" svg:y2="11.999cm"><text:p/></draw:line><draw:line draw:style-name="gr149" draw:text-style-name="P156" svg:x1="3.6cm" svg:y1="-0.001cm" svg:x2="3.6cm" svg:y2="11.999cm"><text:p/></draw:line><draw:line draw:style-name="gr149" draw:text-style-name="P156" svg:x1="3.699cm" svg:y1="-0.001cm" svg:x2="3.699cm" svg:y2="11.999cm"><text:p/></draw:line><draw:line draw:style-name="gr149" draw:text-style-name="P156" svg:x1="3.801cm" svg:y1="-0.001cm" svg:x2="3.801cm" svg:y2="11.999cm"><text:p/></draw:line><draw:line draw:style-name="gr149" draw:text-style-name="P156" svg:x1="3.898cm" svg:y1="-0.001cm" svg:x2="3.898cm" svg:y2="11.999cm"><text:p/></draw:line><draw:line draw:style-name="gr149" draw:text-style-name="P156" svg:x1="4.101cm" svg:y1="-0.001cm" svg:x2="4.101cm" svg:y2="11.999cm"><text:p/></draw:line><draw:line draw:style-name="gr149" draw:text-style-name="P156" svg:x1="4.199cm" svg:y1="-0.001cm" svg:x2="4.199cm" svg:y2="11.999cm"><text:p/></draw:line><draw:line draw:style-name="gr149" draw:text-style-name="P156" svg:x1="4.302cm" svg:y1="-0.001cm" svg:x2="4.302cm" svg:y2="11.999cm"><text:p/></draw:line><draw:line draw:style-name="gr149" draw:text-style-name="P156" svg:x1="4.399cm" svg:y1="-0.001cm" svg:x2="4.399cm" svg:y2="11.999cm"><text:p/></draw:line><draw:line draw:style-name="gr149" draw:text-style-name="P156" svg:x1="4.6cm" svg:y1="-0.001cm" svg:x2="4.6cm" svg:y2="11.999cm"><text:p/></draw:line><draw:line draw:style-name="gr149" draw:text-style-name="P156" svg:x1="4.698cm" svg:y1="-0.001cm" svg:x2="4.698cm" svg:y2="11.999cm"><text:p/></draw:line><draw:line draw:style-name="gr149" draw:text-style-name="P156" svg:x1="4.803cm" svg:y1="-0.001cm" svg:x2="4.803cm" svg:y2="11.999cm"><text:p/></draw:line><draw:line draw:style-name="gr149" draw:text-style-name="P156" svg:x1="4.9cm" svg:y1="-0.001cm" svg:x2="4.9cm" svg:y2="11.999cm"><text:p/></draw:line><draw:line draw:style-name="gr149" draw:text-style-name="P156" svg:x1="5.102cm" svg:y1="0cm" svg:x2="5.102cm" svg:y2="11.999cm"><text:p/></draw:line><draw:line draw:style-name="gr149" draw:text-style-name="P156" svg:x1="5.199cm" svg:y1="0cm" svg:x2="5.199cm" svg:y2="11.999cm"><text:p/></draw:line><draw:line draw:style-name="gr149" draw:text-style-name="P156" svg:x1="5.3cm" svg:y1="0cm" svg:x2="5.3cm" svg:y2="11.999cm"><text:p/></draw:line><draw:line draw:style-name="gr149" draw:text-style-name="P156" svg:x1="5.401cm" svg:y1="0cm" svg:x2="5.401cm" svg:y2="11.999cm"><text:p/></draw:line><draw:line draw:style-name="gr149" draw:text-style-name="P156" svg:x1="5.604cm" svg:y1="0cm" svg:x2="5.604cm" svg:y2="11.999cm"><text:p/></draw:line><draw:line draw:style-name="gr149" draw:text-style-name="P156" svg:x1="5.701cm" svg:y1="0cm" svg:x2="5.701cm" svg:y2="11.999cm"><text:p/></draw:line><draw:line draw:style-name="gr149" draw:text-style-name="P156" svg:x1="5.801cm" svg:y1="0cm" svg:x2="5.801cm" svg:y2="11.999cm"><text:p/></draw:line><draw:line draw:style-name="gr149" draw:text-style-name="P156" svg:x1="5.902cm" svg:y1="0cm" svg:x2="5.902cm" svg:y2="11.999cm"><text:p/></draw:line><draw:line draw:style-name="gr149" draw:text-style-name="P156" svg:x1="6.105cm" svg:y1="0cm" svg:x2="6.105cm" svg:y2="11.999cm"><text:p/></draw:line><draw:line draw:style-name="gr149" draw:text-style-name="P156" svg:x1="6.202cm" svg:y1="0cm" svg:x2="6.202cm" svg:y2="11.999cm"><text:p/></draw:line><draw:line draw:style-name="gr149" draw:text-style-name="P156" svg:x1="6.301cm" svg:y1="0cm" svg:x2="6.301cm" svg:y2="11.999cm"><text:p/></draw:line><draw:line draw:style-name="gr149" draw:text-style-name="P156" svg:x1="6.403cm" svg:y1="0cm" svg:x2="6.403cm" svg:y2="11.999cm"><text:p/></draw:line><draw:line draw:style-name="gr149" draw:text-style-name="P156" svg:x1="6.602cm" svg:y1="0cm" svg:x2="6.602cm" svg:y2="11.999cm"><text:p/></draw:line><draw:line draw:style-name="gr149" draw:text-style-name="P156" svg:x1="6.703cm" svg:y1="0cm" svg:x2="6.703cm" svg:y2="11.999cm"><text:p/></draw:line><draw:line draw:style-name="gr149" draw:text-style-name="P156" svg:x1="6.802cm" svg:y1="0cm" svg:x2="6.802cm" svg:y2="11.999cm"><text:p/></draw:line><draw:line draw:style-name="gr149" draw:text-style-name="P156" svg:x1="6.905cm" svg:y1="0cm" svg:x2="6.905cm" svg:y2="11.999cm"><text:p/></draw:line><draw:line draw:style-name="gr149" draw:text-style-name="P156" svg:x1="7.102cm" svg:y1="0cm" svg:x2="7.102cm" svg:y2="11.999cm"><text:p/></draw:line><draw:line draw:style-name="gr149" draw:text-style-name="P156" svg:x1="7.203cm" svg:y1="0cm" svg:x2="7.203cm" svg:y2="11.999cm"><text:p/></draw:line><draw:line draw:style-name="gr149" draw:text-style-name="P156" svg:x1="7.301cm" svg:y1="0cm" svg:x2="7.301cm" svg:y2="11.999cm"><text:p/></draw:line><draw:line draw:style-name="gr149" draw:text-style-name="P156" svg:x1="7.406cm" svg:y1="0cm" svg:x2="7.406cm" svg:y2="11.999cm"><text:p/></draw:line><draw:line draw:style-name="gr149" draw:text-style-name="P156" svg:x1="7.603cm" svg:y1="0cm" svg:x2="7.603cm" svg:y2="11.999cm"><text:p/></draw:line><draw:line draw:style-name="gr149" draw:text-style-name="P156" svg:x1="7.705cm" svg:y1="0cm" svg:x2="7.705cm" svg:y2="11.999cm"><text:p/></draw:line><draw:line draw:style-name="gr149" draw:text-style-name="P156" svg:x1="7.802cm" svg:y1="0cm" svg:x2="7.802cm" svg:y2="11.999cm"><text:p/></draw:line><draw:line draw:style-name="gr149" draw:text-style-name="P156" svg:x1="7.903cm" svg:y1="0cm" svg:x2="7.903cm" svg:y2="11.999cm"><text:p/></draw:line><draw:line draw:style-name="gr149" draw:text-style-name="P156" svg:x1="-0.001cm" svg:y1="1.099cm" svg:x2="8.999cm" svg:y2="1.099cm"><text:p/></draw:line><draw:line draw:style-name="gr149" draw:text-style-name="P156" svg:x1="-0.001cm" svg:y1="1.203cm" svg:x2="8.999cm" svg:y2="1.203cm"><text:p/></draw:line><draw:line draw:style-name="gr149" draw:text-style-name="P156" svg:x1="-0.001cm" svg:y1="1.302cm" svg:x2="8.999cm" svg:y2="1.302cm"><text:p/></draw:line><draw:line draw:style-name="gr149" draw:text-style-name="P156" svg:x1="-0.001cm" svg:y1="1.404cm" svg:x2="8.999cm" svg:y2="1.404cm"><text:p/></draw:line><draw:line draw:style-name="gr149" draw:text-style-name="P156" svg:x1="-0.001cm" svg:y1="1.6cm" svg:x2="8.999cm" svg:y2="1.6cm"><text:p/></draw:line><draw:line draw:style-name="gr149" draw:text-style-name="P156" svg:x1="-0.001cm" svg:y1="1.697cm" svg:x2="8.999cm" svg:y2="1.697cm"><text:p/></draw:line><draw:line draw:style-name="gr149" draw:text-style-name="P156" svg:x1="-0.001cm" svg:y1="1.801cm" svg:x2="8.999cm" svg:y2="1.801cm"><text:p/></draw:line><draw:line draw:style-name="gr149" draw:text-style-name="P156" svg:x1="-0.001cm" svg:y1="1.898cm" svg:x2="8.999cm" svg:y2="1.898cm"><text:p/></draw:line><draw:line draw:style-name="gr149" draw:text-style-name="P156" svg:x1="-0.001cm" svg:y1="2.101cm" svg:x2="8.999cm" svg:y2="2.101cm"><text:p/></draw:line><draw:line draw:style-name="gr149" draw:text-style-name="P156" svg:x1="-0.001cm" svg:y1="2.198cm" svg:x2="8.999cm" svg:y2="2.198cm"><text:p/></draw:line><draw:line draw:style-name="gr149" draw:text-style-name="P156" svg:x1="-0.001cm" svg:y1="2.295cm" svg:x2="8.999cm" svg:y2="2.295cm"><text:p/></draw:line><draw:line draw:style-name="gr149" draw:text-style-name="P156" svg:x1="-0.001cm" svg:y1="2.399cm" svg:x2="8.999cm" svg:y2="2.399cm"><text:p/></draw:line><draw:line draw:style-name="gr149" draw:text-style-name="P156" svg:x1="-0.001cm" svg:y1="2.602cm" svg:x2="8.999cm" svg:y2="2.602cm"><text:p/></draw:line><draw:line draw:style-name="gr149" draw:text-style-name="P156" svg:x1="-0.001cm" svg:y1="2.699cm" svg:x2="8.999cm" svg:y2="2.699cm"><text:p/></draw:line><draw:line draw:style-name="gr149" draw:text-style-name="P156" svg:x1="-0.001cm" svg:y1="2.796cm" svg:x2="8.999cm" svg:y2="2.796cm"><text:p/></draw:line><draw:line draw:style-name="gr149" draw:text-style-name="P156" svg:x1="-0.001cm" svg:y1="2.9cm" svg:x2="8.999cm" svg:y2="2.9cm"><text:p/></draw:line><draw:line draw:style-name="gr149" draw:text-style-name="P156" svg:x1="-0.001cm" svg:y1="3.101cm" svg:x2="8.999cm" svg:y2="3.101cm"><text:p/></draw:line><draw:line draw:style-name="gr149" draw:text-style-name="P156" svg:x1="-0.001cm" svg:y1="3.204cm" svg:x2="8.999cm" svg:y2="3.204cm"><text:p/></draw:line><draw:line draw:style-name="gr149" draw:text-style-name="P156" svg:x1="-0.001cm" svg:y1="3.302cm" svg:x2="8.999cm" svg:y2="3.302cm"><text:p/></draw:line><draw:line draw:style-name="gr149" draw:text-style-name="P156" svg:x1="-0.001cm" svg:y1="3.401cm" svg:x2="8.999cm" svg:y2="3.401cm"><text:p/></draw:line><draw:line draw:style-name="gr149" draw:text-style-name="P156" svg:x1="-0.001cm" svg:y1="3.6cm" svg:x2="8.999cm" svg:y2="3.6cm"><text:p/></draw:line><draw:line draw:style-name="gr149" draw:text-style-name="P156" svg:x1="-0.001cm" svg:y1="3.699cm" svg:x2="8.999cm" svg:y2="3.699cm"><text:p/></draw:line><draw:line draw:style-name="gr149" draw:text-style-name="P156" svg:x1="-0.001cm" svg:y1="3.796cm" svg:x2="8.999cm" svg:y2="3.796cm"><text:p/></draw:line><draw:line draw:style-name="gr149" draw:text-style-name="P156" svg:x1="-0.001cm" svg:y1="3.9cm" svg:x2="8.999cm" svg:y2="3.9cm"><text:p/></draw:line><draw:line draw:style-name="gr149" draw:text-style-name="P156" svg:x1="-0.001cm" svg:y1="4.103cm" svg:x2="8.999cm" svg:y2="4.103cm"><text:p/></draw:line><draw:line draw:style-name="gr149" draw:text-style-name="P156" svg:x1="-0.001cm" svg:y1="4.2cm" svg:x2="8.999cm" svg:y2="4.2cm"><text:p/></draw:line><draw:line draw:style-name="gr149" draw:text-style-name="P156" svg:x1="-0.001cm" svg:y1="4.297cm" svg:x2="8.999cm" svg:y2="4.297cm"><text:p/></draw:line><draw:line draw:style-name="gr149" draw:text-style-name="P156" svg:x1="-0.001cm" svg:y1="4.401cm" svg:x2="8.999cm" svg:y2="4.401cm"><text:p/></draw:line><draw:line draw:style-name="gr149" draw:text-style-name="P156" svg:x1="-0.001cm" svg:y1="4.602cm" svg:x2="8.999cm" svg:y2="4.602cm"><text:p/></draw:line><draw:line draw:style-name="gr149" draw:text-style-name="P156" svg:x1="-0.001cm" svg:y1="4.701cm" svg:x2="8.999cm" svg:y2="4.701cm"><text:p/></draw:line><draw:line draw:style-name="gr149" draw:text-style-name="P156" svg:x1="-0.001cm" svg:y1="4.803cm" svg:x2="8.999cm" svg:y2="4.803cm"><text:p/></draw:line><draw:line draw:style-name="gr149" draw:text-style-name="P156" svg:x1="-0.001cm" svg:y1="4.9cm" svg:x2="8.999cm" svg:y2="4.9cm"><text:p/></draw:line><draw:line draw:style-name="gr149" draw:text-style-name="P156" svg:x1="-0.001cm" svg:y1="5.096cm" svg:x2="8.999cm" svg:y2="5.096cm"><text:p/></draw:line><draw:line draw:style-name="gr149" draw:text-style-name="P156" svg:x1="-0.001cm" svg:y1="5.2cm" svg:x2="8.999cm" svg:y2="5.2cm"><text:p/></draw:line><draw:line draw:style-name="gr149" draw:text-style-name="P156" svg:x1="-0.001cm" svg:y1="5.304cm" svg:x2="8.999cm" svg:y2="5.304cm"><text:p/></draw:line><draw:line draw:style-name="gr149" draw:text-style-name="P156" svg:x1="-0.001cm" svg:y1="5.403cm" svg:x2="8.999cm" svg:y2="5.403cm"><text:p/></draw:line><draw:line draw:style-name="gr149" draw:text-style-name="P156" svg:x1="-0.001cm" svg:y1="5.602cm" svg:x2="8.999cm" svg:y2="5.602cm"><text:p/></draw:line><draw:line draw:style-name="gr149" draw:text-style-name="P156" svg:x1="-0.001cm" svg:y1="5.701cm" svg:x2="8.999cm" svg:y2="5.701cm"><text:p/></draw:line><draw:line draw:style-name="gr149" draw:text-style-name="P156" svg:x1="-0.001cm" svg:y1="5.798cm" svg:x2="8.999cm" svg:y2="5.798cm"><text:p/></draw:line><draw:line draw:style-name="gr149" draw:text-style-name="P156" svg:x1="-0.001cm" svg:y1="5.902cm" svg:x2="8.999cm" svg:y2="5.902cm"><text:p/></draw:line><draw:line draw:style-name="gr149" draw:text-style-name="P156" svg:x1="-0.001cm" svg:y1="6.103cm" svg:x2="8.999cm" svg:y2="6.103cm"><text:p/></draw:line><draw:line draw:style-name="gr149" draw:text-style-name="P156" svg:x1="-0.001cm" svg:y1="6.2cm" svg:x2="8.999cm" svg:y2="6.2cm"><text:p/></draw:line><draw:line draw:style-name="gr149" draw:text-style-name="P156" svg:x1="-0.001cm" svg:y1="6.299cm" svg:x2="8.999cm" svg:y2="6.299cm"><text:p/></draw:line><draw:line draw:style-name="gr149" draw:text-style-name="P156" svg:x1="-0.001cm" svg:y1="6.396cm" svg:x2="8.999cm" svg:y2="6.396cm"><text:p/></draw:line><draw:line draw:style-name="gr149" draw:text-style-name="P156" svg:x1="-0.001cm" svg:y1="6.604cm" svg:x2="8.999cm" svg:y2="6.604cm"><text:p/></draw:line><draw:line draw:style-name="gr149" draw:text-style-name="P156" svg:x1="-0.001cm" svg:y1="6.703cm" svg:x2="8.999cm" svg:y2="6.703cm"><text:p/></draw:line><draw:line draw:style-name="gr149" draw:text-style-name="P156" svg:x1="-0.001cm" svg:y1="6.8cm" svg:x2="8.999cm" svg:y2="6.8cm"><text:p/></draw:line><draw:line draw:style-name="gr149" draw:text-style-name="P156" svg:x1="-0.001cm" svg:y1="6.902cm" svg:x2="8.999cm" svg:y2="6.902cm"><text:p/></draw:line><draw:line draw:style-name="gr149" draw:text-style-name="P156" svg:x1="-0.001cm" svg:y1="7.098cm" svg:x2="8.999cm" svg:y2="7.098cm"><text:p/></draw:line><draw:line draw:style-name="gr149" draw:text-style-name="P156" svg:x1="-0.001cm" svg:y1="7.195cm" svg:x2="8.999cm" svg:y2="7.195cm"><text:p/></draw:line><draw:line draw:style-name="gr149" draw:text-style-name="P156" svg:x1="-0.001cm" svg:y1="7.301cm" svg:x2="8.999cm" svg:y2="7.301cm"><text:p/></draw:line><draw:line draw:style-name="gr149" draw:text-style-name="P156" svg:x1="-0.001cm" svg:y1="7.403cm" svg:x2="8.999cm" svg:y2="7.403cm"><text:p/></draw:line><draw:line draw:style-name="gr149" draw:text-style-name="P156" svg:x1="-0.001cm" svg:y1="7.599cm" svg:x2="8.999cm" svg:y2="7.599cm"><text:p/></draw:line><draw:line draw:style-name="gr149" draw:text-style-name="P156" svg:x1="-0.001cm" svg:y1="7.696cm" svg:x2="8.999cm" svg:y2="7.696cm"><text:p/></draw:line><draw:line draw:style-name="gr149" draw:text-style-name="P156" svg:x1="-0.001cm" svg:y1="7.8cm" svg:x2="8.999cm" svg:y2="7.8cm"><text:p/></draw:line><draw:line draw:style-name="gr149" draw:text-style-name="P156" svg:x1="-0.001cm" svg:y1="7.904cm" svg:x2="8.999cm" svg:y2="7.904cm"><text:p/></draw:line><draw:line draw:style-name="gr149" draw:text-style-name="P156" svg:x1="-0.001cm" svg:y1="8.1cm" svg:x2="8.999cm" svg:y2="8.1cm"><text:p/></draw:line><draw:line draw:style-name="gr149" draw:text-style-name="P156" svg:x1="-0.001cm" svg:y1="8.202cm" svg:x2="8.999cm" svg:y2="8.202cm"><text:p/></draw:line><draw:line draw:style-name="gr149" draw:text-style-name="P156" svg:x1="-0.001cm" svg:y1="8.301cm" svg:x2="8.999cm" svg:y2="8.301cm"><text:p/></draw:line><draw:line draw:style-name="gr149" draw:text-style-name="P156" svg:x1="-0.001cm" svg:y1="8.398cm" svg:x2="8.999cm" svg:y2="8.398cm"><text:p/></draw:line><draw:line draw:style-name="gr149" draw:text-style-name="P156" svg:x1="-0.001cm" svg:y1="8.599cm" svg:x2="8.999cm" svg:y2="8.599cm"><text:p/></draw:line><draw:line draw:style-name="gr149" draw:text-style-name="P156" svg:x1="-0.001cm" svg:y1="8.703cm" svg:x2="8.999cm" svg:y2="8.703cm"><text:p/></draw:line><draw:line draw:style-name="gr149" draw:text-style-name="P156" svg:x1="-0.001cm" svg:y1="8.802cm" svg:x2="8.999cm" svg:y2="8.802cm"><text:p/></draw:line><draw:line draw:style-name="gr149" draw:text-style-name="P156" svg:x1="-0.001cm" svg:y1="8.904cm" svg:x2="8.999cm" svg:y2="8.904cm"><text:p/></draw:line><draw:line draw:style-name="gr149" draw:text-style-name="P156" svg:x1="-0.001cm" svg:y1="9.1cm" svg:x2="8.999cm" svg:y2="9.1cm"><text:p/></draw:line><draw:line draw:style-name="gr149" draw:text-style-name="P156" svg:x1="-0.001cm" svg:y1="9.204cm" svg:x2="8.999cm" svg:y2="9.204cm"><text:p/></draw:line><draw:line draw:style-name="gr149" draw:text-style-name="P156" svg:x1="-0.001cm" svg:y1="9.303cm" svg:x2="8.999cm" svg:y2="9.303cm"><text:p/></draw:line><draw:line draw:style-name="gr149" draw:text-style-name="P156" svg:x1="-0.001cm" svg:y1="9.4cm" svg:x2="8.999cm" svg:y2="9.4cm"><text:p/></draw:line><draw:line draw:style-name="gr149" draw:text-style-name="P156" svg:x1="-0.001cm" svg:y1="9.601cm" svg:x2="8.999cm" svg:y2="9.601cm"><text:p/></draw:line><draw:line draw:style-name="gr149" draw:text-style-name="P156" svg:x1="-0.001cm" svg:y1="9.698cm" svg:x2="8.999cm" svg:y2="9.698cm"><text:p/></draw:line><draw:line draw:style-name="gr149" draw:text-style-name="P156" svg:x1="-0.001cm" svg:y1="9.795cm" svg:x2="8.999cm" svg:y2="9.795cm"><text:p/></draw:line><draw:line draw:style-name="gr149" draw:text-style-name="P156" svg:x1="-0.001cm" svg:y1="9.899cm" svg:x2="8.999cm" svg:y2="9.899cm"><text:p/></draw:line><draw:line draw:style-name="gr149" draw:text-style-name="P156" svg:x1="-0.001cm" svg:y1="10.102cm" svg:x2="8.999cm" svg:y2="10.102cm"><text:p/></draw:line><draw:line draw:style-name="gr149" draw:text-style-name="P156" svg:x1="-0.001cm" svg:y1="10.204cm" svg:x2="8.999cm" svg:y2="10.204cm"><text:p/></draw:line><draw:line draw:style-name="gr149" draw:text-style-name="P156" svg:x1="-0.001cm" svg:y1="10.301cm" svg:x2="8.999cm" svg:y2="10.301cm"><text:p/></draw:line><draw:line draw:style-name="gr149" draw:text-style-name="P156" svg:x1="-0.001cm" svg:y1="10.4cm" svg:x2="8.999cm" svg:y2="10.4cm"><text:p/></draw:line><draw:line draw:style-name="gr149" draw:text-style-name="P156" svg:x1="-0.001cm" svg:y1="10.603cm" svg:x2="8.999cm" svg:y2="10.603cm"><text:p/></draw:line><draw:line draw:style-name="gr149" draw:text-style-name="P156" svg:x1="-0.001cm" svg:y1="10.7cm" svg:x2="8.999cm" svg:y2="10.7cm"><text:p/></draw:line><draw:line draw:style-name="gr149" draw:text-style-name="P156" svg:x1="-0.001cm" svg:y1="10.802cm" svg:x2="8.999cm" svg:y2="10.802cm"><text:p/></draw:line><draw:line draw:style-name="gr149" draw:text-style-name="P156" svg:x1="-0.001cm" svg:y1="10.901cm" svg:x2="8.999cm" svg:y2="10.901cm"><text:p/></draw:line><draw:line draw:style-name="gr149" draw:text-style-name="P156" svg:x1="-0.001cm" svg:y1="11.095cm" svg:x2="8.999cm" svg:y2="11.095cm"><text:p/></draw:line><draw:line draw:style-name="gr149" draw:text-style-name="P156" svg:x1="-0.001cm" svg:y1="11.199cm" svg:x2="8.999cm" svg:y2="11.199cm"><text:p/></draw:line><draw:line draw:style-name="gr149" draw:text-style-name="P156" svg:x1="-0.001cm" svg:y1="11.303cm" svg:x2="8.999cm" svg:y2="11.303cm"><text:p/></draw:line><draw:line draw:style-name="gr149" draw:text-style-name="P156" svg:x1="-0.001cm" svg:y1="11.402cm" svg:x2="8.999cm" svg:y2="11.402cm"><text:p/></draw:line><draw:line draw:style-name="gr149" draw:text-style-name="P156" svg:x1="-0.001cm" svg:y1="11.601cm" svg:x2="8.999cm" svg:y2="11.601cm"><text:p/></draw:line><draw:line draw:style-name="gr149" draw:text-style-name="P156" svg:x1="-0.001cm" svg:y1="11.7cm" svg:x2="8.999cm" svg:y2="11.7cm"><text:p/></draw:line><draw:line draw:style-name="gr149" draw:text-style-name="P156" svg:x1="-0.001cm" svg:y1="11.797cm" svg:x2="8.999cm" svg:y2="11.797cm"><text:p/></draw:line><draw:line draw:style-name="gr149" draw:text-style-name="P156" svg:x1="-0.001cm" svg:y1="11.901cm" svg:x2="8.999cm" svg:y2="11.901cm"><text:p/></draw:line><draw:line draw:style-name="gr150" draw:text-style-name="P156" svg:x1="5.5cm" svg:y1="0cm" svg:x2="5.5cm" svg:y2="11.999cm"><text:p/></draw:line><draw:line draw:style-name="gr150" draw:text-style-name="P156" svg:x1="6.5cm" svg:y1="0cm" svg:x2="6.5cm" svg:y2="11.999cm"><text:p/></draw:line><draw:line draw:style-name="gr150" draw:text-style-name="P156" svg:x1="7.503cm" svg:y1="0cm" svg:x2="7.503cm" svg:y2="11.999cm"><text:p/></draw:line><draw:line draw:style-name="gr150" draw:text-style-name="P156" svg:x1="-0.001cm" svg:y1="1.496cm" svg:x2="8.999cm" svg:y2="1.496cm"><text:p/></draw:line><draw:line draw:style-name="gr150" draw:text-style-name="P156" svg:x1="-0.001cm" svg:y1="2.496cm" svg:x2="8.999cm" svg:y2="2.496cm"><text:p/></draw:line><draw:line draw:style-name="gr150" draw:text-style-name="P156" svg:x1="-0.001cm" svg:y1="3.503cm" svg:x2="8.999cm" svg:y2="3.503cm"><text:p/></draw:line><draw:line draw:style-name="gr150" draw:text-style-name="P156" svg:x1="-0.001cm" svg:y1="4.504cm" svg:x2="8.999cm" svg:y2="4.504cm"><text:p/></draw:line><draw:line draw:style-name="gr150" draw:text-style-name="P156" svg:x1="-0.001cm" svg:y1="5.5cm" svg:x2="8.999cm" svg:y2="5.5cm"><text:p/></draw:line><draw:line draw:style-name="gr150" draw:text-style-name="P156" svg:x1="-0.001cm" svg:y1="6.5cm" svg:x2="8.999cm" svg:y2="6.5cm"><text:p/></draw:line><draw:line draw:style-name="gr150" draw:text-style-name="P156" svg:x1="-0.001cm" svg:y1="7.5cm" svg:x2="8.999cm" svg:y2="7.5cm"><text:p/></draw:line><draw:line draw:style-name="gr150" draw:text-style-name="P156" svg:x1="-0.001cm" svg:y1="8.495cm" svg:x2="8.999cm" svg:y2="8.495cm"><text:p/></draw:line><draw:line draw:style-name="gr150" draw:text-style-name="P156" svg:x1="-0.001cm" svg:y1="9.502cm" svg:x2="8.999cm" svg:y2="9.502cm"><text:p/></draw:line><draw:line draw:style-name="gr150" draw:text-style-name="P156" svg:x1="-0.001cm" svg:y1="10.497cm" svg:x2="8.999cm" svg:y2="10.497cm"><text:p/></draw:line><draw:line draw:style-name="gr150" draw:text-style-name="P156" svg:x1="-0.001cm" svg:y1="11.504cm" svg:x2="8.999cm" svg:y2="11.504cm"><text:p/></draw:line><draw:frame draw:style-name="gr151" draw:text-style-name="P157" svg:width="0.237cm" svg:height="0.428cm" svg:x="0.594cm" svg:y="9.192cm"><draw:text-box><text:p text:style-name="P132"><text:span text:style-name="T130">0</text:span></text:p></draw:text-box></draw:frame><draw:line draw:style-name="gr150" draw:text-style-name="P156" svg:x1="8.502cm" svg:y1="0.001cm" svg:x2="8.502cm" svg:y2="12cm"><text:p/></draw:line><draw:line draw:style-name="gr152" draw:text-style-name="P156" svg:x1="-0.001cm" svg:y1="0.995cm" svg:x2="8.999cm" svg:y2="0.995cm"><text:p/></draw:line><draw:line draw:style-name="gr152" draw:text-style-name="P156" svg:x1="-0.001cm" svg:y1="4.004cm" svg:x2="8.999cm" svg:y2="4.004cm"><text:p/></draw:line><draw:line draw:style-name="gr152" draw:text-style-name="P156" svg:x1="-0.001cm" svg:y1="4.999cm" svg:x2="8.999cm" svg:y2="4.999cm"><text:p/></draw:line><draw:line draw:style-name="gr152" draw:text-style-name="P156" svg:x1="-0.001cm" svg:y1="6.001cm" svg:x2="8.999cm" svg:y2="6.001cm"><text:p/></draw:line><draw:line draw:style-name="gr152" draw:text-style-name="P156" svg:x1="-0.001cm" svg:y1="7.001cm" svg:x2="8.999cm" svg:y2="7.001cm"><text:p/></draw:line><draw:line draw:style-name="gr152" draw:text-style-name="P156" svg:x1="-0.001cm" svg:y1="8.003cm" svg:x2="8.999cm" svg:y2="8.003cm"><text:p/></draw:line><draw:line draw:style-name="gr152" draw:text-style-name="P156" svg:x1="-0.001cm" svg:y1="10.003cm" svg:x2="8.999cm" svg:y2="10.003cm"><text:p/></draw:line><draw:line draw:style-name="gr152" draw:text-style-name="P156" svg:x1="-0.001cm" svg:y1="10.998cm" svg:x2="8.999cm" svg:y2="10.998cm"><text:p/></draw:line><draw:line draw:style-name="gr153" draw:text-style-name="P156" svg:x1="-0.001cm" svg:y1="12cm" svg:x2="8.999cm" svg:y2="12cm"><text:p/></draw:line><draw:line draw:style-name="gr152" draw:text-style-name="P156" svg:x1="-0.001cm" svg:y1="2.001cm" svg:x2="8.999cm" svg:y2="2.001cm"><text:p/></draw:line><draw:line draw:style-name="gr152" draw:text-style-name="P156" svg:x1="-0.001cm" svg:y1="2.997cm" svg:x2="8.999cm" svg:y2="2.997cm"><text:p/></draw:line><draw:frame draw:style-name="gr151" draw:text-style-name="P157" svg:width="0.237cm" svg:height="0.428cm" svg:x="0.594cm" svg:y="7.698cm"><draw:text-box><text:p text:style-name="P132"><text:span text:style-name="T130">1</text:span></text:p></draw:text-box></draw:frame><draw:line draw:style-name="gr152" draw:text-style-name="P156" svg:x1="-0.001cm" svg:y1="-0.001cm" svg:x2="8.999cm" svg:y2="-0.001cm"><text:p/></draw:line><draw:line draw:style-name="gr150" draw:text-style-name="P156" svg:x1="0.5cm" svg:y1="-0.001cm" svg:x2="0.5cm" svg:y2="11.999cm"><text:p/></draw:line><draw:line draw:style-name="gr150" draw:text-style-name="P156" svg:x1="1.502cm" svg:y1="-0.001cm" svg:x2="1.502cm" svg:y2="11.999cm"><text:p/></draw:line><draw:line draw:style-name="gr150" draw:text-style-name="P156" svg:x1="2.501cm" svg:y1="-0.001cm" svg:x2="2.501cm" svg:y2="11.999cm"><text:p/></draw:line><draw:line draw:style-name="gr150" draw:text-style-name="P156" svg:x1="3.503cm" svg:y1="-0.001cm" svg:x2="3.503cm" svg:y2="11.999cm"><text:p/></draw:line><draw:line draw:style-name="gr150" draw:text-style-name="P156" svg:x1="4.499cm" svg:y1="-0.001cm" svg:x2="4.499cm" svg:y2="11.999cm"><text:p/></draw:line><draw:line draw:style-name="gr150" draw:text-style-name="P156" svg:x1="-0.001cm" svg:y1="0.494cm" svg:x2="8.999cm" svg:y2="0.494cm"><text:p/></draw:line><draw:line draw:style-name="gr154" draw:text-style-name="P156" svg:x1="1.001cm" svg:y1="-0.001cm" svg:x2="1.001cm" svg:y2="11.999cm"><text:p/></draw:line><draw:line draw:style-name="gr155" draw:text-style-name="P156" svg:x1="-0.001cm" svg:y1="-0.001cm" svg:x2="-0.001cm" svg:y2="11.999cm"><text:p/></draw:line><draw:line draw:style-name="gr152" draw:text-style-name="P156" svg:x1="6cm" svg:y1="0cm" svg:x2="6cm" svg:y2="11.999cm"><text:p/></draw:line><draw:line draw:style-name="gr152" draw:text-style-name="P156" svg:x1="7.002cm" svg:y1="0cm" svg:x2="7.002cm" svg:y2="11.999cm"><text:p/></draw:line><draw:line draw:style-name="gr152" draw:text-style-name="P156" svg:x1="8.003cm" svg:y1="0cm" svg:x2="8.003cm" svg:y2="11.999cm"><text:p/></draw:line><draw:line draw:style-name="gr152" draw:text-style-name="P156" svg:x1="9.002cm" svg:y1="0.001cm" svg:x2="9.002cm" svg:y2="12cm"><text:p/></draw:line><draw:line draw:style-name="gr152" draw:text-style-name="P156" svg:x1="2.002cm" svg:y1="-0.001cm" svg:x2="2.002cm" svg:y2="11.999cm"><text:p/></draw:line><draw:line draw:style-name="gr152" draw:text-style-name="P156" svg:x1="3.002cm" svg:y1="-0.001cm" svg:x2="3.002cm" svg:y2="11.999cm"><text:p/></draw:line><draw:line draw:style-name="gr152" draw:text-style-name="P156" svg:x1="3.999cm" svg:y1="-0.001cm" svg:x2="3.999cm" svg:y2="11.999cm"><text:p/></draw:line><draw:line draw:style-name="gr152" draw:text-style-name="P156" svg:x1="4.999cm" svg:y1="-0.001cm" svg:x2="4.999cm" svg:y2="11.999cm"><text:p/></draw:line><draw:line draw:style-name="gr156" draw:text-style-name="P156" svg:x1="-0.001cm" svg:y1="8.996cm" svg:x2="8.999cm" svg:y2="8.996cm"><text:p/></draw:line><draw:frame draw:style-name="gr151" draw:text-style-name="P157" svg:width="0.237cm" svg:height="0.428cm" svg:x="1.894cm" svg:y="9.192cm"><draw:text-box><text:p text:style-name="P132"><text:span text:style-name="T130">1</text:span></text:p></draw:text-box></draw:frame></draw:g></text:span></text:span></text:p>
      <text:p text:style-name="P58"><text:span text:style-name="_5f_variable"><text:span text:style-name="T72"/></text:span></text:p>
      <text:list xml:id="list150017537635663" text:continue-numbering="true" text:style-name="liste_5f_abc">
        <text:list-item>
          <text:p text:style-name="P96"><text:span text:style-name="_5f_BVS"><text:span text:style-name="T73">Retrouve </text:span></text:span><text:span text:style-name="_5f_variable"><text:span text:style-name="T72">la valeur de </text:span></text:span><text:span text:style-name="_5f_variable"><text:span text:style-name="T83">x</text:span></text:span><text:span text:style-name="_5f_variable"><text:span text:style-name="T72"> pour laquelle</text:span></text:span><text:span text:style-name="_5f_BVS"><text:span text:style-name="T101"> </text:span></text:span><text:span text:style-name="_5f_variable"><text:span text:style-name="T82">f</text:span></text:span><text:span text:style-name="_5f_BVS"><text:span text:style-name="T101">(</text:span></text:span><text:span text:style-name="_5f_variable"><text:span text:style-name="T83">x</text:span></text:span><text:span text:style-name="_5f_BVS"><text:span text:style-name="T101">)</text:span></text:span><text:span text:style-name="_5f_BVS"><text:span text:style-name="T73"> </text:span></text:span><text:span text:style-name="_5f_BVS"><text:span text:style-name="T98">=</text:span></text:span><text:span text:style-name="_5f_BVS"><text:span text:style-name="T73"> </text:span></text:span><text:span text:style-name="_5f_variable"><text:span text:style-name="T83">g</text:span></text:span><text:span text:style-name="_5f_BVS"><text:span text:style-name="T73">(</text:span></text:span><text:span text:style-name="_5f_variable"><text:span text:style-name="T83">x</text:span></text:span><text:span text:style-name="_5f_BVS"><text:span text:style-name="T73">) sur le graphique où tu feras apparaître les pointillés nécessaires.</text:span></text:span></text:p>
          <text:list>
            <text:list-header>
              <text:p text:style-name="P83"><text:span text:style-name="_5f_pointillés_20_gris"><text:span text:style-name="T103"><text:tab/></text:span></text:span></text:p>
            </text:list-header>
          </text:list>
        </text:list-item>
        <text:list-item>
          <text:p text:style-name="P98"><text:span text:style-name="_5f_variable"><text:span text:style-name="T77">Détermine</text:span></text:span><text:span text:style-name="_5f_variable"><text:span text:style-name="T76"> les coordonnées </text:span></text:span><text:span text:style-name="_5f_variable"><text:span text:style-name="T78">exactes </text:span></text:span><text:span text:style-name="_5f_variable"><text:span text:style-name="T76">du point K, intersection</text:span></text:span><text:span text:style-name="_5f_variable"><text:span text:style-name="T72"> de</text:span></text:span><text:span text:style-name="_5f_variable"><text:span text:style-name="T81"> </text:span></text:span><text:span text:style-name="_5f_BVS"><text:span text:style-name="T101">(</text:span></text:span><text:span text:style-name="_5f_variable"><text:span text:style-name="T83">d</text:span></text:span><text:span text:style-name="_5f_pointillés_20_gris"><text:span text:style-name="T48">f</text:span></text:span><text:span text:style-name="_5f_BVS"><text:span text:style-name="T101">) et (</text:span></text:span><text:span text:style-name="_5f_variable"><text:span text:style-name="T83">d</text:span></text:span><text:span text:style-name="_5f_pointillés_20_gris"><text:span text:style-name="T48">g</text:span></text:span><text:span text:style-name="_5f_BVS"><text:span text:style-name="T101">)</text:span></text:span><text:span text:style-name="_5f_BVS"><text:span text:style-name="T73">.</text:span></text:span></text:p>
        </text:list-item>
      </text:list>
      <text:list xml:id="list150016415340307" text:continue-list="list150017315224092" text:style-name="_5f_Numérotation_20_des_20_exercices_20_livrets">
        <text:list-item>
          <text:list>
            <text:list-header>
              <text:p text:style-name="P78"><text:span text:style-name="_5f_pointillés_20_gris"><text:span text:style-name="T61"><text:tab/></text:span></text:span></text:p>
              <text:p text:style-name="P78"><text:span text:style-name="_5f_pointillés_20_gris"><text:span text:style-name="T61"><text:tab/></text:span></text:span></text:p>
            </text:list-header>
          </text:list>
        </text:list-item>
      </text:list>
      <text:p text:style-name="P44"><text:span text:style-name="_5f_pointillés_20_gris"><text:span text:style-name="T103"><text:tab/></text:span></text:span></text:p>
      <text:p text:style-name="P44"><text:span text:style-name="_5f_pointillés_20_gris"><text:span text:style-name="T103"><text:tab/></text:span></text:span></text:p>
      <text:list xml:id="list150016674466458" text:continue-list="list150017537635663" text:style-name="liste_5f_abc">
        <text:list-item>
          <text:p text:style-name="P98"><text:span text:style-name="_5f_BVS"><text:span text:style-name="T104">Résous graphiquement </text:span></text:span><text:span text:style-name="_5f_variable"><text:span text:style-name="T82">f</text:span></text:span><text:span text:style-name="_5f_BVS"><text:span text:style-name="T104">(</text:span></text:span><text:span text:style-name="_5f_variable"><text:span text:style-name="T83">x</text:span></text:span><text:span text:style-name="_5f_BVS"><text:span text:style-name="T104">)</text:span></text:span><text:span text:style-name="_5f_BVS"><text:span text:style-name="T105"> </text:span></text:span><text:span text:style-name="_5f_BVS"><text:span text:style-name="T100"></text:span></text:span><text:span text:style-name="_5f_BVS"><text:span text:style-name="T105"> </text:span></text:span><text:span text:style-name="_5f_variable"><text:span text:style-name="T83">g</text:span></text:span><text:span text:style-name="_5f_BVS"><text:span text:style-name="T104">(</text:span></text:span><text:span text:style-name="_5f_variable"><text:span text:style-name="T83">x</text:span></text:span><text:span text:style-name="_5f_BVS"><text:span text:style-name="T104">).</text:span></text:span></text:p>
        </text:list-item>
      </text:list>
      <text:list xml:id="list150017965414295" text:continue-list="list150016415340307" text:style-name="_5f_Numérotation_20_des_20_exercices_20_livrets">
        <text:list-item>
          <text:list>
            <text:list-header>
              <text:p text:style-name="P78"><text:span text:style-name="_5f_pointillés_20_gris"><text:span text:style-name="T61"><text:tab/></text:span></text:span></text:p>
            </text:list-header>
          </text:list>
        </text:list-item>
      </text:list>
      <text:p text:style-name="P51"><text:span text:style-name="_5f_pointillés_20_gris"><text:span text:style-name="T61"><text:tab/></text:span></text:span></text:p>
      <text:list xml:id="list150017719145916" text:continue-numbering="true" text:style-name="_5f_Numérotation_20_des_20_exercices_20_livrets">
        <text:list-item>
          <text:list>
            <text:list-header>
              <text:p text:style-name="P78"><text:span text:style-name="_5f_pointillés_20_gris"><text:span text:style-name="T61"><text:tab/></text:span></text:span></text:p>
            </text:list-header>
          </text:list>
        </text:list-item>
      </text:list>
      <text:p text:style-name="P51"><text:span text:style-name="_5f_pointillés_20_gris"><text:span text:style-name="T61"><text:tab/></text:span></text:span></text:p>
      <text:p text:style-name="P51"><text:span text:style-name="_5f_pointillés_20_gris"><text:span text:style-name="T61"><text:tab/></text:span></text:span></text:p>
      <text:list xml:id="list150017354862047" text:continue-list="list1375778801" text:style-name="Num_5f_Exo">
        <text:list-item>
          <text:h text:style-name="P73" text:outline-level="1"><text:soft-page-break/> L’école décide d’acheter un logiciel pour gérer sa bibliothèque. Il y a trois tarifs :</text:h>
        </text:list-item>
      </text:list>
      <text:p text:style-name="P21"><text:span text:style-name="T107">• </text:span><text:span text:style-name="T112">Tarif A : 19 </text:span><text:span text:style-name="T113">euros </text:span><text:span text:style-name="T114">quel que</text:span><text:span text:style-name="T113"> </text:span><text:span text:style-name="T114">soit le nombre d’élèves </text:span><text:span text:style-name="T113">;</text:span></text:p>
      <text:p text:style-name="P21"><text:span text:style-name="T107">• </text:span><text:span text:style-name="T109">Tarif B : 10 centimes par élève ;</text:span></text:p>
      <text:p text:style-name="P22"><text:span text:style-name="T107">• </text:span><text:span text:style-name="T109">Tarif C : 8 euros</text:span><text:span text:style-name="T110"> </text:span><text:span text:style-name="_5f_Consigne"><text:span text:style-name="T40"></text:span></text:span><text:span text:style-name="_5f_Consigne"><text:span text:style-name="T21"> </text:span></text:span><text:span text:style-name="T109">5 centimes par élève.</text:span></text:p>
      <text:list xml:id="list150016028140700" text:continue-list="list150016674466458" text:style-name="liste_5f_abc">
        <text:list-item text:start-value="1">
          <text:p text:style-name="P99">C<text:span text:style-name="T30">ompl</text:span><text:span text:style-name="T47">è</text:span><text:span text:style-name="T30">te le tableau suivant.</text:span></text:p>
        </text:list-item>
      </text:list>
      <table:table table:name="Tableau2" table:style-name="Tableau2">
        <table:table-column table:style-name="Tableau2.A" table:number-columns-repeated="3"/>
        <table:table-column table:style-name="Tableau2.D"/>
        <table:table-row>
          <table:table-cell table:style-name="Tableau2.A1" office:value-type="string">
            <text:p text:style-name="P41">Nombre d’élèves</text:p>
          </table:table-cell>
          <table:table-cell table:style-name="Tableau2.B1" office:value-type="string">
            <text:p text:style-name="P42">100</text:p>
          </table:table-cell>
          <table:table-cell table:style-name="Tableau2.B1" office:value-type="string">
            <text:p text:style-name="P42">200</text:p>
          </table:table-cell>
          <table:table-cell table:style-name="Tableau2.D1" office:value-type="string">
            <text:p text:style-name="P42">300</text:p>
          </table:table-cell>
        </table:table-row>
        <table:table-row table:style-name="Tableau2.2">
          <table:table-cell table:style-name="Tableau2.A2" office:value-type="string">
            <text:p text:style-name="P41">Tarif A</text:p>
          </table:table-cell>
          <table:table-cell table:style-name="Tableau2.C3" office:value-type="string">
            <text:p text:style-name="P43">19 €</text:p>
          </table:table-cell>
          <table:table-cell table:style-name="Tableau2.C3" office:value-type="string">
            <text:p text:style-name="P39"/>
          </table:table-cell>
          <table:table-cell table:style-name="Tableau2.D3" office:value-type="string">
            <text:p text:style-name="P39"/>
          </table:table-cell>
        </table:table-row>
        <table:table-row table:style-name="Tableau2.2">
          <table:table-cell table:style-name="Tableau2.A2" office:value-type="string">
            <text:p text:style-name="P41">Tarif B</text:p>
          </table:table-cell>
          <table:table-cell table:style-name="Tableau2.C3" office:value-type="string">
            <text:p text:style-name="P39"/>
          </table:table-cell>
          <table:table-cell table:style-name="Tableau2.C3" office:value-type="string">
            <text:p text:style-name="P39"/>
          </table:table-cell>
          <table:table-cell table:style-name="Tableau2.D3" office:value-type="string">
            <text:p text:style-name="P43">30 €</text:p>
          </table:table-cell>
        </table:table-row>
        <table:table-row table:style-name="Tableau2.2">
          <table:table-cell table:style-name="Tableau2.A2" office:value-type="string">
            <text:p text:style-name="P41">Tarif C</text:p>
          </table:table-cell>
          <table:table-cell table:style-name="Tableau2.C4" office:value-type="string">
            <text:p text:style-name="P39"/>
          </table:table-cell>
          <table:table-cell table:style-name="Tableau2.C4" office:value-type="string">
            <text:p text:style-name="P43">18 €</text:p>
          </table:table-cell>
          <table:table-cell table:style-name="Tableau2.D4" office:value-type="string">
            <text:p text:style-name="P39"/>
          </table:table-cell>
        </table:table-row>
      </table:table>
      <text:list xml:id="list150016264372924" text:continue-numbering="true" text:style-name="liste_5f_abc">
        <text:list-item>
          <text:p text:style-name="P100"><text:span text:style-name="T30">Si </text:span><text:span text:style-name="_5f_variable"><text:span text:style-name="T83">x</text:span></text:span><text:span text:style-name="T26"> </text:span><text:span text:style-name="T30">représente le nombre d’élèves, entoure la fonction qui correspond au tarif C.</text:span></text:p>
        </text:list-item>
      </text:list>
      <text:section text:style-name="Sect1" text:name="Section7">
        <text:p text:style-name="P23"><text:span text:style-name="_5f_variable"><text:span text:style-name="T83">x</text:span></text:span><text:span text:style-name="T51"> </text:span><text:span text:style-name="T51"><draw:g text:anchor-type="as-char" svg:y="-0.21cm" draw:z-index="25" draw:style-name="gr138"><draw:line draw:style-name="gr139" draw:text-style-name="P153" svg:x1="0cm" svg:y1="-0.001cm" svg:x2="0cm" svg:y2="0.165cm"><text:p/></draw:line><draw:line draw:style-name="gr139" draw:text-style-name="P153" svg:x1="0cm" svg:y1="0.082cm" svg:x2="0.529cm" svg:y2="0.082cm"><text:p/></draw:line><draw:line draw:style-name="gr139" draw:text-style-name="P153" svg:x1="0.529cm" svg:y1="0.082cm" svg:x2="0.439cm" svg:y2="-0.001cm"><text:p/></draw:line><draw:line draw:style-name="gr139" draw:text-style-name="P153" svg:x1="0.529cm" svg:y1="0.082cm" svg:x2="0.439cm" svg:y2="0.165cm"><text:p/></draw:line></draw:g></text:span><text:span text:style-name="T51"><text:s/></text:span>8<text:span text:style-name="_5f_BVS"><text:span text:style-name="T108"> </text:span></text:span><text:span text:style-name="_5f_BVS"><text:span text:style-name="T39"></text:span></text:span><text:span text:style-name="_5f_BVS"><text:span text:style-name="T108"> </text:span></text:span>5<text:span text:style-name="_5f_variable"><text:span text:style-name="T83">x</text:span></text:span><text:span text:style-name="T51"> </text:span></text:p>
        <text:p text:style-name="P23"><text:span text:style-name="_5f_variable"><text:span text:style-name="T83">x</text:span></text:span><text:span text:style-name="T51"> </text:span><text:span text:style-name="T51"><draw:g text:anchor-type="as-char" svg:y="-0.21cm" draw:z-index="26" draw:style-name="gr138"><draw:line draw:style-name="gr139" draw:text-style-name="P153" svg:x1="0cm" svg:y1="-0.001cm" svg:x2="0cm" svg:y2="0.165cm"><text:p/></draw:line><draw:line draw:style-name="gr139" draw:text-style-name="P153" svg:x1="0cm" svg:y1="0.082cm" svg:x2="0.529cm" svg:y2="0.082cm"><text:p/></draw:line><draw:line draw:style-name="gr139" draw:text-style-name="P153" svg:x1="0.529cm" svg:y1="0.082cm" svg:x2="0.439cm" svg:y2="-0.001cm"><text:p/></draw:line><draw:line draw:style-name="gr139" draw:text-style-name="P153" svg:x1="0.529cm" svg:y1="0.082cm" svg:x2="0.439cm" svg:y2="0.165cm"><text:p/></draw:line></draw:g></text:span><text:span text:style-name="T51"><text:s/></text:span>8<text:span text:style-name="_5f_BVS"><text:span text:style-name="T108"> </text:span></text:span><text:span text:style-name="_5f_BVS"><text:span text:style-name="T39"></text:span></text:span><text:span text:style-name="_5f_BVS"><text:span text:style-name="T108"> </text:span></text:span>0,05<text:span text:style-name="_5f_variable"><text:span text:style-name="T83">x</text:span></text:span></text:p>
        <text:p text:style-name="P23"><text:span text:style-name="_5f_variable"><text:span text:style-name="T83">x</text:span></text:span><text:span text:style-name="T51"> </text:span><text:span text:style-name="T51"><draw:g text:anchor-type="as-char" svg:y="-0.21cm" draw:z-index="28" draw:style-name="gr138"><draw:line draw:style-name="gr139" draw:text-style-name="P153" svg:x1="0cm" svg:y1="-0.001cm" svg:x2="0cm" svg:y2="0.165cm"><text:p/></draw:line><draw:line draw:style-name="gr139" draw:text-style-name="P153" svg:x1="0cm" svg:y1="0.082cm" svg:x2="0.529cm" svg:y2="0.082cm"><text:p/></draw:line><draw:line draw:style-name="gr139" draw:text-style-name="P153" svg:x1="0.529cm" svg:y1="0.082cm" svg:x2="0.439cm" svg:y2="-0.001cm"><text:p/></draw:line><draw:line draw:style-name="gr139" draw:text-style-name="P153" svg:x1="0.529cm" svg:y1="0.082cm" svg:x2="0.439cm" svg:y2="0.165cm"><text:p/></draw:line></draw:g></text:span><text:span text:style-name="T52"><text:s/></text:span>0,05<text:span text:style-name="_5f_BVS"><text:span text:style-name="T108"> </text:span></text:span><text:span text:style-name="_5f_BVS"><text:span text:style-name="T39"></text:span></text:span><text:span text:style-name="_5f_BVS"><text:span text:style-name="T108"> </text:span></text:span>8<text:span text:style-name="_5f_variable"><text:span text:style-name="T83">x</text:span></text:span></text:p>
      </text:section>
      <text:list xml:id="list150016123801195" text:continue-numbering="true" text:style-name="liste_5f_abc">
        <text:list-item>
          <text:p text:style-name="P101">Quelle est la nature de cette fonction ?</text:p>
        </text:list-item>
      </text:list>
      <text:list xml:id="list150018055566745" text:continue-list="list150017719145916" text:style-name="_5f_Numérotation_20_des_20_exercices_20_livrets">
        <text:list-item>
          <text:list>
            <text:list-header>
              <text:p text:style-name="P78"><text:span text:style-name="_5f_pointillés_20_gris"><text:span text:style-name="T61"><text:tab/></text:span></text:span></text:p>
            </text:list-header>
          </text:list>
        </text:list-item>
      </text:list>
      <text:p text:style-name="P51"><text:span text:style-name="_5f_pointillés_20_gris"><text:span text:style-name="T61"><text:tab/></text:span></text:span></text:p>
      <text:list xml:id="list150018004054588" text:continue-list="list150016123801195" text:style-name="liste_5f_abc">
        <text:list-item>
          <text:p text:style-name="P102">Sur le graphique ci-dessous, on a représenté le tarif B. <text:span text:style-name="T30">Sur ce même graphique, représente les tarifs A et C. </text:span></text:p>
        </text:list-item>
      </text:list>
      <text:p text:style-name="P59"><draw:g text:anchor-type="paragraph" draw:z-index="46" draw:style-name="gr84"><draw:line draw:style-name="gr85" draw:text-style-name="P137" svg:x1="0.948cm" svg:y1="0.376cm" svg:x2="0.948cm" svg:y2="6.916cm"><text:p/></draw:line><draw:line draw:style-name="gr85" draw:text-style-name="P137" svg:x1="1.173cm" svg:y1="0.376cm" svg:x2="1.173cm" svg:y2="6.916cm"><text:p/></draw:line><draw:line draw:style-name="gr85" draw:text-style-name="P137" svg:x1="1.403cm" svg:y1="0.376cm" svg:x2="1.403cm" svg:y2="6.916cm"><text:p/></draw:line><draw:line draw:style-name="gr85" draw:text-style-name="P137" svg:x1="1.633cm" svg:y1="0.376cm" svg:x2="1.633cm" svg:y2="6.916cm"><text:p/></draw:line><draw:line draw:style-name="gr85" draw:text-style-name="P137" svg:x1="1.86cm" svg:y1="0.376cm" svg:x2="1.86cm" svg:y2="6.916cm"><text:p/></draw:line><draw:line draw:style-name="gr85" draw:text-style-name="P137" svg:x1="2.089cm" svg:y1="0.376cm" svg:x2="2.089cm" svg:y2="6.916cm"><text:p/></draw:line><draw:line draw:style-name="gr85" draw:text-style-name="P137" svg:x1="2.316cm" svg:y1="0.376cm" svg:x2="2.316cm" svg:y2="6.916cm"><text:p/></draw:line><draw:line draw:style-name="gr85" draw:text-style-name="P137" svg:x1="2.54cm" svg:y1="0.376cm" svg:x2="2.54cm" svg:y2="6.916cm"><text:p/></draw:line><draw:line draw:style-name="gr85" draw:text-style-name="P137" svg:x1="2.772cm" svg:y1="0.376cm" svg:x2="2.772cm" svg:y2="6.916cm"><text:p/></draw:line><draw:line draw:style-name="gr85" draw:text-style-name="P137" svg:x1="3.001cm" svg:y1="0.376cm" svg:x2="3.001cm" svg:y2="6.916cm"><text:p/></draw:line><draw:line draw:style-name="gr85" draw:text-style-name="P137" svg:x1="3.227cm" svg:y1="0.376cm" svg:x2="3.227cm" svg:y2="6.916cm"><text:p/></draw:line><draw:line draw:style-name="gr85" draw:text-style-name="P137" svg:x1="3.458cm" svg:y1="0.376cm" svg:x2="3.458cm" svg:y2="6.916cm"><text:p/></draw:line><draw:line draw:style-name="gr85" draw:text-style-name="P137" svg:x1="3.683cm" svg:y1="0.376cm" svg:x2="3.683cm" svg:y2="6.916cm"><text:p/></draw:line><draw:line draw:style-name="gr85" draw:text-style-name="P137" svg:x1="3.913cm" svg:y1="0.376cm" svg:x2="3.913cm" svg:y2="6.916cm"><text:p/></draw:line><draw:line draw:style-name="gr85" draw:text-style-name="P137" svg:x1="4.14cm" svg:y1="0.376cm" svg:x2="4.14cm" svg:y2="6.916cm"><text:p/></draw:line><draw:line draw:style-name="gr85" draw:text-style-name="P137" svg:x1="4.37cm" svg:y1="0.376cm" svg:x2="4.37cm" svg:y2="6.916cm"><text:p/></draw:line><draw:line draw:style-name="gr85" draw:text-style-name="P137" svg:x1="4.594cm" svg:y1="0.376cm" svg:x2="4.594cm" svg:y2="6.916cm"><text:p/></draw:line><draw:line draw:style-name="gr85" draw:text-style-name="P137" svg:x1="4.825cm" svg:y1="0.376cm" svg:x2="4.825cm" svg:y2="6.916cm"><text:p/></draw:line><draw:line draw:style-name="gr85" draw:text-style-name="P137" svg:x1="5.05cm" svg:y1="0.376cm" svg:x2="5.05cm" svg:y2="6.916cm"><text:p/></draw:line><draw:line draw:style-name="gr85" draw:text-style-name="P137" svg:x1="5.282cm" svg:y1="0.376cm" svg:x2="5.282cm" svg:y2="6.916cm"><text:p/></draw:line><draw:line draw:style-name="gr85" draw:text-style-name="P137" svg:x1="5.507cm" svg:y1="0.376cm" svg:x2="5.507cm" svg:y2="6.916cm"><text:p/></draw:line><draw:line draw:style-name="gr85" draw:text-style-name="P137" svg:x1="5.737cm" svg:y1="0.376cm" svg:x2="5.737cm" svg:y2="6.916cm"><text:p/></draw:line><draw:line draw:style-name="gr85" draw:text-style-name="P137" svg:x1="5.966cm" svg:y1="0.376cm" svg:x2="5.966cm" svg:y2="6.916cm"><text:p/></draw:line><draw:line draw:style-name="gr85" draw:text-style-name="P137" svg:x1="6.192cm" svg:y1="0.376cm" svg:x2="6.192cm" svg:y2="6.916cm"><text:p/></draw:line><draw:line draw:style-name="gr85" draw:text-style-name="P137" svg:x1="6.422cm" svg:y1="0.376cm" svg:x2="6.422cm" svg:y2="6.916cm"><text:p/></draw:line><draw:line draw:style-name="gr85" draw:text-style-name="P137" svg:x1="6.649cm" svg:y1="0.376cm" svg:x2="6.649cm" svg:y2="6.916cm"><text:p/></draw:line><draw:line draw:style-name="gr85" draw:text-style-name="P137" svg:x1="6.878cm" svg:y1="0.376cm" svg:x2="6.878cm" svg:y2="6.916cm"><text:p/></draw:line><draw:line draw:style-name="gr85" draw:text-style-name="P137" svg:x1="7.104cm" svg:y1="0.376cm" svg:x2="7.104cm" svg:y2="6.916cm"><text:p/></draw:line><draw:line draw:style-name="gr85" draw:text-style-name="P137" svg:x1="7.334cm" svg:y1="0.376cm" svg:x2="7.334cm" svg:y2="6.916cm"><text:p/></draw:line><draw:line draw:style-name="gr85" draw:text-style-name="P137" svg:x1="7.56cm" svg:y1="0.376cm" svg:x2="7.56cm" svg:y2="6.916cm"><text:p/></draw:line><draw:line draw:style-name="gr85" draw:text-style-name="P137" svg:x1="7.791cm" svg:y1="0.376cm" svg:x2="7.791cm" svg:y2="6.916cm"><text:p/></draw:line><draw:line draw:style-name="gr85" draw:text-style-name="P137" svg:x1="8.016cm" svg:y1="0.376cm" svg:x2="8.016cm" svg:y2="6.916cm"><text:p/></draw:line><draw:line draw:style-name="gr85" draw:text-style-name="P137" svg:x1="8.247cm" svg:y1="0.376cm" svg:x2="8.247cm" svg:y2="6.916cm"><text:p/></draw:line><draw:line draw:style-name="gr85" draw:text-style-name="P137" svg:x1="8.472cm" svg:y1="0.376cm" svg:x2="8.472cm" svg:y2="6.916cm"><text:p/></draw:line><draw:line draw:style-name="gr85" draw:text-style-name="P137" svg:x1="8.702cm" svg:y1="0.376cm" svg:x2="8.702cm" svg:y2="6.916cm"><text:p/></draw:line><draw:line draw:style-name="gr85" draw:text-style-name="P137" svg:x1="8.927cm" svg:y1="0.376cm" svg:x2="8.927cm" svg:y2="6.916cm"><text:p/></draw:line><draw:line draw:style-name="gr85" draw:text-style-name="P137" svg:x1="0.718cm" svg:y1="0.376cm" svg:x2="8.928cm" svg:y2="0.376cm"><text:p/></draw:line><draw:line draw:style-name="gr85" draw:text-style-name="P137" svg:x1="0.718cm" svg:y1="0.554cm" svg:x2="8.928cm" svg:y2="0.554cm"><text:p/></draw:line><draw:line draw:style-name="gr85" draw:text-style-name="P137" svg:x1="0.718cm" svg:y1="0.739cm" svg:x2="8.928cm" svg:y2="0.739cm"><text:p/></draw:line><draw:line draw:style-name="gr85" draw:text-style-name="P137" svg:x1="0.718cm" svg:y1="0.919cm" svg:x2="8.928cm" svg:y2="0.919cm"><text:p/></draw:line><draw:line draw:style-name="gr85" draw:text-style-name="P137" svg:x1="0.718cm" svg:y1="1.104cm" svg:x2="8.928cm" svg:y2="1.104cm"><text:p/></draw:line><draw:line draw:style-name="gr85" draw:text-style-name="P137" svg:x1="0.718cm" svg:y1="1.284cm" svg:x2="8.928cm" svg:y2="1.284cm"><text:p/></draw:line><draw:line draw:style-name="gr85" draw:text-style-name="P137" svg:x1="0.718cm" svg:y1="1.467cm" svg:x2="8.928cm" svg:y2="1.467cm"><text:p/></draw:line><draw:line draw:style-name="gr85" draw:text-style-name="P137" svg:x1="0.718cm" svg:y1="1.651cm" svg:x2="8.928cm" svg:y2="1.651cm"><text:p/></draw:line><draw:line draw:style-name="gr85" draw:text-style-name="P137" svg:x1="0.718cm" svg:y1="1.829cm" svg:x2="8.928cm" svg:y2="1.829cm"><text:p/></draw:line><draw:line draw:style-name="gr85" draw:text-style-name="P137" svg:x1="0.718cm" svg:y1="2.011cm" svg:x2="8.928cm" svg:y2="2.011cm"><text:p/></draw:line><draw:line draw:style-name="gr85" draw:text-style-name="P137" svg:x1="0.718cm" svg:y1="2.196cm" svg:x2="8.928cm" svg:y2="2.196cm"><text:p/></draw:line><draw:line draw:style-name="gr85" draw:text-style-name="P137" svg:x1="0.718cm" svg:y1="2.377cm" svg:x2="8.928cm" svg:y2="2.377cm"><text:p/></draw:line><draw:line draw:style-name="gr85" draw:text-style-name="P137" svg:x1="0.718cm" svg:y1="2.561cm" svg:x2="8.928cm" svg:y2="2.561cm"><text:p/></draw:line><draw:line draw:style-name="gr85" draw:text-style-name="P137" svg:x1="0.718cm" svg:y1="2.742cm" svg:x2="8.928cm" svg:y2="2.742cm"><text:p/></draw:line><draw:line draw:style-name="gr85" draw:text-style-name="P137" svg:x1="0.718cm" svg:y1="2.924cm" svg:x2="8.928cm" svg:y2="2.924cm"><text:p/></draw:line><draw:line draw:style-name="gr85" draw:text-style-name="P137" svg:x1="0.718cm" svg:y1="3.099cm" svg:x2="8.928cm" svg:y2="3.099cm"><text:p/></draw:line><draw:line draw:style-name="gr85" draw:text-style-name="P137" svg:x1="0.718cm" svg:y1="3.28cm" svg:x2="8.928cm" svg:y2="3.28cm"><text:p/></draw:line><draw:line draw:style-name="gr85" draw:text-style-name="P137" svg:x1="0.718cm" svg:y1="3.462cm" svg:x2="8.928cm" svg:y2="3.462cm"><text:p/></draw:line><draw:line draw:style-name="gr85" draw:text-style-name="P137" svg:x1="0.718cm" svg:y1="3.644cm" svg:x2="8.928cm" svg:y2="3.644cm"><text:p/></draw:line><draw:line draw:style-name="gr85" draw:text-style-name="P137" svg:x1="0.718cm" svg:y1="3.827cm" svg:x2="8.928cm" svg:y2="3.827cm"><text:p/></draw:line><draw:line draw:style-name="gr85" draw:text-style-name="P137" svg:x1="0.718cm" svg:y1="4.011cm" svg:x2="8.928cm" svg:y2="4.011cm"><text:p/></draw:line><draw:line draw:style-name="gr85" draw:text-style-name="P137" svg:x1="0.718cm" svg:y1="4.191cm" svg:x2="8.928cm" svg:y2="4.191cm"><text:p/></draw:line><draw:line draw:style-name="gr85" draw:text-style-name="P137" svg:x1="0.718cm" svg:y1="4.372cm" svg:x2="8.928cm" svg:y2="4.372cm"><text:p/></draw:line><draw:line draw:style-name="gr85" draw:text-style-name="P137" svg:x1="0.718cm" svg:y1="4.556cm" svg:x2="8.928cm" svg:y2="4.556cm"><text:p/></draw:line><draw:line draw:style-name="gr85" draw:text-style-name="P137" svg:x1="0.718cm" svg:y1="4.736cm" svg:x2="8.928cm" svg:y2="4.736cm"><text:p/></draw:line><draw:line draw:style-name="gr85" draw:text-style-name="P137" svg:x1="0.718cm" svg:y1="4.918cm" svg:x2="8.928cm" svg:y2="4.918cm"><text:p/></draw:line><draw:line draw:style-name="gr85" draw:text-style-name="P137" svg:x1="0.718cm" svg:y1="5.101cm" svg:x2="8.928cm" svg:y2="5.101cm"><text:p/></draw:line><draw:line draw:style-name="gr85" draw:text-style-name="P137" svg:x1="0.718cm" svg:y1="5.282cm" svg:x2="8.928cm" svg:y2="5.282cm"><text:p/></draw:line><draw:line draw:style-name="gr85" draw:text-style-name="P137" svg:x1="0.718cm" svg:y1="5.468cm" svg:x2="8.928cm" svg:y2="5.468cm"><text:p/></draw:line><draw:line draw:style-name="gr85" draw:text-style-name="P137" svg:x1="0.718cm" svg:y1="5.648cm" svg:x2="8.928cm" svg:y2="5.648cm"><text:p/></draw:line><draw:line draw:style-name="gr85" draw:text-style-name="P137" svg:x1="0.718cm" svg:y1="5.833cm" svg:x2="8.928cm" svg:y2="5.833cm"><text:p/></draw:line><draw:line draw:style-name="gr85" draw:text-style-name="P137" svg:x1="0.718cm" svg:y1="6.014cm" svg:x2="8.928cm" svg:y2="6.014cm"><text:p/></draw:line><draw:line draw:style-name="gr85" draw:text-style-name="P137" svg:x1="0.718cm" svg:y1="6.188cm" svg:x2="8.928cm" svg:y2="6.188cm"><text:p/></draw:line><draw:line draw:style-name="gr85" draw:text-style-name="P137" svg:x1="0.718cm" svg:y1="6.371cm" svg:x2="8.928cm" svg:y2="6.371cm"><text:p/></draw:line><draw:line draw:style-name="gr85" draw:text-style-name="P137" svg:x1="0.718cm" svg:y1="6.558cm" svg:x2="8.928cm" svg:y2="6.558cm"><text:p/></draw:line><draw:line draw:style-name="gr85" draw:text-style-name="P137" svg:x1="0.718cm" svg:y1="6.739cm" svg:x2="8.928cm" svg:y2="6.739cm"><text:p/></draw:line><draw:line draw:style-name="gr86" draw:text-style-name="P137" svg:x1="0.635cm" svg:y1="6.574cm" svg:x2="8.937cm" svg:y2="6.574cm"><text:p/></draw:line><draw:line draw:style-name="gr87" draw:text-style-name="P137" svg:x1="0.718cm" svg:y1="0.376cm" svg:x2="0.738cm" svg:y2="6.599cm"><text:p/></draw:line><draw:line draw:style-name="gr88" draw:text-style-name="P137" svg:x1="0.627cm" svg:y1="6.558cm" svg:x2="0.809cm" svg:y2="6.558cm"><text:p/></draw:line><draw:line draw:style-name="gr88" draw:text-style-name="P137" svg:x1="0.627cm" svg:y1="6.188cm" svg:x2="0.809cm" svg:y2="6.188cm"><text:p/></draw:line><draw:line draw:style-name="gr88" draw:text-style-name="P137" svg:x1="0.627cm" svg:y1="5.833cm" svg:x2="0.809cm" svg:y2="5.833cm"><text:p/></draw:line><draw:line draw:style-name="gr88" draw:text-style-name="P137" svg:x1="0.627cm" svg:y1="5.468cm" svg:x2="0.809cm" svg:y2="5.468cm"><text:p/></draw:line><draw:line draw:style-name="gr88" draw:text-style-name="P137" svg:x1="0.627cm" svg:y1="4.736cm" svg:x2="0.809cm" svg:y2="4.736cm"><text:p/></draw:line><draw:line draw:style-name="gr88" draw:text-style-name="P137" svg:x1="0.627cm" svg:y1="4.372cm" svg:x2="0.809cm" svg:y2="4.372cm"><text:p/></draw:line><draw:line draw:style-name="gr88" draw:text-style-name="P137" svg:x1="0.627cm" svg:y1="4.011cm" svg:x2="0.809cm" svg:y2="4.011cm"><text:p/></draw:line><draw:line draw:style-name="gr88" draw:text-style-name="P137" svg:x1="0.627cm" svg:y1="3.644cm" svg:x2="0.809cm" svg:y2="3.644cm"><text:p/></draw:line><draw:line draw:style-name="gr88" draw:text-style-name="P137" svg:x1="0.627cm" svg:y1="3.28cm" svg:x2="0.809cm" svg:y2="3.28cm"><text:p/></draw:line><draw:line draw:style-name="gr88" draw:text-style-name="P137" svg:x1="0.627cm" svg:y1="2.924cm" svg:x2="0.809cm" svg:y2="2.924cm"><text:p/></draw:line><draw:line draw:style-name="gr88" draw:text-style-name="P137" svg:x1="0.627cm" svg:y1="2.561cm" svg:x2="0.809cm" svg:y2="2.561cm"><text:p/></draw:line><draw:line draw:style-name="gr88" draw:text-style-name="P137" svg:x1="0.627cm" svg:y1="2.196cm" svg:x2="0.809cm" svg:y2="2.196cm"><text:p/></draw:line><draw:line draw:style-name="gr88" draw:text-style-name="P137" svg:x1="0.627cm" svg:y1="1.829cm" svg:x2="0.809cm" svg:y2="1.829cm"><text:p/></draw:line><draw:line draw:style-name="gr88" draw:text-style-name="P137" svg:x1="0.627cm" svg:y1="1.467cm" svg:x2="0.809cm" svg:y2="1.467cm"><text:p/></draw:line><draw:line draw:style-name="gr88" draw:text-style-name="P137" svg:x1="0.627cm" svg:y1="1.104cm" svg:x2="0.809cm" svg:y2="1.104cm"><text:p/></draw:line><draw:line draw:style-name="gr88" draw:text-style-name="P137" svg:x1="0.627cm" svg:y1="0.739cm" svg:x2="0.809cm" svg:y2="0.739cm"><text:p/></draw:line><draw:line draw:style-name="gr88" draw:text-style-name="P137" svg:x1="8.485cm" svg:y1="6.643cm" svg:x2="8.485cm" svg:y2="6.498cm"><text:p/></draw:line><draw:line draw:style-name="gr88" draw:text-style-name="P137" svg:x1="8.027cm" svg:y1="6.643cm" svg:x2="8.027cm" svg:y2="6.498cm"><text:p/></draw:line><draw:line draw:style-name="gr88" draw:text-style-name="P137" svg:x1="7.573cm" svg:y1="6.643cm" svg:x2="7.573cm" svg:y2="6.498cm"><text:p/></draw:line><draw:line draw:style-name="gr88" draw:text-style-name="P137" svg:x1="7.112cm" svg:y1="6.643cm" svg:x2="7.112cm" svg:y2="6.498cm"><text:p/></draw:line><draw:line draw:style-name="gr88" draw:text-style-name="P137" svg:x1="6.66cm" svg:y1="6.643cm" svg:x2="6.66cm" svg:y2="6.498cm"><text:p/></draw:line><draw:line draw:style-name="gr88" draw:text-style-name="P137" svg:x1="6.202cm" svg:y1="6.643cm" svg:x2="6.202cm" svg:y2="6.498cm"><text:p/></draw:line><draw:line draw:style-name="gr88" draw:text-style-name="P137" svg:x1="5.745cm" svg:y1="6.643cm" svg:x2="5.745cm" svg:y2="6.498cm"><text:p/></draw:line><draw:line draw:style-name="gr88" draw:text-style-name="P137" svg:x1="5.293cm" svg:y1="6.643cm" svg:x2="5.293cm" svg:y2="6.498cm"><text:p/></draw:line><draw:line draw:style-name="gr88" draw:text-style-name="P137" svg:x1="4.833cm" svg:y1="6.643cm" svg:x2="4.833cm" svg:y2="6.498cm"><text:p/></draw:line><draw:line draw:style-name="gr88" draw:text-style-name="P137" svg:x1="4.378cm" svg:y1="6.643cm" svg:x2="4.378cm" svg:y2="6.498cm"><text:p/></draw:line><draw:line draw:style-name="gr88" draw:text-style-name="P137" svg:x1="3.923cm" svg:y1="6.643cm" svg:x2="3.923cm" svg:y2="6.498cm"><text:p/></draw:line><draw:line draw:style-name="gr88" draw:text-style-name="P137" svg:x1="3.466cm" svg:y1="6.643cm" svg:x2="3.466cm" svg:y2="6.498cm"><text:p/></draw:line><draw:line draw:style-name="gr88" draw:text-style-name="P137" svg:x1="3.011cm" svg:y1="6.643cm" svg:x2="3.011cm" svg:y2="6.498cm"><text:p/></draw:line><draw:line draw:style-name="gr88" draw:text-style-name="P137" svg:x1="2.555cm" svg:y1="6.643cm" svg:x2="2.555cm" svg:y2="6.498cm"><text:p/></draw:line><draw:line draw:style-name="gr88" draw:text-style-name="P137" svg:x1="2.099cm" svg:y1="6.643cm" svg:x2="2.099cm" svg:y2="6.498cm"><text:p/></draw:line><draw:line draw:style-name="gr88" draw:text-style-name="P137" svg:x1="1.644cm" svg:y1="6.643cm" svg:x2="1.644cm" svg:y2="6.498cm"><text:p/></draw:line><draw:line draw:style-name="gr88" draw:text-style-name="P137" svg:x1="1.188cm" svg:y1="6.643cm" svg:x2="1.188cm" svg:y2="6.498cm"><text:p/></draw:line><draw:line draw:style-name="gr89" draw:text-style-name="P137" svg:x1="0.759cm" svg:y1="6.554cm" svg:x2="8.353cm" svg:y2="0.469cm"><text:p/></draw:line><draw:frame draw:style-name="gr90" draw:text-style-name="P138" svg:width="0.622cm" svg:height="0.375cm" draw:transform="rotate (0.672475360793415) translate (3.80647222222222cm 6.96206944444444cm)"><draw:text-box><text:p text:style-name="P132"><text:span text:style-name="T121">160</text:span></text:p></draw:text-box></draw:frame><draw:frame draw:style-name="gr91" draw:text-style-name="P138" svg:width="0.415cm" svg:height="0.375cm" draw:transform="rotate (0.677362282698999) translate (0.747888888888889cm 6.84036111111111cm)"><draw:text-box><text:p text:style-name="P132"><text:span text:style-name="T121">20</text:span></text:p></draw:text-box></draw:frame><draw:frame draw:style-name="gr92" draw:text-style-name="P138" svg:width="0.417cm" svg:height="0.375cm" draw:transform="rotate (0.677362282698999) translate (1.20297222222222cm 6.842125cm)"><draw:text-box><text:p text:style-name="P132"><text:span text:style-name="T121">40</text:span></text:p></draw:text-box></draw:frame><draw:frame draw:style-name="gr93" draw:text-style-name="P138" svg:width="0.62cm" svg:height="0.375cm" draw:transform="rotate (0.670206432765822) translate (3.33198611111111cm 6.96030555555556cm)"><draw:text-box><text:p text:style-name="P132"><text:span text:style-name="T121">140</text:span></text:p></draw:text-box></draw:frame><draw:frame draw:style-name="gr93" draw:text-style-name="P138" svg:width="0.62cm" svg:height="0.375cm" draw:transform="rotate (0.670206432765822) translate (2.88043055555556cm 6.96559722222222cm)"><draw:text-box><text:p text:style-name="P132"><text:span text:style-name="T121">120</text:span></text:p></draw:text-box></draw:frame><draw:frame draw:style-name="gr93" draw:text-style-name="P138" svg:width="0.62cm" svg:height="0.375cm" draw:transform="rotate (0.676489618073002) translate (2.42005555555556cm 6.969125cm)"><draw:text-box><text:p text:style-name="P132"><text:span text:style-name="T121">100</text:span></text:p></draw:text-box></draw:frame><draw:frame draw:style-name="gr91" draw:text-style-name="P138" svg:width="0.415cm" svg:height="0.375cm" draw:transform="rotate (0.66479591208464) translate (2.11843055555556cm 6.83859722222222cm)"><draw:text-box><text:p text:style-name="P132"><text:span text:style-name="T121">80</text:span></text:p></draw:text-box></draw:frame><draw:frame draw:style-name="gr94" draw:text-style-name="P138" svg:width="0.414cm" svg:height="0.375cm" draw:transform="rotate (0.667413905962632) translate (1.65805555555556cm 6.83859722222222cm)"><draw:text-box><text:p text:style-name="P132"><text:span text:style-name="T121">60</text:span></text:p></draw:text-box></draw:frame><draw:frame draw:style-name="gr90" draw:text-style-name="P138" svg:width="0.622cm" svg:height="0.375cm" draw:transform="rotate (0.672475360793415) translate (6.54402777777778cm 6.96206944444444cm)"><draw:text-box><text:p text:style-name="P132"><text:span text:style-name="T121">280</text:span></text:p></draw:text-box></draw:frame><draw:frame draw:style-name="gr90" draw:text-style-name="P138" svg:width="0.622cm" svg:height="0.375cm" draw:transform="rotate (0.674744288821008) translate (6.080125cm 6.969125cm)"><draw:text-box><text:p text:style-name="P132"><text:span text:style-name="T121">260</text:span></text:p></draw:text-box></draw:frame><draw:frame draw:style-name="gr90" draw:text-style-name="P138" svg:width="0.622cm" svg:height="0.375cm" draw:transform="rotate (0.668461103513828) translate (5.61445833333333cm 6.96030555555556cm)"><draw:text-box><text:p text:style-name="P132"><text:span text:style-name="T121">240</text:span></text:p></draw:text-box></draw:frame><draw:frame draw:style-name="gr93" draw:text-style-name="P138" svg:width="0.62cm" svg:height="0.375cm" draw:transform="rotate (0.666366708411435) translate (5.17348611111111cm 6.95677777777778cm)"><draw:text-box><text:p text:style-name="P132"><text:span text:style-name="T121">220</text:span></text:p></draw:text-box></draw:frame><draw:frame draw:style-name="gr90" draw:text-style-name="P138" svg:width="0.622cm" svg:height="0.375cm" draw:transform="rotate (0.670730031541421) translate (4.70605555555556cm 6.96030555555556cm)"><draw:text-box><text:p text:style-name="P132"><text:span text:style-name="T121">200</text:span></text:p></draw:text-box></draw:frame><draw:frame draw:style-name="gr93" draw:text-style-name="P138" svg:width="0.62cm" svg:height="0.375cm" draw:transform="rotate (0.670206432765822) translate (4.24744444444444cm 6.95854166666667cm)"><draw:text-box><text:p text:style-name="P132"><text:span text:style-name="T121">180</text:span></text:p></draw:text-box></draw:frame><draw:frame draw:style-name="gr95" draw:text-style-name="P138" svg:width="0.207cm" svg:height="0.375cm" svg:x="0.342cm" svg:y="6.37cm"><draw:text-box><text:p text:style-name="P132"><text:span text:style-name="T121">0</text:span></text:p></draw:text-box></draw:frame><draw:frame draw:style-name="gr90" draw:text-style-name="P138" svg:width="0.622cm" svg:height="0.375cm" draw:transform="rotate (0.674744288821008) translate (7.90398611111111cm 6.96206944444444cm)"><draw:text-box><text:p text:style-name="P132"><text:span text:style-name="T121">340</text:span></text:p></draw:text-box></draw:frame><draw:frame draw:style-name="gr96" draw:text-style-name="P138" svg:width="0.618cm" svg:height="0.375cm" draw:transform="rotate (0.667588438887831) translate (7.44184722222222cm 6.95677777777778cm)"><draw:text-box><text:p text:style-name="P132"><text:span text:style-name="T121">320</text:span></text:p></draw:text-box></draw:frame><draw:frame draw:style-name="gr93" draw:text-style-name="P138" svg:width="0.62cm" svg:height="0.375cm" draw:transform="rotate (0.670206432765822) translate (7.000875cm 6.96030555555556cm)"><draw:text-box><text:p text:style-name="P132"><text:span text:style-name="T121">300</text:span></text:p></draw:text-box></draw:frame><draw:frame draw:style-name="gr95" draw:text-style-name="P138" svg:width="0.207cm" svg:height="0.375cm" svg:x="0.342cm" svg:y="5.645cm"><draw:text-box><text:p text:style-name="P132"><text:span text:style-name="T121">4</text:span></text:p></draw:text-box></draw:frame><draw:frame draw:style-name="gr95" draw:text-style-name="P138" svg:width="0.207cm" svg:height="0.375cm" svg:x="0.342cm" svg:y="5.281cm"><draw:text-box><text:p text:style-name="P132"><text:span text:style-name="T121">6</text:span></text:p></draw:text-box></draw:frame><draw:frame draw:style-name="gr97" draw:text-style-name="P138" svg:width="0.368cm" svg:height="0.375cm" svg:x="0.278cm" svg:y="4.92cm"><draw:text-box><text:p text:style-name="P132"><text:span text:style-name="T121">8</text:span></text:p></draw:text-box></draw:frame><draw:frame draw:style-name="gr98" draw:text-style-name="P138" svg:width="0.731cm" svg:height="0.583cm" svg:x="0.173cm" svg:y="4.555cm"><draw:text-box><text:p text:style-name="P132"><text:span text:style-name="T121">10</text:span></text:p></draw:text-box></draw:frame><draw:frame draw:style-name="gr99" draw:text-style-name="P138" svg:width="0.41cm" svg:height="0.375cm" svg:x="0.169cm" svg:y="4.191cm"><draw:text-box><text:p text:style-name="P132"><text:span text:style-name="T121">12</text:span></text:p></draw:text-box></draw:frame><draw:frame draw:style-name="gr99" draw:text-style-name="P138" svg:width="0.41cm" svg:height="0.375cm" svg:x="0.169cm" svg:y="3.826cm"><draw:text-box><text:p text:style-name="P132"><text:span text:style-name="T121">14</text:span></text:p></draw:text-box></draw:frame><draw:frame draw:style-name="gr99" draw:text-style-name="P138" svg:width="0.41cm" svg:height="0.375cm" svg:x="0.169cm" svg:y="3.466cm"><draw:text-box><text:p text:style-name="P132"><text:span text:style-name="T121">16</text:span></text:p></draw:text-box></draw:frame><draw:frame draw:style-name="gr99" draw:text-style-name="P138" svg:width="0.41cm" svg:height="0.375cm" svg:x="0.169cm" svg:y="3.101cm"><draw:text-box><text:p text:style-name="P132"><text:span text:style-name="T121">18</text:span></text:p></draw:text-box></draw:frame><draw:frame draw:style-name="gr99" draw:text-style-name="P138" svg:width="0.41cm" svg:height="0.375cm" svg:x="0.169cm" svg:y="2.738cm"><draw:text-box><text:p text:style-name="P132"><text:span text:style-name="T121">20</text:span></text:p></draw:text-box></draw:frame><draw:frame draw:style-name="gr99" draw:text-style-name="P138" svg:width="0.41cm" svg:height="0.375cm" svg:x="0.169cm" svg:y="2.376cm"><draw:text-box><text:p text:style-name="P132"><text:span text:style-name="T121">22</text:span></text:p></draw:text-box></draw:frame><draw:frame draw:style-name="gr99" draw:text-style-name="P138" svg:width="0.41cm" svg:height="0.375cm" svg:x="0.169cm" svg:y="2.011cm"><draw:text-box><text:p text:style-name="P132"><text:span text:style-name="T121">24</text:span></text:p></draw:text-box></draw:frame><draw:frame draw:style-name="gr99" draw:text-style-name="P138" svg:width="0.41cm" svg:height="0.375cm" svg:x="0.169cm" svg:y="1.651cm"><draw:text-box><text:p text:style-name="P132"><text:span text:style-name="T121">26</text:span></text:p></draw:text-box></draw:frame><draw:frame draw:style-name="gr99" draw:text-style-name="P138" svg:width="0.41cm" svg:height="0.375cm" svg:x="0.169cm" svg:y="1.286cm"><draw:text-box><text:p text:style-name="P132"><text:span text:style-name="T121">28</text:span></text:p></draw:text-box></draw:frame><draw:frame draw:style-name="gr99" draw:text-style-name="P138" svg:width="0.41cm" svg:height="0.375cm" svg:x="0.169cm" svg:y="0.921cm"><draw:text-box><text:p text:style-name="P132"><text:span text:style-name="T121">30</text:span></text:p></draw:text-box></draw:frame><draw:frame draw:style-name="gr99" draw:text-style-name="P138" svg:width="0.41cm" svg:height="0.375cm" svg:x="0.169cm" svg:y="0.558cm"><draw:text-box><text:p text:style-name="P132"><text:span text:style-name="T121">32</text:span></text:p></draw:text-box></draw:frame><draw:frame draw:style-name="gr95" draw:text-style-name="P138" svg:width="0.207cm" svg:height="0.375cm" svg:x="0.342cm" svg:y="6.008cm"><draw:text-box><text:p text:style-name="P132"><text:span text:style-name="T121">2</text:span></text:p></draw:text-box></draw:frame><draw:line draw:style-name="gr100" draw:text-style-name="P137" svg:x1="0.718cm" svg:y1="1.104cm" svg:x2="7.554cm" svg:y2="1.109cm"><text:p/></draw:line><draw:line draw:style-name="gr101" draw:text-style-name="P137" svg:x1="7.539cm" svg:y1="6.6cm" svg:x2="7.555cm" svg:y2="1.127cm"><text:p/></draw:line><draw:frame draw:style-name="gr102" draw:text-style-name="P139" svg:width="1.041cm" svg:height="0.375cm" svg:x="6.799cm" svg:y="0.522cm"><draw:text-box><text:p text:style-name="P132"><text:span text:style-name="T122">Tarif B</text:span></text:p></draw:text-box></draw:frame><draw:frame draw:style-name="gr103" draw:text-style-name="P138" svg:width="2.692cm" svg:height="0.375cm" svg:x="6.237cm" svg:y="6.125cm"><draw:text-box><text:p text:style-name="P132"><text:span text:style-name="T121">Nombre d'élèves</text:span></text:p></draw:text-box></draw:frame><draw:frame draw:style-name="gr104" draw:text-style-name="P138" svg:width="2.091cm" svg:height="0.41cm" draw:transform="rotate (1.5707963267949) translate (0.903111111111111cm 2.60879166666667cm)"><draw:text-box><text:p text:style-name="P132"><text:span text:style-name="T121">Prix en euros</text:span></text:p></draw:text-box></draw:frame><draw:g draw:style-name="gr105"><draw:line draw:style-name="gr88" draw:text-style-name="P137" svg:x1="0.627cm" svg:y1="5.101cm" svg:x2="0.809cm" svg:y2="5.101cm"><text:p/></draw:line><draw:line draw:style-name="gr106" draw:text-style-name="P140" svg:x1="0.597cm" svg:y1="4.998cm" svg:x2="0.832cm" svg:y2="5.233cm"><text:p/></draw:line><draw:line draw:style-name="gr106" draw:text-style-name="P140" svg:x1="0.822cm" svg:y1="4.998cm" svg:x2="0.613cm" svg:y2="5.207cm"><text:p/></draw:line></draw:g></draw:g></text:p>
      <text:p text:style-name="P59"/>
      <text:p text:style-name="P59"/>
      <text:p text:style-name="P59"/>
      <text:p text:style-name="P59"/>
      <text:p text:style-name="P59"/>
      <text:p text:style-name="P59"/>
      <text:p text:style-name="P59"/>
      <text:p text:style-name="P59"/>
      <text:p text:style-name="P59"/>
      <text:p text:style-name="P59"/>
      <text:p text:style-name="P59"/>
      <text:list xml:id="list150016763522614" text:continue-numbering="true" text:style-name="liste_5f_abc">
        <text:list-item>
          <text:p text:style-name="P87"><text:span text:style-name="T30">Par lecture graphique, à partir de combien d’élèves le tarif A est-il plus intéressant que le tarif C ? </text:span><text:span text:style-name="T22">(</text:span><text:span text:style-name="T23">On fera apparaître sur le graphique les tracés nécessaires à la lecture.)</text:span></text:p>
        </text:list-item>
      </text:list>
      <text:p text:style-name="P48"><text:span text:style-name="_5f_pointillés_20_gris"><text:span text:style-name="T61"><text:tab/></text:span></text:span></text:p>
      <text:p text:style-name="P48"><text:span text:style-name="_5f_pointillés_20_gris"><text:span text:style-name="T61"><text:tab/></text:span></text:span></text:p>
      <text:list xml:id="list150016019672501" text:continue-numbering="true" text:style-name="liste_5f_abc">
        <text:list-item>
          <text:p text:style-name="P98"><text:span text:style-name="T31">Dans l’école, il y a 209 élèves. </text:span><text:span text:style-name="T30">Quel est le tarif le plus intéressant pour l’école ?</text:span></text:p>
        </text:list-item>
      </text:list>
      <text:p text:style-name="P51"><text:span text:style-name="_5f_pointillés_20_gris"><text:span text:style-name="T61"><text:tab/></text:span></text:span></text:p>
      <text:section text:style-name="Sect2" text:name="Section9">
        <text:list xml:id="list150017543833543" text:continue-list="list150017354862047" text:style-name="Num_5f_Exo">
          <text:list-item>
            <text:h text:style-name="P70" text:outline-level="1"> TRAP est un trapèze rectangle en A et en P tel que : </text:h>
          </text:list-item>
        </text:list>
        <text:list xml:id="list34419202" text:style-name="_5f_Numérotation_20_des_20_exercices_20_livrets">
          <text:list-header>
            <text:p text:style-name="P86"><text:span text:style-name="T32">TP </text:span><text:span text:style-name="T41">=</text:span><text:span text:style-name="T32"> 3 cm ; PA </text:span><text:span text:style-name="T41">=</text:span><text:span text:style-name="T32"> 5 cm et AR </text:span><text:span text:style-name="T41">=</text:span><text:span text:style-name="T32"> 4 cm.</text:span></text:p>
          </text:list-header>
        </text:list>
        <text:p text:style-name="P24"><text:span text:style-name="T15">M</text:span><text:span text:style-name="T53"> </text:span><text:span text:style-name="T58">est un point variable du segment [PA], et on note </text:span><text:span text:style-name="_5f_variable"><text:span text:style-name="T83">x</text:span></text:span><text:span text:style-name="T53"> </text:span><text:span text:style-name="T58">la longueur du segment [P</text:span><text:span text:style-name="T15">M</text:span><text:span text:style-name="T58">] en cm.</text:span></text:p>
        <text:p text:style-name="P57"><draw:g text:anchor-type="as-char" draw:z-index="29" draw:style-name="gr108"><draw:frame draw:style-name="gr140" draw:text-style-name="P154" svg:width="0.207cm" svg:height="0.375cm" svg:x="0.446cm" svg:y="3.14cm"><draw:text-box><text:p text:style-name="P132"><text:span text:style-name="T128">P</text:span></text:p></draw:text-box></draw:frame><draw:frame draw:style-name="gr141" draw:text-style-name="P154" svg:width="0.221cm" svg:height="0.375cm" svg:x="4.11cm" svg:y="3.14cm"><draw:text-box><text:p text:style-name="P132"><text:span text:style-name="T128">A</text:span></text:p></draw:text-box></draw:frame><draw:line draw:style-name="gr142" draw:text-style-name="P137" svg:x1="0.591cm" svg:y1="3.141cm" svg:x2="4.196cm" svg:y2="3.141cm"><text:p/></draw:line><draw:frame draw:style-name="gr143" draw:text-style-name="P154" svg:width="0.225cm" svg:height="0.375cm" svg:x="4.18cm" svg:y="0cm"><draw:text-box><text:p text:style-name="P132"><text:span text:style-name="T128">R</text:span></text:p></draw:text-box></draw:frame><draw:line draw:style-name="gr142" draw:text-style-name="P137" svg:x1="4.196cm" svg:y1="3.142cm" svg:x2="4.196cm" svg:y2="0.37cm"><text:p/></draw:line><draw:frame draw:style-name="gr144" draw:text-style-name="P154" svg:width="0.198cm" svg:height="0.375cm" svg:x="0.43cm" svg:y="0.728cm"><draw:text-box><text:p text:style-name="P132"><text:span text:style-name="T128">T</text:span></text:p></draw:text-box></draw:frame><draw:line draw:style-name="gr142" draw:text-style-name="P137" svg:x1="0.591cm" svg:y1="3.144cm" svg:x2="0.591cm" svg:y2="1.065cm"><text:p/></draw:line><draw:line draw:style-name="gr142" draw:text-style-name="P137" svg:x1="0.591cm" svg:y1="1.063cm" svg:x2="4.196cm" svg:y2="0.37cm"><text:p/></draw:line><draw:frame draw:style-name="gr145" draw:text-style-name="P154" svg:width="0.279cm" svg:height="0.375cm" svg:x="1.909cm" svg:y="3.14cm"><draw:text-box><text:p text:style-name="P132"><text:span text:style-name="T128">M</text:span></text:p></draw:text-box></draw:frame><draw:line draw:style-name="gr142" draw:text-style-name="P137" svg:x1="0.591cm" svg:y1="1.065cm" svg:x2="2.033cm" svg:y2="3.144cm"><text:p/></draw:line><draw:line draw:style-name="gr142" draw:text-style-name="P137" svg:x1="2.032cm" svg:y1="3.142cm" svg:x2="4.195cm" svg:y2="0.37cm"><text:p/></draw:line><draw:frame draw:style-name="gr146" draw:text-style-name="P155" svg:width="0.181cm" svg:height="0.461cm" svg:x="1.203cm" svg:y="2.734cm"><draw:text-box><text:p text:style-name="P132"><text:span text:style-name="T129">x</text:span></text:p></draw:text-box></draw:frame><draw:line draw:style-name="gr147" draw:text-style-name="P137" svg:x1="0.45cm" svg:y1="3.144cm" svg:x2="0.45cm" svg:y2="1.065cm"><text:p/></draw:line><draw:line draw:style-name="gr147" draw:text-style-name="P137" svg:x1="4.344cm" svg:y1="3.142cm" svg:x2="4.344cm" svg:y2="0.37cm"><text:p/></draw:line><draw:line draw:style-name="gr147" draw:text-style-name="P137" svg:x1="0.594cm" svg:y1="3.485cm" svg:x2="4.199cm" svg:y2="3.485cm"><text:p/></draw:line><draw:frame draw:style-name="gr148" draw:text-style-name="P154" svg:width="0.791cm" svg:height="0.375cm" svg:x="1.887cm" svg:y="3.487cm"><draw:text-box><text:p text:style-name="P132"><text:span text:style-name="T128">5 cm</text:span></text:p></draw:text-box></draw:frame><draw:frame draw:style-name="gr148" draw:text-style-name="P154" svg:width="0.791cm" svg:height="0.375cm" draw:transform="rotate (1.5707963267949) translate (4.34445833333333cm 2.16836111111111cm)"><draw:text-box><text:p text:style-name="P132"><text:span text:style-name="T128">4 cm</text:span></text:p></draw:text-box></draw:frame><draw:frame draw:style-name="gr148" draw:text-style-name="P154" svg:width="0.791cm" svg:height="0.375cm" draw:transform="rotate (1.5707963267949) translate (0cm 2.47351388888889cm)"><draw:text-box><text:p text:style-name="P132"><text:span text:style-name="T128">3 cm</text:span></text:p></draw:text-box></draw:frame></draw:g></text:p>
      </text:section>
      <text:list xml:id="list150017148769441" text:continue-list="list150016019672501" text:style-name="liste_5f_abc">
        <text:list-item text:start-value="1">
          <text:p text:style-name="P88"><text:span text:style-name="T29">Donne les valeurs entre lesquelles </text:span><text:span text:style-name="_5f_variable"><text:span text:style-name="T85">x</text:span></text:span><text:span text:style-name="T28"> </text:span><text:span text:style-name="T29">peut varier.</text:span></text:p>
        </text:list-item>
      </text:list>
      <text:list xml:id="list150016777106810" text:continue-list="list150018055566745" text:style-name="_5f_Numérotation_20_des_20_exercices_20_livrets">
        <text:list-item>
          <text:list>
            <text:list-header>
              <text:p text:style-name="P79"><text:span text:style-name="_5f_pointillés_20_gris"><text:span text:style-name="T91"><text:tab/></text:span></text:span></text:p>
            </text:list-header>
          </text:list>
        </text:list-item>
      </text:list>
      <text:list xml:id="list150016098998229" text:continue-list="list150017148769441" text:style-name="liste_5f_abc">
        <text:list-item>
          <text:p text:style-name="P89"><text:span text:style-name="T33">Montre que l’aire du triangle PTM est 1,5</text:span><text:span text:style-name="_5f_variable"><text:span text:style-name="T83">x</text:span></text:span><text:span text:style-name="T27"> </text:span><text:span text:style-name="T33">et </text:span><text:span text:style-name="T34">que </text:span><text:span text:style-name="T33">l’aire du triangle ARM est 10</text:span><text:span text:style-name="T67"> </text:span><text:span text:style-name="T99">−</text:span><text:span text:style-name="T67"> </text:span><text:span text:style-name="T33">2</text:span><text:span text:style-name="_5f_variable"><text:span text:style-name="T83">x</text:span></text:span><text:span text:style-name="T33">.</text:span></text:p>
        </text:list-item>
      </text:list>
      <text:list xml:id="list150016402791442" text:continue-list="list150016777106810" text:style-name="_5f_Numérotation_20_des_20_exercices_20_livrets">
        <text:list-item>
          <text:list>
            <text:list-header>
              <text:p text:style-name="P80"><text:span text:style-name="_5f_pointillés_20_gris"><text:span text:style-name="T61"><text:tab/></text:span></text:span></text:p>
            </text:list-header>
          </text:list>
        </text:list-item>
      </text:list>
      <text:p text:style-name="P49"><text:span text:style-name="_5f_pointillés_20_gris"><text:span text:style-name="T61"><text:tab/></text:span></text:span></text:p>
      <text:p text:style-name="P49"><text:span text:style-name="_5f_pointillés_20_gris"><text:span text:style-name="T61"><text:tab/></text:span></text:span></text:p>
      <text:p text:style-name="P65"><text:span text:style-name="T111">La droite ci-dessous est la représentation graphique de la fonction qui à </text:span><text:span text:style-name="_5f_variable"><text:span text:style-name="T86">x</text:span></text:span><text:span text:style-name="T111"> associe l’aire du triangle ARM.</text:span></text:p>
      <text:p text:style-name="P25"><draw:g text:anchor-type="paragraph" draw:z-index="47" draw:name="Forme2" draw:style-name="gr59"><draw:frame draw:style-name="gr60" draw:text-style-name="P134" svg:width="0.209cm" svg:height="0.325cm" svg:x="0.212cm" svg:y="2.995cm"><draw:text-box><text:p text:style-name="P132"><text:span text:style-name="T117">2</text:span></text:p></draw:text-box></draw:frame><draw:frame draw:style-name="gr60" draw:text-style-name="P134" svg:width="0.209cm" svg:height="0.325cm" svg:x="0.212cm" svg:y="2.665cm"><draw:text-box><text:p text:style-name="P132"><text:span text:style-name="T117">3</text:span></text:p></draw:text-box></draw:frame><draw:frame draw:style-name="gr60" draw:text-style-name="P134" svg:width="0.209cm" svg:height="0.325cm" svg:x="0.212cm" svg:y="2.339cm"><draw:text-box><text:p text:style-name="P132"><text:span text:style-name="T117">4</text:span></text:p></draw:text-box></draw:frame><draw:frame draw:style-name="gr61" draw:text-style-name="P134" svg:width="0.41cm" svg:height="0.325cm" svg:x="0.215cm" svg:y="2.005cm"><draw:text-box><text:p text:style-name="P132"><text:span text:style-name="T117">5</text:span></text:p></draw:text-box></draw:frame><draw:frame draw:style-name="gr61" draw:text-style-name="P134" svg:width="0.41cm" svg:height="0.325cm" svg:x="0.215cm" svg:y="1.677cm"><draw:text-box><text:p text:style-name="P132"><text:span text:style-name="T117">6</text:span></text:p></draw:text-box></draw:frame><draw:frame draw:style-name="gr61" draw:text-style-name="P134" svg:width="0.41cm" svg:height="0.325cm" svg:x="0.215cm" svg:y="1.351cm"><draw:text-box><text:p text:style-name="P132"><text:span text:style-name="T117">7</text:span></text:p></draw:text-box></draw:frame><draw:frame draw:style-name="gr61" draw:text-style-name="P134" svg:width="0.41cm" svg:height="0.325cm" svg:x="0.215cm" svg:y="1.025cm"><draw:text-box><text:p text:style-name="P132"><text:span text:style-name="T117">8</text:span></text:p></draw:text-box></draw:frame><draw:frame draw:style-name="gr61" draw:text-style-name="P134" svg:width="0.41cm" svg:height="0.325cm" svg:x="0.215cm" svg:y="0.689cm"><draw:text-box><text:p text:style-name="P132"><text:span text:style-name="T117">9</text:span></text:p></draw:text-box></draw:frame><draw:frame draw:style-name="gr61" draw:text-style-name="P134" svg:width="0.41cm" svg:height="0.325cm" svg:x="0.074cm" svg:y="0.361cm"><draw:text-box><text:p text:style-name="P132"><text:span text:style-name="T117">10</text:span></text:p></draw:text-box></draw:frame><draw:frame draw:style-name="gr60" draw:text-style-name="P134" svg:width="0.209cm" svg:height="0.325cm" svg:x="0.212cm" svg:y="3.325cm"><draw:text-box><text:p text:style-name="P132"><text:span text:style-name="T117">1</text:span></text:p></draw:text-box></draw:frame><draw:line draw:style-name="gr62" draw:text-style-name="P131" svg:x1="0.68cm" svg:y1="0.199cm" svg:x2="0.68cm" svg:y2="3.813cm"><text:p/></draw:line><draw:line draw:style-name="gr62" draw:text-style-name="P131" svg:x1="0.844cm" svg:y1="0.199cm" svg:x2="0.844cm" svg:y2="3.813cm"><text:p/></draw:line><draw:line draw:style-name="gr62" draw:text-style-name="P131" svg:x1="1.008cm" svg:y1="0.199cm" svg:x2="1.008cm" svg:y2="3.813cm"><text:p/></draw:line><draw:line draw:style-name="gr62" draw:text-style-name="P131" svg:x1="1.172cm" svg:y1="0.199cm" svg:x2="1.172cm" svg:y2="3.813cm"><text:p/></draw:line><draw:line draw:style-name="gr62" draw:text-style-name="P131" svg:x1="1.337cm" svg:y1="0.199cm" svg:x2="1.337cm" svg:y2="3.813cm"><text:p/></draw:line><draw:line draw:style-name="gr62" draw:text-style-name="P131" svg:x1="1.501cm" svg:y1="0.199cm" svg:x2="1.501cm" svg:y2="3.813cm"><text:p/></draw:line><draw:line draw:style-name="gr62" draw:text-style-name="P131" svg:x1="1.665cm" svg:y1="0.199cm" svg:x2="1.665cm" svg:y2="3.813cm"><text:p/></draw:line><draw:line draw:style-name="gr62" draw:text-style-name="P131" svg:x1="1.83cm" svg:y1="0.199cm" svg:x2="1.83cm" svg:y2="3.813cm"><text:p/></draw:line><draw:line draw:style-name="gr62" draw:text-style-name="P131" svg:x1="1.994cm" svg:y1="0.199cm" svg:x2="1.994cm" svg:y2="3.813cm"><text:p/></draw:line><draw:line draw:style-name="gr62" draw:text-style-name="P131" svg:x1="2.158cm" svg:y1="0.199cm" svg:x2="2.158cm" svg:y2="3.813cm"><text:p/></draw:line><draw:line draw:style-name="gr62" draw:text-style-name="P131" svg:x1="2.323cm" svg:y1="0.199cm" svg:x2="2.323cm" svg:y2="3.813cm"><text:p/></draw:line><draw:line draw:style-name="gr62" draw:text-style-name="P131" svg:x1="2.487cm" svg:y1="0.199cm" svg:x2="2.487cm" svg:y2="3.813cm"><text:p/></draw:line><draw:line draw:style-name="gr62" draw:text-style-name="P131" svg:x1="2.651cm" svg:y1="0.199cm" svg:x2="2.651cm" svg:y2="3.813cm"><text:p/></draw:line><draw:line draw:style-name="gr62" draw:text-style-name="P131" svg:x1="2.815cm" svg:y1="0.199cm" svg:x2="2.815cm" svg:y2="3.813cm"><text:p/></draw:line><draw:line draw:style-name="gr62" draw:text-style-name="P131" svg:x1="2.98cm" svg:y1="0.199cm" svg:x2="2.98cm" svg:y2="3.813cm"><text:p/></draw:line><draw:line draw:style-name="gr62" draw:text-style-name="P131" svg:x1="3.144cm" svg:y1="0.199cm" svg:x2="3.144cm" svg:y2="3.813cm"><text:p/></draw:line><draw:line draw:style-name="gr62" draw:text-style-name="P131" svg:x1="3.308cm" svg:y1="0.199cm" svg:x2="3.308cm" svg:y2="3.813cm"><text:p/></draw:line><draw:line draw:style-name="gr62" draw:text-style-name="P131" svg:x1="3.473cm" svg:y1="0.199cm" svg:x2="3.473cm" svg:y2="3.813cm"><text:p/></draw:line><draw:line draw:style-name="gr62" draw:text-style-name="P131" svg:x1="3.637cm" svg:y1="0.199cm" svg:x2="3.637cm" svg:y2="3.813cm"><text:p/></draw:line><draw:line draw:style-name="gr62" draw:text-style-name="P131" svg:x1="3.801cm" svg:y1="0.199cm" svg:x2="3.801cm" svg:y2="3.813cm"><text:p/></draw:line><draw:line draw:style-name="gr62" draw:text-style-name="P131" svg:x1="3.966cm" svg:y1="0.199cm" svg:x2="3.966cm" svg:y2="3.813cm"><text:p/></draw:line><draw:line draw:style-name="gr62" draw:text-style-name="P131" svg:x1="4.13cm" svg:y1="0.199cm" svg:x2="4.13cm" svg:y2="3.813cm"><text:p/></draw:line><draw:line draw:style-name="gr62" draw:text-style-name="P131" svg:x1="4.294cm" svg:y1="0.199cm" svg:x2="4.294cm" svg:y2="3.813cm"><text:p/></draw:line><draw:line draw:style-name="gr62" draw:text-style-name="P131" svg:x1="4.458cm" svg:y1="0.199cm" svg:x2="4.458cm" svg:y2="3.813cm"><text:p/></draw:line><draw:line draw:style-name="gr62" draw:text-style-name="P131" svg:x1="4.623cm" svg:y1="0.199cm" svg:x2="4.623cm" svg:y2="3.813cm"><text:p/></draw:line><draw:line draw:style-name="gr62" draw:text-style-name="P131" svg:x1="4.787cm" svg:y1="0.199cm" svg:x2="4.787cm" svg:y2="3.813cm"><text:p/></draw:line><draw:line draw:style-name="gr62" draw:text-style-name="P131" svg:x1="4.951cm" svg:y1="0.199cm" svg:x2="4.951cm" svg:y2="3.813cm"><text:p/></draw:line><draw:line draw:style-name="gr62" draw:text-style-name="P131" svg:x1="5.116cm" svg:y1="0.199cm" svg:x2="5.116cm" svg:y2="3.813cm"><text:p/></draw:line><draw:line draw:style-name="gr62" draw:text-style-name="P131" svg:x1="5.28cm" svg:y1="0.199cm" svg:x2="5.28cm" svg:y2="3.813cm"><text:p/></draw:line><draw:line draw:style-name="gr62" draw:text-style-name="P131" svg:x1="5.444cm" svg:y1="0.199cm" svg:x2="5.444cm" svg:y2="3.813cm"><text:p/></draw:line><draw:line draw:style-name="gr62" draw:text-style-name="P131" svg:x1="5.609cm" svg:y1="0.199cm" svg:x2="5.609cm" svg:y2="3.813cm"><text:p/></draw:line><draw:line draw:style-name="gr62" draw:text-style-name="P131" svg:x1="5.773cm" svg:y1="0.199cm" svg:x2="5.773cm" svg:y2="3.813cm"><text:p/></draw:line><draw:line draw:style-name="gr62" draw:text-style-name="P131" svg:x1="5.937cm" svg:y1="0.199cm" svg:x2="5.937cm" svg:y2="3.813cm"><text:p/></draw:line><draw:line draw:style-name="gr62" draw:text-style-name="P131" svg:x1="6.101cm" svg:y1="0.199cm" svg:x2="6.101cm" svg:y2="3.813cm"><text:p/></draw:line><draw:line draw:style-name="gr62" draw:text-style-name="P131" svg:x1="6.266cm" svg:y1="0.199cm" svg:x2="6.266cm" svg:y2="3.813cm"><text:p/></draw:line><draw:line draw:style-name="gr62" draw:text-style-name="P131" svg:x1="6.43cm" svg:y1="0.199cm" svg:x2="6.43cm" svg:y2="3.813cm"><text:p/></draw:line><draw:line draw:style-name="gr62" draw:text-style-name="P131" svg:x1="6.594cm" svg:y1="0.199cm" svg:x2="6.594cm" svg:y2="3.813cm"><text:p/></draw:line><draw:line draw:style-name="gr62" draw:text-style-name="P131" svg:x1="6.759cm" svg:y1="0.199cm" svg:x2="6.759cm" svg:y2="3.813cm"><text:p/></draw:line><draw:line draw:style-name="gr62" draw:text-style-name="P131" svg:x1="6.923cm" svg:y1="0.199cm" svg:x2="6.923cm" svg:y2="3.813cm"><text:p/></draw:line><draw:line draw:style-name="gr62" draw:text-style-name="P131" svg:x1="7.087cm" svg:y1="0.199cm" svg:x2="7.087cm" svg:y2="3.813cm"><text:p/></draw:line><draw:line draw:style-name="gr62" draw:text-style-name="P131" svg:x1="7.252cm" svg:y1="0.199cm" svg:x2="7.252cm" svg:y2="3.813cm"><text:p/></draw:line><draw:line draw:style-name="gr62" draw:text-style-name="P131" svg:x1="7.416cm" svg:y1="0.199cm" svg:x2="7.416cm" svg:y2="3.813cm"><text:p/></draw:line><draw:line draw:style-name="gr62" draw:text-style-name="P131" svg:x1="7.58cm" svg:y1="0.199cm" svg:x2="7.58cm" svg:y2="3.813cm"><text:p/></draw:line><draw:line draw:style-name="gr62" draw:text-style-name="P131" svg:x1="7.745cm" svg:y1="0.199cm" svg:x2="7.745cm" svg:y2="3.813cm"><text:p/></draw:line><draw:line draw:style-name="gr62" draw:text-style-name="P131" svg:x1="7.909cm" svg:y1="0.199cm" svg:x2="7.909cm" svg:y2="3.813cm"><text:p/></draw:line><draw:line draw:style-name="gr62" draw:text-style-name="P131" svg:x1="8.073cm" svg:y1="0.199cm" svg:x2="8.073cm" svg:y2="3.813cm"><text:p/></draw:line><draw:line draw:style-name="gr62" draw:text-style-name="P131" svg:x1="8.237cm" svg:y1="0.199cm" svg:x2="8.237cm" svg:y2="3.813cm"><text:p/></draw:line><draw:line draw:style-name="gr62" draw:text-style-name="P131" svg:x1="8.402cm" svg:y1="0.199cm" svg:x2="8.402cm" svg:y2="3.813cm"><text:p/></draw:line><draw:line draw:style-name="gr62" draw:text-style-name="P131" svg:x1="8.566cm" svg:y1="0.199cm" svg:x2="8.566cm" svg:y2="3.813cm"><text:p/></draw:line><draw:line draw:style-name="gr62" draw:text-style-name="P131" svg:x1="8.73cm" svg:y1="0.199cm" svg:x2="8.73cm" svg:y2="3.813cm"><text:p/></draw:line><draw:line draw:style-name="gr62" draw:text-style-name="P131" svg:x1="8.895cm" svg:y1="0.199cm" svg:x2="8.895cm" svg:y2="3.813cm"><text:p/></draw:line><draw:line draw:style-name="gr62" draw:text-style-name="P131" svg:x1="9.059cm" svg:y1="0.199cm" svg:x2="9.059cm" svg:y2="3.813cm"><text:p/></draw:line><draw:line draw:style-name="gr62" draw:text-style-name="P131" svg:x1="0.515cm" svg:y1="0.199cm" svg:x2="9.059cm" svg:y2="0.199cm"><text:p/></draw:line><draw:line draw:style-name="gr62" draw:text-style-name="P131" svg:x1="0.515cm" svg:y1="0.363cm" svg:x2="9.059cm" svg:y2="0.363cm"><text:p/></draw:line><draw:line draw:style-name="gr62" draw:text-style-name="P131" svg:x1="0.515cm" svg:y1="0.531cm" svg:x2="9.059cm" svg:y2="0.531cm"><text:p/></draw:line><draw:line draw:style-name="gr62" draw:text-style-name="P131" svg:x1="0.515cm" svg:y1="0.692cm" svg:x2="9.059cm" svg:y2="0.692cm"><text:p/></draw:line><draw:line draw:style-name="gr62" draw:text-style-name="P131" svg:x1="0.515cm" svg:y1="0.856cm" svg:x2="9.059cm" svg:y2="0.856cm"><text:p/></draw:line><draw:line draw:style-name="gr62" draw:text-style-name="P131" svg:x1="0.515cm" svg:y1="1.016cm" svg:x2="9.059cm" svg:y2="1.016cm"><text:p/></draw:line><draw:line draw:style-name="gr62" draw:text-style-name="P131" svg:x1="0.515cm" svg:y1="1.185cm" svg:x2="9.059cm" svg:y2="1.185cm"><text:p/></draw:line><draw:line draw:style-name="gr62" draw:text-style-name="P131" svg:x1="0.515cm" svg:y1="1.349cm" svg:x2="9.059cm" svg:y2="1.349cm"><text:p/></draw:line><draw:line draw:style-name="gr62" draw:text-style-name="P131" svg:x1="0.515cm" svg:y1="1.513cm" svg:x2="9.059cm" svg:y2="1.513cm"><text:p/></draw:line><draw:line draw:style-name="gr62" draw:text-style-name="P131" svg:x1="0.515cm" svg:y1="1.677cm" svg:x2="9.059cm" svg:y2="1.677cm"><text:p/></draw:line><draw:line draw:style-name="gr62" draw:text-style-name="P131" svg:x1="0.515cm" svg:y1="1.839cm" svg:x2="9.059cm" svg:y2="1.839cm"><text:p/></draw:line><draw:line draw:style-name="gr62" draw:text-style-name="P131" svg:x1="0.515cm" svg:y1="2.002cm" svg:x2="9.059cm" svg:y2="2.002cm"><text:p/></draw:line><draw:line draw:style-name="gr62" draw:text-style-name="P131" svg:x1="0.515cm" svg:y1="2.168cm" svg:x2="9.059cm" svg:y2="2.168cm"><text:p/></draw:line><draw:line draw:style-name="gr62" draw:text-style-name="P131" svg:x1="0.515cm" svg:y1="2.335cm" svg:x2="9.059cm" svg:y2="2.335cm"><text:p/></draw:line><draw:line draw:style-name="gr62" draw:text-style-name="P131" svg:x1="0.515cm" svg:y1="2.499cm" svg:x2="9.059cm" svg:y2="2.499cm"><text:p/></draw:line><draw:line draw:style-name="gr62" draw:text-style-name="P131" svg:x1="0.515cm" svg:y1="2.663cm" svg:x2="9.059cm" svg:y2="2.663cm"><text:p/></draw:line><draw:line draw:style-name="gr62" draw:text-style-name="P131" svg:x1="0.515cm" svg:y1="2.824cm" svg:x2="9.059cm" svg:y2="2.824cm"><text:p/></draw:line><draw:line draw:style-name="gr62" draw:text-style-name="P131" svg:x1="0.515cm" svg:y1="2.988cm" svg:x2="9.059cm" svg:y2="2.988cm"><text:p/></draw:line><draw:line draw:style-name="gr62" draw:text-style-name="P131" svg:x1="0.515cm" svg:y1="3.154cm" svg:x2="9.059cm" svg:y2="3.154cm"><text:p/></draw:line><draw:line draw:style-name="gr62" draw:text-style-name="P131" svg:x1="0.515cm" svg:y1="3.318cm" svg:x2="9.059cm" svg:y2="3.318cm"><text:p/></draw:line><draw:line draw:style-name="gr62" draw:text-style-name="P131" svg:x1="0.515cm" svg:y1="3.485cm" svg:x2="9.059cm" svg:y2="3.485cm"><text:p/></draw:line><draw:line draw:style-name="gr62" draw:text-style-name="P131" svg:x1="0.515cm" svg:y1="3.649cm" svg:x2="9.059cm" svg:y2="3.649cm"><text:p/></draw:line><draw:line draw:style-name="gr63" draw:text-style-name="P131" svg:x1="0.515cm" svg:y1="0.199cm" svg:x2="0.515cm" svg:y2="3.813cm"><text:p/></draw:line><draw:line draw:style-name="gr64" draw:text-style-name="P131" svg:x1="0.515cm" svg:y1="3.81cm" svg:x2="9.059cm" svg:y2="3.81cm"><text:p/></draw:line><draw:frame draw:style-name="gr65" draw:text-style-name="P134" svg:width="0.459cm" svg:height="0.272cm" draw:transform="rotate (0.67107909739182) translate (2.78165277777778cm 4.09222222222222cm)"><draw:text-box><text:p text:style-name="P132"><text:span text:style-name="T117">1,6</text:span></text:p></draw:text-box></draw:frame><draw:frame draw:style-name="gr66" draw:text-style-name="P134" svg:width="0.346cm" svg:height="0.251cm" draw:transform="rotate (0.670031899840623) translate (0.479777777777778cm 4.09045833333333cm)"><draw:text-box><text:p text:style-name="P132"><text:span text:style-name="T117">0,2</text:span></text:p></draw:text-box></draw:frame><draw:frame draw:style-name="gr67" draw:text-style-name="P134" svg:width="0.346cm" svg:height="0.274cm" draw:transform="rotate (0.670031899840623) translate (0.809625cm 4.09045833333333cm)"><draw:text-box><text:p text:style-name="P132"><text:span text:style-name="T117">0,4</text:span></text:p></draw:text-box></draw:frame><draw:frame draw:style-name="gr68" draw:text-style-name="P134" svg:width="0.463cm" svg:height="0.272cm" draw:transform="rotate (0.671777229092618) translate (2.45004166666667cm 4.09045833333333cm)"><draw:text-box><text:p text:style-name="P132"><text:span text:style-name="T117">1,4</text:span></text:p></draw:text-box></draw:frame><draw:frame draw:style-name="gr65" draw:text-style-name="P134" svg:width="0.459cm" svg:height="0.272cm" draw:transform="rotate (0.673522558344612) translate (2.11843055555556cm 4.08163888888889cm)"><draw:text-box><text:p text:style-name="P132"><text:span text:style-name="T117">1,2</text:span></text:p></draw:text-box></draw:frame><draw:frame draw:style-name="gr69" draw:text-style-name="P134" svg:width="0.142cm" svg:height="0.249cm" draw:transform="rotate (0.678584013175395) translate (1.94909722222222cm 3.95111111111111cm)"><draw:text-box><text:p text:style-name="P132"><text:span text:style-name="T117">1</text:span></text:p></draw:text-box></draw:frame><draw:frame draw:style-name="gr70" draw:text-style-name="P134" svg:width="0.348cm" svg:height="0.274cm" draw:transform="rotate (0.673871624195011) translate (1.47461111111111cm 4.08693055555556cm)"><draw:text-box><text:p text:style-name="P132"><text:span text:style-name="T117">0,8</text:span></text:p></draw:text-box></draw:frame><draw:frame draw:style-name="gr71" draw:text-style-name="P134" svg:width="0.346cm" svg:height="0.272cm" draw:transform="rotate (0.670031899840623) translate (1.14123611111111cm 4.09045833333333cm)"><draw:text-box><text:p text:style-name="P132"><text:span text:style-name="T117">0,6</text:span></text:p></draw:text-box></draw:frame><draw:frame draw:style-name="gr72" draw:text-style-name="P134" svg:width="0.461cm" svg:height="0.272cm" draw:transform="rotate (0.67422069004541) translate (4.76073611111111cm 4.08163888888889cm)"><draw:text-box><text:p text:style-name="P132"><text:span text:style-name="T117">2,8</text:span></text:p></draw:text-box></draw:frame><draw:frame draw:style-name="gr73" draw:text-style-name="P134" svg:width="0.463cm" svg:height="0.271cm" draw:transform="rotate (0.6771877497738) translate (4.43088888888889cm 4.08340277777778cm)"><draw:text-box><text:p text:style-name="P132"><text:span text:style-name="T117">2,6</text:span></text:p></draw:text-box></draw:frame><draw:frame draw:style-name="gr65" draw:text-style-name="P134" svg:width="0.459cm" svg:height="0.272cm" draw:transform="rotate (0.673522558344612) translate (4.09927777777778cm 4.09222222222222cm)"><draw:text-box><text:p text:style-name="P132"><text:span text:style-name="T117">2,4</text:span></text:p></draw:text-box></draw:frame><draw:frame draw:style-name="gr65" draw:text-style-name="P134" svg:width="0.459cm" svg:height="0.272cm" draw:transform="rotate (0.668112037663429) translate (3.76766666666667cm 4.07105555555556cm)"><draw:text-box><text:p text:style-name="P132"><text:span text:style-name="T117">2,2</text:span></text:p></draw:text-box></draw:frame><draw:frame draw:style-name="gr74" draw:text-style-name="P134" svg:width="0.459cm" svg:height="0.272cm" draw:transform="rotate (0.668112037663429) translate (3.47486111111111cm 4.04988888888889cm)"><draw:text-box><text:p text:style-name="P132"><text:span text:style-name="T117">2</text:span></text:p></draw:text-box></draw:frame><draw:frame draw:style-name="gr75" draw:text-style-name="P134" svg:width="0.459cm" svg:height="0.271cm" draw:transform="rotate (0.67107909739182) translate (3.11326388888889cm 4.08869444444444cm)"><draw:text-box><text:p text:style-name="P132"><text:span text:style-name="T117">1,8</text:span></text:p></draw:text-box></draw:frame><draw:frame draw:style-name="gr65" draw:text-style-name="P134" svg:width="0.459cm" svg:height="0.272cm" draw:transform="rotate (0.676489618073002) translate (5.73793055555556cm 4.08163888888889cm)"><draw:text-box><text:p text:style-name="P132"><text:span text:style-name="T117">3,4</text:span></text:p></draw:text-box></draw:frame><draw:frame draw:style-name="gr65" draw:text-style-name="P134" svg:width="0.459cm" svg:height="0.272cm" draw:transform="rotate (0.673522558344612) translate (5.40279166666667cm 4.08163888888889cm)"><draw:text-box><text:p text:style-name="P132"><text:span text:style-name="T117">3,2</text:span></text:p></draw:text-box></draw:frame><draw:frame draw:style-name="gr74" draw:text-style-name="P134" svg:width="0.459cm" svg:height="0.272cm" draw:transform="rotate (0.67107909739182) translate (5.12409722222222cm 4.05165277777778cm)"><draw:text-box><text:p text:style-name="P132"><text:span text:style-name="T117">3</text:span></text:p></draw:text-box></draw:frame><draw:frame draw:style-name="gr76" draw:text-style-name="P134" svg:width="0.154cm" svg:height="0.271cm" draw:transform="rotate (0.68015480950219) translate (0.319263888888889cm 3.94405555555556cm)"><draw:text-box><text:p text:style-name="P132"><text:span text:style-name="T117">0</text:span></text:p></draw:text-box></draw:frame><draw:line draw:style-name="gr77" draw:text-style-name="P131" svg:x1="6.098cm" svg:y1="3.893cm" svg:x2="6.098cm" svg:y2="3.743cm"><text:p/></draw:line><draw:line draw:style-name="gr77" draw:text-style-name="P131" svg:x1="5.773cm" svg:y1="3.893cm" svg:x2="5.773cm" svg:y2="3.743cm"><text:p/></draw:line><draw:line draw:style-name="gr77" draw:text-style-name="P131" svg:x1="5.443cm" svg:y1="3.893cm" svg:x2="5.443cm" svg:y2="3.743cm"><text:p/></draw:line><draw:line draw:style-name="gr77" draw:text-style-name="P131" svg:x1="5.115cm" svg:y1="3.893cm" svg:x2="5.115cm" svg:y2="3.743cm"><text:p/></draw:line><draw:line draw:style-name="gr77" draw:text-style-name="P131" svg:x1="4.786cm" svg:y1="3.893cm" svg:x2="4.786cm" svg:y2="3.743cm"><text:p/></draw:line><draw:line draw:style-name="gr77" draw:text-style-name="P131" svg:x1="4.457cm" svg:y1="3.893cm" svg:x2="4.457cm" svg:y2="3.743cm"><text:p/></draw:line><draw:line draw:style-name="gr77" draw:text-style-name="P131" svg:x1="4.129cm" svg:y1="3.893cm" svg:x2="4.129cm" svg:y2="3.743cm"><text:p/></draw:line><draw:line draw:style-name="gr77" draw:text-style-name="P131" svg:x1="3.8cm" svg:y1="3.893cm" svg:x2="3.8cm" svg:y2="3.743cm"><text:p/></draw:line><draw:line draw:style-name="gr77" draw:text-style-name="P131" svg:x1="3.471cm" svg:y1="3.893cm" svg:x2="3.471cm" svg:y2="3.743cm"><text:p/></draw:line><draw:line draw:style-name="gr77" draw:text-style-name="P131" svg:x1="3.143cm" svg:y1="3.893cm" svg:x2="3.143cm" svg:y2="3.743cm"><text:p/></draw:line><draw:line draw:style-name="gr77" draw:text-style-name="P131" svg:x1="2.814cm" svg:y1="3.893cm" svg:x2="2.814cm" svg:y2="3.743cm"><text:p/></draw:line><draw:line draw:style-name="gr77" draw:text-style-name="P131" svg:x1="2.486cm" svg:y1="3.893cm" svg:x2="2.486cm" svg:y2="3.743cm"><text:p/></draw:line><draw:line draw:style-name="gr77" draw:text-style-name="P131" svg:x1="2.156cm" svg:y1="3.893cm" svg:x2="2.156cm" svg:y2="3.743cm"><text:p/></draw:line><draw:line draw:style-name="gr77" draw:text-style-name="P131" svg:x1="1.827cm" svg:y1="3.893cm" svg:x2="1.827cm" svg:y2="3.743cm"><text:p/></draw:line><draw:line draw:style-name="gr77" draw:text-style-name="P131" svg:x1="1.499cm" svg:y1="3.893cm" svg:x2="1.499cm" svg:y2="3.743cm"><text:p/></draw:line><draw:line draw:style-name="gr77" draw:text-style-name="P131" svg:x1="1.17cm" svg:y1="3.893cm" svg:x2="1.17cm" svg:y2="3.743cm"><text:p/></draw:line><draw:line draw:style-name="gr77" draw:text-style-name="P131" svg:x1="0.842cm" svg:y1="3.893cm" svg:x2="0.842cm" svg:y2="3.743cm"><text:p/></draw:line><draw:line draw:style-name="gr77" draw:text-style-name="P131" svg:x1="8.729cm" svg:y1="3.894cm" svg:x2="8.729cm" svg:y2="3.744cm"><text:p/></draw:line><draw:line draw:style-name="gr77" draw:text-style-name="P131" svg:x1="8.401cm" svg:y1="3.894cm" svg:x2="8.401cm" svg:y2="3.744cm"><text:p/></draw:line><draw:line draw:style-name="gr77" draw:text-style-name="P131" svg:x1="8.07cm" svg:y1="3.894cm" svg:x2="8.07cm" svg:y2="3.744cm"><text:p/></draw:line><draw:line draw:style-name="gr77" draw:text-style-name="P131" svg:x1="7.744cm" svg:y1="3.894cm" svg:x2="7.744cm" svg:y2="3.744cm"><text:p/></draw:line><draw:line draw:style-name="gr77" draw:text-style-name="P131" svg:x1="7.415cm" svg:y1="3.894cm" svg:x2="7.415cm" svg:y2="3.744cm"><text:p/></draw:line><draw:line draw:style-name="gr77" draw:text-style-name="P131" svg:x1="7.084cm" svg:y1="3.894cm" svg:x2="7.084cm" svg:y2="3.744cm"><text:p/></draw:line><draw:line draw:style-name="gr77" draw:text-style-name="P131" svg:x1="6.758cm" svg:y1="3.894cm" svg:x2="6.758cm" svg:y2="3.744cm"><text:p/></draw:line><draw:line draw:style-name="gr77" draw:text-style-name="P131" svg:x1="6.429cm" svg:y1="3.894cm" svg:x2="6.429cm" svg:y2="3.744cm"><text:p/></draw:line><draw:line draw:style-name="gr77" draw:text-style-name="P131" svg:x1="0.44cm" svg:y1="3.482cm" svg:x2="0.591cm" svg:y2="3.482cm"><text:p/></draw:line><draw:line draw:style-name="gr77" draw:text-style-name="P131" svg:x1="0.44cm" svg:y1="3.157cm" svg:x2="0.591cm" svg:y2="3.157cm"><text:p/></draw:line><draw:line draw:style-name="gr77" draw:text-style-name="P131" svg:x1="0.44cm" svg:y1="2.824cm" svg:x2="0.591cm" svg:y2="2.824cm"><text:p/></draw:line><draw:line draw:style-name="gr77" draw:text-style-name="P131" svg:x1="0.44cm" svg:y1="2.496cm" svg:x2="0.591cm" svg:y2="2.496cm"><text:p/></draw:line><draw:line draw:style-name="gr77" draw:text-style-name="P131" svg:x1="0.44cm" svg:y1="2.168cm" svg:x2="0.591cm" svg:y2="2.168cm"><text:p/></draw:line><draw:line draw:style-name="gr77" draw:text-style-name="P131" svg:x1="0.44cm" svg:y1="1.838cm" svg:x2="0.591cm" svg:y2="1.838cm"><text:p/></draw:line><draw:line draw:style-name="gr77" draw:text-style-name="P131" svg:x1="0.44cm" svg:y1="1.51cm" svg:x2="0.591cm" svg:y2="1.51cm"><text:p/></draw:line><draw:line draw:style-name="gr77" draw:text-style-name="P131" svg:x1="0.44cm" svg:y1="1.18cm" svg:x2="0.591cm" svg:y2="1.18cm"><text:p/></draw:line><draw:line draw:style-name="gr77" draw:text-style-name="P131" svg:x1="0.44cm" svg:y1="0.852cm" svg:x2="0.591cm" svg:y2="0.852cm"><text:p/></draw:line><draw:line draw:style-name="gr77" draw:text-style-name="P131" svg:x1="0.44cm" svg:y1="0.524cm" svg:x2="0.591cm" svg:y2="0.524cm"><text:p/></draw:line><draw:frame draw:style-name="gr65" draw:text-style-name="P134" svg:width="0.459cm" svg:height="0.272cm" draw:transform="rotate (0.673522558344612) translate (6.06777777777778cm 4.09222222222222cm)"><draw:text-box><text:p text:style-name="P132"><text:span text:style-name="T117">3,6</text:span></text:p></draw:text-box></draw:frame><draw:frame draw:style-name="gr68" draw:text-style-name="P134" svg:width="0.463cm" svg:height="0.272cm" draw:transform="rotate (0.671777229092618) translate (8.03980555555556cm 4.08163888888889cm)"><draw:text-box><text:p text:style-name="P132"><text:span text:style-name="T117">4,8</text:span></text:p></draw:text-box></draw:frame><draw:frame draw:style-name="gr68" draw:text-style-name="P134" svg:width="0.463cm" svg:height="0.272cm" draw:transform="rotate (0.6771877497738) translate (7.70643055555556cm 4.08340277777778cm)"><draw:text-box><text:p text:style-name="P132"><text:span text:style-name="T117">4,6</text:span></text:p></draw:text-box></draw:frame><draw:frame draw:style-name="gr65" draw:text-style-name="P134" svg:width="0.459cm" svg:height="0.272cm" draw:transform="rotate (0.67107909739182) translate (7.37481944444444cm 4.08163888888889cm)"><draw:text-box><text:p text:style-name="P132"><text:span text:style-name="T117">4,4</text:span></text:p></draw:text-box></draw:frame><draw:frame draw:style-name="gr78" draw:text-style-name="P134" svg:width="0.461cm" svg:height="0.269cm" draw:transform="rotate (0.665668576710637) translate (7.04320833333333cm 4.07105555555556cm)"><draw:text-box><text:p text:style-name="P132"><text:span text:style-name="T117">4,2</text:span></text:p></draw:text-box></draw:frame><draw:frame draw:style-name="gr79" draw:text-style-name="P134" svg:width="0.459cm" svg:height="0.271cm" draw:transform="rotate (0.668112037663429) translate (6.76275cm 4.06047222222222cm)"><draw:text-box><text:p text:style-name="P132"><text:span text:style-name="T117">4</text:span></text:p></draw:text-box></draw:frame><draw:frame draw:style-name="gr75" draw:text-style-name="P134" svg:width="0.459cm" svg:height="0.271cm" draw:transform="rotate (0.668112037663429) translate (6.39938888888889cm 4.09045833333333cm)"><draw:text-box><text:p text:style-name="P132"><text:span text:style-name="T117">3,8</text:span></text:p></draw:text-box></draw:frame><draw:frame draw:style-name="gr74" draw:text-style-name="P134" svg:width="0.459cm" svg:height="0.272cm" draw:transform="rotate (0.673522558344612) translate (8.41022222222222cm 4.07281944444445cm)"><draw:text-box><text:p text:style-name="P132"><text:span text:style-name="T117">5</text:span></text:p></draw:text-box></draw:frame><draw:frame draw:style-name="gr80" draw:text-style-name="P135" svg:width="1.669cm" svg:height="0.369cm" svg:x="0.66cm" svg:y="0.263cm"><draw:text-box><text:p text:style-name="P132"><text:span text:style-name="T118">Aire en cm²</text:span></text:p></draw:text-box></draw:frame><draw:frame draw:style-name="gr81" draw:text-style-name="P136" svg:width="2.992cm" svg:height="0.345cm" svg:x="3.639cm" svg:y="1.42cm"><draw:text-box><text:p text:style-name="P132"><text:span text:style-name="T119">Aire du triangle ARM</text:span></text:p></draw:text-box></draw:frame><draw:line draw:style-name="gr82" draw:text-style-name="P131" svg:x1="0.515cm" svg:y1="0.527cm" svg:x2="8.729cm" svg:y2="3.813cm"><text:p/></draw:line><draw:frame draw:style-name="gr83" draw:text-style-name="P135" svg:width="3.043cm" svg:height="0.375cm" svg:x="6.032cm" svg:y="4.191cm"><draw:text-box><text:p text:style-name="P132"><text:span text:style-name="T118">Longueur de </text:span><text:span text:style-name="T120">x</text:span><text:span text:style-name="T118"> en cm</text:span></text:p></draw:text-box></draw:frame></draw:g></text:p>
      <text:p text:style-name="P25"/>
      <text:p text:style-name="P25"/>
      <text:p text:style-name="P25"/>
      <text:p text:style-name="P25"/>
      <text:p text:style-name="P25"/>
      <text:p text:style-name="P25"/>
      <text:p text:style-name="P25"/>
      <text:p text:style-name="P25"/>
      <text:p text:style-name="P64"/>
      <text:p text:style-name="P46">Répond<text:span text:style-name="T115">s</text:span> aux questions <text:span text:style-name="Bold_5f_niv3">c.</text:span>, <text:span text:style-name="Bold_5f_niv3">d.</text:span> et <text:span text:style-name="Bold_5f_niv3">f.</text:span> en utilisant ce <text:span text:style-name="T59">graphique. Laisse apparents les traits nécessaires.</text:span></text:p>
      <text:list xml:id="list150016476571462" text:continue-list="list150016098998229" text:style-name="liste_5f_abc">
        <text:list-item>
          <text:p text:style-name="P88"><text:span text:style-name="T33">Pour quelle valeur de </text:span><text:span text:style-name="_5f_variable"><text:span text:style-name="T83">x</text:span></text:span><text:span text:style-name="T27"> </text:span><text:span text:style-name="T33">l’aire du triangle ARM est</text:span><text:span text:style-name="T34">-elle</text:span><text:span text:style-name="T33"> égale à 6 cm</text:span><text:span text:style-name="T13">2</text:span><text:span text:style-name="T33"> ?</text:span></text:p>
        </text:list-item>
      </text:list>
      <text:list xml:id="list150016761344376" text:continue-list="list150016402791442" text:style-name="_5f_Numérotation_20_des_20_exercices_20_livrets">
        <text:list-item>
          <text:list>
            <text:list-header>
              <text:p text:style-name="P84"><text:span text:style-name="_5f_pointillés_20_gris"><text:span text:style-name="T62"><text:tab/></text:span></text:span></text:p>
            </text:list-header>
          </text:list>
        </text:list-item>
      </text:list>
      <text:list xml:id="list150017679976565" text:continue-list="list150016476571462" text:style-name="liste_5f_abc">
        <text:list-item>
          <text:p text:style-name="P89"><text:span text:style-name="T33">Lorsque </text:span><text:span text:style-name="_5f_variable"><text:span text:style-name="T83">x</text:span></text:span><text:span text:style-name="T27"> </text:span><text:span text:style-name="T33">est égal à 4 cm, quelle est l’aire du triangle ARM ?</text:span></text:p>
        </text:list-item>
      </text:list>
      <text:list xml:id="list150018133186940" text:continue-list="list34419202" text:style-name="_5f_Numérotation_20_des_20_exercices_20_livrets">
        <text:list-item>
          <text:list>
            <text:list-header>
              <text:p text:style-name="P82"><text:span text:style-name="_5f_pointillés_20_gris"><text:span text:style-name="T62"><text:tab/></text:span></text:span></text:p>
            </text:list-header>
          </text:list>
        </text:list-item>
      </text:list>
      <text:list xml:id="list150017351577190" text:continue-list="list150017679976565" text:style-name="liste_5f_abc">
        <text:list-item>
          <text:p text:style-name="P89"><text:span text:style-name="T33">Sur ce graphique, trace la droite représentant la fonction : </text:span><text:span text:style-name="_5f_variable"><text:span text:style-name="T83">x</text:span></text:span><text:span text:style-name="T27"> </text:span><text:span text:style-name="T27"><draw:g text:anchor-type="as-char" svg:y="-0.21cm" draw:z-index="30" draw:style-name="gr138"><draw:line draw:style-name="gr139" draw:text-style-name="P153" svg:x1="0cm" svg:y1="-0.001cm" svg:x2="0cm" svg:y2="0.165cm"><text:p/></draw:line><draw:line draw:style-name="gr139" draw:text-style-name="P153" svg:x1="0cm" svg:y1="0.082cm" svg:x2="0.529cm" svg:y2="0.082cm"><text:p/></draw:line><draw:line draw:style-name="gr139" draw:text-style-name="P153" svg:x1="0.529cm" svg:y1="0.082cm" svg:x2="0.439cm" svg:y2="-0.001cm"><text:p/></draw:line><draw:line draw:style-name="gr139" draw:text-style-name="P153" svg:x1="0.529cm" svg:y1="0.082cm" svg:x2="0.439cm" svg:y2="0.165cm"><text:p/></draw:line></draw:g></text:span><text:span text:style-name="T27"><text:s/></text:span><text:span text:style-name="T33">1,5</text:span><text:span text:style-name="_5f_variable"><text:span text:style-name="T83">x</text:span></text:span><text:span text:style-name="T33">.</text:span></text:p>
        </text:list-item>
        <text:list-item>
          <text:p text:style-name="P88"><text:span text:style-name="T29">Estime, à un millimètre près, la valeur de </text:span><text:span text:style-name="_5f_variable"><text:span text:style-name="T85">x</text:span></text:span><text:span text:style-name="T28"> </text:span><text:span text:style-name="T29">pour laquelle les triangles PTM et ARM ont la même aire.</text:span></text:p>
        </text:list-item>
      </text:list>
      <text:list xml:id="list150016346351997" text:continue-list="list150018133186940" text:style-name="_5f_Numérotation_20_des_20_exercices_20_livrets">
        <text:list-item>
          <text:list>
            <text:list-header>
              <text:p text:style-name="P84"><text:span text:style-name="_5f_pointillés_20_gris"><text:span text:style-name="T62"><text:tab/></text:span></text:span></text:p>
            </text:list-header>
          </text:list>
        </text:list-item>
      </text:list>
      <text:list xml:id="list150017840183898" text:continue-list="list150017351577190" text:style-name="liste_5f_abc">
        <text:list-item>
          <text:p text:style-name="P91"><text:span text:style-name="T32">Montre par le calcul que la valeur exacte de </text:span><text:span text:style-name="_5f_variable"><text:span text:style-name="T4">x</text:span></text:span><text:span text:style-name="_5f_variable"><text:span text:style-name="T24">,</text:span></text:span> <text:span text:style-name="T32">pour laquelle les deux aires sont égales, est </text:span><text:span text:style-name="T32"><draw:frame draw:style-name="fr4" draw:name="Objet11" text:anchor-type="as-char" svg:width="0.743cm" svg:height="0.873cm" draw:z-index="27"><draw:object xlink:href="./Object 1" xlink:type="simple" xlink:show="embed" xlink:actuate="onLoad"/><draw:image xlink:href="./ObjectReplacements/Object 1" xlink:type="simple" xlink:show="embed" xlink:actuate="onLoad"/><svg:desc>formule</svg:desc></draw:frame></text:span><text:span text:style-name="T33">.</text:span></text:p>
        </text:list-item>
      </text:list>
      <text:p text:style-name="P52"><text:span text:style-name="_5f_pointillés_20_gris"><text:tab/></text:span></text:p>
      <text:p text:style-name="P51"><text:span text:style-name="_5f_pointillés_20_gris"><text:tab/></text:span></text:p>
      <text:p text:style-name="P51"><text:span text:style-name="_5f_pointillés_20_gris"><text:tab/></text:span></text:p>
      <text:list xml:id="list150017715989286" text:continue-list="list150017543833543" text:style-name="Num_5f_Exo">
        <text:list-item>
          <text:h text:style-name="P74" text:outline-level="1"><text:soft-page-break/> Un agriculteur souhaite réaliser un enclos rectangulaire contre un mur pour ses poules. Il dispose de 21 m de grillage et doit tout utiliser. </text:h>
        </text:list-item>
      </text:list>
      <text:list xml:id="list7264564400867454902" text:style-name="_5f_Numérotation_20_des_20_exercices_20_livrets">
        <text:list-item>
          <text:list>
            <text:list-header>
              <text:p text:style-name="P103"><draw:g text:anchor-type="as-char" draw:z-index="33" draw:style-name="gr108"><draw:frame draw:style-name="gr123" draw:text-style-name="P141" svg:width="0.757cm" svg:height="0.646cm" svg:x="2.083cm" svg:y="2.693cm"><draw:image xlink:href="Pictures/10000201000001B1000001713566AF680625509E.png" xlink:type="simple" xlink:show="embed" xlink:actuate="onLoad" loext:mime-type="image/png"><text:p/></draw:image></draw:frame><draw:custom-shape draw:style-name="gr124" draw:text-style-name="P147" svg:width="1.063cm" svg:height="0.53cm" svg:x="7.938cm" svg:y="0.771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25" draw:text-style-name="P147" svg:width="0.623cm" svg:height="0.528cm" svg:x="8.375cm" svg:y="0.392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26" draw:text-style-name="P147" svg:width="1.059cm" svg:height="0.528cm" svg:x="1.45cm" svg:y="0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27" draw:text-style-name="P147" svg:width="1.057cm" svg:height="0.528cm" svg:x="2.378cm" svg:y="0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27" draw:text-style-name="P147" svg:width="1.057cm" svg:height="0.528cm" svg:x="3.304cm" svg:y="0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26" draw:text-style-name="P147" svg:width="1.059cm" svg:height="0.528cm" svg:x="4.23cm" svg:y="0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27" draw:text-style-name="P147" svg:width="1.057cm" svg:height="0.528cm" svg:x="5.158cm" svg:y="0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27" draw:text-style-name="P147" svg:width="1.057cm" svg:height="0.528cm" svg:x="6.084cm" svg:y="0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26" draw:text-style-name="P147" svg:width="1.059cm" svg:height="0.528cm" svg:x="7.01cm" svg:y="0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27" draw:text-style-name="P147" svg:width="1.057cm" svg:height="0.528cm" svg:x="7.938cm" svg:y="0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rect draw:style-name="gr128" draw:text-style-name="P141" svg:width="0.929cm" svg:height="0.385cm" svg:x="2.81cm" svg:y="0.534cm"><text:p/></draw:rect><draw:rect draw:style-name="gr128" draw:text-style-name="P141" svg:width="0.927cm" svg:height="0.385cm" svg:x="1.884cm" svg:y="0.534cm"><text:p/></draw:rect><draw:rect draw:style-name="gr128" draw:text-style-name="P141" svg:width="0.929cm" svg:height="0.385cm" svg:x="3.738cm" svg:y="0.534cm"><text:p/></draw:rect><draw:rect draw:style-name="gr128" draw:text-style-name="P141" svg:width="0.929cm" svg:height="0.385cm" svg:x="4.665cm" svg:y="0.534cm"><text:p/></draw:rect><draw:rect draw:style-name="gr128" draw:text-style-name="P141" svg:width="0.927cm" svg:height="0.385cm" svg:x="2.812cm" svg:y="0.534cm"><text:p/></draw:rect><draw:rect draw:style-name="gr128" draw:text-style-name="P141" svg:width="0.929cm" svg:height="0.385cm" svg:x="6.519cm" svg:y="0.534cm"><text:p/></draw:rect><draw:rect draw:style-name="gr128" draw:text-style-name="P141" svg:width="0.927cm" svg:height="0.385cm" svg:x="5.593cm" svg:y="0.534cm"><text:p/></draw:rect><draw:rect draw:style-name="gr128" draw:text-style-name="P141" svg:width="0.93cm" svg:height="0.385cm" svg:x="6.519cm" svg:y="0.534cm"><text:p/></draw:rect><draw:rect draw:style-name="gr128" draw:text-style-name="P141" svg:width="0.435cm" svg:height="0.385cm" svg:x="1.45cm" svg:y="0.538cm"><text:p/></draw:rect><draw:rect draw:style-name="gr128" draw:text-style-name="P141" svg:width="0.927cm" svg:height="0.387cm" svg:x="2.374cm" svg:y="0.914cm"><text:p/></draw:rect><draw:rect draw:style-name="gr128" draw:text-style-name="P141" svg:width="0.929cm" svg:height="0.387cm" svg:x="1.446cm" svg:y="0.914cm"><text:p/></draw:rect><draw:rect draw:style-name="gr128" draw:text-style-name="P141" svg:width="0.927cm" svg:height="0.387cm" svg:x="3.302cm" svg:y="0.914cm"><text:p/></draw:rect><draw:rect draw:style-name="gr128" draw:text-style-name="P141" svg:width="0.929cm" svg:height="0.387cm" svg:x="4.228cm" svg:y="0.914cm"><text:p/></draw:rect><draw:rect draw:style-name="gr128" draw:text-style-name="P141" svg:width="0.929cm" svg:height="0.387cm" svg:x="2.374cm" svg:y="0.914cm"><text:p/></draw:rect><draw:rect draw:style-name="gr128" draw:text-style-name="P141" svg:width="0.927cm" svg:height="0.387cm" svg:x="6.082cm" svg:y="0.914cm"><text:p/></draw:rect><draw:rect draw:style-name="gr128" draw:text-style-name="P141" svg:width="0.927cm" svg:height="0.387cm" svg:x="5.156cm" svg:y="0.914cm"><text:p/></draw:rect><draw:rect draw:style-name="gr128" draw:text-style-name="P141" svg:width="0.929cm" svg:height="0.387cm" svg:x="7.01cm" svg:y="0.914cm"><text:p/></draw:rect><draw:rect draw:style-name="gr128" draw:text-style-name="P141" svg:width="0.927cm" svg:height="0.387cm" svg:x="6.084cm" svg:y="0.914cm"><text:p/></draw:rect><draw:g draw:style-name="gr105"><draw:rect draw:style-name="gr129" draw:text-style-name="P148" svg:width="5.337cm" svg:height="0.87cm" svg:x="0.446cm" svg:y="2.997cm"><text:p/></draw:rect><draw:rect draw:style-name="gr130" draw:text-style-name="P149" svg:width="5.335cm" svg:height="0.87cm" svg:x="0.448cm" svg:y="2.997cm"><text:p/></draw:rect></draw:g><draw:rect draw:style-name="gr131" draw:text-style-name="P147" svg:width="0.927cm" svg:height="0.385cm" svg:x="7.449cm" svg:y="0.534cm"><text:p/></draw:rect><draw:g draw:style-name="gr105"><draw:custom-shape draw:style-name="gr132" draw:text-style-name="P150" svg:width="4.227cm" svg:height="0.611cm" draw:transform="skewX (-0.00296705972839037) rotate (0.794299342582619) translate (5.35340277777778cm 3.43929166666667cm)"><text:p/><draw:enhanced-geometry svg:viewBox="0 0 21600 21600" draw:mirror-horizontal="false" draw:mirror-vertical="false" draw:glue-points="?f6 0 10800 ?f8 ?f11 10800 ?f9 21600 10800 ?f10 ?f5 10800" draw:text-areas="?f3 ?f3 ?f4 ?f4" draw:type="parallelogram" draw:modifiers="3158.21044738815"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33" draw:text-style-name="P149" svg:width="4.227cm" svg:height="0.611cm" draw:transform="skewX (-0.00296705972839037) rotate (0.794299342582619) translate (5.35340277777778cm 3.43929166666667cm)"><text:p/><draw:enhanced-geometry svg:viewBox="0 0 21600 21600" draw:mirror-horizontal="false" draw:mirror-vertical="false" draw:glue-points="?f6 0 10800 ?f8 ?f11 10800 ?f9 21600 10800 ?f10 ?f5 10800" draw:text-areas="?f3 ?f3 ?f4 ?f4" draw:type="parallelogram" draw:modifiers="3158.21044738815"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draw:g draw:style-name="gr105"><draw:custom-shape draw:style-name="gr134" draw:text-style-name="P150" svg:width="4.229cm" svg:height="0.609cm" draw:transform="skewX (-0.00296705972839013) rotate (0.794299342582619) translate (0cm 3.43852777777778cm)"><text:p/><draw:enhanced-geometry svg:viewBox="0 0 21600 21600" draw:mirror-horizontal="false" draw:mirror-vertical="false" draw:glue-points="?f6 0 10800 ?f8 ?f11 10800 ?f9 21600 10800 ?f10 ?f5 10800" draw:text-areas="?f3 ?f3 ?f4 ?f4" draw:type="parallelogram" draw:modifiers="3158.21044738815"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35" draw:text-style-name="P149" svg:width="4.229cm" svg:height="0.609cm" draw:transform="skewX (-0.00296705972839013) rotate (0.794299342582619) translate (0cm 3.43852777777778cm)"><text:p/><draw:enhanced-geometry svg:viewBox="0 0 21600 21600" draw:mirror-horizontal="false" draw:mirror-vertical="false" draw:glue-points="?f6 0 10800 ?f8 ?f11 10800 ?f9 21600 10800 ?f10 ?f5 10800" draw:text-areas="?f3 ?f3 ?f4 ?f4" draw:type="parallelogram" draw:modifiers="3158.21044738815"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draw:frame draw:style-name="gr123" draw:text-style-name="P141" svg:width="0.757cm" svg:height="0.646cm" svg:x="3.127cm" svg:y="1.565cm"><draw:image xlink:href="Pictures/10000201000001B1000001713566AF680625509E.png" xlink:type="simple" xlink:show="embed" xlink:actuate="onLoad" loext:mime-type="image/png"><text:p/></draw:image></draw:frame><draw:frame draw:style-name="gr123" draw:text-style-name="P141" svg:width="0.757cm" svg:height="0.646cm" svg:x="4.196cm" svg:y="1.637cm"><draw:image xlink:href="Pictures/10000201000001B1000001713566AF680625509E.png" xlink:type="simple" xlink:show="embed" xlink:actuate="onLoad" loext:mime-type="image/png"><text:p/></draw:image></draw:frame><draw:frame draw:style-name="gr123" draw:text-style-name="P141" svg:width="0.757cm" svg:height="0.645cm" svg:x="3.44cm" svg:y="2.282cm"><draw:image xlink:href="Pictures/10000201000001B1000001713566AF680625509E.png" xlink:type="simple" xlink:show="embed" xlink:actuate="onLoad" loext:mime-type="image/png"><text:p/></draw:image></draw:frame><draw:frame draw:style-name="gr136" draw:text-style-name="P152" svg:width="3.675cm" svg:height="0.826cm" svg:x="1.326cm" svg:y="3.755cm"><draw:text-box><text:p text:style-name="P151"><text:span text:style-name="T127">largeur </text:span><text:span text:style-name="T124">l</text:span></text:p></draw:text-box></draw:frame><draw:frame draw:style-name="gr137" draw:text-style-name="P152" svg:width="2.827cm" svg:height="0.826cm" draw:transform="rotate (0.795172007208617) translate (6.11011111111111cm 3.34051388888889cm)"><draw:text-box><text:p text:style-name="P151"><text:span text:style-name="T127">profondeur </text:span><text:span text:style-name="T124">x</text:span></text:p></draw:text-box></draw:frame></draw:g></text:p>
              <text:p text:style-name="P97"><text:span text:style-name="T35">L’objectif de cet exercice est de déterminer les dimensions de l’enclos afin que son aire soit maximale. O</text:span>n note <text:span text:style-name="T16">l</text:span> et <text:span text:style-name="T16">x</text:span> respectivement la largeur et la profondeur de l’enclos, en mètres.</text:p>
            </text:list-header>
          </text:list>
        </text:list-item>
      </text:list>
      <text:list xml:id="list150016841113308" text:continue-list="list150017840183898" text:style-name="liste_5f_abc">
        <text:list-item text:start-value="1">
          <text:p text:style-name="P123">Quelle est l’aire de l’enclos si <text:span text:style-name="T16">x</text:span><text:span text:style-name="_5f_pointillés_20_gris"><text:span text:style-name="T45"> </text:span></text:span><text:span text:style-name="_5f_pointillés_20_gris"><text:span text:style-name="T44">=</text:span></text:span><text:span text:style-name="_5f_pointillés_20_gris"><text:span text:style-name="T46"> </text:span></text:span><text:span text:style-name="T24">3 m</text:span> ?</text:p>
        </text:list-item>
      </text:list>
      <text:p text:style-name="P51"><text:span text:style-name="_5f_pointillés_20_gris"><text:span text:style-name="T61"><text:tab/></text:span></text:span></text:p>
      <text:p text:style-name="P51"><text:span text:style-name="_5f_pointillés_20_gris"><text:span text:style-name="T61"><text:tab/></text:span></text:span></text:p>
      <text:list xml:id="list150017882087960" text:continue-numbering="true" text:style-name="liste_5f_abc">
        <text:list-item>
          <text:p text:style-name="P107">Quelles sont les valeurs possibles de <text:span text:style-name="T16">x</text:span> ?</text:p>
        </text:list-item>
      </text:list>
      <text:list xml:id="list150016996269344" text:continue-list="list7264564400867454902" text:style-name="_5f_Numérotation_20_des_20_exercices_20_livrets">
        <text:list-item>
          <text:list>
            <text:list-header>
              <text:p text:style-name="P85"><text:span text:style-name="_5f_pointillés_20_gris"><text:span text:style-name="T61"><text:tab/></text:span></text:span></text:p>
            </text:list-header>
          </text:list>
        </text:list-item>
      </text:list>
      <text:p text:style-name="P44"><text:span text:style-name="_5f_pointillés_20_gris"><text:span text:style-name="T61"><text:tab/></text:span></text:span></text:p>
      <text:list xml:id="list150016428080140" text:continue-list="list150017882087960" text:style-name="liste_5f_abc">
        <text:list-item>
          <text:p text:style-name="P110">On note <text:span text:style-name="_5f_variable"><text:span text:style-name="T4"><draw:frame text:anchor-type="as-char" svg:y="-0.36cm" draw:z-index="34" draw:style-name="gr107" draw:text-style-name="P141" svg:width="0.371cm" svg:height="0.35cm"><draw:image xlink:href="Pictures/100002010000002B0000002F5F5107DE084D23A0.png" xlink:type="simple" xlink:show="embed" xlink:actuate="onLoad" loext:mime-type="image/png"><text:p/></draw:image></draw:frame></text:span></text:span><text:s/>la fonction qui à <text:span text:style-name="_5f_variable"><text:span text:style-name="T4">x</text:span></text:span> associe l’aire de l’enclos correspondant. Détermine <draw:frame text:anchor-type="as-char" svg:y="-0.36cm" draw:z-index="35" draw:style-name="gr107" draw:text-style-name="P141" svg:width="0.371cm" svg:height="0.35cm"><draw:image xlink:href="Pictures/100002010000002B0000002F5F5107DE084D23A0.png" xlink:type="simple" xlink:show="embed" xlink:actuate="onLoad" loext:mime-type="image/png"><text:p/></draw:image></draw:frame><text:span text:style-name="_5f_variable"><text:span text:style-name="T4">.</text:span></text:span></text:p>
        </text:list-item>
      </text:list>
      <text:p text:style-name="P51"><text:span text:style-name="_5f_pointillés_20_gris"><text:span text:style-name="T61"><text:tab/></text:span></text:span></text:p>
      <text:p text:style-name="P51"><text:span text:style-name="_5f_pointillés_20_gris"><text:span text:style-name="T61"><text:tab/></text:span></text:span></text:p>
      <text:list xml:id="list150016737414631" text:continue-numbering="true" text:style-name="liste_5f_abc">
        <text:list-item>
          <text:p text:style-name="P111">Avec l’aide de ta calculatrice ou d’un tableur, complète le tableau de valeurs de la fonction <text:span text:style-name="_5f_variable"><text:span text:style-name="T4"><draw:frame text:anchor-type="as-char" svg:y="-0.36cm" draw:z-index="36" draw:style-name="gr107" draw:text-style-name="P141" svg:width="0.371cm" svg:height="0.35cm"><draw:image xlink:href="Pictures/100002010000002B0000002F5F5107DE084D23A0.png" xlink:type="simple" xlink:show="embed" xlink:actuate="onLoad" loext:mime-type="image/png"><text:p/></draw:image></draw:frame></text:span></text:span>.</text:p>
        </text:list-item>
      </text:list>
      <table:table table:name="Tableau15" table:style-name="Tableau15">
        <table:table-column table:style-name="Tableau15.A"/>
        <table:table-column table:style-name="Tableau15.B" table:number-columns-repeated="2"/>
        <table:table-column table:style-name="Tableau15.D"/>
        <table:table-column table:style-name="Tableau15.B"/>
        <table:table-column table:style-name="Tableau15.D"/>
        <table:table-column table:style-name="Tableau15.G"/>
        <table:table-row table:style-name="Tableau15.1">
          <table:table-cell table:style-name="Tableau15.A1" office:value-type="string">
            <text:p text:style-name="P37"><text:span text:style-name="_5f_variable"><text:span text:style-name="T54">x</text:span></text:span></text:p>
          </table:table-cell>
          <table:table-cell table:style-name="Tableau15.B1" office:value-type="string">
            <text:p text:style-name="P45">0</text:p>
          </table:table-cell>
          <table:table-cell table:style-name="Tableau15.C1" office:value-type="string">
            <text:p text:style-name="P45">1</text:p>
          </table:table-cell>
          <table:table-cell table:style-name="Tableau15.F1" office:value-type="string">
            <text:p text:style-name="P45">2</text:p>
          </table:table-cell>
          <table:table-cell table:style-name="Tableau15.E1" office:value-type="string">
            <text:p text:style-name="P45">3</text:p>
          </table:table-cell>
          <table:table-cell table:style-name="Tableau15.F1" office:value-type="string">
            <text:p text:style-name="P45">4</text:p>
          </table:table-cell>
          <table:table-cell table:style-name="Tableau15.G1" office:value-type="string">
            <text:p text:style-name="P45">5</text:p>
          </table:table-cell>
        </table:table-row>
        <table:table-row table:style-name="Tableau15.1">
          <table:table-cell table:style-name="Tableau15.A2" office:value-type="string">
            <text:p text:style-name="P34"><text:span text:style-name="T56"><draw:frame draw:style-name="fr3" draw:name="Image2" text:anchor-type="as-char" svg:y="-0.34cm" svg:width="0.33cm" svg:height="0.36cm" draw:z-index="31"><draw:image xlink:href="Pictures/100002010000002B0000002F9A7945B244089362.png" xlink:type="simple" xlink:show="embed" xlink:actuate="onLoad" loext:mime-type="image/png"/></draw:frame></text:span><text:span text:style-name="T106">(</text:span><text:span text:style-name="_5f_variable"><text:span text:style-name="T55">x</text:span></text:span><text:span text:style-name="T106">)</text:span></text:p>
          </table:table-cell>
          <table:table-cell table:style-name="Tableau15.B2" office:value-type="string">
            <text:p text:style-name="P45"/>
          </table:table-cell>
          <table:table-cell table:style-name="Tableau15.C2" office:value-type="string">
            <text:p text:style-name="P45"/>
          </table:table-cell>
          <table:table-cell table:style-name="Tableau15.F2" office:value-type="string">
            <text:p text:style-name="P45"/>
          </table:table-cell>
          <table:table-cell table:style-name="Tableau15.E2" office:value-type="string">
            <text:p text:style-name="P45"/>
          </table:table-cell>
          <table:table-cell table:style-name="Tableau15.F2" office:value-type="string">
            <text:p text:style-name="P45"/>
          </table:table-cell>
          <table:table-cell table:style-name="Tableau15.G2" office:value-type="string">
            <text:p text:style-name="P45"/>
          </table:table-cell>
        </table:table-row>
      </table:table>
      <text:list xml:id="list150016734934948" text:continue-list="list150016996269344" text:style-name="_5f_Numérotation_20_des_20_exercices_20_livrets">
        <text:list-item>
          <text:list>
            <text:list-header>
              <text:p text:style-name="P112"/>
            </text:list-header>
          </text:list>
        </text:list-item>
      </text:list>
      <table:table table:name="Tableau3" table:style-name="Tableau3">
        <table:table-column table:style-name="Tableau3.A"/>
        <table:table-column table:style-name="Tableau3.B" table:number-columns-repeated="2"/>
        <table:table-column table:style-name="Tableau3.D"/>
        <table:table-column table:style-name="Tableau3.B"/>
        <table:table-column table:style-name="Tableau3.D"/>
        <table:table-column table:style-name="Tableau3.G"/>
        <table:table-row table:style-name="Tableau3.1">
          <table:table-cell table:style-name="Tableau3.A1" office:value-type="string">
            <text:p text:style-name="P37"><text:span text:style-name="_5f_variable"><text:span text:style-name="T54">x</text:span></text:span></text:p>
          </table:table-cell>
          <table:table-cell table:style-name="Tableau3.B1" office:value-type="string">
            <text:p text:style-name="P45">6</text:p>
          </table:table-cell>
          <table:table-cell table:style-name="Tableau3.C1" office:value-type="string">
            <text:p text:style-name="P45">7</text:p>
          </table:table-cell>
          <table:table-cell table:style-name="Tableau3.F1" office:value-type="string">
            <text:p text:style-name="P45">8</text:p>
          </table:table-cell>
          <table:table-cell table:style-name="Tableau3.E1" office:value-type="string">
            <text:p text:style-name="P45">9</text:p>
          </table:table-cell>
          <table:table-cell table:style-name="Tableau3.F1" office:value-type="string">
            <text:p text:style-name="P45">10</text:p>
          </table:table-cell>
          <table:table-cell table:style-name="Tableau3.G1" office:value-type="string">
            <text:p text:style-name="P45">10,5</text:p>
          </table:table-cell>
        </table:table-row>
        <table:table-row table:style-name="Tableau3.1">
          <table:table-cell table:style-name="Tableau3.A2" office:value-type="string">
            <text:p text:style-name="P34"><text:span text:style-name="T56"><draw:frame draw:style-name="fr3" draw:name="Image1" text:anchor-type="as-char" svg:y="-0.339cm" svg:width="0.33cm" svg:height="0.36cm" draw:z-index="32"><draw:image xlink:href="Pictures/100002010000002B0000002F9A7945B244089362.png" xlink:type="simple" xlink:show="embed" xlink:actuate="onLoad" loext:mime-type="image/png"/></draw:frame></text:span><text:span text:style-name="T106">(</text:span><text:span text:style-name="_5f_variable"><text:span text:style-name="T55">x</text:span></text:span><text:span text:style-name="T106">)</text:span></text:p>
          </table:table-cell>
          <table:table-cell table:style-name="Tableau3.B2" office:value-type="string">
            <text:p text:style-name="P45"/>
          </table:table-cell>
          <table:table-cell table:style-name="Tableau3.C2" office:value-type="string">
            <text:p text:style-name="P45"/>
          </table:table-cell>
          <table:table-cell table:style-name="Tableau3.F2" office:value-type="string">
            <text:p text:style-name="P45"/>
          </table:table-cell>
          <table:table-cell table:style-name="Tableau3.E2" office:value-type="string">
            <text:p text:style-name="P45"/>
          </table:table-cell>
          <table:table-cell table:style-name="Tableau3.F2" office:value-type="string">
            <text:p text:style-name="P45"/>
          </table:table-cell>
          <table:table-cell table:style-name="Tableau3.G2" office:value-type="string">
            <text:p text:style-name="P45"/>
          </table:table-cell>
        </table:table-row>
      </table:table>
      <text:list xml:id="list150016371865531" text:continue-list="list150016737414631" text:style-name="liste_5f_abc">
        <text:list-item>
          <text:p text:style-name="P104"><text:span text:style-name="T24">À l’aide du tableau, décris l’évolution de </text:span><text:span text:style-name="T24"><draw:frame text:anchor-type="as-char" svg:y="-0.36cm" draw:z-index="37" draw:style-name="gr107" draw:text-style-name="P141" svg:width="0.371cm" svg:height="0.35cm"><draw:image xlink:href="Pictures/100002010000002B0000002F5F5107DE084D23A0.png" xlink:type="simple" xlink:show="embed" xlink:actuate="onLoad" loext:mime-type="image/png"><text:p/></draw:image></draw:frame></text:span><text:span text:style-name="T24">(</text:span><text:span text:style-name="_5f_variable"><text:span text:style-name="T5">x</text:span></text:span><text:span text:style-name="T24">) en fonction de </text:span><text:span text:style-name="_5f_variable"><text:span text:style-name="T5">x</text:span></text:span><text:span text:style-name="T24"> et donne un encadrement du nombre </text:span><text:span text:style-name="_5f_variable"><text:span text:style-name="T5">x</text:span></text:span><text:span text:style-name="T24"> pour lequel </text:span><text:span text:style-name="_5f_variable"><text:span text:style-name="T5"><draw:frame text:anchor-type="as-char" svg:y="-0.36cm" draw:z-index="39" draw:style-name="gr107" draw:text-style-name="P141" svg:width="0.371cm" svg:height="0.35cm"><draw:image xlink:href="Pictures/100002010000002B0000002F5F5107DE084D23A0.png" xlink:type="simple" xlink:show="embed" xlink:actuate="onLoad" loext:mime-type="image/png"><text:p/></draw:image></draw:frame></text:span></text:span><text:span text:style-name="T24">(</text:span><text:span text:style-name="_5f_variable"><text:span text:style-name="T5">x</text:span></text:span><text:span text:style-name="T24">) semble maximal</text:span><text:span text:style-name="T25">e</text:span><text:span text:style-name="T24">.</text:span></text:p>
        </text:list-item>
      </text:list>
      <text:p text:style-name="P51"><text:span text:style-name="_5f_pointillés_20_gris"><text:span text:style-name="T61"><text:tab/></text:span></text:span></text:p>
      <text:p text:style-name="P51"><text:span text:style-name="_5f_pointillés_20_gris"><text:span text:style-name="T61"><text:tab/></text:span></text:span></text:p>
      <text:p text:style-name="P51"><text:span text:style-name="_5f_pointillés_20_gris"><text:span text:style-name="T61"><text:tab/></text:span></text:span></text:p>
      <text:p text:style-name="P51"><text:span text:style-name="_5f_pointillés_20_gris"><text:span text:style-name="T61"><text:tab/></text:span></text:span></text:p>
      <text:p text:style-name="P51"><text:span text:style-name="_5f_pointillés_20_gris"><text:span text:style-name="T61"><text:tab/></text:span></text:span></text:p>
      <text:list xml:id="list150016341127080" text:continue-numbering="true" text:style-name="liste_5f_abc">
        <text:list-item>
          <text:p text:style-name="P114">Construis la courbe représentative de <text:span text:style-name="_5f_variable"><text:span text:style-name="T5"><draw:frame text:anchor-type="as-char" svg:y="-0.36cm" draw:z-index="40" draw:style-name="gr107" draw:text-style-name="P141" svg:width="0.371cm" svg:height="0.35cm"><draw:image xlink:href="Pictures/100002010000002B0000002F5F5107DE084D23A0.png" xlink:type="simple" xlink:show="embed" xlink:actuate="onLoad" loext:mime-type="image/png"><text:p/></draw:image></draw:frame></text:span></text:span><text:span text:style-name="_5f_variable"><text:span text:style-name="T36">.</text:span></text:span></text:p>
        </text:list-item>
      </text:list>
      <text:list xml:id="list150016268335718" text:continue-list="list150016734934948" text:style-name="_5f_Numérotation_20_des_20_exercices_20_livrets">
        <text:list-item>
          <text:list>
            <text:list-header>
              <text:p text:style-name="P113"><draw:g text:anchor-type="as-char" draw:z-index="41" draw:style-name="gr108"><draw:g draw:style-name="gr105"><draw:line draw:style-name="gr109" draw:text-style-name="P137" svg:x1="0.684cm" svg:y1="0.504cm" svg:x2="8.977cm" svg:y2="0.504cm"><text:p/></draw:line><draw:line draw:style-name="gr109" draw:text-style-name="P137" svg:x1="0.684cm" svg:y1="0.377cm" svg:x2="8.977cm" svg:y2="0.377cm"><text:p/></draw:line><draw:line draw:style-name="gr109" draw:text-style-name="P142" svg:x1="0.684cm" svg:y1="7.177cm" svg:x2="8.977cm" svg:y2="7.177cm"><text:p/></draw:line><draw:line draw:style-name="gr109" draw:text-style-name="P142" svg:x1="0.684cm" svg:y1="7.05cm" svg:x2="8.977cm" svg:y2="7.05cm"><text:p/></draw:line><draw:frame draw:style-name="gr110" draw:text-style-name="P143" svg:width="0.736cm" svg:height="0.581cm" svg:x="0.318cm" svg:y="7.364cm"><draw:text-box><text:p text:style-name="P132"><text:span text:style-name="T123">0</text:span></text:p></draw:text-box></draw:frame><draw:frame draw:style-name="gr111" draw:text-style-name="P143" svg:width="0.736cm" svg:height="0.583cm" svg:x="1.072cm" svg:y="7.361cm"><draw:text-box><text:p text:style-name="P132"><text:span text:style-name="T123">1</text:span></text:p></draw:text-box></draw:frame><draw:frame draw:style-name="gr111" draw:text-style-name="P143" svg:width="0.736cm" svg:height="0.583cm" svg:x="1.826cm" svg:y="7.361cm"><draw:text-box><text:p text:style-name="P132"><text:span text:style-name="T123">2</text:span></text:p></draw:text-box></draw:frame><draw:frame draw:style-name="gr111" draw:text-style-name="P143" svg:width="0.736cm" svg:height="0.583cm" svg:x="2.581cm" svg:y="7.361cm"><draw:text-box><text:p text:style-name="P132"><text:span text:style-name="T123">3</text:span></text:p></draw:text-box></draw:frame><draw:frame draw:style-name="gr112" draw:text-style-name="P143" svg:width="0.735cm" svg:height="0.583cm" svg:x="3.336cm" svg:y="7.361cm"><draw:text-box><text:p text:style-name="P132"><text:span text:style-name="T123">4</text:span></text:p></draw:text-box></draw:frame><draw:frame draw:style-name="gr112" draw:text-style-name="P143" svg:width="0.735cm" svg:height="0.583cm" svg:x="4.09cm" svg:y="7.361cm"><draw:text-box><text:p text:style-name="P132"><text:span text:style-name="T123">5</text:span></text:p></draw:text-box></draw:frame><draw:frame draw:style-name="gr112" draw:text-style-name="P143" svg:width="0.735cm" svg:height="0.583cm" svg:x="4.844cm" svg:y="7.361cm"><draw:text-box><text:p text:style-name="P132"><text:span text:style-name="T123">6</text:span></text:p></draw:text-box></draw:frame><draw:frame draw:style-name="gr111" draw:text-style-name="P143" svg:width="0.736cm" svg:height="0.583cm" svg:x="5.593cm" svg:y="7.361cm"><draw:text-box><text:p text:style-name="P132"><text:span text:style-name="T123">7</text:span></text:p></draw:text-box></draw:frame><draw:frame draw:style-name="gr111" draw:text-style-name="P143" svg:width="0.736cm" svg:height="0.583cm" svg:x="6.346cm" svg:y="7.361cm"><draw:text-box><text:p text:style-name="P132"><text:span text:style-name="T123">8</text:span></text:p></draw:text-box></draw:frame><draw:frame draw:style-name="gr111" draw:text-style-name="P143" svg:width="0.736cm" svg:height="0.583cm" svg:x="7.101cm" svg:y="7.361cm"><draw:text-box><text:p text:style-name="P132"><text:span text:style-name="T123">9</text:span></text:p></draw:text-box></draw:frame><draw:frame draw:style-name="gr113" draw:text-style-name="P143" svg:width="0.962cm" svg:height="0.583cm" svg:x="7.743cm" svg:y="7.361cm"><draw:text-box><text:p text:style-name="P132"><text:span text:style-name="T123">10</text:span></text:p></draw:text-box></draw:frame><draw:line draw:style-name="gr109" draw:text-style-name="P137" svg:x1="0.684cm" svg:y1="6.923cm" svg:x2="8.977cm" svg:y2="6.923cm"><text:p/></draw:line><draw:line draw:style-name="gr109" draw:text-style-name="P137" svg:x1="0.684cm" svg:y1="6.797cm" svg:x2="8.977cm" svg:y2="6.797cm"><text:p/></draw:line><draw:line draw:style-name="gr109" draw:text-style-name="P137" svg:x1="0.684cm" svg:y1="6.671cm" svg:x2="8.977cm" svg:y2="6.671cm"><text:p/></draw:line><draw:line draw:style-name="gr109" draw:text-style-name="P137" svg:x1="0.684cm" svg:y1="6.545cm" svg:x2="8.977cm" svg:y2="6.545cm"><text:p/></draw:line><draw:line draw:style-name="gr109" draw:text-style-name="P137" svg:x1="0.684cm" svg:y1="6.422cm" svg:x2="8.977cm" svg:y2="6.422cm"><text:p/></draw:line><draw:line draw:style-name="gr109" draw:text-style-name="P137" svg:x1="0.684cm" svg:y1="6.295cm" svg:x2="8.977cm" svg:y2="6.295cm"><text:p/></draw:line><draw:line draw:style-name="gr109" draw:text-style-name="P137" svg:x1="0.684cm" svg:y1="6.168cm" svg:x2="8.977cm" svg:y2="6.168cm"><text:p/></draw:line><draw:frame draw:style-name="gr114" draw:text-style-name="P143" svg:width="0.71cm" svg:height="0.708cm" svg:x="0cm" svg:y="5.6cm"><draw:text-box><text:p text:style-name="P132"><text:span text:style-name="T123">10</text:span></text:p></draw:text-box></draw:frame><draw:line draw:style-name="gr109" draw:text-style-name="P137" svg:x1="0.684cm" svg:y1="5.916cm" svg:x2="8.977cm" svg:y2="5.916cm"><text:p/></draw:line><draw:line draw:style-name="gr109" draw:text-style-name="P137" svg:x1="0.684cm" svg:y1="5.791cm" svg:x2="8.977cm" svg:y2="5.791cm"><text:p/></draw:line><draw:line draw:style-name="gr109" draw:text-style-name="P137" svg:x1="0.684cm" svg:y1="5.667cm" svg:x2="8.977cm" svg:y2="5.667cm"><text:p/></draw:line><draw:line draw:style-name="gr109" draw:text-style-name="P137" svg:x1="0.684cm" svg:y1="5.54cm" svg:x2="8.977cm" svg:y2="5.54cm"><text:p/></draw:line><draw:line draw:style-name="gr109" draw:text-style-name="P137" svg:x1="0.684cm" svg:y1="5.413cm" svg:x2="8.977cm" svg:y2="5.413cm"><text:p/></draw:line><draw:line draw:style-name="gr109" draw:text-style-name="P137" svg:x1="0.684cm" svg:y1="5.288cm" svg:x2="8.977cm" svg:y2="5.288cm"><text:p/></draw:line><draw:line draw:style-name="gr109" draw:text-style-name="P137" svg:x1="0.684cm" svg:y1="5.161cm" svg:x2="8.977cm" svg:y2="5.161cm"><text:p/></draw:line><draw:line draw:style-name="gr109" draw:text-style-name="P137" svg:x1="0.684cm" svg:y1="5.035cm" svg:x2="8.977cm" svg:y2="5.035cm"><text:p/></draw:line><draw:line draw:style-name="gr109" draw:text-style-name="P137" svg:x1="0.684cm" svg:y1="4.909cm" svg:x2="8.977cm" svg:y2="4.909cm"><text:p/></draw:line><draw:frame draw:style-name="gr114" draw:text-style-name="P143" svg:width="0.71cm" svg:height="0.708cm" svg:x="0cm" svg:y="4.343cm"><draw:text-box><text:p text:style-name="P132"><text:span text:style-name="T123">20</text:span></text:p></draw:text-box></draw:frame><draw:line draw:style-name="gr109" draw:text-style-name="P137" svg:x1="0.684cm" svg:y1="4.658cm" svg:x2="8.977cm" svg:y2="4.658cm"><text:p/></draw:line><draw:line draw:style-name="gr109" draw:text-style-name="P137" svg:x1="0.684cm" svg:y1="4.531cm" svg:x2="8.977cm" svg:y2="4.531cm"><text:p/></draw:line><draw:line draw:style-name="gr109" draw:text-style-name="P137" svg:x1="0.684cm" svg:y1="4.405cm" svg:x2="8.977cm" svg:y2="4.405cm"><text:p/></draw:line><draw:line draw:style-name="gr109" draw:text-style-name="P137" svg:x1="0.684cm" svg:y1="4.279cm" svg:x2="8.977cm" svg:y2="4.279cm"><text:p/></draw:line><draw:line draw:style-name="gr109" draw:text-style-name="P137" svg:x1="0.684cm" svg:y1="4.154cm" svg:x2="8.977cm" svg:y2="4.154cm"><text:p/></draw:line><draw:line draw:style-name="gr109" draw:text-style-name="P137" svg:x1="0.684cm" svg:y1="4.027cm" svg:x2="8.977cm" svg:y2="4.027cm"><text:p/></draw:line><draw:line draw:style-name="gr109" draw:text-style-name="P137" svg:x1="0.684cm" svg:y1="3.903cm" svg:x2="8.977cm" svg:y2="3.903cm"><text:p/></draw:line><draw:line draw:style-name="gr109" draw:text-style-name="P137" svg:x1="0.684cm" svg:y1="3.777cm" svg:x2="8.977cm" svg:y2="3.777cm"><text:p/></draw:line><draw:line draw:style-name="gr109" draw:text-style-name="P137" svg:x1="0.684cm" svg:y1="3.65cm" svg:x2="8.977cm" svg:y2="3.65cm"><text:p/></draw:line><draw:frame draw:style-name="gr115" draw:text-style-name="P143" svg:width="0.71cm" svg:height="0.706cm" svg:x="0cm" svg:y="3.082cm"><draw:text-box><text:p text:style-name="P132"><text:span text:style-name="T123">30</text:span></text:p></draw:text-box></draw:frame><draw:line draw:style-name="gr109" draw:text-style-name="P137" svg:x1="0.684cm" svg:y1="3.277cm" svg:x2="8.977cm" svg:y2="3.277cm"><text:p/></draw:line><draw:line draw:style-name="gr109" draw:text-style-name="P137" svg:x1="0.684cm" svg:y1="3.15cm" svg:x2="8.977cm" svg:y2="3.15cm"><text:p/></draw:line><draw:line draw:style-name="gr109" draw:text-style-name="P137" svg:x1="0.684cm" svg:y1="3.023cm" svg:x2="8.977cm" svg:y2="3.023cm"><text:p/></draw:line><draw:line draw:style-name="gr109" draw:text-style-name="P137" svg:x1="0.684cm" svg:y1="2.896cm" svg:x2="8.977cm" svg:y2="2.896cm"><text:p/></draw:line><draw:line draw:style-name="gr109" draw:text-style-name="P137" svg:x1="0.684cm" svg:y1="2.769cm" svg:x2="8.977cm" svg:y2="2.769cm"><text:p/></draw:line><draw:line draw:style-name="gr109" draw:text-style-name="P137" svg:x1="0.684cm" svg:y1="2.643cm" svg:x2="8.977cm" svg:y2="2.643cm"><text:p/></draw:line><draw:line draw:style-name="gr109" draw:text-style-name="P137" svg:x1="0.684cm" svg:y1="2.517cm" svg:x2="8.977cm" svg:y2="2.517cm"><text:p/></draw:line><draw:line draw:style-name="gr109" draw:text-style-name="P137" svg:x1="0.684cm" svg:y1="2.391cm" svg:x2="8.977cm" svg:y2="2.391cm"><text:p/></draw:line><draw:frame draw:style-name="gr116" draw:text-style-name="P143" svg:width="0.71cm" svg:height="0.712cm" svg:x="0cm" svg:y="1.822cm"><draw:text-box><text:p text:style-name="P132"><text:span text:style-name="T123">40</text:span></text:p></draw:text-box></draw:frame><draw:line draw:style-name="gr109" draw:text-style-name="P137" svg:x1="0.684cm" svg:y1="2.014cm" svg:x2="8.977cm" svg:y2="2.014cm"><text:p/></draw:line><draw:line draw:style-name="gr109" draw:text-style-name="P137" svg:x1="0.684cm" svg:y1="1.889cm" svg:x2="8.977cm" svg:y2="1.889cm"><text:p/></draw:line><draw:line draw:style-name="gr109" draw:text-style-name="P137" svg:x1="0.684cm" svg:y1="1.762cm" svg:x2="8.977cm" svg:y2="1.762cm"><text:p/></draw:line><draw:line draw:style-name="gr109" draw:text-style-name="P137" svg:x1="0.684cm" svg:y1="1.637cm" svg:x2="8.977cm" svg:y2="1.637cm"><text:p/></draw:line><draw:line draw:style-name="gr109" draw:text-style-name="P137" svg:x1="0.684cm" svg:y1="1.513cm" svg:x2="8.977cm" svg:y2="1.513cm"><text:p/></draw:line><draw:line draw:style-name="gr109" draw:text-style-name="P137" svg:x1="0.684cm" svg:y1="1.386cm" svg:x2="8.977cm" svg:y2="1.386cm"><text:p/></draw:line><draw:line draw:style-name="gr109" draw:text-style-name="P137" svg:x1="0.684cm" svg:y1="1.259cm" svg:x2="8.977cm" svg:y2="1.259cm"><text:p/></draw:line><draw:line draw:style-name="gr109" draw:text-style-name="P137" svg:x1="0.684cm" svg:y1="1.133cm" svg:x2="8.977cm" svg:y2="1.133cm"><text:p/></draw:line><draw:frame draw:style-name="gr114" draw:text-style-name="P143" svg:width="0.71cm" svg:height="0.708cm" svg:x="0cm" svg:y="0.563cm"><draw:text-box><text:p text:style-name="P132"><text:span text:style-name="T123">50</text:span></text:p></draw:text-box></draw:frame><draw:line draw:style-name="gr109" draw:text-style-name="P137" svg:x1="0.684cm" svg:y1="0.755cm" svg:x2="8.977cm" svg:y2="0.755cm"><text:p/></draw:line><draw:line draw:style-name="gr109" draw:text-style-name="P137" svg:x1="0.684cm" svg:y1="0.628cm" svg:x2="8.977cm" svg:y2="0.628cm"><text:p/></draw:line><draw:line draw:style-name="gr109" draw:text-style-name="P137" svg:x1="0.684cm" svg:y1="0.251cm" svg:x2="8.977cm" svg:y2="0.251cm"><text:p/></draw:line><draw:line draw:style-name="gr109" draw:text-style-name="P137" svg:x1="0.684cm" svg:y1="0.125cm" svg:x2="8.977cm" svg:y2="0.125cm"><text:p/></draw:line><draw:line draw:style-name="gr109" draw:text-style-name="P137" svg:x1="0.684cm" svg:y1="0cm" svg:x2="8.977cm" svg:y2="0cm"><text:p/></draw:line><draw:line draw:style-name="gr109" draw:text-style-name="P137" svg:x1="0.684cm" svg:y1="3.399cm" svg:x2="8.977cm" svg:y2="3.399cm"><text:p/></draw:line><draw:line draw:style-name="gr109" draw:text-style-name="P137" svg:x1="0.684cm" svg:y1="2.141cm" svg:x2="8.977cm" svg:y2="2.141cm"><text:p/></draw:line><draw:line draw:style-name="gr109" draw:text-style-name="P137" svg:x1="0.684cm" svg:y1="0.88cm" svg:x2="8.977cm" svg:y2="0.88cm"><text:p/></draw:line><draw:line draw:style-name="gr117" draw:text-style-name="P137" svg:x1="0.684cm" svg:y1="3.525cm" svg:x2="8.977cm" svg:y2="3.525cm"><text:p/></draw:line><draw:line draw:style-name="gr117" draw:text-style-name="P137" svg:x1="0.684cm" svg:y1="2.265cm" svg:x2="8.977cm" svg:y2="2.265cm"><text:p/></draw:line><draw:line draw:style-name="gr117" draw:text-style-name="P137" svg:x1="0.684cm" svg:y1="1.006cm" svg:x2="8.977cm" svg:y2="1.006cm"><text:p/></draw:line><draw:line draw:style-name="gr117" draw:text-style-name="P137" svg:x1="0.684cm" svg:y1="6.043cm" svg:x2="8.977cm" svg:y2="6.043cm"><text:p/></draw:line><draw:line draw:style-name="gr117" draw:text-style-name="P137" svg:x1="0.684cm" svg:y1="4.782cm" svg:x2="8.977cm" svg:y2="4.782cm"><text:p/></draw:line><draw:g draw:style-name="gr105"><draw:line draw:style-name="gr118" draw:text-style-name="P144" svg:x1="0.681cm" svg:y1="7.425cm" svg:x2="0.681cm" svg:y2="0cm"><text:p/></draw:line></draw:g><draw:line draw:style-name="gr117" draw:text-style-name="P137" svg:x1="1.435cm" svg:y1="7.363cm" svg:x2="1.435cm" svg:y2="0cm"><text:p/></draw:line><draw:line draw:style-name="gr117" draw:text-style-name="P137" svg:x1="2.188cm" svg:y1="7.363cm" svg:x2="2.188cm" svg:y2="0cm"><text:p/></draw:line><draw:line draw:style-name="gr117" draw:text-style-name="P137" svg:x1="2.942cm" svg:y1="7.363cm" svg:x2="2.942cm" svg:y2="0cm"><text:p/></draw:line><draw:line draw:style-name="gr117" draw:text-style-name="P137" svg:x1="3.695cm" svg:y1="7.363cm" svg:x2="3.695cm" svg:y2="0cm"><text:p/></draw:line><draw:line draw:style-name="gr117" draw:text-style-name="P137" svg:x1="4.449cm" svg:y1="7.363cm" svg:x2="4.449cm" svg:y2="0cm"><text:p/></draw:line><draw:line draw:style-name="gr117" draw:text-style-name="P137" svg:x1="5.203cm" svg:y1="7.363cm" svg:x2="5.203cm" svg:y2="0cm"><text:p/></draw:line><draw:line draw:style-name="gr117" draw:text-style-name="P137" svg:x1="5.956cm" svg:y1="7.363cm" svg:x2="5.956cm" svg:y2="0cm"><text:p/></draw:line><draw:line draw:style-name="gr117" draw:text-style-name="P137" svg:x1="6.71cm" svg:y1="7.363cm" svg:x2="6.71cm" svg:y2="0cm"><text:p/></draw:line><draw:line draw:style-name="gr117" draw:text-style-name="P137" svg:x1="7.463cm" svg:y1="7.363cm" svg:x2="7.463cm" svg:y2="0cm"><text:p/></draw:line><draw:line draw:style-name="gr117" draw:text-style-name="P137" svg:x1="8.217cm" svg:y1="7.363cm" svg:x2="8.217cm" svg:y2="0cm"><text:p/></draw:line><draw:g draw:style-name="gr105"><draw:line draw:style-name="gr119" draw:text-style-name="P144" svg:x1="0.684cm" svg:y1="7.304cm" svg:x2="8.977cm" svg:y2="7.304cm"><text:p/></draw:line></draw:g><draw:line draw:style-name="gr88" draw:text-style-name="P137" svg:x1="1.435cm" svg:y1="7.205cm" svg:x2="1.435cm" svg:y2="7.419cm"><text:p/></draw:line><draw:line draw:style-name="gr88" draw:text-style-name="P137" svg:x1="2.188cm" svg:y1="7.205cm" svg:x2="2.188cm" svg:y2="7.419cm"><text:p/></draw:line><draw:line draw:style-name="gr88" draw:text-style-name="P137" svg:x1="2.943cm" svg:y1="7.205cm" svg:x2="2.943cm" svg:y2="7.419cm"><text:p/></draw:line><draw:line draw:style-name="gr88" draw:text-style-name="P137" svg:x1="3.696cm" svg:y1="7.205cm" svg:x2="3.696cm" svg:y2="7.419cm"><text:p/></draw:line><draw:line draw:style-name="gr88" draw:text-style-name="P137" svg:x1="4.449cm" svg:y1="7.205cm" svg:x2="4.449cm" svg:y2="7.419cm"><text:p/></draw:line><draw:line draw:style-name="gr88" draw:text-style-name="P137" svg:x1="5.203cm" svg:y1="7.205cm" svg:x2="5.203cm" svg:y2="7.419cm"><text:p/></draw:line><draw:line draw:style-name="gr88" draw:text-style-name="P137" svg:x1="5.957cm" svg:y1="7.205cm" svg:x2="5.957cm" svg:y2="7.419cm"><text:p/></draw:line><draw:line draw:style-name="gr88" draw:text-style-name="P137" svg:x1="6.71cm" svg:y1="7.205cm" svg:x2="6.71cm" svg:y2="7.419cm"><text:p/></draw:line><draw:line draw:style-name="gr88" draw:text-style-name="P137" svg:x1="7.464cm" svg:y1="7.205cm" svg:x2="7.464cm" svg:y2="7.419cm"><text:p/></draw:line><draw:line draw:style-name="gr88" draw:text-style-name="P137" svg:x1="8.217cm" svg:y1="7.205cm" svg:x2="8.217cm" svg:y2="7.419cm"><text:p/></draw:line><draw:line draw:style-name="gr88" draw:text-style-name="P137" svg:x1="0.585cm" svg:y1="6.045cm" svg:x2="0.774cm" svg:y2="6.045cm"><text:p/></draw:line><draw:line draw:style-name="gr88" draw:text-style-name="P137" svg:x1="0.585cm" svg:y1="4.785cm" svg:x2="0.774cm" svg:y2="4.785cm"><text:p/></draw:line><draw:line draw:style-name="gr88" draw:text-style-name="P137" svg:x1="0.585cm" svg:y1="3.526cm" svg:x2="0.774cm" svg:y2="3.526cm"><text:p/></draw:line><draw:line draw:style-name="gr88" draw:text-style-name="P137" svg:x1="0.585cm" svg:y1="2.268cm" svg:x2="0.774cm" svg:y2="2.268cm"><text:p/></draw:line><draw:line draw:style-name="gr88" draw:text-style-name="P137" svg:x1="0.585cm" svg:y1="1.006cm" svg:x2="0.774cm" svg:y2="1.006cm"><text:p/></draw:line></draw:g><draw:frame draw:style-name="gr120" draw:text-style-name="P145" svg:width="0.193cm" svg:height="0.565cm" svg:x="8.775cm" svg:y="7.334cm"><draw:text-box><text:p text:style-name="P132"><text:span text:style-name="T124">x</text:span></text:p></draw:text-box></draw:frame><draw:line draw:style-name="gr117" draw:text-style-name="P137" svg:x1="8.973cm" svg:y1="7.301cm" svg:x2="8.973cm" svg:y2="0.005cm"><text:p/></draw:line><draw:frame draw:style-name="gr121" draw:text-style-name="P141" svg:width="0.35cm" svg:height="0.357cm" svg:x="0.841cm" svg:y="0.123cm"><draw:image xlink:href="Pictures/100002010000002B0000002F5F5107DE084D23A0.png" xlink:type="simple" xlink:show="embed" xlink:actuate="onLoad" loext:mime-type="image/png"><text:p/></draw:image></draw:frame><draw:frame draw:style-name="gr122" draw:text-style-name="P146" svg:width="0.468cm" svg:height="0.565cm" svg:x="1.177cm" svg:y="0.123cm"><draw:text-box><text:p text:style-name="P132"><text:span text:style-name="T125">(</text:span><text:span text:style-name="T126">x</text:span><text:span text:style-name="T125">)</text:span></text:p></draw:text-box></draw:frame></draw:g></text:p>
            </text:list-header>
          </text:list>
        </text:list-item>
      </text:list>
      <text:list xml:id="list150018246681504" text:continue-list="list150016341127080" text:style-name="liste_5f_abc">
        <text:list-item>
          <text:p text:style-name="P115">Complète ce nouveau tableau de valeurs puis donne <text:span text:style-name="T24">un encadrement au dixième du nombre </text:span><text:span text:style-name="_5f_variable"><text:span text:style-name="T5">x</text:span></text:span><text:span text:style-name="T24"> pour lequel </text:span><text:span text:style-name="_5f_variable"><text:span text:style-name="T5"><draw:frame text:anchor-type="as-char" svg:y="-0.36cm" draw:z-index="42" draw:style-name="gr107" draw:text-style-name="P141" svg:width="0.371cm" svg:height="0.35cm"><draw:image xlink:href="Pictures/100002010000002B0000002F5F5107DE084D23A0.png" xlink:type="simple" xlink:show="embed" xlink:actuate="onLoad" loext:mime-type="image/png"><text:p/></draw:image></draw:frame></text:span></text:span><text:span text:style-name="T24">(</text:span><text:span text:style-name="_5f_variable"><text:span text:style-name="T5">x</text:span></text:span><text:span text:style-name="T24">) semble maximal</text:span><text:span text:style-name="T25">e</text:span>.</text:p>
        </text:list-item>
      </text:list>
      <table:table table:name="Tableau17" table:style-name="Tableau17">
        <table:table-column table:style-name="Tableau17.A"/>
        <table:table-column table:style-name="Tableau17.B"/>
        <table:table-column table:style-name="Tableau17.C"/>
        <table:table-column table:style-name="Tableau17.B" table:number-columns-repeated="2"/>
        <table:table-column table:style-name="Tableau17.C"/>
        <table:table-column table:style-name="Tableau17.B" table:number-columns-repeated="2"/>
        <table:table-row table:style-name="Tableau17.1">
          <table:table-cell table:style-name="Tableau17.A1" office:value-type="string">
            <text:p text:style-name="P62"><text:span text:style-name="_5f_variable"><text:span text:style-name="T55">x</text:span></text:span></text:p>
          </table:table-cell>
          <table:table-cell table:style-name="Tableau17.B1" office:value-type="string">
            <text:p text:style-name="P63">4,8</text:p>
          </table:table-cell>
          <table:table-cell table:style-name="Tableau17.F1" office:value-type="string">
            <text:p text:style-name="P63">4,9</text:p>
          </table:table-cell>
          <table:table-cell table:style-name="Tableau17.D1" office:value-type="string">
            <text:p text:style-name="P63">5</text:p>
          </table:table-cell>
          <table:table-cell table:style-name="Tableau17.E1" office:value-type="string">
            <text:p text:style-name="P63">5,1</text:p>
          </table:table-cell>
          <table:table-cell table:style-name="Tableau17.F1" office:value-type="string">
            <text:p text:style-name="P63">5,2</text:p>
          </table:table-cell>
          <table:table-cell table:style-name="Tableau17.G1" office:value-type="string">
            <text:p text:style-name="P63">5,3</text:p>
          </table:table-cell>
          <table:table-cell table:style-name="Tableau17.H1" office:value-type="string">
            <text:p text:style-name="P63">5,4</text:p>
          </table:table-cell>
        </table:table-row>
        <table:table-row table:style-name="Tableau17.1">
          <table:table-cell table:style-name="Tableau17.A2" office:value-type="string">
            <text:p text:style-name="P34"><text:span text:style-name="T56"><draw:frame draw:style-name="fr3" draw:name="Image3" text:anchor-type="as-char" svg:y="-0.34cm" svg:width="0.33cm" svg:height="0.36cm" draw:z-index="38"><draw:image xlink:href="Pictures/100002010000002B0000002F9A7945B244089362.png" xlink:type="simple" xlink:show="embed" xlink:actuate="onLoad" loext:mime-type="image/png"/></draw:frame></text:span><text:span text:style-name="T106">(</text:span><text:span text:style-name="_5f_variable"><text:span text:style-name="T55">x</text:span></text:span><text:span text:style-name="T106">)</text:span></text:p>
          </table:table-cell>
          <table:table-cell table:style-name="Tableau17.B2" office:value-type="string">
            <text:p text:style-name="P63"/>
          </table:table-cell>
          <table:table-cell table:style-name="Tableau17.F2" office:value-type="string">
            <text:p text:style-name="P63"/>
          </table:table-cell>
          <table:table-cell table:style-name="Tableau17.D2" office:value-type="string">
            <text:p text:style-name="P63"/>
          </table:table-cell>
          <table:table-cell table:style-name="Tableau17.E2" office:value-type="string">
            <text:p text:style-name="P63"/>
          </table:table-cell>
          <table:table-cell table:style-name="Tableau17.F2" office:value-type="string">
            <text:p text:style-name="P63"/>
          </table:table-cell>
          <table:table-cell table:style-name="Tableau17.G2" office:value-type="string">
            <text:p text:style-name="P63"/>
          </table:table-cell>
          <table:table-cell table:style-name="Tableau17.H2" office:value-type="string">
            <text:p text:style-name="P63"/>
          </table:table-cell>
        </table:table-row>
      </table:table>
      <text:p text:style-name="P55"><text:span text:style-name="_5f_pointillés_20_gris"><text:span text:style-name="T61"><text:tab/></text:span></text:span></text:p>
      <text:p text:style-name="P51"><text:span text:style-name="_5f_pointillés_20_gris"><text:span text:style-name="T61"><text:tab/></text:span></text:span></text:p>
      <text:list xml:id="list150017049478095" text:continue-numbering="true" text:style-name="liste_5f_abc">
        <text:list-item>
          <text:p text:style-name="P106">Calcule <text:span text:style-name="_5f_variable"><text:span text:style-name="T6"><draw:frame text:anchor-type="as-char" svg:y="-0.36cm" draw:z-index="43" draw:style-name="gr107" draw:text-style-name="P141" svg:width="0.371cm" svg:height="0.35cm"><draw:image xlink:href="Pictures/100002010000002B0000002F5F5107DE084D23A0.png" xlink:type="simple" xlink:show="embed" xlink:actuate="onLoad" loext:mime-type="image/png"><text:p/></draw:image></draw:frame></text:span></text:span><text:span text:style-name="_5f_variable"><text:span text:style-name="T8">(</text:span></text:span><text:span text:style-name="_5f_BVS"><text:span text:style-name="T43">5,25) </text:span></text:span><text:span text:style-name="_5f_BVS"><text:span text:style-name="T38">−</text:span></text:span><text:span text:style-name="_5f_BVS"><text:span text:style-name="T18"> </text:span></text:span><text:span text:style-name="_5f_variable"><text:span text:style-name="T7"><draw:frame text:anchor-type="as-char" svg:y="-0.36cm" draw:z-index="44" draw:style-name="gr107" draw:text-style-name="P141" svg:width="0.371cm" svg:height="0.35cm"><draw:image xlink:href="Pictures/100002010000002B0000002F5F5107DE084D23A0.png" xlink:type="simple" xlink:show="embed" xlink:actuate="onLoad" loext:mime-type="image/png"><text:p/></draw:image></draw:frame></text:span></text:span><text:span text:style-name="_5f_variable"><text:span text:style-name="T8">(</text:span></text:span><text:span text:style-name="_5f_variable"><text:span text:style-name="T6">x</text:span></text:span><text:span text:style-name="_5f_BVS"><text:span text:style-name="T43">) </text:span></text:span>puis montre que cette expression est égale à 2(<text:span text:style-name="_5f_variable"><text:span text:style-name="T6">x</text:span></text:span><text:span text:style-name="_5f_variable"><text:span text:style-name="T37"> </text:span></text:span><text:span text:style-name="_5f_BVS"><text:span text:style-name="T38">−</text:span></text:span><text:span text:style-name="_5f_BVS"><text:span text:style-name="T18"> </text:span></text:span><text:span text:style-name="_5f_BVS"><text:span text:style-name="T43">5,25)</text:span></text:span><text:span text:style-name="_5f_BVS"><text:span text:style-name="T14">2</text:span></text:span><text:span text:style-name="_5f_BVS"><text:span text:style-name="T43">.</text:span></text:span></text:p>
        </text:list-item>
      </text:list>
      <text:list xml:id="list150017372499779" text:continue-list="list150016268335718" text:style-name="_5f_Numérotation_20_des_20_exercices_20_livrets">
        <text:list-item>
          <text:list>
            <text:list-header>
              <text:p text:style-name="P81"><text:span text:style-name="_5f_pointillés_20_gris"><text:span text:style-name="T60"><text:tab/></text:span></text:span></text:p>
            </text:list-header>
          </text:list>
        </text:list-item>
      </text:list>
      <text:p text:style-name="P50"><text:span text:style-name="_5f_pointillés_20_gris"><text:span text:style-name="T60"><text:tab/></text:span></text:span></text:p>
      <text:p text:style-name="P50"><text:span text:style-name="_5f_pointillés_20_gris"><text:span text:style-name="T60"><text:tab/></text:span></text:span></text:p>
      <text:p text:style-name="P50"><text:span text:style-name="_5f_pointillés_20_gris"><text:span text:style-name="T60"><text:tab/></text:span></text:span></text:p>
      <text:p text:style-name="P50"><text:span text:style-name="_5f_pointillés_20_gris"><text:span text:style-name="T60"><text:tab/></text:span></text:span></text:p>
      <text:p text:style-name="P50"><text:span text:style-name="_5f_pointillés_20_gris"><text:span text:style-name="T60"><text:tab/></text:span></text:span></text:p>
      <text:list xml:id="list150016680441940" text:continue-list="list150017049478095" text:style-name="liste_5f_abc">
        <text:list-item>
          <text:p text:style-name="P106"><text:span text:style-name="_5f_BVS"><text:span text:style-name="T43">Détermine le signe de cette expression et <text:s/>déduis-en la valeur du nombre</text:span></text:span><text:span text:style-name="_5f_BVS"><text:span text:style-name="T19"> </text:span></text:span><text:span text:style-name="_5f_variable"><text:span text:style-name="T6">x</text:span></text:span><text:span text:style-name="_5f_BVS"><text:span text:style-name="T19"> pour lequel </text:span></text:span><text:span text:style-name="_5f_variable"><text:span text:style-name="T6"><draw:frame text:anchor-type="as-char" svg:y="-0.36cm" draw:z-index="45" draw:style-name="gr107" draw:text-style-name="P141" svg:width="0.371cm" svg:height="0.35cm"><draw:image xlink:href="Pictures/100002010000002B0000002F5F5107DE084D23A0.png" xlink:type="simple" xlink:show="embed" xlink:actuate="onLoad" loext:mime-type="image/png"><text:p/></draw:image></draw:frame></text:span></text:span><text:span text:style-name="_5f_BVS"><text:span text:style-name="T19">(</text:span></text:span><text:span text:style-name="_5f_variable"><text:span text:style-name="T6">x</text:span></text:span><text:span text:style-name="_5f_BVS"><text:span text:style-name="T19">) est maximal</text:span></text:span><text:span text:style-name="_5f_BVS"><text:span text:style-name="T20">e</text:span></text:span><text:span text:style-name="_5f_BVS"><text:span text:style-name="T43">.</text:span></text:span></text:p>
        </text:list-item>
      </text:list>
      <text:list xml:id="list150017019121614" text:continue-list="list150017372499779" text:style-name="_5f_Numérotation_20_des_20_exercices_20_livrets">
        <text:list-item>
          <text:list>
            <text:list-header>
              <text:p text:style-name="P81"><text:span text:style-name="_5f_pointillés_20_gris"><text:span text:style-name="T60"><text:tab/></text:span></text:span></text:p>
            </text:list-header>
          </text:list>
        </text:list-item>
      </text:list>
      <text:p text:style-name="P50"><text:span text:style-name="_5f_pointillés_20_gris"><text:span text:style-name="T60"><text:tab/></text:span></text:span></text:p>
      <text:p text:style-name="P50"><text:span text:style-name="_5f_pointillés_20_gris"><text:span text:style-name="T60"><text:tab/></text:span></text:span></text:p>
      <text:list xml:id="list150016445186180" text:continue-list="list150016680441940" text:style-name="liste_5f_abc">
        <text:list-item>
          <text:p text:style-name="P105">Déduis-en les dimensions de l’enclos d’aire maximale.</text:p>
        </text:list-item>
      </text:list>
      <text:p text:style-name="P51"><text:span text:style-name="_5f_pointillés_20_gris"><text:span text:style-name="T87"><text:tab/></text:span></text:span></text:p>
      <text:p text:style-name="P51"><text:span text:style-name="_5f_pointillés_20_gris"><text:span text:style-name="T87"><text:tab/></text:span></text:span></text:p>
      <text:list xml:id="list150016800449075" text:continue-list="list150017715989286" text:style-name="Num_5f_Exo">
        <text:list-item>
          <text:h text:style-name="P71" text:outline-level="1"><text:soft-page-break/> La vitesse d’un train en km/h, <text:span text:style-name="_5f_variable"><text:span text:style-name="T4">t</text:span></text:span><text:span text:style-name="_5f_variable"> </text:span>minutes après le départ, vaut 3<text:span text:style-name="T16">t</text:span><text:span text:style-name="T12">2</text:span> pour 0<text:span text:style-name="T17"> </text:span><text:span text:style-name="T42"></text:span><text:span text:style-name="T17"> </text:span><text:span text:style-name="_5f_variable"><text:span text:style-name="T4">t</text:span></text:span><text:span text:style-name="T17"> </text:span><text:span text:style-name="T42"></text:span><text:span text:style-name="T17"> </text:span>10.</text:h>
        </text:list-item>
      </text:list>
      <text:list xml:id="list150017212140880" text:continue-list="list150017019121614" text:style-name="_5f_Numérotation_20_des_20_exercices_20_livrets">
        <text:list-header>
          <text:p text:style-name="P121">On appelle <text:span text:style-name="_5f_variable"><text:span text:style-name="T4">v</text:span></text:span> la fonction qui, au temps écoulé depuis le départ exprimé en minutes, associe la vitesse du train en km/h.</text:p>
        </text:list-header>
      </text:list>
      <text:list xml:id="list150016872664954" text:continue-list="list150016445186180" text:style-name="liste_5f_abc">
        <text:list-item text:start-value="1">
          <text:p text:style-name="P107">Calcule <text:span text:style-name="T16">v</text:span>(5).</text:p>
        </text:list-item>
      </text:list>
      <text:list xml:id="list150017651689163" text:continue-list="list150017212140880" text:style-name="_5f_Numérotation_20_des_20_exercices_20_livrets">
        <text:list-item>
          <text:list>
            <text:list-header>
              <text:p text:style-name="P113">Donne une interprétation du résultat.</text:p>
            </text:list-header>
          </text:list>
        </text:list-item>
      </text:list>
      <text:p text:style-name="P51"><text:span text:style-name="_5f_pointillés_20_gris"><text:span text:style-name="T61"><text:tab/></text:span></text:span></text:p>
      <text:p text:style-name="P51"><text:span text:style-name="_5f_pointillés_20_gris"><text:span text:style-name="T61"><text:tab/></text:span></text:span></text:p>
      <text:p text:style-name="P51"><text:span text:style-name="_5f_pointillés_20_gris"><text:span text:style-name="T61"><text:tab/></text:span></text:span></text:p>
      <text:list xml:id="list150017623046352" text:continue-list="list150016872664954" text:style-name="liste_5f_abc">
        <text:list-item>
          <text:p text:style-name="P108">Quel est l’antécédent de 168,75 par <text:span text:style-name="T16">v</text:span> ?<text:line-break/>Donne une interprétation du résultat.</text:p>
        </text:list-item>
      </text:list>
      <text:p text:style-name="P51"><text:span text:style-name="_5f_pointillés_20_gris"><text:span text:style-name="T61"><text:tab/></text:span></text:span></text:p>
      <text:p text:style-name="P51"><text:span text:style-name="_5f_pointillés_20_gris"><text:span text:style-name="T61"><text:tab/></text:span></text:span></text:p>
      <text:p text:style-name="P51"><text:span text:style-name="_5f_pointillés_20_gris"><text:span text:style-name="T61"><text:tab/></text:span></text:span></text:p>
      <text:p text:style-name="P51"><text:span text:style-name="_5f_pointillés_20_gris"><text:span text:style-name="T61"><text:tab/></text:span></text:span></text:p>
      <text:list xml:id="list150016579244292" text:continue-list="list150017651689163" text:style-name="_5f_Numérotation_20_des_20_exercices_20_livrets">
        <text:list-item>
          <text:list>
            <text:list-header>
              <text:p text:style-name="P116">Le graphique ci-dessous représente l’évolution de la vitesse, en km/h, du train en fonction du temps écoulé, en minutes, depuis son départ.</text:p>
            </text:list-header>
          </text:list>
        </text:list-item>
      </text:list>
      <text:p text:style-name="P60"><draw:g text:anchor-type="paragraph" draw:z-index="48" draw:name="Forme3" draw:style-name="gr33"><draw:line draw:style-name="gr34" draw:text-style-name="P129" svg:x1="2.065cm" svg:y1="0.203cm" svg:x2="2.065cm" svg:y2="6.615cm"><text:p/></draw:line><draw:line draw:style-name="gr35" draw:text-style-name="P129" svg:x1="3.067cm" svg:y1="0.203cm" svg:x2="3.067cm" svg:y2="6.615cm"><text:p/></draw:line><draw:line draw:style-name="gr36" draw:text-style-name="P129" svg:x1="4.075cm" svg:y1="0.203cm" svg:x2="4.075cm" svg:y2="6.615cm"><text:p/></draw:line><draw:line draw:style-name="gr37" draw:text-style-name="P129" svg:x1="5.075cm" svg:y1="0.203cm" svg:x2="5.075cm" svg:y2="6.615cm"><text:p/></draw:line><draw:line draw:style-name="gr38" draw:text-style-name="P129" svg:x1="6.081cm" svg:y1="0.203cm" svg:x2="6.081cm" svg:y2="6.615cm"><text:p/></draw:line><draw:line draw:style-name="gr39" draw:text-style-name="P129" svg:x1="7.08cm" svg:y1="0.203cm" svg:x2="7.08cm" svg:y2="6.615cm"><text:p/></draw:line><draw:line draw:style-name="gr40" draw:text-style-name="P129" svg:x1="8.081cm" svg:y1="0.203cm" svg:x2="8.081cm" svg:y2="6.615cm"><text:p/></draw:line><draw:line draw:style-name="gr41" draw:text-style-name="P129" svg:x1="9.083cm" svg:y1="0.203cm" svg:x2="9.083cm" svg:y2="6.615cm"><text:p/></draw:line><draw:frame draw:style-name="gr42" draw:text-style-name="P133" svg:width="0.803cm" svg:height="0.539cm" svg:x="0.598cm" svg:y="6.597cm"><draw:text-box><text:p text:style-name="P132"><text:span text:style-name="T116">0</text:span></text:p></draw:text-box></draw:frame><draw:frame draw:style-name="gr42" draw:text-style-name="P133" svg:width="0.929cm" svg:height="0.539cm" svg:x="2.752cm" svg:y="6.593cm"><draw:text-box><text:p text:style-name="P132"><text:span text:style-name="T116">5</text:span></text:p></draw:text-box></draw:frame><draw:frame draw:style-name="gr43" draw:text-style-name="P133" svg:width="0.525cm" svg:height="0.414cm" svg:x="0.427cm" svg:y="5.704cm"><draw:text-box><text:p text:style-name="P132"><text:span text:style-name="T116">30</text:span></text:p></draw:text-box></draw:frame><draw:line draw:style-name="gr44" draw:text-style-name="P129" svg:x1="1.063cm" svg:y1="0.203cm" svg:x2="9.085cm" svg:y2="0.203cm"><text:p/></draw:line><draw:line draw:style-name="gr45" draw:text-style-name="P129" svg:x1="1.063cm" svg:y1="0.848cm" svg:x2="9.085cm" svg:y2="0.848cm"><text:p/></draw:line><draw:line draw:style-name="gr46" draw:text-style-name="P129" svg:x1="1.063cm" svg:y1="1.484cm" svg:x2="9.085cm" svg:y2="1.484cm"><text:p/></draw:line><draw:line draw:style-name="gr47" draw:text-style-name="P129" svg:x1="1.063cm" svg:y1="2.127cm" svg:x2="9.085cm" svg:y2="2.127cm"><text:p/></draw:line><draw:line draw:style-name="gr48" draw:text-style-name="P129" svg:x1="1.063cm" svg:y1="2.769cm" svg:x2="9.085cm" svg:y2="2.769cm"><text:p/></draw:line><draw:line draw:style-name="gr49" draw:text-style-name="P129" svg:x1="1.063cm" svg:y1="3.413cm" svg:x2="9.085cm" svg:y2="3.413cm"><text:p/></draw:line><draw:line draw:style-name="gr50" draw:text-style-name="P129" svg:x1="1.063cm" svg:y1="4.05cm" svg:x2="9.085cm" svg:y2="4.05cm"><text:p/></draw:line><draw:line draw:style-name="gr51" draw:text-style-name="P129" svg:x1="1.063cm" svg:y1="4.692cm" svg:x2="9.085cm" svg:y2="4.692cm"><text:p/></draw:line><draw:line draw:style-name="gr52" draw:text-style-name="P129" svg:x1="1.063cm" svg:y1="5.334cm" svg:x2="9.085cm" svg:y2="5.334cm"><text:p/></draw:line><draw:line draw:style-name="gr53" draw:text-style-name="P129" svg:x1="1.063cm" svg:y1="5.978cm" svg:x2="9.085cm" svg:y2="5.978cm"><text:p/></draw:line><draw:line draw:style-name="gr54" draw:text-style-name="P130" svg:x1="1.097cm" svg:y1="6.623cm" svg:x2="9.134cm" svg:y2="6.623cm"><text:p/></draw:line><draw:line draw:style-name="gr54" draw:text-style-name="P130" svg:x1="1.053cm" svg:y1="6.62cm" svg:x2="1.053cm" svg:y2="0.2cm"><text:p/></draw:line><draw:polyline draw:style-name="gr55" draw:text-style-name="P129" svg:width="4.009cm" svg:height="0cm" svg:x="5.075cm" svg:y="0.203cm" svg:viewBox="0 0 4010 0" draw:points="0,0 8,0 19,0 29,0 40,0 48,0 59,0 70,0 78,0 90,0 99,0 108,0 120,0 128,0 139,0 151,0 161,0 170,0 179,0 191,0 200,0 210,0 222,0 229,0 241,0 252,0 259,0 271,0 281,0 289,0 300,0 311,0 319,0 329,0 341,0 349,0 360,0 371,0 379,0 390,0 401,0 411,0 420,0 430,0 441,0 450,0 460,0 472,0 481,0 490,0 501,0 511,0 522,0 530,0 541,0 551,0 561,0 571,0 579,0 590,0 602,0 610,0 622,0 631,0 640,0 650,0 661,0 671,0 681,0 691,0 700,0 712,0 724,0 731,0 741,0 753,0 760,0 772,0 783,0 790,0 801,0 812,0 823,0 832,0 842,0 852,0 861,0 873,0 883,0 890,0 902,0 912,0 921,0 932,0 941,0 950,0 961,0 972,0 982,0 992,0 1003,0 1012,0 1024,0 1033,0 1043,0 1053,0 1062,0 1073,0 1083,0 1091,0 1103,0 1112,0 1123,0 1133,0 1142,0 1153,0 1163,0 1173,0 1183,0 1192,0 1202,0 1212,0 1224,0 1232,0 1241,0 1253,0 1262,0 1273,0 1284,0 1292,0 1303,0 1314,0 1324,0 1333,0 1343,0 1354,0 1362,0 1373,0 1384,0 1391,0 1403,0 1413,0 1422,0 1433,0 1442,0 1453,0 1463,0 1473,0 1485,0 1492,0 1503,0 1514,0 1524,0 1533,0 1543,0 1554,0 1563,0 1574,0 1584,0 1592,0 1604,0 1614,0 1624,0 1636,0 1643,0 1654,0 1665,0 1673,0 1684,0 1693,0 1705,0 1713,0 1724,0 1736,0 1742,0 1754,0 1764,0 1773,0 1785,0 1795,0 1803,0 1814,0 1825,0 1834,0 1844,0 1855,0 1863,0 1874,0 1885,0 1893,0 1904,0 1915,0 1925,0 1936,0 1944,0 1956,0 1964,0 1974,0 1986,0 1995,0 2004,0 2015,0 2023,0 2034,0 2044,0 2055,0 2063,0 2074,0 2085,0 2095,0 2105,0 2115,0 2125,0 2137,0 2146,0 2155,0 2166,0 2176,0 2185,0 2196,0 2205,0 2215,0 2225,0 2237,0 2245,0 2255,0 2267,0 2274,0 2286,0 2297,0 2304,0 2315,0 2326,0 2334,0 2345,0 2356,0 2366,0 2375,0 2386,0 2397,0 2405,0 2417,0 2427,0 2437,0 2447,0 2456,0 2466,0 2476,0 2487,0 2496,0 2505,0 2516,0 2526,0 2538,0 2546,0 2555,0 2567,0 2576,0 2588,0 2597,0 2605,0 2617,0 2626,0 2637,0 2647,0 2656,0 2666,0 2677,0 2687,0 2698,0 2706,0 2716,0 2727,0 2738,0 2746,0 2756,0 2768,0 2776,0 2787,0 2798,0 2806,0 2816,0 2827,0 2838,0 2847,0 2857,0 2867,0 2876,0 2888,0 2898,0 2905,0 2917,0 2927,0 2936,0 2947,0 2957,0 2967,0 2977,0 2987,0 2998,0 3007,0 3018,0 3028,0 3038,0 3049,0 3058,0 3068,0 3077,0 3088,0 3098,0 3106,0 3118,0 3127,0 3138,0 3148,0 3157,0 3168,0 3179,0 3188,0 3198,0 3207,0 3217,0 3227,0 3239,0 3250,0 3257,0 3269,0 3280,0 3287,0 3299,0 3309,0 3318,0 3329,0 3340,0 3348,0 3358,0 3369,0 3377,0 3388,0 3399,0 3407,0 3418,0 3429,0 3436,0 3448,0 3458,0 3469,0 3478,0 3488,0 3500,0 3509,0 3520,0 3530,0 3539,0 3550,0 3560,0 3569,0 3579,0 3589,0 3599,0 3609,0 3619,0 3629,0 3639,0 3651,0 3659,0 3669,0 3680,0 3690,0 3699,0 3710,0 3721,0 3728,0 3739,0 3751,0 3758,0 3769,0 3780,0 3788,0 3801,0 3812,0 3819,0 3830,0 3841,0 3850,0 3860,0 3870,0 3878,0 3889,0 3901,0 3911,0 3919,0 3930,0 3940,0 3951,0 3961,0 3970,0 3980,0 3990,0 4001,0 4010,0"><text:p/></draw:polyline><draw:polyline draw:style-name="gr55" draw:text-style-name="P129" svg:width="4.019cm" svg:height="6.409cm" svg:x="1.06cm" svg:y="0.203cm" svg:viewBox="0 0 4020 6410" draw:points="0,6410 11,6410 19,6410 29,6410 41,6410 49,6410 60,6409 72,6409 78,6407 90,6407 101,6406 108,6405 120,6405 130,6404 139,6403 151,6402 161,6400 171,6398 181,6397 191,6397 202,6394 211,6394 223,6390 231,6390 241,6387 252,6385 261,6384 271,6381 281,6379 292,6376 301,6374 312,6372 323,6369 330,6367 341,6364 352,6361 360,6359 371,6355 381,6352 391,6349 401,6347 411,6343 424,6339 431,6337 442,6333 454,6331 461,6327 473,6321 483,6317 490,6313 502,6310 513,6307 523,6303 532,6298 543,6293 552,6289 562,6283 574,6280 581,6276 591,6272 603,6266 611,6261 623,6256 632,6250 642,6246 653,6242 664,6236 673,6230 682,6224 693,6219 705,6216 713,6209 725,6202 734,6195 742,6190 754,6185 764,6179 774,6172 784,6167 794,6160 803,6153 814,6148 824,6141 833,6134 843,6128 854,6121 865,6114 874,6107 884,6100 894,6092 904,6085 914,6078 925,6071 935,6065 943,6056 955,6049 963,6041 973,6034 984,6026 994,6019 1006,6011 1017,6002 1024,5993 1036,5986 1045,5978 1054,5969 1065,5960 1076,5952 1085,5944 1094,5936 1106,5925 1115,5918 1125,5908 1137,5898 1146,5891 1155,5882 1166,5872 1176,5863 1185,5853 1195,5844 1206,5833 1214,5826 1225,5815 1236,5804 1244,5795 1256,5785 1267,5774 1276,5766 1287,5754 1296,5744 1307,5734 1316,5723 1326,5713 1338,5702 1347,5691 1356,5680 1368,5669 1377,5659 1388,5648 1397,5637 1407,5626 1417,5614 1427,5603 1437,5593 1445,5580 1456,5568 1467,5557 1477,5544 1489,5535 1496,5520 1506,5509 1518,5498 1528,5484 1537,5473 1548,5460 1558,5448 1567,5435 1578,5423 1589,5411 1597,5397 1608,5386 1619,5372 1627,5359 1639,5346 1648,5333 1656,5321 1668,5306 1678,5293 1689,5280 1697,5266 1707,5252 1718,5239 1728,5225 1739,5212 1749,5199 1757,5182 1768,5169 1779,5155 1789,5143 1797,5126 1808,5112 1819,5097 1830,5084 1840,5068 1849,5053 1859,5038 1871,5024 1879,5009 1889,4995 1899,4979 1908,4965 1919,4948 1930,4934 1939,4918 1949,4901 1960,4886 1972,4871 1979,4856 1990,4838 2001,4824 2008,4808 2020,4792 2031,4775 2038,4760 2049,4743 2060,4726 2069,4710 2080,4694 2091,4675 2098,4660 2110,4644 2122,4627 2130,4610 2140,4593 2151,4575 2160,4557 2172,4540 2181,4524 2191,4505 2201,4489 2211,4471 2222,4454 2231,4437 2241,4417 2251,4400 2260,4381 2271,4364 2281,4346 2291,4327 2301,4311 2311,4291 2321,4273 2331,4254 2341,4237 2350,4216 2360,4199 2372,4180 2380,4160 2391,4141 2402,4122 2412,4102 2421,4084 2433,4065 2444,4045 2451,4025 2462,4006 2473,3987 2481,3965 2492,3948 2503,3926 2510,3906 2521,3886 2533,3867 2541,3846 2552,3826 2563,3806 2572,3785 2582,3763 2593,3744 2601,3725 2611,3701 2622,3681 2633,3662 2643,3638 2653,3618 2662,3597 2673,3576 2685,3554 2694,3533 2703,3511 2714,3490 2723,3469 2733,3446 2744,3424 2753,3403 2763,3380 2774,3359 2785,3337 2793,3312 2804,3291 2814,3270 2822,3246 2834,3224 2844,3202 2855,3179 2863,3156 2873,3132 2885,3111 2894,3086 2904,3065 2915,3042 2923,3018 2934,2994 2945,2970 2954,2947 2964,2923 2975,2899 2984,2876 2994,2852 3005,2828 3014,2804 3024,2780 3036,2757 3044,2730 3055,2708 3065,2683 3075,2659 3085,2633 3095,2609 3104,2586 3115,2561 3126,2536 3136,2510 3145,2486 3156,2460 3165,2436 3174,2410 3186,2384 3196,2360 3204,2333 3215,2308 3224,2283 3236,2257 3247,2231 3257,2206 3265,2179 3276,2152 3287,2125 3298,2099 3306,2074 3316,2047 3327,2021 3336,1993 3346,1968 3357,1941 3366,1915 3376,1887 3387,1861 3397,1833 3406,1806 3417,1779 3425,1751 3436,1724 3447,1697 3457,1669 3465,1642 3476,1613 3487,1588 3497,1558 3507,1530 3518,1503 3527,1474 3537,1447 3548,1418 3557,1390 3568,1361 3577,1333 3587,1305 3599,1275 3609,1246 3617,1216 3628,1189 3638,1159 3647,1130 3658,1102 3668,1073 3676,1044 3687,1014 3698,984 3707,954 3718,925 3728,895 3739,865 3748,837 3758,805 3769,777 3777,747 3787,716 3800,687 3808,657 3818,626 3829,594 3839,564 3850,533 3860,502 3869,471 3878,441 3889,409 3899,379 3909,347 3919,316 3929,286 3939,253 3949,223 3960,190 3969,159 3980,127 3990,96 3999,65 4010,32 4020,0"><text:p/></draw:polyline><draw:line draw:style-name="gr56" draw:text-style-name="P131" svg:x1="3.067cm" svg:y1="6.529cm" svg:x2="3.067cm" svg:y2="6.722cm"><text:p/></draw:line><draw:line draw:style-name="gr56" draw:text-style-name="P131" svg:x1="7.08cm" svg:y1="6.529cm" svg:x2="7.08cm" svg:y2="6.722cm"><text:p/></draw:line><draw:line draw:style-name="gr56" draw:text-style-name="P131" svg:x1="5.079cm" svg:y1="6.529cm" svg:x2="5.079cm" svg:y2="6.722cm"><text:p/></draw:line><draw:line draw:style-name="gr56" draw:text-style-name="P131" svg:x1="0.939cm" svg:y1="5.97cm" svg:x2="1.17cm" svg:y2="5.97cm"><text:p/></draw:line><draw:line draw:style-name="gr56" draw:text-style-name="P131" svg:x1="0.939cm" svg:y1="5.334cm" svg:x2="1.17cm" svg:y2="5.334cm"><text:p/></draw:line><draw:line draw:style-name="gr56" draw:text-style-name="P131" svg:x1="0.939cm" svg:y1="4.688cm" svg:x2="1.17cm" svg:y2="4.688cm"><text:p/></draw:line><draw:line draw:style-name="gr56" draw:text-style-name="P131" svg:x1="0.939cm" svg:y1="4.05cm" svg:x2="1.17cm" svg:y2="4.05cm"><text:p/></draw:line><draw:line draw:style-name="gr56" draw:text-style-name="P131" svg:x1="0.939cm" svg:y1="3.413cm" svg:x2="1.17cm" svg:y2="3.413cm"><text:p/></draw:line><draw:line draw:style-name="gr56" draw:text-style-name="P131" svg:x1="0.939cm" svg:y1="2.773cm" svg:x2="1.17cm" svg:y2="2.773cm"><text:p/></draw:line><draw:line draw:style-name="gr56" draw:text-style-name="P131" svg:x1="0.939cm" svg:y1="2.127cm" svg:x2="1.17cm" svg:y2="2.127cm"><text:p/></draw:line><draw:line draw:style-name="gr56" draw:text-style-name="P131" svg:x1="0.939cm" svg:y1="1.491cm" svg:x2="1.17cm" svg:y2="1.491cm"><text:p/></draw:line><draw:line draw:style-name="gr56" draw:text-style-name="P131" svg:x1="0.939cm" svg:y1="0.848cm" svg:x2="1.17cm" svg:y2="0.848cm"><text:p/></draw:line><draw:frame draw:style-name="gr57" draw:text-style-name="P133" svg:width="3.095cm" svg:height="0.414cm" draw:transform="rotate (1.5707963267949) translate (0cm 4.699cm)"><draw:text-box><text:p text:style-name="P132"><text:span text:style-name="T116">Vitesse (en km/h)</text:span></text:p></draw:text-box></draw:frame><draw:frame draw:style-name="gr58" draw:text-style-name="P133" svg:width="4.026cm" svg:height="0.414cm" svg:x="3.415cm" svg:y="7.099cm"><draw:text-box><text:p text:style-name="P132"><text:span text:style-name="T116">Temps écoulé (en min)</text:span></text:p></draw:text-box></draw:frame></draw:g></text:p>
      <text:p text:style-name="P60"/>
      <text:p text:style-name="P60"/>
      <text:p text:style-name="P60"/>
      <text:p text:style-name="P60"/>
      <text:p text:style-name="P60"/>
      <text:p text:style-name="P60"/>
      <text:p text:style-name="P60"/>
      <text:p text:style-name="P66"/>
      <text:p text:style-name="P67"/>
      <text:p text:style-name="P56"/>
      <text:p text:style-name="P61"/>
      <text:list xml:id="list150018177718317" text:continue-list="list150017623046352" text:style-name="liste_5f_abc">
        <text:list-item>
          <text:p text:style-name="P96">Combien de temps, environ, met le train pour atteindre 120 km/h ? </text:p>
        </text:list-item>
      </text:list>
      <text:p text:style-name="P51"><text:span text:style-name="_5f_pointillés_20_gris"><text:span text:style-name="T61"><text:tab/></text:span></text:span></text:p>
      <text:list xml:id="list150018223977895" text:continue-numbering="true" text:style-name="liste_5f_abc">
        <text:list-item>
          <text:p text:style-name="P107">Quelle est la vitesse maximale du train ?</text:p>
        </text:list-item>
      </text:list>
      <text:list xml:id="list150017280723491" text:continue-list="list150016579244292" text:style-name="_5f_Numérotation_20_des_20_exercices_20_livrets">
        <text:list-item>
          <text:list>
            <text:list-header>
              <text:p text:style-name="P113">Au bout de combien de temps est-elle atteinte ?</text:p>
            </text:list-header>
          </text:list>
        </text:list-item>
      </text:list>
      <text:p text:style-name="P51"><text:span text:style-name="_5f_pointillés_20_gris"><text:span text:style-name="T61"><text:tab/><text:tab/></text:span></text:span></text:p>
      <text:list xml:id="list150017216198386" text:continue-list="list150018223977895" text:style-name="liste_5f_abc">
        <text:list-item>
          <text:p text:style-name="P109">Précise une expression de la fonction <text:span text:style-name="_5f_variable"><text:span text:style-name="T4">v</text:span></text:span> pour 0<text:span text:style-name="T17"> </text:span><text:span text:style-name="T42"></text:span><text:span text:style-name="T17"> </text:span><text:span text:style-name="_5f_variable"><text:span text:style-name="T4">x</text:span></text:span><text:span text:style-name="T17"> </text:span><text:span text:style-name="T42"></text:span><text:span text:style-name="T17"> </text:span>20.</text:p>
        </text:list-item>
      </text:list>
      <text:list xml:id="list150016586550133" text:continue-list="list150017280723491" text:style-name="_5f_Numérotation_20_des_20_exercices_20_livrets">
        <text:list-item>
          <text:list>
            <text:list-header>
              <text:p text:style-name="P78"><text:span text:style-name="_5f_pointillés_20_gris"><text:span text:style-name="T87"><text:tab/></text:span></text:span></text:p>
            </text:list-header>
          </text:list>
        </text:list-item>
      </text:list>
      <text:p text:style-name="P51"><text:span text:style-name="_5f_pointillés_20_gris"><text:span text:style-name="T87"><text:tab/></text:span></text:span></text:p>
      <text:list xml:id="list150017721610808" text:continue-list="list150016800449075" text:style-name="Num_5f_Exo">
        <text:list-item>
          <text:h text:style-name="P128" text:outline-level="1"><text:span text:style-name="_5f_BVS"><text:span text:style-name="T88"> Un</text:span></text:span><text:span text:style-name="_5f_BVS"><text:span text:style-name="T89">e</text:span></text:span><text:span text:style-name="_5f_BVS"><text:span text:style-name="T88"> entreprise fabrique chaque </text:span></text:span><text:span text:style-name="_5f_BVS">jour un produit. On appelle </text:span><text:span text:style-name="_5f_variables"><text:span text:style-name="T4">x</text:span></text:span><text:span text:style-name="_5f_BVS"> la masse journalière produite en kg. </text:span><text:span text:style-name="_5f_variables"><text:span text:style-name="T4">x</text:span></text:span><text:span text:style-name="_5f_variables"><text:span text:style-name="T35"> </text:span></text:span><text:span text:style-name="_5f_BVS">peut varier entre 0 et 45. Le coût de production de ces </text:span><text:span text:style-name="_5f_variables"><text:span text:style-name="T4">x</text:span></text:span><text:span text:style-name="_5f_BVS"> kg de produit exprimé en euros est donné par la formule : C(</text:span><text:span text:style-name="_5f_variables"><text:span text:style-name="T4">x</text:span></text:span><text:span text:style-name="_5f_BVS">)= </text:span><text:span text:style-name="_5f_variables"><text:span text:style-name="T4">x </text:span></text:span><text:span text:style-name="_5f_BVS">² – 20</text:span><text:span text:style-name="_5f_variables"><text:span text:style-name="T4">x </text:span></text:span><text:span text:style-name="_5f_BVS">+ 200. Le prix de vente de ce produit est de 34 € le kg. On suppose que tous les objets fabriqués sont vendus. </text:span></text:h>
        </text:list-item>
      </text:list>
      <text:list xml:id="list150016737468875" text:continue-list="list150017216198386" text:style-name="liste_5f_abc">
        <text:list-item text:start-value="1">
          <text:p text:style-name="P96"><text:span text:style-name="_5f_BVS">Quel est le coût de production pour 10 kg de produit ?</text:span></text:p>
        </text:list-item>
      </text:list>
      <text:p text:style-name="P51"><text:span text:style-name="_5f_pointillés_20_gris"><text:tab/></text:span></text:p>
      <text:p text:style-name="P51"><text:span text:style-name="_5f_pointillés_20_gris"><text:tab/></text:span></text:p>
      <text:list xml:id="list150018167122900" text:continue-numbering="true" text:style-name="liste_5f_abc">
        <text:list-item>
          <text:p text:style-name="P107"><text:span text:style-name="_5f_BVS">Quelle la recette liée à la vente de ces 10 kg ?</text:span></text:p>
        </text:list-item>
      </text:list>
      <text:p text:style-name="P51"><text:span text:style-name="_5f_pointillés_20_gris"><text:tab/></text:span></text:p>
      <text:list xml:id="list150016656050148" text:continue-numbering="true" text:style-name="liste_5f_abc">
        <text:list-item>
          <text:p text:style-name="P90"><text:span text:style-name="_5f_BVS">Quel est le bénéfice réalisé ?</text:span></text:p>
        </text:list-item>
      </text:list>
      <text:p text:style-name="P53"><text:span text:style-name="_5f_pointillés_20_gris"><text:tab/></text:span></text:p>
      <text:list xml:id="list150016197584333" text:continue-numbering="true" text:style-name="liste_5f_abc">
        <text:list-item>
          <text:p text:style-name="P109"><text:span text:style-name="_5f_BVS">Détermine la recette R(</text:span><text:span text:style-name="_5f_variables"><text:span text:style-name="T4">x</text:span></text:span><text:span text:style-name="_5f_BVS">) réalisée lorsque l’entreprise fabrique et vend </text:span><text:span text:style-name="_5f_variables"><text:span text:style-name="T4">x</text:span></text:span><text:span text:style-name="_5f_BVS"> kg de produit.</text:span></text:p>
        </text:list-item>
      </text:list>
      <text:p text:style-name="P51"><text:span text:style-name="_5f_pointillés_20_gris"><text:tab/></text:span></text:p>
      <text:p text:style-name="P51"><text:span text:style-name="_5f_pointillés_20_gris"><text:tab/></text:span></text:p>
      <text:p text:style-name="P51"><text:span text:style-name="_5f_pointillés_20_gris"><text:tab/></text:span></text:p>
      <text:p text:style-name="P51"><text:span text:style-name="_5f_pointillés_20_gris"><text:tab/></text:span></text:p>
      <text:list xml:id="list150017612076826" text:continue-numbering="true" text:style-name="liste_5f_abc">
        <text:list-item>
          <text:p text:style-name="P107"><text:span text:style-name="_5f_BVS"><text:s/>Détermine le bénéfice B(</text:span><text:span text:style-name="_5f_variables"><text:span text:style-name="T4">x</text:span></text:span><text:span text:style-name="_5f_BVS">) correspondant.</text:span></text:p>
          <text:p text:style-name="P75"><text:span text:style-name="_5f_pointillés_20_gris"><text:tab/></text:span></text:p>
        </text:list-item>
      </text:list>
      <text:p text:style-name="P51"><text:span text:style-name="_5f_pointillés_20_gris"><text:tab/></text:span></text:p>
      <text:list xml:id="list150017209779033" text:continue-numbering="true" text:style-name="liste_5f_abc">
        <text:list-item>
          <text:p text:style-name="P117"><text:span text:style-name="_5f_BVS"><text:span text:style-name="T59">Trace dans un repère la représentation graphique de la fonction B.</text:span></text:span></text:p>
        </text:list-item>
      </text:list>
      <text:p text:style-name="P54"><draw:g text:anchor-type="paragraph" draw:z-index="49" draw:name="Forme4" draw:style-name="gr1"><draw:line draw:style-name="gr2" draw:text-style-name="P129" svg:x1="2.219cm" svg:y1="0.1cm" svg:x2="2.219cm" svg:y2="6.999cm"><text:p/></draw:line><draw:line draw:style-name="gr3" draw:text-style-name="P129" svg:x1="3.206cm" svg:y1="0.1cm" svg:x2="3.206cm" svg:y2="6.999cm"><text:p/></draw:line><draw:line draw:style-name="gr4" draw:text-style-name="P129" svg:x1="4.195cm" svg:y1="0.1cm" svg:x2="4.195cm" svg:y2="6.999cm"><text:p/></draw:line><draw:line draw:style-name="gr5" draw:text-style-name="P129" svg:x1="5.184cm" svg:y1="0.1cm" svg:x2="5.184cm" svg:y2="6.999cm"><text:p/></draw:line><draw:line draw:style-name="gr6" draw:text-style-name="P129" svg:x1="6.17cm" svg:y1="0.1cm" svg:x2="6.17cm" svg:y2="6.999cm"><text:p/></draw:line><draw:line draw:style-name="gr7" draw:text-style-name="P129" svg:x1="7.162cm" svg:y1="0.1cm" svg:x2="7.162cm" svg:y2="6.999cm"><text:p/></draw:line><draw:line draw:style-name="gr8" draw:text-style-name="P129" svg:x1="8.151cm" svg:y1="0.1cm" svg:x2="8.151cm" svg:y2="6.999cm"><text:p/></draw:line><draw:line draw:style-name="gr9" draw:text-style-name="P129" svg:x1="1.26cm" svg:y1="1.048cm" svg:x2="9.159cm" svg:y2="1.048cm"><text:p/></draw:line><draw:line draw:style-name="gr10" draw:text-style-name="P129" svg:x1="1.26cm" svg:y1="2.04cm" svg:x2="9.159cm" svg:y2="2.04cm"><text:p/></draw:line><draw:line draw:style-name="gr11" draw:text-style-name="P129" svg:x1="1.26cm" svg:y1="3.029cm" svg:x2="9.159cm" svg:y2="3.029cm"><text:p/></draw:line><draw:line draw:style-name="gr12" draw:text-style-name="P129" svg:x1="1.26cm" svg:y1="4.02cm" svg:x2="9.159cm" svg:y2="4.02cm"><text:p/></draw:line><draw:line draw:style-name="gr13" draw:text-style-name="P129" svg:x1="1.26cm" svg:y1="5.008cm" svg:x2="9.159cm" svg:y2="5.008cm"><text:p/></draw:line><draw:line draw:style-name="gr14" draw:text-style-name="P129" svg:x1="1.26cm" svg:y1="5.999cm" svg:x2="9.159cm" svg:y2="5.999cm"><text:p/></draw:line><draw:line draw:style-name="gr15" draw:text-style-name="P130" svg:x1="1.229cm" svg:y1="6.987cm" svg:x2="9.139cm" svg:y2="6.987cm"><text:p/></draw:line><draw:line draw:style-name="gr16" draw:text-style-name="P130" svg:x1="1.229cm" svg:y1="6.993cm" svg:x2="1.229cm" svg:y2="0.1cm"><text:p/></draw:line><draw:line draw:style-name="gr17" draw:text-style-name="P131" svg:x1="2.219cm" svg:y1="6.888cm" svg:x2="2.219cm" svg:y2="7.079cm"><text:p/></draw:line><draw:line draw:style-name="gr18" draw:text-style-name="P131" svg:x1="1.124cm" svg:y1="5.999cm" svg:x2="1.321cm" svg:y2="5.999cm"><text:p/></draw:line><draw:line draw:style-name="gr19" draw:text-style-name="P131" svg:x1="1.164cm" svg:y1="5.738cm" svg:x2="1.164cm" svg:y2="5.738cm"><text:p/></draw:line><draw:line draw:style-name="gr20" draw:text-style-name="P131" svg:x1="1.124cm" svg:y1="5cm" svg:x2="1.321cm" svg:y2="5cm"><text:p/></draw:line><draw:line draw:style-name="gr21" draw:text-style-name="P131" svg:x1="1.124cm" svg:y1="4.013cm" svg:x2="1.321cm" svg:y2="4.013cm"><text:p/></draw:line><draw:line draw:style-name="gr22" draw:text-style-name="P131" svg:x1="1.124cm" svg:y1="3.026cm" svg:x2="1.321cm" svg:y2="3.026cm"><text:p/></draw:line><draw:line draw:style-name="gr23" draw:text-style-name="P129" svg:x1="1.256cm" svg:y1="0.1cm" svg:x2="9.155cm" svg:y2="0.1cm"><text:p/></draw:line><draw:line draw:style-name="gr24" draw:text-style-name="P131" svg:x1="1.124cm" svg:y1="2.035cm" svg:x2="1.321cm" svg:y2="2.035cm"><text:p/></draw:line><draw:line draw:style-name="gr25" draw:text-style-name="P131" svg:x1="1.124cm" svg:y1="1.047cm" svg:x2="1.321cm" svg:y2="1.047cm"><text:p/></draw:line><draw:line draw:style-name="gr26" draw:text-style-name="P131" svg:x1="3.206cm" svg:y1="6.89cm" svg:x2="3.206cm" svg:y2="7.081cm"><text:p/></draw:line><draw:line draw:style-name="gr27" draw:text-style-name="P131" svg:x1="4.195cm" svg:y1="6.89cm" svg:x2="4.195cm" svg:y2="7.081cm"><text:p/></draw:line><draw:line draw:style-name="gr28" draw:text-style-name="P131" svg:x1="5.185cm" svg:y1="6.89cm" svg:x2="5.185cm" svg:y2="7.081cm"><text:p/></draw:line><draw:line draw:style-name="gr29" draw:text-style-name="P131" svg:x1="6.173cm" svg:y1="6.89cm" svg:x2="6.173cm" svg:y2="7.081cm"><text:p/></draw:line><draw:line draw:style-name="gr30" draw:text-style-name="P131" svg:x1="7.162cm" svg:y1="6.89cm" svg:x2="7.162cm" svg:y2="7.081cm"><text:p/></draw:line><draw:line draw:style-name="gr31" draw:text-style-name="P131" svg:x1="8.151cm" svg:y1="6.89cm" svg:x2="8.151cm" svg:y2="7.081cm"><text:p/></draw:line><draw:line draw:style-name="gr32" draw:text-style-name="P129" svg:x1="9.138cm" svg:y1="0.105cm" svg:x2="9.138cm" svg:y2="7.004cm"><text:p/></draw:line></draw:g><text:span text:style-name="_5f_BVS"/></text:p>
      <text:p text:style-name="P54"><text:span text:style-name="_5f_BVS"/></text:p>
      <text:p text:style-name="P54"><text:span text:style-name="_5f_BVS"/></text:p>
      <text:p text:style-name="P69"/>
      <text:p text:style-name="P54"/>
      <text:p text:style-name="P54"><text:span text:style-name="_5f_BVS"/></text:p>
      <text:p text:style-name="P68"><text:span text:style-name="_5f_BVS"/></text:p>
      <text:p text:style-name="P54"><text:span text:style-name="_5f_BVS"/></text:p>
      <text:p text:style-name="P54"><text:span text:style-name="_5f_BVS"/></text:p>
      <text:p text:style-name="P54"><text:span text:style-name="_5f_BVS"/></text:p>
      <text:p text:style-name="P54"><text:span text:style-name="_5f_BVS"/></text:p>
      <text:p text:style-name="P54"><text:span text:style-name="_5f_BVS"/></text:p>
      <text:p text:style-name="P54"><text:span text:style-name="_5f_BVS"/></text:p>
      <text:list xml:id="list150016650502163" text:continue-numbering="true" text:style-name="liste_5f_abc">
        <text:list-item>
          <text:p text:style-name="P110"><text:span text:style-name="_5f_BVS">Pour quelle valeur de </text:span><text:span text:style-name="_5f_variables"><text:span text:style-name="T4">x</text:span></text:span><text:span text:style-name="_5f_BVS"> le bénéfice est-il maximal ? Quel est alors ce bénéfice ?</text:span></text:p>
          <text:p text:style-name="P75"><text:span text:style-name="_5f_pointillés_20_gris"><text:tab/></text:span></text:p>
        </text:list-item>
      </text:list>
      <text:p text:style-name="FILET_5f_POINTILLES"><text:span text:style-name="_5f_pointillés_20_gris"><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Fourier-Alternate-Roman" svg:font-family="Fourier-Alternate-Roman"/>
    <style:font-face style:name="Fourier-Math-Symbols" svg:font-family="Fourier-Math-Symbols"/>
    <style:font-face style:name="Tahoma1" svg:font-family="Tahoma"/>
    <style:font-face style:name="Utopia-Bold1" svg:font-family="Utopia-Bold"/>
    <style:font-face style:name="Utopia-Regular" svg:font-family="Utopia-Regular"/>
    <style:font-face style:name="serif" svg:font-family="serif"/>
    <style:font-face style:name="Utopia-Bold" svg:font-family="Utopia-Bold" style:font-family-generic="roman"/>
    <style:font-face style:name="Utopia-Italic1" svg:font-family="Utopia-Italic" style:font-family-generic="script"/>
    <style:font-face style:name="Utopia-Italic" svg:font-family="Utopia-Italic" style:font-family-generic="swiss"/>
    <style:font-face style:name="Utopia-Regular1" svg:font-family="Utopia-Regular"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othic" svg:font-family="Gothic" style:font-pitch="variable"/>
    <style:font-face style:name="Lucida Sans"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Lucida Sans1" svg:font-family="'Lucida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Lucida Sans3"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02cm" draw:dots2="1" draw:dots2-length="0.002cm" draw:distance="0.002cm"/>
    <draw:stroke-dash draw:name="Dashed_20__28_var_29__20_5545" draw:display-name="Dashed (var) 5545" draw:style="rect" draw:dots2="2" draw:dots2-length="0.009cm" draw:distance="0.018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2="2" draw:dots2-length="0.028cm" draw:distance="0.057cm"/>
    <draw:stroke-dash draw:name="Dashed_20__28_var_29__20_5555" draw:display-name="Dashed (var) 5555" draw:style="rect" draw:dots2="2" draw:dots2-length="0.009cm" draw:distance="0.018cm"/>
    <draw:stroke-dash draw:name="Dashed_20__28_var_29__20_5556" draw:display-name="Dashed (var) 5556" draw:style="rect" draw:dots2="2" draw:dots2-length="0.009cm" draw:distance="0.018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09cm" draw:distance="0.018cm"/>
    <draw:stroke-dash draw:name="Dashed_20__28_var_29__20_5662" draw:display-name="Dashed (var) 5662" draw:style="rect" draw:dots2="2" draw:dots2-length="0.009cm" draw:distance="0.018cm"/>
    <draw:stroke-dash draw:name="Dashed_20__28_var_29__20_5663" draw:display-name="Dashed (var) 5663" draw:style="rect" draw:dots2="2" draw:dots2-length="0.009cm" draw:distance="0.018cm"/>
    <draw:stroke-dash draw:name="Dashed_20__28_var_29__20_5664" draw:display-name="Dashed (var) 5664" draw:style="rect" draw:dots2="2" draw:dots2-length="0.009cm" draw:distance="0.018cm"/>
    <draw:stroke-dash draw:name="Dashed_20__28_var_29__20_5665" draw:display-name="Dashed (var) 5665" draw:style="rect" draw:dots2="2" draw:dots2-length="0.009cm" draw:distance="0.018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ound" draw:dots1="1" draw:dots1-length="0.003cm" draw:dots2="2" draw:distance="0.023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ound" draw:dots1="1" draw:dots1-length="0.003cm" draw:dots2="2" draw:distance="0.023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ound" draw:dots1="1" draw:dots1-length="0.003cm" draw:dots2="2" draw:distance="0.023cm"/>
    <draw:stroke-dash draw:name="Dashed_20__28_var_29__20_66" draw:display-name="Dashed (var) 66" draw:style="round" draw:dots1="1" draw:dots1-length="0.003cm" draw:dots2="2" draw:distance="0.023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2cm" draw:dots2="1" draw:dots2-length="0.002cm" draw:distance="0.002cm"/>
    <draw:stroke-dash draw:name="Dashed_20__28_var_29__20_6736" draw:display-name="Dashed (var) 6736" draw:style="rect" draw:dots2="2" draw:dots2-length="0.009cm" draw:distance="0.018cm"/>
    <draw:stroke-dash draw:name="Dashed_20__28_var_29__20_6737" draw:display-name="Dashed (var) 6737" draw:style="rect" draw:dots2="2" draw:dots2-length="0.009cm" draw:distance="0.018cm"/>
    <draw:stroke-dash draw:name="Dashed_20__28_var_29__20_6738" draw:display-name="Dashed (var) 6738" draw:style="rect" draw:dots2="2" draw:dots2-length="0.016cm" draw:distance="0.032cm"/>
    <draw:stroke-dash draw:name="Dashed_20__28_var_29__20_6739" draw:display-name="Dashed (var) 6739" draw:style="rect" draw:dots2="2" draw:dots2-length="0.009cm" draw:distance="0.018cm"/>
    <draw:stroke-dash draw:name="Dashed_20__28_var_29__20_6740" draw:display-name="Dashed (var) 6740" draw:style="rect" draw:dots2="2" draw:dots2-length="0.028cm" draw:distance="0.057cm"/>
    <draw:stroke-dash draw:name="Dashed_20__28_var_29__20_6741" draw:display-name="Dashed (var) 6741" draw:style="rect" draw:dots2="2" draw:dots2-length="0.009cm" draw:distance="0.018cm"/>
    <draw:stroke-dash draw:name="Dashed_20__28_var_29__20_6742" draw:display-name="Dashed (var) 6742" draw:style="rect" draw:dots2="2" draw:dots2-length="0.009cm" draw:distance="0.018cm"/>
    <draw:stroke-dash draw:name="Dashed_20__28_var_29__20_6743" draw:display-name="Dashed (var) 6743" draw:style="round" draw:dots1="1" draw:dots1-length="0.003cm" draw:dots2="2" draw:distance="0.023cm"/>
    <draw:stroke-dash draw:name="Dashed_20__28_var_29__20_6744" draw:display-name="Dashed (var) 6744" draw:style="round" draw:dots1="1" draw:dots1-length="0.003cm" draw:dots2="2" draw:distance="0.02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ound" draw:dots1="1" draw:dots1-length="0.003cm" draw:dots2="2" draw:distance="0.023cm"/>
    <draw:stroke-dash draw:name="Dashed_20__28_var_29__20_6748" draw:display-name="Dashed (var) 6748" draw:style="round" draw:dots1="1" draw:dots1-length="0.003cm" draw:dots2="2" draw:distance="0.023cm"/>
    <draw:stroke-dash draw:name="Dashed_20__28_var_29__20_6749" draw:display-name="Dashed (var) 6749" draw:style="round" draw:dots1="1" draw:dots1-length="0.003cm" draw:dots2="2" draw:distance="0.023cm"/>
    <draw:stroke-dash draw:name="Dashed_20__28_var_29__20_6750" draw:display-name="Dashed (var) 6750" draw:style="round" draw:dots1="1" draw:dots1-length="0.003cm" draw:dots2="2" draw:distance="0.023cm"/>
    <draw:stroke-dash draw:name="Dashed_20__28_var_29__20_6751" draw:display-name="Dashed (var) 6751" draw:style="round" draw:dots1="1" draw:dots1-length="0.003cm" draw:dots2="2" draw:distance="0.023cm"/>
    <draw:stroke-dash draw:name="Dashed_20__28_var_29__20_6752" draw:display-name="Dashed (var) 6752" draw:style="round" draw:dots1="1" draw:dots1-length="0.003cm" draw:dots2="2" draw:distance="0.023cm"/>
    <draw:stroke-dash draw:name="Dashed_20__28_var_29__20_6753" draw:display-name="Dashed (var) 6753" draw:style="round" draw:dots1="1" draw:dots1-length="0.003cm" draw:dots2="2" draw:distance="0.023cm"/>
    <draw:stroke-dash draw:name="Dashed_20__28_var_29__20_6754" draw:display-name="Dashed (var) 6754" draw:style="round" draw:dots1="1" draw:dots1-length="0.003cm" draw:dots2="2" draw:distance="0.023cm"/>
    <draw:stroke-dash draw:name="Dashed_20__28_var_29__20_6755" draw:display-name="Dashed (var) 6755" draw:style="round" draw:dots1="1" draw:dots1-length="0.003cm" draw:dots2="2" draw:distance="0.023cm"/>
    <draw:stroke-dash draw:name="Dashed_20__28_var_29__20_6756" draw:display-name="Dashed (var) 6756" draw:style="round" draw:dots1="1" draw:dots1-length="0.003cm" draw:dots2="2" draw:distance="0.023cm"/>
    <draw:stroke-dash draw:name="Dashed_20__28_var_29__20_6757" draw:display-name="Dashed (var) 6757" draw:style="round" draw:dots1="1" draw:dots1-length="0.003cm" draw:dots2="2" draw:distance="0.023cm"/>
    <draw:stroke-dash draw:name="Dashed_20__28_var_29__20_6758" draw:display-name="Dashed (var) 6758" draw:style="round" draw:dots1="1" draw:dots1-length="0.003cm" draw:dots2="2" draw:distance="0.023cm"/>
    <draw:stroke-dash draw:name="Dashed_20__28_var_29__20_6759" draw:display-name="Dashed (var) 6759" draw:style="round" draw:dots1="1" draw:dots1-length="0.003cm" draw:dots2="2" draw:distance="0.023cm"/>
    <draw:stroke-dash draw:name="Dashed_20__28_var_29__20_6760" draw:display-name="Dashed (var) 6760" draw:style="round" draw:dots1="1" draw:dots1-length="0.003cm" draw:dots2="2" draw:distance="0.023cm"/>
    <draw:stroke-dash draw:name="Dashed_20__28_var_29__20_6761" draw:display-name="Dashed (var) 6761" draw:style="round" draw:dots1="1" draw:dots1-length="0.003cm" draw:dots2="2" draw:distance="0.023cm"/>
    <draw:stroke-dash draw:name="Dashed_20__28_var_29__20_6762" draw:display-name="Dashed (var) 6762" draw:style="round" draw:dots1="1" draw:dots1-length="0.003cm" draw:dots2="2" draw:distance="0.023cm"/>
    <draw:stroke-dash draw:name="Dashed_20__28_var_29__20_6763" draw:display-name="Dashed (var) 6763" draw:style="round" draw:dots1="1" draw:dots1-length="0.003cm" draw:dots2="2" draw:distance="0.023cm"/>
    <draw:stroke-dash draw:name="Dashed_20__28_var_29__20_6764" draw:display-name="Dashed (var) 6764" draw:style="round" draw:dots1="1" draw:dots1-length="0.003cm" draw:dots2="2" draw:distance="0.023cm"/>
    <draw:stroke-dash draw:name="Dashed_20__28_var_29__20_6765" draw:display-name="Dashed (var) 6765" draw:style="round" draw:dots1="1" draw:dots1-length="0.003cm" draw:dots2="2" draw:distance="0.023cm"/>
    <draw:stroke-dash draw:name="Dashed_20__28_var_29__20_6766" draw:display-name="Dashed (var) 6766" draw:style="round" draw:dots1="1" draw:dots1-length="0.003cm" draw:dots2="2" draw:distance="0.023cm"/>
    <draw:stroke-dash draw:name="Dashed_20__28_var_29__20_6767" draw:display-name="Dashed (var) 6767" draw:style="round" draw:dots1="1" draw:dots1-length="0.003cm" draw:dots2="2" draw:distance="0.023cm"/>
    <draw:stroke-dash draw:name="Dashed_20__28_var_29__20_6768" draw:display-name="Dashed (var) 6768" draw:style="round" draw:dots1="1" draw:dots1-length="0.003cm" draw:dots2="2" draw:distance="0.023cm"/>
    <draw:stroke-dash draw:name="Dashed_20__28_var_29__20_6769" draw:display-name="Dashed (var) 6769" draw:style="round" draw:dots1="1" draw:dots1-length="0.003cm" draw:dots2="2" draw:distance="0.023cm"/>
    <draw:stroke-dash draw:name="Dashed_20__28_var_29__20_6770" draw:display-name="Dashed (var) 6770" draw:style="round" draw:dots1="1" draw:dots1-length="0.003cm" draw:dots2="2" draw:distance="0.023cm"/>
    <draw:stroke-dash draw:name="Dashed_20__28_var_29__20_6771" draw:display-name="Dashed (var) 6771" draw:style="round" draw:dots1="1" draw:dots1-length="0.003cm" draw:dots2="2" draw:distance="0.023cm"/>
    <draw:stroke-dash draw:name="Dashed_20__28_var_29__20_6772" draw:display-name="Dashed (var) 6772" draw:style="round" draw:dots1="1" draw:dots1-length="0.003cm" draw:dots2="2" draw:distance="0.023cm"/>
    <draw:stroke-dash draw:name="Dashed_20__28_var_29__20_6773" draw:display-name="Dashed (var) 6773" draw:style="round" draw:dots1="1" draw:dots1-length="0.003cm" draw:dots2="2" draw:distance="0.023cm"/>
    <draw:stroke-dash draw:name="Dashed_20__28_var_29__20_6774" draw:display-name="Dashed (var) 6774" draw:style="rect" draw:dots1="1" draw:dots1-length="0.016cm" draw:dots2="1" draw:dots2-length="0.016cm" draw:distance="0.016cm"/>
    <draw:stroke-dash draw:name="Dashed_20__28_var_29__20_6775" draw:display-name="Dashed (var) 6775" draw:style="rect" draw:dots1="1" draw:dots1-length="0.016cm" draw:dots2="1" draw:dots2-length="0.016cm" draw:distance="0.016cm"/>
    <draw:stroke-dash draw:name="Dashed_20__28_var_29__20_6776" draw:display-name="Dashed (var) 6776" draw:style="rect" draw:dots1="1" draw:dots1-length="0.016cm" draw:dots2="1" draw:dots2-length="0.016cm" draw:distance="0.016cm"/>
    <draw:stroke-dash draw:name="Dashed_20__28_var_29__20_6777" draw:display-name="Dashed (var) 6777" draw:style="rect" draw:dots1="1" draw:dots1-length="0.016cm" draw:dots2="1" draw:dots2-length="0.016cm" draw:distance="0.016cm"/>
    <draw:stroke-dash draw:name="Dashed_20__28_var_29__20_6778" draw:display-name="Dashed (var) 6778" draw:style="rect" draw:dots1="1" draw:dots1-length="0.016cm" draw:dots2="1" draw:dots2-length="0.016cm" draw:distance="0.016cm"/>
    <draw:stroke-dash draw:name="Dashed_20__28_var_29__20_6779" draw:display-name="Dashed (var) 6779" draw:style="rect" draw:dots1="1" draw:dots1-length="0.016cm" draw:dots2="1" draw:dots2-length="0.016cm" draw:distance="0.016cm"/>
    <draw:stroke-dash draw:name="Dashed_20__28_var_29__20_6780" draw:display-name="Dashed (var) 6780" draw:style="rect" draw:dots1="1" draw:dots1-length="0.016cm" draw:dots2="1" draw:dots2-length="0.016cm" draw:distance="0.016cm"/>
    <draw:stroke-dash draw:name="Dashed_20__28_var_29__20_6781" draw:display-name="Dashed (var) 6781" draw:style="rect" draw:dots1="1" draw:dots1-length="0.016cm" draw:dots2="1" draw:dots2-length="0.016cm" draw:distance="0.016cm"/>
    <draw:stroke-dash draw:name="Dashed_20__28_var_29__20_6782" draw:display-name="Dashed (var) 6782" draw:style="rect" draw:dots1="1" draw:dots1-length="0.016cm" draw:dots2="1" draw:dots2-length="0.016cm" draw:distance="0.016cm"/>
    <draw:stroke-dash draw:name="Dashed_20__28_var_29__20_6783" draw:display-name="Dashed (var) 6783" draw:style="rect" draw:dots1="1" draw:dots1-length="0.016cm" draw:dots2="1" draw:dots2-length="0.016cm" draw:distance="0.016cm"/>
    <draw:stroke-dash draw:name="Dashed_20__28_var_29__20_6784" draw:display-name="Dashed (var) 6784" draw:style="rect" draw:dots1="1" draw:dots1-length="0.016cm" draw:dots2="1" draw:dots2-length="0.016cm" draw:distance="0.016cm"/>
    <draw:stroke-dash draw:name="Dashed_20__28_var_29__20_6785" draw:display-name="Dashed (var) 6785" draw:style="rect" draw:dots1="1" draw:dots1-length="0.016cm" draw:dots2="1" draw:dots2-length="0.016cm" draw:distance="0.016cm"/>
    <draw:stroke-dash draw:name="Dashed_20__28_var_29__20_6786" draw:display-name="Dashed (var) 6786" draw:style="rect" draw:dots1="1" draw:dots1-length="0.016cm" draw:dots2="1" draw:dots2-length="0.016cm" draw:distance="0.016cm"/>
    <draw:stroke-dash draw:name="Dashed_20__28_var_29__20_6787" draw:display-name="Dashed (var) 6787" draw:style="rect" draw:dots1="1" draw:dots1-length="0.016cm" draw:dots2="1" draw:dots2-length="0.016cm" draw:distance="0.016cm"/>
    <draw:stroke-dash draw:name="Dashed_20__28_var_29__20_6788" draw:display-name="Dashed (var) 6788" draw:style="rect" draw:dots1="1" draw:dots1-length="0.016cm" draw:dots2="1" draw:dots2-length="0.016cm" draw:distance="0.016cm"/>
    <draw:stroke-dash draw:name="Dashed_20__28_var_29__20_6789" draw:display-name="Dashed (var) 6789" draw:style="rect" draw:dots1="1" draw:dots1-length="0.016cm" draw:dots2="1" draw:dots2-length="0.016cm" draw:distance="0.016cm"/>
    <draw:stroke-dash draw:name="Dashed_20__28_var_29__20_6790" draw:display-name="Dashed (var) 6790" draw:style="rect" draw:dots1="1" draw:dots1-length="0.016cm" draw:dots2="1" draw:dots2-length="0.016cm" draw:distance="0.016cm"/>
    <draw:stroke-dash draw:name="Dashed_20__28_var_29__20_6791" draw:display-name="Dashed (var) 6791" draw:style="rect" draw:dots1="1" draw:dots1-length="0.016cm" draw:dots2="1" draw:dots2-length="0.016cm" draw:distance="0.016cm"/>
    <draw:stroke-dash draw:name="Dashed_20__28_var_29__20_6792" draw:display-name="Dashed (var) 6792" draw:style="rect" draw:dots1="1" draw:dots1-length="0.016cm" draw:dots2="1" draw:dots2-length="0.016cm" draw:distance="0.016cm"/>
    <draw:stroke-dash draw:name="Dashed_20__28_var_29__20_6793" draw:display-name="Dashed (var) 6793" draw:style="rect" draw:dots1="1" draw:dots1-length="0.016cm" draw:dots2="1" draw:dots2-length="0.016cm" draw:distance="0.016cm"/>
    <draw:stroke-dash draw:name="Dashed_20__28_var_29__20_6794" draw:display-name="Dashed (var) 6794" draw:style="rect" draw:dots1="1" draw:dots1-length="0.016cm" draw:dots2="1" draw:dots2-length="0.016cm" draw:distance="0.016cm"/>
    <draw:stroke-dash draw:name="Dashed_20__28_var_29__20_6795" draw:display-name="Dashed (var) 6795" draw:style="rect" draw:dots1="1" draw:dots1-length="0.016cm" draw:dots2="1" draw:dots2-length="0.016cm" draw:distance="0.016cm"/>
    <draw:stroke-dash draw:name="Dashed_20__28_var_29__20_6796" draw:display-name="Dashed (var) 6796" draw:style="rect" draw:dots1="1" draw:dots1-length="0.016cm" draw:dots2="1" draw:dots2-length="0.016cm" draw:distance="0.016cm"/>
    <draw:stroke-dash draw:name="Dashed_20__28_var_29__20_6797" draw:display-name="Dashed (var) 6797" draw:style="rect" draw:dots1="1" draw:dots1-length="0.016cm" draw:dots2="1" draw:dots2-length="0.016cm" draw:distance="0.016cm"/>
    <draw:stroke-dash draw:name="Dashed_20__28_var_29__20_6798" draw:display-name="Dashed (var) 6798" draw:style="rect" draw:dots1="1" draw:dots1-length="0.016cm" draw:dots2="1" draw:dots2-length="0.016cm" draw:distance="0.016cm"/>
    <draw:stroke-dash draw:name="Dashed_20__28_var_29__20_6799" draw:display-name="Dashed (var) 6799" draw:style="rect" draw:dots1="1" draw:dots1-length="0.016cm" draw:dots2="1" draw:dots2-length="0.016cm" draw:distance="0.016cm"/>
    <draw:stroke-dash draw:name="Dashed_20__28_var_29__20_68" draw:display-name="Dashed (var) 68" draw:style="rect" draw:dots1="1" draw:dots1-length="0.002cm" draw:dots2="1" draw:dots2-length="0.002cm" draw:distance="0.002cm"/>
    <draw:stroke-dash draw:name="Dashed_20__28_var_29__20_6800" draw:display-name="Dashed (var) 6800" draw:style="rect" draw:dots1="1" draw:dots1-length="0.016cm" draw:dots2="1" draw:dots2-length="0.016cm" draw:distance="0.016cm"/>
    <draw:stroke-dash draw:name="Dashed_20__28_var_29__20_6801" draw:display-name="Dashed (var) 6801" draw:style="rect" draw:dots1="1" draw:dots1-length="0.016cm" draw:dots2="1" draw:dots2-length="0.016cm" draw:distance="0.016cm"/>
    <draw:stroke-dash draw:name="Dashed_20__28_var_29__20_6802" draw:display-name="Dashed (var) 6802" draw:style="rect" draw:dots1="1" draw:dots1-length="0.016cm" draw:dots2="1" draw:dots2-length="0.016cm" draw:distance="0.016cm"/>
    <draw:stroke-dash draw:name="Dashed_20__28_var_29__20_6803" draw:display-name="Dashed (var) 6803" draw:style="rect" draw:dots1="1" draw:dots1-length="0.016cm" draw:dots2="1" draw:dots2-length="0.016cm" draw:distance="0.016cm"/>
    <draw:stroke-dash draw:name="Dashed_20__28_var_29__20_6804" draw:display-name="Dashed (var) 6804" draw:style="rect" draw:dots1="1" draw:dots1-length="0.016cm" draw:dots2="1" draw:dots2-length="0.016cm" draw:distance="0.016cm"/>
    <draw:stroke-dash draw:name="Dashed_20__28_var_29__20_6805" draw:display-name="Dashed (var) 6805" draw:style="rect" draw:dots1="1" draw:dots1-length="0.016cm" draw:dots2="1" draw:dots2-length="0.016cm" draw:distance="0.016cm"/>
    <draw:stroke-dash draw:name="Dashed_20__28_var_29__20_6806" draw:display-name="Dashed (var) 6806" draw:style="rect" draw:dots1="1" draw:dots1-length="0.016cm" draw:dots2="1" draw:dots2-length="0.016cm" draw:distance="0.016cm"/>
    <draw:stroke-dash draw:name="Dashed_20__28_var_29__20_6807" draw:display-name="Dashed (var) 6807" draw:style="rect" draw:dots1="1" draw:dots1-length="0.016cm" draw:dots2="1" draw:dots2-length="0.016cm" draw:distance="0.016cm"/>
    <draw:stroke-dash draw:name="Dashed_20__28_var_29__20_6808" draw:display-name="Dashed (var) 6808" draw:style="rect" draw:dots1="1" draw:dots1-length="0.016cm" draw:dots2="1" draw:dots2-length="0.016cm" draw:distance="0.016cm"/>
    <draw:stroke-dash draw:name="Dashed_20__28_var_29__20_6809" draw:display-name="Dashed (var) 6809" draw:style="rect" draw:dots1="1" draw:dots1-length="0.016cm" draw:dots2="1" draw:dots2-length="0.016cm" draw:distance="0.016cm"/>
    <draw:stroke-dash draw:name="Dashed_20__28_var_29__20_6810" draw:display-name="Dashed (var) 6810" draw:style="rect" draw:dots1="1" draw:dots1-length="0.016cm" draw:dots2="1" draw:dots2-length="0.016cm" draw:distance="0.016cm"/>
    <draw:stroke-dash draw:name="Dashed_20__28_var_29__20_6811" draw:display-name="Dashed (var) 6811" draw:style="rect" draw:dots1="1" draw:dots1-length="0.016cm" draw:dots2="1" draw:dots2-length="0.016cm" draw:distance="0.016cm"/>
    <draw:stroke-dash draw:name="Dashed_20__28_var_29__20_6812" draw:display-name="Dashed (var) 6812" draw:style="rect" draw:dots1="1" draw:dots1-length="0.016cm" draw:dots2="1" draw:dots2-length="0.016cm" draw:distance="0.016cm"/>
    <draw:stroke-dash draw:name="Dashed_20__28_var_29__20_6813" draw:display-name="Dashed (var) 6813" draw:style="rect" draw:dots1="1" draw:dots1-length="0.016cm" draw:dots2="1" draw:dots2-length="0.016cm" draw:distance="0.016cm"/>
    <draw:stroke-dash draw:name="Dashed_20__28_var_29__20_6814" draw:display-name="Dashed (var) 6814" draw:style="rect" draw:dots1="1" draw:dots1-length="0.016cm" draw:dots2="1" draw:dots2-length="0.016cm" draw:distance="0.016cm"/>
    <draw:stroke-dash draw:name="Dashed_20__28_var_29__20_6815" draw:display-name="Dashed (var) 6815" draw:style="rect" draw:dots1="1" draw:dots1-length="0.016cm" draw:dots2="1" draw:dots2-length="0.016cm" draw:distance="0.016cm"/>
    <draw:stroke-dash draw:name="Dashed_20__28_var_29__20_6816" draw:display-name="Dashed (var) 6816" draw:style="rect" draw:dots1="1" draw:dots1-length="0.016cm" draw:dots2="1" draw:dots2-length="0.016cm" draw:distance="0.016cm"/>
    <draw:stroke-dash draw:name="Dashed_20__28_var_29__20_6817" draw:display-name="Dashed (var) 6817" draw:style="rect" draw:dots1="1" draw:dots1-length="0.016cm" draw:dots2="1" draw:dots2-length="0.016cm" draw:distance="0.016cm"/>
    <draw:stroke-dash draw:name="Dashed_20__28_var_29__20_6818" draw:display-name="Dashed (var) 6818" draw:style="rect" draw:dots1="1" draw:dots1-length="0.016cm" draw:dots2="1" draw:dots2-length="0.016cm" draw:distance="0.016cm"/>
    <draw:stroke-dash draw:name="Dashed_20__28_var_29__20_6819" draw:display-name="Dashed (var) 6819" draw:style="rect" draw:dots1="1" draw:dots1-length="0.016cm" draw:dots2="1" draw:dots2-length="0.016cm" draw:distance="0.016cm"/>
    <draw:stroke-dash draw:name="Dashed_20__28_var_29__20_6820" draw:display-name="Dashed (var) 6820" draw:style="rect" draw:dots1="1" draw:dots1-length="0.016cm" draw:dots2="1" draw:dots2-length="0.016cm" draw:distance="0.016cm"/>
    <draw:stroke-dash draw:name="Dashed_20__28_var_29__20_6821" draw:display-name="Dashed (var) 6821" draw:style="rect" draw:dots1="1" draw:dots1-length="0.016cm" draw:dots2="1" draw:dots2-length="0.016cm" draw:distance="0.016cm"/>
    <draw:stroke-dash draw:name="Dashed_20__28_var_29__20_6822" draw:display-name="Dashed (var) 6822" draw:style="rect" draw:dots1="1" draw:dots1-length="0.016cm" draw:dots2="1" draw:dots2-length="0.016cm" draw:distance="0.016cm"/>
    <draw:stroke-dash draw:name="Dashed_20__28_var_29__20_6823" draw:display-name="Dashed (var) 6823" draw:style="rect" draw:dots1="1" draw:dots1-length="0.016cm" draw:dots2="1" draw:dots2-length="0.016cm" draw:distance="0.016cm"/>
    <draw:stroke-dash draw:name="Dashed_20__28_var_29__20_6824" draw:display-name="Dashed (var) 6824" draw:style="rect" draw:dots1="1" draw:dots1-length="0.016cm" draw:dots2="1" draw:dots2-length="0.016cm" draw:distance="0.016cm"/>
    <draw:stroke-dash draw:name="Dashed_20__28_var_29__20_6825" draw:display-name="Dashed (var) 6825" draw:style="rect" draw:dots1="1" draw:dots1-length="0.016cm" draw:dots2="1" draw:dots2-length="0.016cm" draw:distance="0.016cm"/>
    <draw:stroke-dash draw:name="Dashed_20__28_var_29__20_6826" draw:display-name="Dashed (var) 6826" draw:style="rect" draw:dots1="1" draw:dots1-length="0.016cm" draw:dots2="1" draw:dots2-length="0.016cm" draw:distance="0.016cm"/>
    <draw:stroke-dash draw:name="Dashed_20__28_var_29__20_6827" draw:display-name="Dashed (var) 6827" draw:style="rect" draw:dots1="1" draw:dots1-length="0.016cm" draw:dots2="1" draw:dots2-length="0.016cm" draw:distance="0.016cm"/>
    <draw:stroke-dash draw:name="Dashed_20__28_var_29__20_6828" draw:display-name="Dashed (var) 6828" draw:style="rect" draw:dots1="1" draw:dots1-length="0.016cm" draw:dots2="1" draw:dots2-length="0.016cm" draw:distance="0.016cm"/>
    <draw:stroke-dash draw:name="Dashed_20__28_var_29__20_6829" draw:display-name="Dashed (var) 6829" draw:style="rect" draw:dots1="1" draw:dots1-length="0.016cm" draw:dots2="1" draw:dots2-length="0.016cm" draw:distance="0.016cm"/>
    <draw:stroke-dash draw:name="Dashed_20__28_var_29__20_6830" draw:display-name="Dashed (var) 6830" draw:style="rect" draw:dots1="1" draw:dots1-length="0.016cm" draw:dots2="1" draw:dots2-length="0.016cm" draw:distance="0.016cm"/>
    <draw:stroke-dash draw:name="Dashed_20__28_var_29__20_6831" draw:display-name="Dashed (var) 6831" draw:style="rect" draw:dots1="1" draw:dots1-length="0.016cm" draw:dots2="1" draw:dots2-length="0.016cm" draw:distance="0.016cm"/>
    <draw:stroke-dash draw:name="Dashed_20__28_var_29__20_6832" draw:display-name="Dashed (var) 6832" draw:style="rect" draw:dots1="1" draw:dots1-length="0.016cm" draw:dots2="1" draw:dots2-length="0.016cm" draw:distance="0.016cm"/>
    <draw:stroke-dash draw:name="Dashed_20__28_var_29__20_6833" draw:display-name="Dashed (var) 6833" draw:style="rect" draw:dots1="1" draw:dots1-length="0.016cm" draw:dots2="1" draw:dots2-length="0.016cm" draw:distance="0.016cm"/>
    <draw:stroke-dash draw:name="Dashed_20__28_var_29__20_6834" draw:display-name="Dashed (var) 6834" draw:style="rect" draw:dots1="1" draw:dots1-length="0.016cm" draw:dots2="1" draw:dots2-length="0.016cm" draw:distance="0.016cm"/>
    <draw:stroke-dash draw:name="Dashed_20__28_var_29__20_6835" draw:display-name="Dashed (var) 6835" draw:style="rect" draw:dots1="1" draw:dots1-length="0.016cm" draw:dots2="1" draw:dots2-length="0.016cm" draw:distance="0.016cm"/>
    <draw:stroke-dash draw:name="Dashed_20__28_var_29__20_6836" draw:display-name="Dashed (var) 6836" draw:style="rect" draw:dots1="1" draw:dots1-length="0.016cm" draw:dots2="1" draw:dots2-length="0.016cm" draw:distance="0.016cm"/>
    <draw:stroke-dash draw:name="Dashed_20__28_var_29__20_6837" draw:display-name="Dashed (var) 6837" draw:style="rect" draw:dots1="1" draw:dots1-length="0.016cm" draw:dots2="1" draw:dots2-length="0.016cm" draw:distance="0.016cm"/>
    <draw:stroke-dash draw:name="Dashed_20__28_var_29__20_6838" draw:display-name="Dashed (var) 6838" draw:style="rect" draw:dots1="1" draw:dots1-length="0.016cm" draw:dots2="1" draw:dots2-length="0.016cm" draw:distance="0.016cm"/>
    <draw:stroke-dash draw:name="Dashed_20__28_var_29__20_6839" draw:display-name="Dashed (var) 6839" draw:style="rect" draw:dots1="1" draw:dots1-length="0.016cm" draw:dots2="1" draw:dots2-length="0.016cm" draw:distance="0.016cm"/>
    <draw:stroke-dash draw:name="Dashed_20__28_var_29__20_6840" draw:display-name="Dashed (var) 6840" draw:style="rect" draw:dots1="1" draw:dots1-length="0.016cm" draw:dots2="1" draw:dots2-length="0.016cm" draw:distance="0.016cm"/>
    <draw:stroke-dash draw:name="Dashed_20__28_var_29__20_6841" draw:display-name="Dashed (var) 6841" draw:style="rect" draw:dots1="1" draw:dots1-length="0.016cm" draw:dots2="1" draw:dots2-length="0.016cm" draw:distance="0.016cm"/>
    <draw:stroke-dash draw:name="Dashed_20__28_var_29__20_6842" draw:display-name="Dashed (var) 6842" draw:style="rect" draw:dots1="1" draw:dots1-length="0.016cm" draw:dots2="1" draw:dots2-length="0.016cm" draw:distance="0.016cm"/>
    <draw:stroke-dash draw:name="Dashed_20__28_var_29__20_6843" draw:display-name="Dashed (var) 6843" draw:style="rect" draw:dots1="1" draw:dots1-length="0.016cm" draw:dots2="1" draw:dots2-length="0.016cm" draw:distance="0.016cm"/>
    <draw:stroke-dash draw:name="Dashed_20__28_var_29__20_6844" draw:display-name="Dashed (var) 6844" draw:style="rect" draw:dots1="1" draw:dots1-length="0.016cm" draw:dots2="1" draw:dots2-length="0.016cm" draw:distance="0.016cm"/>
    <draw:stroke-dash draw:name="Dashed_20__28_var_29__20_6845" draw:display-name="Dashed (var) 6845" draw:style="rect" draw:dots1="1" draw:dots1-length="0.016cm" draw:dots2="1" draw:dots2-length="0.016cm" draw:distance="0.016cm"/>
    <draw:stroke-dash draw:name="Dashed_20__28_var_29__20_6846" draw:display-name="Dashed (var) 6846" draw:style="rect" draw:dots1="1" draw:dots1-length="0.016cm" draw:dots2="1" draw:dots2-length="0.016cm" draw:distance="0.016cm"/>
    <draw:stroke-dash draw:name="Dashed_20__28_var_29__20_6847" draw:display-name="Dashed (var) 6847" draw:style="rect" draw:dots1="1" draw:dots1-length="0.016cm" draw:dots2="1" draw:dots2-length="0.016cm" draw:distance="0.016cm"/>
    <draw:stroke-dash draw:name="Dashed_20__28_var_29__20_6848" draw:display-name="Dashed (var) 6848" draw:style="rect" draw:dots1="1" draw:dots1-length="0.016cm" draw:dots2="1" draw:dots2-length="0.016cm" draw:distance="0.016cm"/>
    <draw:stroke-dash draw:name="Dashed_20__28_var_29__20_6849" draw:display-name="Dashed (var) 6849" draw:style="rect" draw:dots1="1" draw:dots1-length="0.016cm" draw:dots2="1" draw:dots2-length="0.016cm" draw:distance="0.016cm"/>
    <draw:stroke-dash draw:name="Dashed_20__28_var_29__20_6850" draw:display-name="Dashed (var) 6850" draw:style="rect" draw:dots1="1" draw:dots1-length="0.016cm" draw:dots2="1" draw:dots2-length="0.016cm" draw:distance="0.016cm"/>
    <draw:stroke-dash draw:name="Dashed_20__28_var_29__20_6851" draw:display-name="Dashed (var) 6851" draw:style="rect" draw:dots1="1" draw:dots1-length="0.016cm" draw:dots2="1" draw:dots2-length="0.016cm" draw:distance="0.01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ound" draw:dots1="1" draw:dots1-length="0.003cm" draw:dots2="2" draw:distance="0.023cm"/>
    <draw:stroke-dash draw:name="Dashed_20__28_var_29__20_78" draw:display-name="Dashed (var) 78" draw:style="rect" draw:dots1="1" draw:dots1-length="0.006cm" draw:dots2="1" draw:dots2-length="0.006cm" draw:distance="0.006cm"/>
    <draw:stroke-dash draw:name="Dashed_20__28_var_29__20_79" draw:display-name="Dashed (var) 79" draw:style="round" draw:dots1="1" draw:dots1-length="0.003cm" draw:dots2="2" draw:distance="0.023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ound" draw:dots1="1" draw:dots1-length="0.003cm" draw:dots2="2" draw:distance="0.023cm"/>
    <draw:stroke-dash draw:name="Dashed_20__28_var_29__20_82" draw:display-name="Dashed (var) 82" draw:style="round" draw:dots1="1" draw:dots1-length="0.003cm" draw:dots2="2" draw:distance="0.023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1"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_5f_Réponse_20_exemple" style:display-name="_Réponse exemple" style:family="paragraph">
      <loext:graphic-properties draw:fill="solid" draw:fill-color="#f2ffe5" draw:opacity="100%"/>
      <style:paragraph-properties fo:margin-top="0.199cm" fo:margin-bottom="0.199cm" loext:contextual-spacing="false" fo:background-color="#f2ffe5"/>
      <style:text-properties style:font-name="Bitstream Vera Sans1" fo:font-family="'Bitstream Vera Sans'" style:font-style-name="Roman" style:font-family-generic="swiss" style:font-pitch="variable" fo:font-size="9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2"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2"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2"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2"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2"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2"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2"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Titre_20_d_27_exercice" style:display-name="_Titre d'exercice" style:family="text">
      <style:text-properties fo:color="#52cc00" style:font-name="Bitstream Vera Sans"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1"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style:font-name="Bitstream Vera Sans1"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5"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style:font-size-asian="10.5pt"/>
    </style:style>
    <style:style style:name="Enonce_5f_Niv2" style:display-name="Enonce_Niv2" style:family="text" style:parent-style-name="Enonce_5f_Niv1">
      <style:text-properties fo:color="#ffffff" style:font-name="Bitstream Vera Sans2"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2"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5"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1"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1"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1"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1"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5"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22"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MP28"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29" style:family="paragraph" style:parent-style-name="_5f_En-tête">
      <style:text-properties fo:language="zxx" fo:country="none" officeooo:rsid="0038bc54" officeooo:paragraph-rsid="00543506" style:language-asian="zxx" style:country-asian="none"/>
    </style:style>
    <style:style style:name="MP30" style:family="paragraph">
      <loext:graphic-properties draw:fill="solid" draw:fill-color="#9d0f89"/>
    </style:style>
    <style:style style:name="MP31" style:family="paragraph">
      <style:paragraph-properties fo:text-align="center"/>
    </style:style>
    <style:style style:name="MP32"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MP33" style:family="paragraph" style:parent-style-name="Footer">
      <style:text-properties officeooo:rsid="00178920" officeooo:paragraph-rsid="00178920"/>
    </style:style>
    <style:style style:name="MP34" style:family="paragraph" style:parent-style-name="Folio">
      <style:paragraph-properties fo:text-align="center" style:justify-single-word="false"/>
      <style:text-properties fo:font-size="8pt" officeooo:paragraph-rsid="001ce334" style:font-size-asian="8pt" style:font-size-complex="8pt"/>
    </style:style>
    <style:style style:name="MP3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6" style:family="paragraph" style:parent-style-name="Footer">
      <style:text-properties officeooo:paragraph-rsid="00224d50"/>
    </style:style>
    <style:style style:name="MT1" style:family="text">
      <style:text-properties fo:font-variant="small-caps"/>
    </style:style>
    <style:style style:name="MT2"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3" fo:font-size="16pt" fo:font-weight="bold" style:font-size-asian="16pt" style:font-weight-asian="bold" style:font-size-complex="16pt" style:font-weight-complex="bold"/>
    </style:style>
    <style:style style:name="MT6" style:family="text">
      <style:text-properties officeooo:rsid="003a9b7f"/>
    </style:style>
    <style:style style:name="MT7" style:family="text">
      <style:text-properties officeooo:rsid="0005aabe"/>
    </style:style>
    <style:style style:name="MT8" style:family="text">
      <style:text-properties officeooo:rsid="000ec33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4">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4_20_impaire_20__28_D_29_" style:display-name="_Fiche éditeur série 4 impaire (D)" style:page-layout-name="Mpm8" style:next-style-name="_5f_Fiche_20_éditeur_20_série_20_4_20_paire_20__28_G_29_">
      <style:header>
        <text:p text:style-name="MP6">Série 4 : ???</text:p>
      </style:header>
      <style:footer>
        <text:p text:style-name="MP7">Chapitre ? : ...</text:p>
      </style:footer>
      <style:footer-left>
        <text:p text:style-name="MP8"/>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6">Série 4 : ???</text:p>
      </style:header>
      <style:footer>
        <text:p text:style-name="MP9">Chapitre ? : ...</text:p>
      </style:footer>
    </style:master-page>
    <style:master-page style:name="_5f_Fiche_20_éditeur_20_série_20_5_20_paire_20__28_D_29_" style:display-name="_Fiche éditeur série 5 paire (D)" style:page-layout-name="Mpm10" style:next-style-name="_5f_Fiche_20_éditeur_20_série_20_1_20_paire_20__28_G_29_">
      <style:header>
        <text:p text:style-name="Header">Série 5 : Déterminer une fonction linéaire ou affine par le calcul</text:p>
      </style:header>
      <style:footer>
        <text:p text:style-name="MP10">Chapitre G2 : Triangles</text:p>
      </style:footer>
      <style:footer-left>
        <text:p text:style-name="MP11">Fonctions linéaires et affines : Chapitre D2</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D_29_" style:display-name="_Fiche éditeur série 2 impaire (D)" style:page-layout-name="Mpm12" style:next-style-name="_5f_Fiche_20_éditeur_20_série_20_2_20_paire_20__28_G_29_">
      <style:header>
        <text:p text:style-name="MP3"><text:span text:style-name="MT1">Série 2 :</text:span> <text:span text:style-name="MT1">???</text:span></text:p>
      </style:header>
      <style:footer>
        <text:p text:style-name="MP12">Chapitre <text:span text:style-name="MT2">? : ...</text:span></text:p>
      </style:footer>
      <style:footer-left>
        <text:p text:style-name="MP13">Série 2 :<text:tab/> <text:s text:c="87"/>Chapitre G? : ...</text:p>
      </style:footer-left>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4">Série 2: Multiplier deux nombres relatifs</text:p>
      </style:header>
      <style:footer>
        <text:h text:style-name="MP15" text:outline-level="1">Chapitre A2: Nombres relatifs</text:h>
      </style:footer>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6">N4 : Fractions</text:p>
                    </table:table-cell>
                    <table:table-cell table:style-name="Tableau18.A1" office:value-type="string">
                      <text:p text:style-name="MP16"/>
                    </table:table-cell>
                  </table:table-row>
                  <table:table-row table:style-name="Tableau18.B1.1">
                    <table:table-cell table:style-name="Tableau18.A1" office:value-type="string">
                      <text:p text:style-name="MP17">Série 1 : Fractions et parts</text:p>
                    </table:table-cell>
                    <table:table-cell table:style-name="Tableau18.A1" office:value-type="string">
                      <text:p text:style-name="MP17"/>
                    </table:table-cell>
                  </table:table-row>
                </table:table>
              </table:table-cell>
            </table:table-row>
          </table:table-header-rows>
        </table:table>
        <text:p text:style-name="MP18"/>
      </style:header>
    </style:master-page>
    <style:master-page style:name="_5f_Fiche_20_éditeur_20_série_20_1_20_impaire_20__28_D_29_" style:display-name="_Fiche éditeur série 1 impaire (D)" style:page-layout-name="Mpm14"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format_20_Site" style:display-name="_Fiche format Site" style:page-layout-name="Mpm15">
      <style:header>
        <text:p text:style-name="MP19"/>
        <text:p text:style-name="MP20"><text:span text:style-name="MT3">Chapitre N3 :</text:span> <text:span text:style-name="MT4">Nombres fractions</text:span></text:p>
        <text:p text:style-name="MP21">Série 2 : Fractions et partage <text:s text:c="75"/></text:p>
      </style:header>
    </style:master-page>
    <style:master-page style:name="_5f_Fiche_20_éditeur_20_série_20_3_20_impaire_20__28_D_29_" style:display-name="_Fiche éditeur série 3 impaire (D)" style:page-layout-name="Mpm12"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8"/>
      </style:footer-left>
    </style:master-page>
    <style:master-page style:name="_5f_Fiche_20_éditeur_20_synthèse_20_impaire_20__28_D_29_" style:display-name="_Fiche éditeur synthèse impaire (D)" style:page-layout-name="Mpm8" style:next-style-name="_5f_Fiche_20_éditeur_20_synthèse_20_paire_20__28_G_29_">
      <style:header>
        <text:p text:style-name="MP6">Synthèse</text:p>
      </style:header>
      <style:footer>
        <text:p text:style-name="MP12">Chapitre ? : ...</text:p>
      </style:footer>
      <style:footer-left>
        <text:p text:style-name="MP22"/>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6">Série 3 : ???</text:p>
      </style:header>
      <style:footer>
        <text:p text:style-name="MP9">Chapitre ? : ...</text:p>
      </style:footer>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_5f_Fiche_20_éditeur_20_série_20_5_20_impaire_20__28_D_29_" style:display-name="_Fiche éditeur série 5 impaire (D)" style:page-layout-name="Mpm19" style:next-style-name="_5f_Fiche_20_éditeur_20_série_20_5_20_paire_20__28_G_29_">
      <style:header>
        <text:p text:style-name="Header">Série 5 : Graphiques</text:p>
      </style:header>
      <style:footer>
        <text:p text:style-name="MP7">Chapitre D1 : Proportionnalité</text:p>
      </style:footer>
      <style:footer-left>
        <text:p text:style-name="MP26">Chapitre D1 : Proportionnalité</text:p>
      </style:footer-left>
    </style:master-page>
    <style:master-page style:name="_5f_Fiche_20_éditeur_20_série_20_5_20_paire_20__28_G_29_" style:display-name="_Fiche éditeur série 5 paire (G)" style:page-layout-name="Mpm20" style:next-style-name="_5f_Fiche_20_éditeur_20_série_20_5_20_impaire_20__28_D_29_">
      <style:header>
        <text:p text:style-name="Header">Série 5 : Graphiques</text:p>
      </style:header>
      <style:footer>
        <text:p text:style-name="MP27">Proportionnalité : Chapitre D1</text:p>
      </style:footer>
      <style:footer-left>
        <text:p text:style-name="MP28">Chapitre D1 : Proportionnalité</text:p>
      </style:footer-left>
    </style:master-page>
    <style:master-page style:name="First_20_Page" style:display-name="First Page" style:page-layout-name="Mpm21" style:next-style-name="Standard"/>
    <style:master-page style:name="Envelope" style:page-layout-name="Mpm22"/>
    <style:master-page style:name="Index" style:page-layout-name="Mpm21"/>
    <style:master-page style:name="Footnote" style:page-layout-name="Mpm23"/>
    <style:master-page style:name="Landscape" style:page-layout-name="Mpm24"/>
    <style:master-page style:name="_5f_Fiche_20_éditeur_20_série_20_2_20_une_20_colonne_20_impaire_20__28_G_29_" style:display-name="_Fiche éditeur série 2 une colonne impaire (G)" style:page-layout-name="Mpm25">
      <style:header>
        <text:p text:style-name="MP29"><draw:path text:anchor-type="paragraph" draw:z-index="11" draw:style-name="Mgr1" draw:text-style-name="MP30" svg:width="4.329cm" svg:height="2.24cm" svg:x="-1.499cm" svg:y="-1cm" svg:viewBox="0 0 4330 2241" svg:d="M0 2241l3984-288c209-15 363-168 345-342l-170-1611h-4159z"><text:p/></draw:path><draw:frame text:anchor-type="paragraph" draw:z-index="15" draw:style-name="Mgr2" draw:text-style-name="MP32" svg:width="2.703cm" svg:height="0.715cm" draw:transform="rotate (0.0872664625997165) translate (-0.172861111111111cm 0.218722222222222cm)"><draw:text-box><text:p text:style-name="MP31"><text:span text:style-name="MT5">Série 7</text:span></text:p></draw:text-box></draw:frame><draw:line text:anchor-type="paragraph" draw:z-index="23" draw:style-name="Mgr3" draw:text-style-name="MP31" svg:x1="14.122cm" svg:y1="0.36cm" svg:x2="20.497cm" svg:y2="0.36cm"><text:p/></draw:line>C<text:span text:style-name="MT6">hoisir la représentation adaptée</text:span></text:p>
      </style:header>
      <style:footer>
        <text:p text:style-name="MP33"><draw:frame draw:style-name="Mfr1" draw:name="Cadre1" text:anchor-type="paragraph" svg:y="-0.06cm" draw:z-index="3"><draw:text-box fo:min-height="0.499cm" fo:min-width="1cm"><draw:frame draw:style-name="Mfr2" draw:name="Cadre2" text:anchor-type="frame" svg:x="0.45cm" svg:y="0.079cm" svg:width="0.817cm" draw:z-index="7"><draw:text-box fo:min-height="0.355cm"><text:p text:style-name="MP34"><draw:g text:anchor-type="paragraph" draw:z-index="19" draw:style-name="Mgr4"><draw:path draw:style-name="Mgr5" draw:text-style-name="MP35" svg:width="0.855cm" svg:height="1.172cm" svg:x="-0.03cm" svg:y="-0.194cm" svg:viewBox="0 0 856 1173" svg:d="M856 1173h-856v-991c0-100 79-182 175-182h505c97 0 176 82 176 182z"><text:p/></draw:path></draw:g><text:page-number text:select-page="current">74</text:page-number></text:p></draw:text-box></draw:frame><text:p text:style-name="MP36"><text:span text:style-name="MT7">Fonctions</text:span> • <text:span text:style-name="MT8">B3</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22T15:00:14.490000000</dc:date>
    <meta:printed-by>Katia Hache</meta:printed-by>
    <meta:print-date>2008-12-06T20:07:18</meta:print-date>
    <meta:editing-cycles>109</meta:editing-cycles>
    <meta:editing-duration>P1DT6H16M55S</meta:editing-duration>
    <meta:document-statistic meta:table-count="7" meta:image-count="3" meta:object-count="1" meta:page-count="4" meta:paragraph-count="251" meta:word-count="1259" meta:character-count="6750" meta:non-whitespace-character-count="5179"/>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100</mn>
      <mn>35</mn>
    </mfrac>
    <annotation encoding="StarMath 5.0">{100} over {35}</annotation>
  </semantics>
</math>
</file>